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0.74mm"/>
    </style:style>
    <style:style style:name="co2" style:family="table-column">
      <style:table-column-properties fo:break-before="auto" style:column-width="22.58mm"/>
    </style:style>
    <style:style style:name="co3" style:family="table-column">
      <style:table-column-properties fo:break-before="auto" style:column-width="151.01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16.39mm" fo:break-before="auto" style:use-optimal-row-height="true"/>
    </style:style>
    <style:style style:name="ro4" style:family="table-row">
      <style:table-row-properties style:row-height="12.42mm" fo:break-before="auto" style:use-optimal-row-height="true"/>
    </style:style>
    <style:style style:name="ro5" style:family="table-row">
      <style:table-row-properties style:row-height="20.36mm" fo:break-before="auto" style:use-optimal-row-height="true"/>
    </style:style>
    <style:style style:name="ro6" style:family="table-row">
      <style:table-row-properties style:row-height="28.29mm" fo:break-before="auto" style:use-optimal-row-height="true"/>
    </style:style>
    <style:style style:name="ro7" style:family="table-row">
      <style:table-row-properties style:row-height="48.14mm" fo:break-before="auto" style:use-optimal-row-height="true"/>
    </style:style>
    <style:style style:name="ro8" style:family="table-row">
      <style:table-row-properties style:row-height="32.26mm" fo:break-before="auto" style:use-optimal-row-height="true"/>
    </style:style>
    <style:style style:name="ro9" style:family="table-row">
      <style:table-row-properties style:row-height="24.32mm" fo:break-before="auto" style:use-optimal-row-height="true"/>
    </style:style>
    <style:style style:name="ro10" style:family="table-row">
      <style:table-row-properties style:row-height="36.23mm" fo:break-before="auto" style:use-optimal-row-height="true"/>
    </style:style>
    <style:style style:name="ro11" style:family="table-row">
      <style:table-row-properties style:row-height="8.4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style>
    <style:style style:name="ce2" style:family="table-cell" style:parent-style-name="Default">
      <style:table-cell-properties fo:background-color="#ffff00" fo:wrap-option="wrap"/>
    </style:style>
    <style:style style:name="ce3" style:family="table-cell" style:parent-style-name="Default" style:data-style-name="N100"/>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4" table:default-cell-style-name="Default"/>
        <table:table-row table:style-name="ro1">
          <table:table-cell office:value-type="string" calcext:value-type="string">
            <text:p><text:s text:c="4"/>FibRgFcLcb97Dict["</text:p>
          </table:table-cell>
          <table:table-cell office:value-type="string" calcext:value-type="string">
            <text:p>fcStshfOrig</text:p>
          </table:table-cell>
          <table:table-cell office:value-type="string" calcext:value-type="string">
            <text:p>"] = FIB1[</text:p>
          </table:table-cell>
          <table:table-cell/>
          <table:table-cell table:formula="of:=CONCATENATE([.A1];[.B1];[.C1])" office:value-type="string" office:string-value="    FibRgFcLcb97Dict[&quot;fcStshfOrig&quot;] = FIB1[" calcext:value-type="string">
            <text:p><text:s text:c="4"/>FibRgFcLcb97Dict["fcStshfOrig"]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2];[.B2];[.C2])"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StshfOrig</text:p>
          </table:table-cell>
          <table:table-cell office:value-type="string" calcext:value-type="string">
            <text:p>"] = FIB1[</text:p>
          </table:table-cell>
          <table:table-cell/>
          <table:table-cell table:formula="of:=CONCATENATE([.A3];[.B3];[.C3])" office:value-type="string" office:string-value="    FibRgFcLcb97Dict[&quot;lcbStshfOrig&quot;] = FIB1[" calcext:value-type="string">
            <text:p><text:s text:c="4"/>FibRgFcLcb97Dict["lcbStshfOrig"]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4];[.B4];[.C4])"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fcStshf</text:p>
          </table:table-cell>
          <table:table-cell office:value-type="string" calcext:value-type="string">
            <text:p>"] = FIB1[</text:p>
          </table:table-cell>
          <table:table-cell/>
          <table:table-cell table:formula="of:=CONCATENATE([.A5];[.B5];[.C5])" office:value-type="string" office:string-value="    FibRgFcLcb97Dict[&quot;fcStshf&quot;] = FIB1[" calcext:value-type="string">
            <text:p><text:s text:c="4"/>FibRgFcLcb97Dict["fcStshf"] = FIB1[</text:p>
          </table:table-cell>
        </table:table-row>
        <table:table-row table:style-name="ro1">
          <table:table-cell/>
          <table:table-cell office:value-type="string" calcext:value-type="string">
            <text:p># (4 bytes): An unsigned integer that specifies an offset in the Table Stream. An STSH thatspecifies the style sheet for this document begins at this offset.</text:p>
          </table:table-cell>
          <table:table-cell table:number-columns-repeated="2"/>
          <table:table-cell table:formula="of:=CONCATENATE([.A6];[.B6];[.C6])" office:value-type="string" office:string-value="# (4 bytes): An unsigned integer that specifies an offset in the Table Stream. An STSH thatspecifies the style sheet for this document begins at this offset." calcext:value-type="string">
            <text:p># (4 bytes): An unsigned integer that specifies an offset in the Table Stream. An STSH thatspecifies the style sheet for this document begins at this offset.</text:p>
          </table:table-cell>
        </table:table-row>
        <table:table-row table:style-name="ro1">
          <table:table-cell office:value-type="string" calcext:value-type="string">
            <text:p><text:s text:c="4"/>FibRgFcLcb97Dict["</text:p>
          </table:table-cell>
          <table:table-cell office:value-type="string" calcext:value-type="string">
            <text:p>lcbStshf</text:p>
          </table:table-cell>
          <table:table-cell office:value-type="string" calcext:value-type="string">
            <text:p>"] = FIB1[</text:p>
          </table:table-cell>
          <table:table-cell/>
          <table:table-cell table:formula="of:=CONCATENATE([.A7];[.B7];[.C7])" office:value-type="string" office:string-value="    FibRgFcLcb97Dict[&quot;lcbStshf&quot;] = FIB1[" calcext:value-type="string">
            <text:p><text:s text:c="4"/>FibRgFcLcb97Dict["lcbStshf"] = FIB1[</text:p>
          </table:table-cell>
        </table:table-row>
        <table:table-row table:style-name="ro1">
          <table:table-cell/>
          <table:table-cell office:value-type="string" calcext:value-type="string">
            <text:p># (4 bytes): An unsigned integer that specifies the size, in bytes, of the STSH that begins atoffset fcStshf in the Table Stream. This MUST be a nonzero value.</text:p>
          </table:table-cell>
          <table:table-cell table:number-columns-repeated="2"/>
          <table:table-cell table:formula="of:=CONCATENATE([.A8];[.B8];[.C8])" office:value-type="string" office:string-value="# (4 bytes): An unsigned integer that specifies the size, in bytes, of the STSH that begins atoffset fcStshf in the Table Stream. This MUST be a nonzero value." calcext:value-type="string">
            <text:p># (4 bytes): An unsigned integer that specifies the size, in bytes, of the STSH that begins atoffset fcStshf in the Table Stream. This MUST be a nonzero value.</text:p>
          </table:table-cell>
        </table:table-row>
        <table:table-row table:style-name="ro1">
          <table:table-cell office:value-type="string" calcext:value-type="string">
            <text:p><text:s text:c="4"/>FibRgFcLcb97Dict["</text:p>
          </table:table-cell>
          <table:table-cell office:value-type="string" calcext:value-type="string">
            <text:p>fcPlcffndRef</text:p>
          </table:table-cell>
          <table:table-cell office:value-type="string" calcext:value-type="string">
            <text:p>"] = FIB1[</text:p>
          </table:table-cell>
          <table:table-cell/>
          <table:table-cell table:formula="of:=CONCATENATE([.A9];[.B9];[.C9])" office:value-type="string" office:string-value="    FibRgFcLcb97Dict[&quot;fcPlcffndRef&quot;] = FIB1[" calcext:value-type="string">
            <text:p><text:s text:c="4"/>FibRgFcLcb97Dict["fcPlcffndRef"] = FIB1[</text:p>
          </table:table-cell>
        </table:table-row>
        <table:table-row table:style-name="ro1">
          <table:table-cell/>
          <table:table-cell office:value-type="string" calcext:value-type="string">
            <text:p># (4 bytes): An unsigned integer that specifies an offset in the Table Stream. APlcffndRef begins at this offset and specifies the locations of footnote references in the MainDocument, and whether those references use auto-numbering or custom symbols. If lcbPlcffndRef is zero, fcPlcffndRef is undefined and MUST be ignored.</text:p>
          </table:table-cell>
          <table:table-cell table:number-columns-repeated="2"/>
          <table:table-cell table:formula="of:=CONCATENATE([.A10];[.B10];[.C10])" office:value-type="string" office:string-value="# (4 bytes): An unsigned integer that specifies an offset in the Table Stream. APlcffndRef begins at this offset and specifies the locations of footnote references in the MainDocument, and whether those references use auto-numbering or custom symbols. If lcbPlcffndRef is zero, fcPlcffndRef is undefined and MUST be ignored." calcext:value-type="string">
            <text:p># (4 bytes): An unsigned integer that specifies an offset in the Table Stream. APlcffndRef begins at this offset and specifies the locations of footnote references in the MainDocument, and whether those references use auto-numbering or custom symbols. If lcbPlcffndRef is zero, fcPlcffndRef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fndRef</text:p>
          </table:table-cell>
          <table:table-cell office:value-type="string" calcext:value-type="string">
            <text:p>"] = FIB1[</text:p>
          </table:table-cell>
          <table:table-cell/>
          <table:table-cell table:formula="of:=CONCATENATE([.A11];[.B11];[.C11])" office:value-type="string" office:string-value="    FibRgFcLcb97Dict[&quot;lcbPlcffndRef&quot;] = FIB1[" calcext:value-type="string">
            <text:p><text:s text:c="4"/>FibRgFcLcb97Dict["lcbPlcffndRef"] = FIB1[</text:p>
          </table:table-cell>
        </table:table-row>
        <table:table-row table:style-name="ro1">
          <table:table-cell/>
          <table:table-cell office:value-type="string" calcext:value-type="string">
            <text:p># (4 bytes): An unsigned integer that specifies the size, in bytes, of the PlcffndRefthat begins at offset fcPlcffndRef in the Table Stream.</text:p>
          </table:table-cell>
          <table:table-cell table:number-columns-repeated="2"/>
          <table:table-cell table:formula="of:=CONCATENATE([.A12];[.B12];[.C12])" office:value-type="string" office:string-value="# (4 bytes): An unsigned integer that specifies the size, in bytes, of the PlcffndRefthat begins at offset fcPlcffndRef in the Table Stream." calcext:value-type="string">
            <text:p># (4 bytes): An unsigned integer that specifies the size, in bytes, of the PlcffndRefthat begins at offset fcPlcffndRef in the Table Stream.</text:p>
          </table:table-cell>
        </table:table-row>
        <table:table-row table:style-name="ro1">
          <table:table-cell office:value-type="string" calcext:value-type="string">
            <text:p><text:s text:c="4"/>FibRgFcLcb97Dict["</text:p>
          </table:table-cell>
          <table:table-cell office:value-type="string" calcext:value-type="string">
            <text:p>fcPlcffndTxt</text:p>
          </table:table-cell>
          <table:table-cell office:value-type="string" calcext:value-type="string">
            <text:p>"] = FIB1[</text:p>
          </table:table-cell>
          <table:table-cell/>
          <table:table-cell table:formula="of:=CONCATENATE([.A13];[.B13];[.C13])" office:value-type="string" office:string-value="    FibRgFcLcb97Dict[&quot;fcPlcffndTxt&quot;] = FIB1[" calcext:value-type="string">
            <text:p><text:s text:c="4"/>FibRgFcLcb97Dict["fcPlcffndTxt"] = FIB1[</text:p>
          </table:table-cell>
        </table:table-row>
        <table:table-row table:style-name="ro1">
          <table:table-cell/>
          <table:table-cell office:value-type="string" calcext:value-type="string">
            <text:p># (4 bytes): An unsigned integer that specifies an offset in the Table Stream. APlcffndTxt begins at this offset and specifies the locations of each block of footnote text in theFootnote Document. If lcbPlcffndTxt is zero, fcPlcffndTxt is undefined and MUST be ignored.</text:p>
          </table:table-cell>
          <table:table-cell table:number-columns-repeated="2"/>
          <table:table-cell table:formula="of:=CONCATENATE([.A14];[.B14];[.C14])" office:value-type="string" office:string-value="# (4 bytes): An unsigned integer that specifies an offset in the Table Stream. APlcffndTxt begins at this offset and specifies the locations of each block of footnote text in theFootnote Document. If lcbPlcffndTxt is zero, fcPlcffndTxt is undefined and MUST be ignored." calcext:value-type="string">
            <text:p># (4 bytes): An unsigned integer that specifies an offset in the Table Stream. APlcffndTxt begins at this offset and specifies the locations of each block of footnote text in theFootnote Document. If lcbPlcffndTxt is zero, fcPlcffndTxt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fndTxt</text:p>
          </table:table-cell>
          <table:table-cell office:value-type="string" calcext:value-type="string">
            <text:p>"] = FIB1[</text:p>
          </table:table-cell>
          <table:table-cell/>
          <table:table-cell table:formula="of:=CONCATENATE([.A15];[.B15];[.C15])" office:value-type="string" office:string-value="    FibRgFcLcb97Dict[&quot;lcbPlcffndTxt&quot;] = FIB1[" calcext:value-type="string">
            <text:p><text:s text:c="4"/>FibRgFcLcb97Dict["lcbPlcffndTxt"] = FIB1[</text:p>
          </table:table-cell>
        </table:table-row>
        <table:table-row table:style-name="ro1">
          <table:table-cell/>
          <table:table-cell office:value-type="string" calcext:value-type="string">
            <text:p># (4 bytes): An unsigned integer that specifies the size, in bytes, of the PlcffndTxtthat begins at offset fcPlcffndTxt in the Table Stream.lcbPlcffndTxt MUST be zero if FibRgLw97.ccpFtn is zero, and MUST be nonzero ifFibRgLw97.ccpFtn is nonzero.</text:p>
          </table:table-cell>
          <table:table-cell table:number-columns-repeated="2"/>
          <table:table-cell table:formula="of:=CONCATENATE([.A16];[.B16];[.C16])" office:value-type="string" office:string-value="# (4 bytes): An unsigned integer that specifies the size, in bytes, of the PlcffndTxtthat begins at offset fcPlcffndTxt in the Table Stream.lcbPlcffndTxt MUST be zero if FibRgLw97.ccpFtn is zero, and MUST be nonzero ifFibRgLw97.ccpFtn is nonzero." calcext:value-type="string">
            <text:p># (4 bytes): An unsigned integer that specifies the size, in bytes, of the PlcffndTxtthat begins at offset fcPlcffndTxt in the Table Stream.lcbPlcffndTxt MUST be zero if FibRgLw97.ccpFtn is zero, and MUST be nonzero ifFibRgLw97.ccpFtn is nonzero.</text:p>
          </table:table-cell>
        </table:table-row>
        <table:table-row table:style-name="ro1">
          <table:table-cell office:value-type="string" calcext:value-type="string">
            <text:p><text:s text:c="4"/>FibRgFcLcb97Dict["</text:p>
          </table:table-cell>
          <table:table-cell office:value-type="string" calcext:value-type="string">
            <text:p>fcPlcfandRef</text:p>
          </table:table-cell>
          <table:table-cell office:value-type="string" calcext:value-type="string">
            <text:p>"] = FIB1[</text:p>
          </table:table-cell>
          <table:table-cell/>
          <table:table-cell table:formula="of:=CONCATENATE([.A17];[.B17];[.C17])" office:value-type="string" office:string-value="    FibRgFcLcb97Dict[&quot;fcPlcfandRef&quot;] = FIB1[" calcext:value-type="string">
            <text:p><text:s text:c="4"/>FibRgFcLcb97Dict["fcPlcfandRef"] = FIB1[</text:p>
          </table:table-cell>
        </table:table-row>
        <table:table-row table:style-name="ro1">
          <table:table-cell/>
          <table:table-cell office:value-type="string" calcext:value-type="string">
            <text:p># (4 bytes): An unsigned integer that specifies an offset in the Table Stream. APlcfandRef begins at this offset and specifies the dates, user initials, and locations of commentsin the Main Document. If lcbPlcfandRef is zero, fcPlcfandRef is undefined and MUST be ignored.</text:p>
          </table:table-cell>
          <table:table-cell table:number-columns-repeated="2"/>
          <table:table-cell table:formula="of:=CONCATENATE([.A18];[.B18];[.C18])" office:value-type="string" office:string-value="# (4 bytes): An unsigned integer that specifies an offset in the Table Stream. APlcfandRef begins at this offset and specifies the dates, user initials, and locations of commentsin the Main Document. If lcbPlcfandRef is zero, fcPlcfandRef is undefined and MUST be ignored." calcext:value-type="string">
            <text:p># (4 bytes): An unsigned integer that specifies an offset in the Table Stream. APlcfandRef begins at this offset and specifies the dates, user initials, and locations of commentsin the Main Document. If lcbPlcfandRef is zero, fcPlcfandRef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andRef</text:p>
          </table:table-cell>
          <table:table-cell office:value-type="string" calcext:value-type="string">
            <text:p>"] = FIB1[</text:p>
          </table:table-cell>
          <table:table-cell/>
          <table:table-cell table:formula="of:=CONCATENATE([.A19];[.B19];[.C19])" office:value-type="string" office:string-value="    FibRgFcLcb97Dict[&quot;lcbPlcfandRef&quot;] = FIB1[" calcext:value-type="string">
            <text:p><text:s text:c="4"/>FibRgFcLcb97Dict["lcbPlcfandRef"] = FIB1[</text:p>
          </table:table-cell>
        </table:table-row>
        <table:table-row table:style-name="ro1">
          <table:table-cell/>
          <table:table-cell office:value-type="string" calcext:value-type="string">
            <text:p># (4 bytes): An unsigned integer that specifies the size, in bytes, of the PlcfandRef atoffset fcPlcfandRef in the Table Stream.</text:p>
          </table:table-cell>
          <table:table-cell table:number-columns-repeated="2"/>
          <table:table-cell table:formula="of:=CONCATENATE([.A20];[.B20];[.C20])" office:value-type="string" office:string-value="# (4 bytes): An unsigned integer that specifies the size, in bytes, of the PlcfandRef atoffset fcPlcfandRef in the Table Stream." calcext:value-type="string">
            <text:p># (4 bytes): An unsigned integer that specifies the size, in bytes, of the PlcfandRef atoffset fcPlcfandRef in the Table Stream.</text:p>
          </table:table-cell>
        </table:table-row>
        <table:table-row table:style-name="ro1">
          <table:table-cell office:value-type="string" calcext:value-type="string">
            <text:p><text:s text:c="4"/>FibRgFcLcb97Dict["</text:p>
          </table:table-cell>
          <table:table-cell office:value-type="string" calcext:value-type="string">
            <text:p>fcPlcfandTxt</text:p>
          </table:table-cell>
          <table:table-cell office:value-type="string" calcext:value-type="string">
            <text:p>"] = FIB1[</text:p>
          </table:table-cell>
          <table:table-cell/>
          <table:table-cell table:formula="of:=CONCATENATE([.A21];[.B21];[.C21])" office:value-type="string" office:string-value="    FibRgFcLcb97Dict[&quot;fcPlcfandTxt&quot;] = FIB1[" calcext:value-type="string">
            <text:p><text:s text:c="4"/>FibRgFcLcb97Dict["fcPlcfandTxt"] = FIB1[</text:p>
          </table:table-cell>
        </table:table-row>
        <table:table-row table:style-name="ro1">
          <table:table-cell/>
          <table:table-cell office:value-type="string" calcext:value-type="string">
            <text:p># (4 bytes): An unsigned integer that specifies an offset in the Table Stream. APlcfandTxt begins at this offset and specifies the locations of comment text ranges in theComment Document. If lcbPlcfandTxt is zero, fcPlcfandTxt is undefined, and MUST be ignored.</text:p>
          </table:table-cell>
          <table:table-cell table:number-columns-repeated="2"/>
          <table:table-cell table:formula="of:=CONCATENATE([.A22];[.B22];[.C22])" office:value-type="string" office:string-value="# (4 bytes): An unsigned integer that specifies an offset in the Table Stream. APlcfandTxt begins at this offset and specifies the locations of comment text ranges in theComment Document. If lcbPlcfandTxt is zero, fcPlcfandTxt is undefined, and MUST be ignored." calcext:value-type="string">
            <text:p># (4 bytes): An unsigned integer that specifies an offset in the Table Stream. APlcfandTxt begins at this offset and specifies the locations of comment text ranges in theComment Document. If lcbPlcfandTxt is zero, fcPlcfandTxt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andTxt</text:p>
          </table:table-cell>
          <table:table-cell office:value-type="string" calcext:value-type="string">
            <text:p>"] = FIB1[</text:p>
          </table:table-cell>
          <table:table-cell/>
          <table:table-cell table:formula="of:=CONCATENATE([.A23];[.B23];[.C23])" office:value-type="string" office:string-value="    FibRgFcLcb97Dict[&quot;lcbPlcfandTxt&quot;] = FIB1[" calcext:value-type="string">
            <text:p><text:s text:c="4"/>FibRgFcLcb97Dict["lcbPlcfandTxt"] = FIB1[</text:p>
          </table:table-cell>
        </table:table-row>
        <table:table-row table:style-name="ro1">
          <table:table-cell/>
          <table:table-cell office:value-type="string" calcext:value-type="string">
            <text:p># (4 bytes): An unsigned integer that specifies the size, in bytes, of the PlcfandTxt atoffset fcPlcfandTxt in the Table Stream.lcbPlcfandTxt MUST be zero if FibRgLw97.ccpAtn is zero, and MUST be nonzero ifFibRgLw97.ccpAtn is nonzero.</text:p>
          </table:table-cell>
          <table:table-cell table:number-columns-repeated="2"/>
          <table:table-cell table:formula="of:=CONCATENATE([.A24];[.B24];[.C24])" office:value-type="string" office:string-value="# (4 bytes): An unsigned integer that specifies the size, in bytes, of the PlcfandTxt atoffset fcPlcfandTxt in the Table Stream.lcbPlcfandTxt MUST be zero if FibRgLw97.ccpAtn is zero, and MUST be nonzero ifFibRgLw97.ccpAtn is nonzero." calcext:value-type="string">
            <text:p># (4 bytes): An unsigned integer that specifies the size, in bytes, of the PlcfandTxt atoffset fcPlcfandTxt in the Table Stream.lcbPlcfandTxt MUST be zero if FibRgLw97.ccpAtn is zero, and MUST be nonzero ifFibRgLw97.ccpAtn is nonzero.</text:p>
          </table:table-cell>
        </table:table-row>
        <table:table-row table:style-name="ro1">
          <table:table-cell office:value-type="string" calcext:value-type="string">
            <text:p><text:s text:c="4"/>FibRgFcLcb97Dict["</text:p>
          </table:table-cell>
          <table:table-cell office:value-type="string" calcext:value-type="string">
            <text:p>fcPlcfSed</text:p>
          </table:table-cell>
          <table:table-cell office:value-type="string" calcext:value-type="string">
            <text:p>"] = FIB1[</text:p>
          </table:table-cell>
          <table:table-cell/>
          <table:table-cell table:formula="of:=CONCATENATE([.A25];[.B25];[.C25])" office:value-type="string" office:string-value="    FibRgFcLcb97Dict[&quot;fcPlcfSed&quot;] = FIB1[" calcext:value-type="string">
            <text:p><text:s text:c="4"/>FibRgFcLcb97Dict["fcPlcfSed"] = FIB1[</text:p>
          </table:table-cell>
        </table:table-row>
        <table:table-row table:style-name="ro1">
          <table:table-cell/>
          <table:table-cell office:value-type="string" calcext:value-type="string">
            <text:p># (4 bytes): An unsigned integer that specifies an offset in the Table Stream. A PlcfSedbegins at this offset and specifies the locations of property lists for each section in the MainDocument. If lcbPlcfSed is zero, fcPlcfSed is undefined and MUST be ignored.</text:p>
          </table:table-cell>
          <table:table-cell table:number-columns-repeated="2"/>
          <table:table-cell table:formula="of:=CONCATENATE([.A26];[.B26];[.C26])" office:value-type="string" office:string-value="# (4 bytes): An unsigned integer that specifies an offset in the Table Stream. A PlcfSedbegins at this offset and specifies the locations of property lists for each section in the MainDocument. If lcbPlcfSed is zero, fcPlcfSed is undefined and MUST be ignored." calcext:value-type="string">
            <text:p># (4 bytes): An unsigned integer that specifies an offset in the Table Stream. A PlcfSedbegins at this offset and specifies the locations of property lists for each section in the MainDocument. If lcbPlcfSed is zero, fcPlcfSed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Sed</text:p>
          </table:table-cell>
          <table:table-cell office:value-type="string" calcext:value-type="string">
            <text:p>"] = FIB1[</text:p>
          </table:table-cell>
          <table:table-cell/>
          <table:table-cell table:formula="of:=CONCATENATE([.A27];[.B27];[.C27])" office:value-type="string" office:string-value="    FibRgFcLcb97Dict[&quot;lcbPlcfSed&quot;] = FIB1[" calcext:value-type="string">
            <text:p><text:s text:c="4"/>FibRgFcLcb97Dict["lcbPlcfSed"] = FIB1[</text:p>
          </table:table-cell>
        </table:table-row>
        <table:table-row table:style-name="ro1">
          <table:table-cell/>
          <table:table-cell office:value-type="string" calcext:value-type="string">
            <text:p># (4 bytes): An unsigned integer that specifies the size, in bytes, of the PlcfSed thatbegins at offset fcPlcfSed in the Table Stream.</text:p>
          </table:table-cell>
          <table:table-cell table:number-columns-repeated="2"/>
          <table:table-cell table:formula="of:=CONCATENATE([.A28];[.B28];[.C28])" office:value-type="string" office:string-value="# (4 bytes): An unsigned integer that specifies the size, in bytes, of the PlcfSed thatbegins at offset fcPlcfSed in the Table Stream." calcext:value-type="string">
            <text:p># (4 bytes): An unsigned integer that specifies the size, in bytes, of the PlcfSed thatbegins at offset fcPlcfSed in the Table Stream.</text:p>
          </table:table-cell>
        </table:table-row>
        <table:table-row table:style-name="ro1">
          <table:table-cell office:value-type="string" calcext:value-type="string">
            <text:p><text:s text:c="4"/>FibRgFcLcb97Dict["</text:p>
          </table:table-cell>
          <table:table-cell office:value-type="string" calcext:value-type="string">
            <text:p>fcPlcPad</text:p>
          </table:table-cell>
          <table:table-cell office:value-type="string" calcext:value-type="string">
            <text:p>"] = FIB1[</text:p>
          </table:table-cell>
          <table:table-cell/>
          <table:table-cell table:formula="of:=CONCATENATE([.A29];[.B29];[.C29])" office:value-type="string" office:string-value="    FibRgFcLcb97Dict[&quot;fcPlcPad&quot;] = FIB1[" calcext:value-type="string">
            <text:p><text:s text:c="4"/>FibRgFcLcb97Dict["fcPlcPad"]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30];[.B30];[.C30])"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Pad</text:p>
          </table:table-cell>
          <table:table-cell office:value-type="string" calcext:value-type="string">
            <text:p>"] = FIB1[</text:p>
          </table:table-cell>
          <table:table-cell/>
          <table:table-cell table:formula="of:=CONCATENATE([.A31];[.B31];[.C31])" office:value-type="string" office:string-value="    FibRgFcLcb97Dict[&quot;lcbPlcPad&quot;] = FIB1[" calcext:value-type="string">
            <text:p><text:s text:c="4"/>FibRgFcLcb97Dict["lcbPlcPad"]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32];[.B32];[.C32])"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PlcfPhe</text:p>
          </table:table-cell>
          <table:table-cell office:value-type="string" calcext:value-type="string">
            <text:p>"] = FIB1[</text:p>
          </table:table-cell>
          <table:table-cell/>
          <table:table-cell table:formula="of:=CONCATENATE([.A33];[.B33];[.C33])" office:value-type="string" office:string-value="    FibRgFcLcb97Dict[&quot;fcPlcfPhe&quot;] = FIB1[" calcext:value-type="string">
            <text:p><text:s text:c="4"/>FibRgFcLcb97Dict["fcPlcfPhe"] = FIB1[</text:p>
          </table:table-cell>
        </table:table-row>
        <table:table-row table:style-name="ro1">
          <table:table-cell/>
          <table:table-cell office:value-type="string" calcext:value-type="string">
            <text:p># (4 bytes): An unsigned integer that specifies an offset in the Table Stream. A Plc beginsat this offset and specifies version-specific information about paragraph height. This Plc SHOULDNOT&lt;27&gt; be emitted and SHOULD&lt;28&gt; be ignored.</text:p>
          </table:table-cell>
          <table:table-cell table:number-columns-repeated="2"/>
          <table:table-cell table:formula="of:=CONCATENATE([.A34];[.B34];[.C34])" office:value-type="string" office:string-value="# (4 bytes): An unsigned integer that specifies an offset in the Table Stream. A Plc beginsat this offset and specifies version-specific information about paragraph height. This Plc SHOULDNOT&lt;27&gt; be emitted and SHOULD&lt;28&gt; be ignored." calcext:value-type="string">
            <text:p># (4 bytes): An unsigned integer that specifies an offset in the Table Stream. A Plc beginsat this offset and specifies version-specific information about paragraph height. This Plc SHOULDNOT&lt;27&gt; be emitted and SHOULD&lt;28&gt; be ignored.</text:p>
          </table:table-cell>
        </table:table-row>
        <table:table-row table:style-name="ro1">
          <table:table-cell office:value-type="string" calcext:value-type="string">
            <text:p><text:s text:c="4"/>FibRgFcLcb97Dict["</text:p>
          </table:table-cell>
          <table:table-cell office:value-type="string" calcext:value-type="string">
            <text:p>lcbPlcfPhe</text:p>
          </table:table-cell>
          <table:table-cell office:value-type="string" calcext:value-type="string">
            <text:p>"] = FIB1[</text:p>
          </table:table-cell>
          <table:table-cell/>
          <table:table-cell table:formula="of:=CONCATENATE([.A35];[.B35];[.C35])" office:value-type="string" office:string-value="    FibRgFcLcb97Dict[&quot;lcbPlcfPhe&quot;] = FIB1[" calcext:value-type="string">
            <text:p><text:s text:c="4"/>FibRgFcLcb97Dict["lcbPlcfPhe"] = FIB1[</text:p>
          </table:table-cell>
        </table:table-row>
        <table:table-row table:style-name="ro1">
          <table:table-cell/>
          <table:table-cell office:value-type="string" calcext:value-type="string">
            <text:p># (4 bytes): An unsigned integer that specifies the size, in bytes, of the Plc at offsetfcPlcfPhe in the Table Stream.</text:p>
          </table:table-cell>
          <table:table-cell table:number-columns-repeated="2"/>
          <table:table-cell table:formula="of:=CONCATENATE([.A36];[.B36];[.C36])" office:value-type="string" office:string-value="# (4 bytes): An unsigned integer that specifies the size, in bytes, of the Plc at offsetfcPlcfPhe in the Table Stream." calcext:value-type="string">
            <text:p># (4 bytes): An unsigned integer that specifies the size, in bytes, of the Plc at offsetfcPlcfPhe in the Table Stream.</text:p>
          </table:table-cell>
        </table:table-row>
        <table:table-row table:style-name="ro1">
          <table:table-cell office:value-type="string" calcext:value-type="string">
            <text:p><text:s text:c="4"/>FibRgFcLcb97Dict["</text:p>
          </table:table-cell>
          <table:table-cell office:value-type="string" calcext:value-type="string">
            <text:p>fcSttbfGlsy</text:p>
          </table:table-cell>
          <table:table-cell office:value-type="string" calcext:value-type="string">
            <text:p>"] = FIB1[</text:p>
          </table:table-cell>
          <table:table-cell/>
          <table:table-cell table:formula="of:=CONCATENATE([.A37];[.B37];[.C37])" office:value-type="string" office:string-value="    FibRgFcLcb97Dict[&quot;fcSttbfGlsy&quot;] = FIB1[" calcext:value-type="string">
            <text:p><text:s text:c="4"/>FibRgFcLcb97Dict["fcSttbfGlsy"] = FIB1[</text:p>
          </table:table-cell>
        </table:table-row>
        <table:table-row table:style-name="ro1">
          <table:table-cell/>
          <table:table-cell office:value-type="string" calcext:value-type="string">
            <text:p># (4 bytes): An unsigned integer that specifies an offset in the Table Stream. A SttbfGlsythat contains information about the AutoText items that are defined in this document begins atthis offset.</text:p>
          </table:table-cell>
          <table:table-cell table:number-columns-repeated="2"/>
          <table:table-cell table:formula="of:=CONCATENATE([.A38];[.B38];[.C38])" office:value-type="string" office:string-value="# (4 bytes): An unsigned integer that specifies an offset in the Table Stream. A SttbfGlsythat contains information about the AutoText items that are defined in this document begins atthis offset." calcext:value-type="string">
            <text:p># (4 bytes): An unsigned integer that specifies an offset in the Table Stream. A SttbfGlsythat contains information about the AutoText items that are defined in this document begins atthis offset.</text:p>
          </table:table-cell>
        </table:table-row>
        <table:table-row table:style-name="ro1">
          <table:table-cell office:value-type="string" calcext:value-type="string">
            <text:p><text:s text:c="4"/>FibRgFcLcb97Dict["</text:p>
          </table:table-cell>
          <table:table-cell office:value-type="string" calcext:value-type="string">
            <text:p>lcbSttbfGlsy</text:p>
          </table:table-cell>
          <table:table-cell office:value-type="string" calcext:value-type="string">
            <text:p>"] = FIB1[</text:p>
          </table:table-cell>
          <table:table-cell/>
          <table:table-cell table:formula="of:=CONCATENATE([.A39];[.B39];[.C39])" office:value-type="string" office:string-value="    FibRgFcLcb97Dict[&quot;lcbSttbfGlsy&quot;] = FIB1[" calcext:value-type="string">
            <text:p><text:s text:c="4"/>FibRgFcLcb97Dict["lcbSttbfGlsy"] = FIB1[</text:p>
          </table:table-cell>
        </table:table-row>
        <table:table-row table:style-name="ro1">
          <table:table-cell/>
          <table:table-cell office:value-type="string" calcext:value-type="string">
            <text:p># (4 bytes): An unsigned integer that specifies the size, in bytes, of the SttbfGlsy atoffset fcSttbfGlsy in the Table Stream. If base.fGlsy of the Fib that contains this FibRgFcLcb97is zero, this value MUST be zero.</text:p>
          </table:table-cell>
          <table:table-cell table:number-columns-repeated="2"/>
          <table:table-cell table:formula="of:=CONCATENATE([.A40];[.B40];[.C40])" office:value-type="string" office:string-value="# (4 bytes): An unsigned integer that specifies the size, in bytes, of the SttbfGlsy atoffset fcSttbfGlsy in the Table Stream. If base.fGlsy of the Fib that contains this FibRgFcLcb97is zero, this value MUST be zero." calcext:value-type="string">
            <text:p># (4 bytes): An unsigned integer that specifies the size, in bytes, of the SttbfGlsy atoffset fcSttbfGlsy in the Table Stream. If base.fGlsy of the Fib that contains this FibRgFcLcb97is zero, this value MUST be zero.</text:p>
          </table:table-cell>
        </table:table-row>
        <table:table-row table:style-name="ro1">
          <table:table-cell office:value-type="string" calcext:value-type="string">
            <text:p><text:s text:c="4"/>FibRgFcLcb97Dict["</text:p>
          </table:table-cell>
          <table:table-cell office:value-type="string" calcext:value-type="string">
            <text:p>fcPlcfGlsy</text:p>
          </table:table-cell>
          <table:table-cell office:value-type="string" calcext:value-type="string">
            <text:p>"] = FIB1[</text:p>
          </table:table-cell>
          <table:table-cell/>
          <table:table-cell table:formula="of:=CONCATENATE([.A41];[.B41];[.C41])" office:value-type="string" office:string-value="    FibRgFcLcb97Dict[&quot;fcPlcfGlsy&quot;] = FIB1[" calcext:value-type="string">
            <text:p><text:s text:c="4"/>FibRgFcLcb97Dict["fcPlcfGlsy"] = FIB1[</text:p>
          </table:table-cell>
        </table:table-row>
        <table:table-row table:style-name="ro1">
          <table:table-cell/>
          <table:table-cell office:value-type="string" calcext:value-type="string">
            <text:p># (4 bytes): An unsigned integer that specifies an offset in the Table Stream. A PlcfGlsythat contains information about the AutoText items that are defined in this document begins atthis offset.</text:p>
          </table:table-cell>
          <table:table-cell table:number-columns-repeated="2"/>
          <table:table-cell table:formula="of:=CONCATENATE([.A42];[.B42];[.C42])" office:value-type="string" office:string-value="# (4 bytes): An unsigned integer that specifies an offset in the Table Stream. A PlcfGlsythat contains information about the AutoText items that are defined in this document begins atthis offset." calcext:value-type="string">
            <text:p># (4 bytes): An unsigned integer that specifies an offset in the Table Stream. A PlcfGlsythat contains information about the AutoText items that are defined in this document begins atthis offset.</text:p>
          </table:table-cell>
        </table:table-row>
        <table:table-row table:style-name="ro1">
          <table:table-cell office:value-type="string" calcext:value-type="string">
            <text:p><text:s text:c="4"/>FibRgFcLcb97Dict["</text:p>
          </table:table-cell>
          <table:table-cell office:value-type="string" calcext:value-type="string">
            <text:p>lcbPlcfGlsy</text:p>
          </table:table-cell>
          <table:table-cell office:value-type="string" calcext:value-type="string">
            <text:p>"] = FIB1[</text:p>
          </table:table-cell>
          <table:table-cell/>
          <table:table-cell table:formula="of:=CONCATENATE([.A43];[.B43];[.C43])" office:value-type="string" office:string-value="    FibRgFcLcb97Dict[&quot;lcbPlcfGlsy&quot;] = FIB1[" calcext:value-type="string">
            <text:p><text:s text:c="4"/>FibRgFcLcb97Dict["lcbPlcfGlsy"] = FIB1[</text:p>
          </table:table-cell>
        </table:table-row>
        <table:table-row table:style-name="ro1">
          <table:table-cell/>
          <table:table-cell office:value-type="string" calcext:value-type="string">
            <text:p># (4 bytes): An unsigned integer that specifies the size, in bytes, of the PlcfGlsy at offsetfcPlcfGlsy in the Table Stream. If base.fGlsy of the Fib that contains this FibRgFcLcb97 is zero,this value MUST be zero.</text:p>
          </table:table-cell>
          <table:table-cell table:number-columns-repeated="2"/>
          <table:table-cell table:formula="of:=CONCATENATE([.A44];[.B44];[.C44])" office:value-type="string" office:string-value="# (4 bytes): An unsigned integer that specifies the size, in bytes, of the PlcfGlsy at offsetfcPlcfGlsy in the Table Stream. If base.fGlsy of the Fib that contains this FibRgFcLcb97 is zero,this value MUST be zero." calcext:value-type="string">
            <text:p># (4 bytes): An unsigned integer that specifies the size, in bytes, of the PlcfGlsy at offsetfcPlcfGlsy in the Table Stream. If base.fGlsy of the Fib that contains this FibRgFcLcb97 is zero,this value MUST be zero.</text:p>
          </table:table-cell>
        </table:table-row>
        <table:table-row table:style-name="ro1">
          <table:table-cell office:value-type="string" calcext:value-type="string">
            <text:p><text:s text:c="4"/>FibRgFcLcb97Dict["</text:p>
          </table:table-cell>
          <table:table-cell office:value-type="string" calcext:value-type="string">
            <text:p>fcPlcfHdd</text:p>
          </table:table-cell>
          <table:table-cell office:value-type="string" calcext:value-type="string">
            <text:p>"] = FIB1[</text:p>
          </table:table-cell>
          <table:table-cell/>
          <table:table-cell table:formula="of:=CONCATENATE([.A45];[.B45];[.C45])" office:value-type="string" office:string-value="    FibRgFcLcb97Dict[&quot;fcPlcfHdd&quot;] = FIB1[" calcext:value-type="string">
            <text:p><text:s text:c="4"/>FibRgFcLcb97Dict["fcPlcfHdd"] = FIB1[</text:p>
          </table:table-cell>
        </table:table-row>
        <table:table-row table:style-name="ro1">
          <table:table-cell/>
          <table:table-cell office:value-type="string" calcext:value-type="string">
            <text:p># (4 bytes): An unsigned integer that specifies the offset in the Table Stream where aPlcfhdd begins. The Plcfhdd specifies the locations of each block of header/footer text in theWordDocument Stream. If lcbPlcfHdd is 0, fcPlcfHdd is undefined and MUST be ignored.</text:p>
          </table:table-cell>
          <table:table-cell table:number-columns-repeated="2"/>
          <table:table-cell table:formula="of:=CONCATENATE([.A46];[.B46];[.C46])" office:value-type="string" office:string-value="# (4 bytes): An unsigned integer that specifies the offset in the Table Stream where aPlcfhdd begins. The Plcfhdd specifies the locations of each block of header/footer text in theWordDocument Stream. If lcbPlcfHdd is 0, fcPlcfHdd is undefined and MUST be ignored." calcext:value-type="string">
            <text:p># (4 bytes): An unsigned integer that specifies the offset in the Table Stream where aPlcfhdd begins. The Plcfhdd specifies the locations of each block of header/footer text in theWordDocument Stream. If lcbPlcfHdd is 0, fcPlcfHdd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Hdd</text:p>
          </table:table-cell>
          <table:table-cell office:value-type="string" calcext:value-type="string">
            <text:p>"] = FIB1[</text:p>
          </table:table-cell>
          <table:table-cell/>
          <table:table-cell table:formula="of:=CONCATENATE([.A47];[.B47];[.C47])" office:value-type="string" office:string-value="    FibRgFcLcb97Dict[&quot;lcbPlcfHdd&quot;] = FIB1[" calcext:value-type="string">
            <text:p><text:s text:c="4"/>FibRgFcLcb97Dict["lcbPlcfHdd"] = FIB1[</text:p>
          </table:table-cell>
        </table:table-row>
        <table:table-row table:style-name="ro1">
          <table:table-cell/>
          <table:table-cell office:value-type="string" calcext:value-type="string">
            <text:p># (4 bytes): An unsigned integer that specifies the size, in bytes, of the Plcfhdd at offsetfcPlcfHdd in the Table Stream. If there is no Plcfhdd, this value MUST be zero. A Plcfhdd MUSTexist if FibRgLw97.ccpHdd indicates that there are characters in the Header Document</text:p>
          </table:table-cell>
          <table:table-cell table:number-columns-repeated="2"/>
          <table:table-cell table:formula="of:=CONCATENATE([.A48];[.B48];[.C48])" office:value-type="string" office:string-value="# (4 bytes): An unsigned integer that specifies the size, in bytes, of the Plcfhdd at offsetfcPlcfHdd in the Table Stream. If there is no Plcfhdd, this value MUST be zero. A Plcfhdd MUSTexist if FibRgLw97.ccpHdd indicates that there are characters in the Header Document" calcext:value-type="string">
            <text:p># (4 bytes): An unsigned integer that specifies the size, in bytes, of the Plcfhdd at offsetfcPlcfHdd in the Table Stream. If there is no Plcfhdd, this value MUST be zero. A Plcfhdd MUSTexist if FibRgLw97.ccpHdd indicates that there are characters in the Header Document</text:p>
          </table:table-cell>
        </table:table-row>
        <table:table-row table:style-name="ro1">
          <table:table-cell office:value-type="string" calcext:value-type="string">
            <text:p><text:s text:c="4"/>FibRgFcLcb97Dict["</text:p>
          </table:table-cell>
          <table:table-cell office:value-type="string" calcext:value-type="string">
            <text:p>fcPlcfBteChpx</text:p>
          </table:table-cell>
          <table:table-cell office:value-type="string" calcext:value-type="string">
            <text:p>"] = FIB1[</text:p>
          </table:table-cell>
          <table:table-cell/>
          <table:table-cell table:formula="of:=CONCATENATE([.A49];[.B49];[.C49])" office:value-type="string" office:string-value="    FibRgFcLcb97Dict[&quot;fcPlcfBteChpx&quot;] = FIB1[" calcext:value-type="string">
            <text:p><text:s text:c="4"/>FibRgFcLcb97Dict["fcPlcfBteChpx"] = FIB1[</text:p>
          </table:table-cell>
        </table:table-row>
        <table:table-row table:style-name="ro1">
          <table:table-cell/>
          <table:table-cell office:value-type="string" calcext:value-type="string">
            <text:p># (4 bytes): An unsigned integer that specifies an offset in the Table Stream. APlcBteChpx begins at the offset. fcPlcfBteChpx MUST be greater than zero, and MUST be a validoffset in the Table Stream.</text:p>
          </table:table-cell>
          <table:table-cell table:number-columns-repeated="2"/>
          <table:table-cell table:formula="of:=CONCATENATE([.A50];[.B50];[.C50])" office:value-type="string" office:string-value="# (4 bytes): An unsigned integer that specifies an offset in the Table Stream. APlcBteChpx begins at the offset. fcPlcfBteChpx MUST be greater than zero, and MUST be a validoffset in the Table Stream." calcext:value-type="string">
            <text:p># (4 bytes): An unsigned integer that specifies an offset in the Table Stream. APlcBteChpx begins at the offset. fcPlcfBteChpx MUST be greater than zero, and MUST be a validoffset in the Table Stream.</text:p>
          </table:table-cell>
        </table:table-row>
        <table:table-row table:style-name="ro1">
          <table:table-cell office:value-type="string" calcext:value-type="string">
            <text:p><text:s text:c="4"/>FibRgFcLcb97Dict["</text:p>
          </table:table-cell>
          <table:table-cell office:value-type="string" calcext:value-type="string">
            <text:p>lcbPlcfBteChpx</text:p>
          </table:table-cell>
          <table:table-cell office:value-type="string" calcext:value-type="string">
            <text:p>"] = FIB1[</text:p>
          </table:table-cell>
          <table:table-cell/>
          <table:table-cell table:formula="of:=CONCATENATE([.A51];[.B51];[.C51])" office:value-type="string" office:string-value="    FibRgFcLcb97Dict[&quot;lcbPlcfBteChpx&quot;] = FIB1[" calcext:value-type="string">
            <text:p><text:s text:c="4"/>FibRgFcLcb97Dict["lcbPlcfBteChpx"] = FIB1[</text:p>
          </table:table-cell>
        </table:table-row>
        <table:table-row table:style-name="ro1">
          <table:table-cell/>
          <table:table-cell office:value-type="string" calcext:value-type="string">
            <text:p># (4 bytes): An unsigned integer that specifies the size, in bytes, of the PlcBteChpxat offset fcPlcfBteChpx in the Table Stream. lcbPlcfBteChpx MUST be greater than zero.</text:p>
          </table:table-cell>
          <table:table-cell table:number-columns-repeated="2"/>
          <table:table-cell table:formula="of:=CONCATENATE([.A52];[.B52];[.C52])" office:value-type="string" office:string-value="# (4 bytes): An unsigned integer that specifies the size, in bytes, of the PlcBteChpxat offset fcPlcfBteChpx in the Table Stream. lcbPlcfBteChpx MUST be greater than zero." calcext:value-type="string">
            <text:p># (4 bytes): An unsigned integer that specifies the size, in bytes, of the PlcBteChpxat offset fcPlcfBteChpx in the Table Stream. lcbPlcfBteChpx MUST be greater than zero.</text:p>
          </table:table-cell>
        </table:table-row>
        <table:table-row table:style-name="ro1">
          <table:table-cell office:value-type="string" calcext:value-type="string">
            <text:p><text:s text:c="4"/>FibRgFcLcb97Dict["</text:p>
          </table:table-cell>
          <table:table-cell office:value-type="string" calcext:value-type="string">
            <text:p>fcPlcfBtePapx</text:p>
          </table:table-cell>
          <table:table-cell office:value-type="string" calcext:value-type="string">
            <text:p>"] = FIB1[</text:p>
          </table:table-cell>
          <table:table-cell/>
          <table:table-cell table:formula="of:=CONCATENATE([.A53];[.B53];[.C53])" office:value-type="string" office:string-value="    FibRgFcLcb97Dict[&quot;fcPlcfBtePapx&quot;] = FIB1[" calcext:value-type="string">
            <text:p><text:s text:c="4"/>FibRgFcLcb97Dict["fcPlcfBtePapx"] = FIB1[</text:p>
          </table:table-cell>
        </table:table-row>
        <table:table-row table:style-name="ro1">
          <table:table-cell/>
          <table:table-cell office:value-type="string" calcext:value-type="string">
            <text:p># (4 bytes): An unsigned integer that specifies an offset in the Table Stream. APlcBtePapx begins at the offset. fcPlcfBtePapx MUST be greater than zero, and MUST be a validoffset in the Table Stream.</text:p>
          </table:table-cell>
          <table:table-cell table:number-columns-repeated="2"/>
          <table:table-cell table:formula="of:=CONCATENATE([.A54];[.B54];[.C54])" office:value-type="string" office:string-value="# (4 bytes): An unsigned integer that specifies an offset in the Table Stream. APlcBtePapx begins at the offset. fcPlcfBtePapx MUST be greater than zero, and MUST be a validoffset in the Table Stream." calcext:value-type="string">
            <text:p># (4 bytes): An unsigned integer that specifies an offset in the Table Stream. APlcBtePapx begins at the offset. fcPlcfBtePapx MUST be greater than zero, and MUST be a validoffset in the Table Stream.</text:p>
          </table:table-cell>
        </table:table-row>
        <table:table-row table:style-name="ro1">
          <table:table-cell office:value-type="string" calcext:value-type="string">
            <text:p><text:s text:c="4"/>FibRgFcLcb97Dict["</text:p>
          </table:table-cell>
          <table:table-cell office:value-type="string" calcext:value-type="string">
            <text:p>lcbPlcfBtePapx</text:p>
          </table:table-cell>
          <table:table-cell office:value-type="string" calcext:value-type="string">
            <text:p>"] = FIB1[</text:p>
          </table:table-cell>
          <table:table-cell/>
          <table:table-cell table:formula="of:=CONCATENATE([.A55];[.B55];[.C55])" office:value-type="string" office:string-value="    FibRgFcLcb97Dict[&quot;lcbPlcfBtePapx&quot;] = FIB1[" calcext:value-type="string">
            <text:p><text:s text:c="4"/>FibRgFcLcb97Dict["lcbPlcfBtePapx"] = FIB1[</text:p>
          </table:table-cell>
        </table:table-row>
        <table:table-row table:style-name="ro1">
          <table:table-cell/>
          <table:table-cell office:value-type="string" calcext:value-type="string">
            <text:p># (4 bytes): An unsigned integer that specifies the size, in bytes, of the PlcBtePapxat offset fcPlcfBtePapx in the Table Stream. lcbPlcfBteChpx MUST be greater than zero.</text:p>
          </table:table-cell>
          <table:table-cell table:number-columns-repeated="2"/>
          <table:table-cell table:formula="of:=CONCATENATE([.A56];[.B56];[.C56])" office:value-type="string" office:string-value="# (4 bytes): An unsigned integer that specifies the size, in bytes, of the PlcBtePapxat offset fcPlcfBtePapx in the Table Stream. lcbPlcfBteChpx MUST be greater than zero." calcext:value-type="string">
            <text:p># (4 bytes): An unsigned integer that specifies the size, in bytes, of the PlcBtePapxat offset fcPlcfBtePapx in the Table Stream. lcbPlcfBteChpx MUST be greater than zero.</text:p>
          </table:table-cell>
        </table:table-row>
        <table:table-row table:style-name="ro1">
          <table:table-cell office:value-type="string" calcext:value-type="string">
            <text:p><text:s text:c="4"/>FibRgFcLcb97Dict["</text:p>
          </table:table-cell>
          <table:table-cell office:value-type="string" calcext:value-type="string">
            <text:p>fcPlcfSea</text:p>
          </table:table-cell>
          <table:table-cell office:value-type="string" calcext:value-type="string">
            <text:p>"] = FIB1[</text:p>
          </table:table-cell>
          <table:table-cell/>
          <table:table-cell table:formula="of:=CONCATENATE([.A57];[.B57];[.C57])" office:value-type="string" office:string-value="    FibRgFcLcb97Dict[&quot;fcPlcfSea&quot;] = FIB1[" calcext:value-type="string">
            <text:p><text:s text:c="4"/>FibRgFcLcb97Dict["fcPlcfSea"]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58];[.B58];[.C58])"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Sea</text:p>
          </table:table-cell>
          <table:table-cell office:value-type="string" calcext:value-type="string">
            <text:p>"] = FIB1[</text:p>
          </table:table-cell>
          <table:table-cell/>
          <table:table-cell table:formula="of:=CONCATENATE([.A59];[.B59];[.C59])" office:value-type="string" office:string-value="    FibRgFcLcb97Dict[&quot;lcbPlcfSea&quot;] = FIB1[" calcext:value-type="string">
            <text:p><text:s text:c="4"/>FibRgFcLcb97Dict["lcbPlcfSea"]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60];[.B60];[.C60])"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SttbfFfn</text:p>
          </table:table-cell>
          <table:table-cell office:value-type="string" calcext:value-type="string">
            <text:p>"] = FIB1[</text:p>
          </table:table-cell>
          <table:table-cell/>
          <table:table-cell table:formula="of:=CONCATENATE([.A61];[.B61];[.C61])" office:value-type="string" office:string-value="    FibRgFcLcb97Dict[&quot;fcSttbfFfn&quot;] = FIB1[" calcext:value-type="string">
            <text:p><text:s text:c="4"/>FibRgFcLcb97Dict["fcSttbfFfn"] = FIB1[</text:p>
          </table:table-cell>
        </table:table-row>
        <table:table-row table:style-name="ro1">
          <table:table-cell/>
          <table:table-cell office:value-type="string" calcext:value-type="string">
            <text:p># (4 bytes): An unsigned integer that specifies an offset in the Table Stream. An SttbfFfn begins at this offset. This table specifies the fonts that are used in the document. If lcbSttbfFfn is 0, fcSttbfFfn is undefined and MUST be ignored.</text:p>
          </table:table-cell>
          <table:table-cell table:number-columns-repeated="2"/>
          <table:table-cell table:formula="of:=CONCATENATE([.A62];[.B62];[.C62])" office:value-type="string" office:string-value="# (4 bytes): An unsigned integer that specifies an offset in the Table Stream. An SttbfFfn begins at this offset. This table specifies the fonts that are used in the document. If lcbSttbfFfn is 0, fcSttbfFfn is undefined and MUST be ignored." calcext:value-type="string">
            <text:p># (4 bytes): An unsigned integer that specifies an offset in the Table Stream. An SttbfFfn begins at this offset. This table specifies the fonts that are used in the document. If lcbSttbfFfn is 0, fcSttbfFfn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SttbfFfn</text:p>
          </table:table-cell>
          <table:table-cell office:value-type="string" calcext:value-type="string">
            <text:p>"] = FIB1[</text:p>
          </table:table-cell>
          <table:table-cell/>
          <table:table-cell table:formula="of:=CONCATENATE([.A63];[.B63];[.C63])" office:value-type="string" office:string-value="    FibRgFcLcb97Dict[&quot;lcbSttbfFfn&quot;] = FIB1[" calcext:value-type="string">
            <text:p><text:s text:c="4"/>FibRgFcLcb97Dict["lcbSttbfFfn"] = FIB1[</text:p>
          </table:table-cell>
        </table:table-row>
        <table:table-row table:style-name="ro1">
          <table:table-cell/>
          <table:table-cell office:value-type="string" calcext:value-type="string">
            <text:p># (4 bytes): An unsigned integer that specifies the size, in bytes, of the SttbfFfn at offsetfcSttbfFfn in the Table Stream.</text:p>
          </table:table-cell>
          <table:table-cell table:number-columns-repeated="2"/>
          <table:table-cell table:formula="of:=CONCATENATE([.A64];[.B64];[.C64])" office:value-type="string" office:string-value="# (4 bytes): An unsigned integer that specifies the size, in bytes, of the SttbfFfn at offsetfcSttbfFfn in the Table Stream." calcext:value-type="string">
            <text:p># (4 bytes): An unsigned integer that specifies the size, in bytes, of the SttbfFfn at offsetfcSttbfFfn in the Table Stream.</text:p>
          </table:table-cell>
        </table:table-row>
        <table:table-row table:style-name="ro1">
          <table:table-cell office:value-type="string" calcext:value-type="string">
            <text:p><text:s text:c="4"/>FibRgFcLcb97Dict["</text:p>
          </table:table-cell>
          <table:table-cell office:value-type="string" calcext:value-type="string">
            <text:p>fcPlcfFldMom</text:p>
          </table:table-cell>
          <table:table-cell office:value-type="string" calcext:value-type="string">
            <text:p>"] = FIB1[</text:p>
          </table:table-cell>
          <table:table-cell/>
          <table:table-cell table:formula="of:=CONCATENATE([.A65];[.B65];[.C65])" office:value-type="string" office:string-value="    FibRgFcLcb97Dict[&quot;fcPlcfFldMom&quot;] = FIB1[" calcext:value-type="string">
            <text:p><text:s text:c="4"/>FibRgFcLcb97Dict["fcPlcfFldMom"] = FIB1[</text:p>
          </table:table-cell>
        </table:table-row>
        <table:table-row table:style-name="ro1">
          <table:table-cell/>
          <table:table-cell office:value-type="string" calcext:value-type="string">
            <text:p># (4 bytes): An unsigned integer that specifies an offset in the Table Stream. A PlcFldbegins at this offset and specifies the locations of field characters in the Main Document. All CPs inthis PlcFld MUST be greater than or equal to 0 and less than or equal to FibRgLw97.ccpText. If lcbPlcfFldMom is zero, fcPlcfFldMom is undefined and MUST be ignored.</text:p>
          </table:table-cell>
          <table:table-cell table:number-columns-repeated="2"/>
          <table:table-cell table:formula="of:=CONCATENATE([.A66];[.B66];[.C66])" office:value-type="string" office:string-value="# (4 bytes): An unsigned integer that specifies an offset in the Table Stream. A PlcFldbegins at this offset and specifies the locations of field characters in the Main Document. All CPs inthis PlcFld MUST be greater than or equal to 0 and less than or equal to FibRgLw97.ccpText. If lcbPlcfFldMom is zero, fcPlcfFldMom is undefined and MUST be ignored." calcext:value-type="string">
            <text:p># (4 bytes): An unsigned integer that specifies an offset in the Table Stream. A PlcFldbegins at this offset and specifies the locations of field characters in the Main Document. All CPs inthis PlcFld MUST be greater than or equal to 0 and less than or equal to FibRgLw97.ccpText. If lcbPlcfFldMom is zero, fcPlcfFldMom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FldMom</text:p>
          </table:table-cell>
          <table:table-cell office:value-type="string" calcext:value-type="string">
            <text:p>"] = FIB1[</text:p>
          </table:table-cell>
          <table:table-cell/>
          <table:table-cell table:formula="of:=CONCATENATE([.A67];[.B67];[.C67])" office:value-type="string" office:string-value="    FibRgFcLcb97Dict[&quot;lcbPlcfFldMom&quot;] = FIB1[" calcext:value-type="string">
            <text:p><text:s text:c="4"/>FibRgFcLcb97Dict["lcbPlcfFldMom"] = FIB1[</text:p>
          </table:table-cell>
        </table:table-row>
        <table:table-row table:style-name="ro1">
          <table:table-cell/>
          <table:table-cell office:value-type="string" calcext:value-type="string">
            <text:p># (4 bytes): An unsigned integer that specifies the size, in bytes, of the PlcFld atoffset fcPlcfFldMom in the Table Stream.</text:p>
          </table:table-cell>
          <table:table-cell table:number-columns-repeated="2"/>
          <table:table-cell table:formula="of:=CONCATENATE([.A68];[.B68];[.C68])" office:value-type="string" office:string-value="# (4 bytes): An unsigned integer that specifies the size, in bytes, of the PlcFld atoffset fcPlcfFldMom in the Table Stream." calcext:value-type="string">
            <text:p># (4 bytes): An unsigned integer that specifies the size, in bytes, of the PlcFld atoffset fcPlcfFldMom in the Table Stream.</text:p>
          </table:table-cell>
        </table:table-row>
        <table:table-row table:style-name="ro1">
          <table:table-cell office:value-type="string" calcext:value-type="string">
            <text:p><text:s text:c="4"/>FibRgFcLcb97Dict["</text:p>
          </table:table-cell>
          <table:table-cell office:value-type="string" calcext:value-type="string">
            <text:p>fcPlcfFldHdr</text:p>
          </table:table-cell>
          <table:table-cell office:value-type="string" calcext:value-type="string">
            <text:p>"] = FIB1[</text:p>
          </table:table-cell>
          <table:table-cell/>
          <table:table-cell table:formula="of:=CONCATENATE([.A69];[.B69];[.C69])" office:value-type="string" office:string-value="    FibRgFcLcb97Dict[&quot;fcPlcfFldHdr&quot;] = FIB1[" calcext:value-type="string">
            <text:p><text:s text:c="4"/>FibRgFcLcb97Dict["fcPlcfFldHdr"] = FIB1[</text:p>
          </table:table-cell>
        </table:table-row>
        <table:table-row table:style-name="ro1">
          <table:table-cell/>
          <table:table-cell office:value-type="string" calcext:value-type="string">
            <text:p># (4 bytes): An unsigned integer that specifies an offset in the Table Stream. A PlcFldbegins at this offset and specifies the locations of field characters in the Header Document. All CPsin this PlcFld are relative to the starting position of the Header Document. All CPs in this PlcFldMUST be greater than or equal to zero and less than or equal to FibRgLw97.ccpHdd. IflcbPlcfFldHdr is zero, fcPlcfFldHdr is undefined and MUST be ignored.</text:p>
          </table:table-cell>
          <table:table-cell table:number-columns-repeated="2"/>
          <table:table-cell table:formula="of:=CONCATENATE([.A70];[.B70];[.C70])" office:value-type="string" office:string-value="# (4 bytes): An unsigned integer that specifies an offset in the Table Stream. A PlcFldbegins at this offset and specifies the locations of field characters in the Header Document. All CPsin this PlcFld are relative to the starting position of the Header Document. All CPs in this PlcFldMUST be greater than or equal to zero and less than or equal to FibRgLw97.ccpHdd. IflcbPlcfFldHdr is zero, fcPlcfFldHdr is undefined and MUST be ignored." calcext:value-type="string">
            <text:p># (4 bytes): An unsigned integer that specifies an offset in the Table Stream. A PlcFldbegins at this offset and specifies the locations of field characters in the Header Document. All CPsin this PlcFld are relative to the starting position of the Header Document. All CPs in this PlcFldMUST be greater than or equal to zero and less than or equal to FibRgLw97.ccpHdd. IflcbPlcfFldHdr is zero, fcPlcfFldHdr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FldHdr</text:p>
          </table:table-cell>
          <table:table-cell office:value-type="string" calcext:value-type="string">
            <text:p>"] = FIB1[</text:p>
          </table:table-cell>
          <table:table-cell/>
          <table:table-cell table:formula="of:=CONCATENATE([.A71];[.B71];[.C71])" office:value-type="string" office:string-value="    FibRgFcLcb97Dict[&quot;lcbPlcfFldHdr&quot;] = FIB1[" calcext:value-type="string">
            <text:p><text:s text:c="4"/>FibRgFcLcb97Dict["lcbPlcfFldHdr"] = FIB1[</text:p>
          </table:table-cell>
        </table:table-row>
        <table:table-row table:style-name="ro1">
          <table:table-cell/>
          <table:table-cell office:value-type="string" calcext:value-type="string">
            <text:p># (4 bytes): An unsigned integer that specifies the size, in bytes, of the PlcFld at offsetfcPlcfFldHdr in the Table Stream.</text:p>
          </table:table-cell>
          <table:table-cell table:number-columns-repeated="2"/>
          <table:table-cell table:formula="of:=CONCATENATE([.A72];[.B72];[.C72])" office:value-type="string" office:string-value="# (4 bytes): An unsigned integer that specifies the size, in bytes, of the PlcFld at offsetfcPlcfFldHdr in the Table Stream." calcext:value-type="string">
            <text:p># (4 bytes): An unsigned integer that specifies the size, in bytes, of the PlcFld at offsetfcPlcfFldHdr in the Table Stream.</text:p>
          </table:table-cell>
        </table:table-row>
        <table:table-row table:style-name="ro1">
          <table:table-cell office:value-type="string" calcext:value-type="string">
            <text:p><text:s text:c="4"/>FibRgFcLcb97Dict["</text:p>
          </table:table-cell>
          <table:table-cell office:value-type="string" calcext:value-type="string">
            <text:p>fcPlcfFldFtn</text:p>
          </table:table-cell>
          <table:table-cell office:value-type="string" calcext:value-type="string">
            <text:p>"] = FIB1[</text:p>
          </table:table-cell>
          <table:table-cell/>
          <table:table-cell table:formula="of:=CONCATENATE([.A73];[.B73];[.C73])" office:value-type="string" office:string-value="    FibRgFcLcb97Dict[&quot;fcPlcfFldFtn&quot;] = FIB1[" calcext:value-type="string">
            <text:p><text:s text:c="4"/>FibRgFcLcb97Dict["fcPlcfFldFtn"] = FIB1[</text:p>
          </table:table-cell>
        </table:table-row>
        <table:table-row table:style-name="ro1">
          <table:table-cell/>
          <table:table-cell office:value-type="string" calcext:value-type="string">
            <text:p># (4 bytes): An unsigned integer that specifies an offset in the Table Stream. A PlcFldbegins at this offset and specifies the locations of field characters in the Footnote Document. AllCPs in this PlcFld are relative to the starting position of the Footnote Document. All CPs in thisPlcFld MUST be greater than or equal to zero and less than or equal to FibRgLw97.ccpFtn. IflcbPlcfFldFtn is zero, fcPlcfFldFtn is undefined, and MUST be ignored.</text:p>
          </table:table-cell>
          <table:table-cell table:number-columns-repeated="2"/>
          <table:table-cell table:formula="of:=CONCATENATE([.A74];[.B74];[.C74])" office:value-type="string" office:string-value="# (4 bytes): An unsigned integer that specifies an offset in the Table Stream. A PlcFldbegins at this offset and specifies the locations of field characters in the Footnote Document. AllCPs in this PlcFld are relative to the starting position of the Footnote Document. All CPs in thisPlcFld MUST be greater than or equal to zero and less than or equal to FibRgLw97.ccpFtn. IflcbPlcfFldFtn is zero, fcPlcfFldFtn is undefined, and MUST be ignored." calcext:value-type="string">
            <text:p># (4 bytes): An unsigned integer that specifies an offset in the Table Stream. A PlcFldbegins at this offset and specifies the locations of field characters in the Footnote Document. AllCPs in this PlcFld are relative to the starting position of the Footnote Document. All CPs in thisPlcFld MUST be greater than or equal to zero and less than or equal to FibRgLw97.ccpFtn. IflcbPlcfFldFtn is zero, fcPlcfFldFtn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FldFtn</text:p>
          </table:table-cell>
          <table:table-cell office:value-type="string" calcext:value-type="string">
            <text:p>"] = FIB1[</text:p>
          </table:table-cell>
          <table:table-cell/>
          <table:table-cell table:formula="of:=CONCATENATE([.A75];[.B75];[.C75])" office:value-type="string" office:string-value="    FibRgFcLcb97Dict[&quot;lcbPlcfFldFtn&quot;] = FIB1[" calcext:value-type="string">
            <text:p><text:s text:c="4"/>FibRgFcLcb97Dict["lcbPlcfFldFtn"] = FIB1[</text:p>
          </table:table-cell>
        </table:table-row>
        <table:table-row table:style-name="ro1">
          <table:table-cell/>
          <table:table-cell office:value-type="string" calcext:value-type="string">
            <text:p># (4 bytes): An unsigned integer that specifies the size, in bytes, of the PlcFld at offsetfcPlcfFldFtn in the Table Stream.</text:p>
          </table:table-cell>
          <table:table-cell table:number-columns-repeated="2"/>
          <table:table-cell table:formula="of:=CONCATENATE([.A76];[.B76];[.C76])" office:value-type="string" office:string-value="# (4 bytes): An unsigned integer that specifies the size, in bytes, of the PlcFld at offsetfcPlcfFldFtn in the Table Stream." calcext:value-type="string">
            <text:p># (4 bytes): An unsigned integer that specifies the size, in bytes, of the PlcFld at offsetfcPlcfFldFtn in the Table Stream.</text:p>
          </table:table-cell>
        </table:table-row>
        <table:table-row table:style-name="ro1">
          <table:table-cell office:value-type="string" calcext:value-type="string">
            <text:p><text:s text:c="4"/>FibRgFcLcb97Dict["</text:p>
          </table:table-cell>
          <table:table-cell office:value-type="string" calcext:value-type="string">
            <text:p>fcPlcfFldAtn</text:p>
          </table:table-cell>
          <table:table-cell office:value-type="string" calcext:value-type="string">
            <text:p>"] = FIB1[</text:p>
          </table:table-cell>
          <table:table-cell/>
          <table:table-cell table:formula="of:=CONCATENATE([.A77];[.B77];[.C77])" office:value-type="string" office:string-value="    FibRgFcLcb97Dict[&quot;fcPlcfFldAtn&quot;] = FIB1[" calcext:value-type="string">
            <text:p><text:s text:c="4"/>FibRgFcLcb97Dict["fcPlcfFldAtn"] = FIB1[</text:p>
          </table:table-cell>
        </table:table-row>
        <table:table-row table:style-name="ro1">
          <table:table-cell/>
          <table:table-cell office:value-type="string" calcext:value-type="string">
            <text:p># (4 bytes): An unsigned integer that specifies an offset in the Table Stream. A PlcFldbegins at this offset and specifies the locations of field characters in the Comment Document. AllCPs in this PlcFld are relative to the starting position of the Comment Document. All CPs in thisPlcFld MUST be greater than or equal to zero and less than or equal to FibRgLw97.ccpAtn. IflcbPlcfFldAtn is zero, fcPlcfFldAtn is undefined and MUST be ignored.</text:p>
          </table:table-cell>
          <table:table-cell table:number-columns-repeated="2"/>
          <table:table-cell table:formula="of:=CONCATENATE([.A78];[.B78];[.C78])" office:value-type="string" office:string-value="# (4 bytes): An unsigned integer that specifies an offset in the Table Stream. A PlcFldbegins at this offset and specifies the locations of field characters in the Comment Document. AllCPs in this PlcFld are relative to the starting position of the Comment Document. All CPs in thisPlcFld MUST be greater than or equal to zero and less than or equal to FibRgLw97.ccpAtn. IflcbPlcfFldAtn is zero, fcPlcfFldAtn is undefined and MUST be ignored." calcext:value-type="string">
            <text:p># (4 bytes): An unsigned integer that specifies an offset in the Table Stream. A PlcFldbegins at this offset and specifies the locations of field characters in the Comment Document. AllCPs in this PlcFld are relative to the starting position of the Comment Document. All CPs in thisPlcFld MUST be greater than or equal to zero and less than or equal to FibRgLw97.ccpAtn. IflcbPlcfFldAtn is zero, fcPlcfFldAtn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FldAtn</text:p>
          </table:table-cell>
          <table:table-cell office:value-type="string" calcext:value-type="string">
            <text:p>"] = FIB1[</text:p>
          </table:table-cell>
          <table:table-cell/>
          <table:table-cell table:formula="of:=CONCATENATE([.A79];[.B79];[.C79])" office:value-type="string" office:string-value="    FibRgFcLcb97Dict[&quot;lcbPlcfFldAtn&quot;] = FIB1[" calcext:value-type="string">
            <text:p><text:s text:c="4"/>FibRgFcLcb97Dict["lcbPlcfFldAtn"] = FIB1[</text:p>
          </table:table-cell>
        </table:table-row>
        <table:table-row table:style-name="ro1">
          <table:table-cell/>
          <table:table-cell office:value-type="string" calcext:value-type="string">
            <text:p># (4 bytes): An unsigned integer that specifies the size, in bytes, of the PlcFld at offsetfcPlcfFldAtn in the Table Stream.</text:p>
          </table:table-cell>
          <table:table-cell table:number-columns-repeated="2"/>
          <table:table-cell table:formula="of:=CONCATENATE([.A80];[.B80];[.C80])" office:value-type="string" office:string-value="# (4 bytes): An unsigned integer that specifies the size, in bytes, of the PlcFld at offsetfcPlcfFldAtn in the Table Stream." calcext:value-type="string">
            <text:p># (4 bytes): An unsigned integer that specifies the size, in bytes, of the PlcFld at offsetfcPlcfFldAtn in the Table Stream.</text:p>
          </table:table-cell>
        </table:table-row>
        <table:table-row table:style-name="ro1">
          <table:table-cell office:value-type="string" calcext:value-type="string">
            <text:p><text:s text:c="4"/>FibRgFcLcb97Dict["</text:p>
          </table:table-cell>
          <table:table-cell office:value-type="string" calcext:value-type="string">
            <text:p>fcPlcfFldMcr</text:p>
          </table:table-cell>
          <table:table-cell office:value-type="string" calcext:value-type="string">
            <text:p>"] = FIB1[</text:p>
          </table:table-cell>
          <table:table-cell/>
          <table:table-cell table:formula="of:=CONCATENATE([.A81];[.B81];[.C81])" office:value-type="string" office:string-value="    FibRgFcLcb97Dict[&quot;fcPlcfFldMcr&quot;] = FIB1[" calcext:value-type="string">
            <text:p><text:s text:c="4"/>FibRgFcLcb97Dict["fcPlcfFldMcr"]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82];[.B82];[.C82])"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FldMcr</text:p>
          </table:table-cell>
          <table:table-cell office:value-type="string" calcext:value-type="string">
            <text:p>"] = FIB1[</text:p>
          </table:table-cell>
          <table:table-cell/>
          <table:table-cell table:formula="of:=CONCATENATE([.A83];[.B83];[.C83])" office:value-type="string" office:string-value="    FibRgFcLcb97Dict[&quot;lcbPlcfFldMcr&quot;] = FIB1[" calcext:value-type="string">
            <text:p><text:s text:c="4"/>FibRgFcLcb97Dict["lcbPlcfFldMcr"]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84];[.B84];[.C84])"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SttbfBkmk</text:p>
          </table:table-cell>
          <table:table-cell office:value-type="string" calcext:value-type="string">
            <text:p>"] = FIB1[</text:p>
          </table:table-cell>
          <table:table-cell/>
          <table:table-cell table:formula="of:=CONCATENATE([.A85];[.B85];[.C85])" office:value-type="string" office:string-value="    FibRgFcLcb97Dict[&quot;fcSttbfBkmk&quot;] = FIB1[" calcext:value-type="string">
            <text:p><text:s text:c="4"/>FibRgFcLcb97Dict["fcSttbfBkmk"] = FIB1[</text:p>
          </table:table-cell>
        </table:table-row>
        <table:table-row table:style-name="ro1">
          <table:table-cell/>
          <table:table-cell office:value-type="string" calcext:value-type="string">
            <text:p># (4 bytes): An unsigned integer that specifies an offset in the Table Stream. AnSttbfBkmk that contains the names of the bookmarks in the document begins at this offset. IflcbSttbfBkmk is zero, fcSttbfBkmk is undefined and MUST be ignored.This SttbfBkmk is parallel to the PlcfBkf at offset fcPlcfBkf in the Table Stream. Each stringspecifies the name of the bookmark that is associated with the data element which is located atthe same offset in that PlcfBkf. For this reason, the SttbfBkmk that begins at offsetfcSttbfBkmk, and the PlcfBkf that begins at offset fcPlcfBkf, MUST contain the same number ofelements.</text:p>
          </table:table-cell>
          <table:table-cell table:number-columns-repeated="2"/>
          <table:table-cell table:formula="of:=CONCATENATE([.A86];[.B86];[.C86])" office:value-type="string" office:string-value="# (4 bytes): An unsigned integer that specifies an offset in the Table Stream. AnSttbfBkmk that contains the names of the bookmarks in the document begins at this offset. IflcbSttbfBkmk is zero, fcSttbfBkmk is undefined and MUST be ignored.This SttbfBkmk is parallel to the PlcfBkf at offset fcPlcfBkf in the Table Stream. Each stringspecifies the name of the bookmark that is associated with the data element which is located atthe same offset in that PlcfBkf. For this reason, the SttbfBkmk that begins at offsetfcSttbfBkmk, and the PlcfBkf that begins at offset fcPlcfBkf, MUST contain the same number ofelements." calcext:value-type="string">
            <text:p># (4 bytes): An unsigned integer that specifies an offset in the Table Stream. AnSttbfBkmk that contains the names of the bookmarks in the document begins at this offset. IflcbSttbfBkmk is zero, fcSttbfBkmk is undefined and MUST be ignored.This SttbfBkmk is parallel to the PlcfBkf at offset fcPlcfBkf in the Table Stream. Each stringspecifies the name of the bookmark that is associated with the data element which is located atthe same offset in that PlcfBkf. For this reason, the SttbfBkmk that begins at offsetfcSttbfBkmk, and the PlcfBkf that begins at offset fcPlcfBkf, MUST contain the same number ofelements.</text:p>
          </table:table-cell>
        </table:table-row>
        <table:table-row table:style-name="ro1">
          <table:table-cell office:value-type="string" calcext:value-type="string">
            <text:p><text:s text:c="4"/>FibRgFcLcb97Dict["</text:p>
          </table:table-cell>
          <table:table-cell office:value-type="string" calcext:value-type="string">
            <text:p>lcbSttbfBkmk</text:p>
          </table:table-cell>
          <table:table-cell office:value-type="string" calcext:value-type="string">
            <text:p>"] = FIB1[</text:p>
          </table:table-cell>
          <table:table-cell/>
          <table:table-cell table:formula="of:=CONCATENATE([.A87];[.B87];[.C87])" office:value-type="string" office:string-value="    FibRgFcLcb97Dict[&quot;lcbSttbfBkmk&quot;] = FIB1[" calcext:value-type="string">
            <text:p><text:s text:c="4"/>FibRgFcLcb97Dict["lcbSttbfBkmk"] = FIB1[</text:p>
          </table:table-cell>
        </table:table-row>
        <table:table-row table:style-name="ro1">
          <table:table-cell/>
          <table:table-cell office:value-type="string" calcext:value-type="string">
            <text:p># (4 bytes): An unsigned integer that specifies the size, in bytes, of the SttbfBkmk atoffset fcSttbfBkmk.</text:p>
          </table:table-cell>
          <table:table-cell table:number-columns-repeated="2"/>
          <table:table-cell table:formula="of:=CONCATENATE([.A88];[.B88];[.C88])" office:value-type="string" office:string-value="# (4 bytes): An unsigned integer that specifies the size, in bytes, of the SttbfBkmk atoffset fcSttbfBkmk." calcext:value-type="string">
            <text:p># (4 bytes): An unsigned integer that specifies the size, in bytes, of the SttbfBkmk atoffset fcSttbfBkmk.</text:p>
          </table:table-cell>
        </table:table-row>
        <table:table-row table:style-name="ro1">
          <table:table-cell office:value-type="string" calcext:value-type="string">
            <text:p><text:s text:c="4"/>FibRgFcLcb97Dict["</text:p>
          </table:table-cell>
          <table:table-cell office:value-type="string" calcext:value-type="string">
            <text:p>fcPlcfBkf</text:p>
          </table:table-cell>
          <table:table-cell office:value-type="string" calcext:value-type="string">
            <text:p>"] = FIB1[</text:p>
          </table:table-cell>
          <table:table-cell/>
          <table:table-cell table:formula="of:=CONCATENATE([.A89];[.B89];[.C89])" office:value-type="string" office:string-value="    FibRgFcLcb97Dict[&quot;fcPlcfBkf&quot;] = FIB1[" calcext:value-type="string">
            <text:p><text:s text:c="4"/>FibRgFcLcb97Dict["fcPlcfBkf"] = FIB1[</text:p>
          </table:table-cell>
        </table:table-row>
        <table:table-row table:style-name="ro1">
          <table:table-cell/>
          <table:table-cell office:value-type="string" calcext:value-type="string">
            <text:p># (4 bytes): An unsigned integer that specifies an offset in the Table Stream. A PlcfBkf thatcontains information about the standard bookmarks in the document begins at this offset. IflcbPlcfBkf is zero, fcPlcfBkf is undefined and MUST be ignored.Each data element in the PlcfBkf is associated, in a one-to-one correlation, with a data element inthe PlcfBkl at offset fcPlcfBkl. For this reason, the PlcfBkf that begins at offset fcPlcfBkf, andthe PlcfBkl that begins at offset fcPlcfBkl, MUST contain the same number of data elements. ThisPlcfBkf is parallel to the SttbfBkmk at offset fcSttbfBkmk in the Table Stream. Each dataelement in the PlcfBkf specifies information about the bookmark that is associated with theelement which is located at the same offset in that SttbfBkmk. For this reason, the PlcfBkf thatbegins at offset fcPlcfBkf, and the SttbfBkmk that begins at offset fcSttbfBkmk, MUST containthe same number of elements.The largest value that a CP marking the start or end of a standard bookmark is allowed to have isthe CP representing the end of all document parts.</text:p>
          </table:table-cell>
          <table:table-cell table:number-columns-repeated="2"/>
          <table:table-cell table:formula="of:=CONCATENATE([.A90];[.B90];[.C90])" office:value-type="string" office:string-value="# (4 bytes): An unsigned integer that specifies an offset in the Table Stream. A PlcfBkf thatcontains information about the standard bookmarks in the document begins at this offset. IflcbPlcfBkf is zero, fcPlcfBkf is undefined and MUST be ignored.Each data element in the PlcfBkf is associated, in a one-to-one correlation, with a data element inthe PlcfBkl at offset fcPlcfBkl. For this reason, the PlcfBkf that begins at offset fcPlcfBkf, andthe PlcfBkl that begins at offset fcPlcfBkl, MUST contain the same number of data elements. ThisPlcfBkf is parallel to the SttbfBkmk at offset fcSttbfBkmk in the Table Stream. Each dataelement in the PlcfBkf specifies information about the bookmark that is associated with theelement which is located at the same offset in that SttbfBkmk. For this reason, the PlcfBkf thatbegins at offset fcPlcfBkf, and the SttbfBkmk that begins at offset fcSttbfBkmk, MUST containthe same number of elements.The largest value that a CP marking the start or end of a standard bookmark is allowed to have isthe CP representing the end of all document parts." calcext:value-type="string">
            <text:p># (4 bytes): An unsigned integer that specifies an offset in the Table Stream. A PlcfBkf thatcontains information about the standard bookmarks in the document begins at this offset. IflcbPlcfBkf is zero, fcPlcfBkf is undefined and MUST be ignored.Each data element in the PlcfBkf is associated, in a one-to-one correlation, with a data element inthe PlcfBkl at offset fcPlcfBkl. For this reason, the PlcfBkf that begins at offset fcPlcfBkf, andthe PlcfBkl that begins at offset fcPlcfBkl, MUST contain the same number of data elements. ThisPlcfBkf is parallel to the SttbfBkmk at offset fcSttbfBkmk in the Table Stream. Each dataelement in the PlcfBkf specifies information about the bookmark that is associated with theelement which is located at the same offset in that SttbfBkmk. For this reason, the PlcfBkf thatbegins at offset fcPlcfBkf, and the SttbfBkmk that begins at offset fcSttbfBkmk, MUST containthe same number of elements.The largest value that a CP marking the start or end of a standard bookmark is allowed to have isthe CP representing the end of all document parts.</text:p>
          </table:table-cell>
        </table:table-row>
        <table:table-row table:style-name="ro1">
          <table:table-cell office:value-type="string" calcext:value-type="string">
            <text:p><text:s text:c="4"/>FibRgFcLcb97Dict["</text:p>
          </table:table-cell>
          <table:table-cell office:value-type="string" calcext:value-type="string">
            <text:p>lcbPlcfBkf</text:p>
          </table:table-cell>
          <table:table-cell office:value-type="string" calcext:value-type="string">
            <text:p>"] = FIB1[</text:p>
          </table:table-cell>
          <table:table-cell/>
          <table:table-cell table:formula="of:=CONCATENATE([.A91];[.B91];[.C91])" office:value-type="string" office:string-value="    FibRgFcLcb97Dict[&quot;lcbPlcfBkf&quot;] = FIB1[" calcext:value-type="string">
            <text:p><text:s text:c="4"/>FibRgFcLcb97Dict["lcbPlcfBkf"] = FIB1[</text:p>
          </table:table-cell>
        </table:table-row>
        <table:table-row table:style-name="ro1">
          <table:table-cell/>
          <table:table-cell office:value-type="string" calcext:value-type="string">
            <text:p># (4 bytes): An unsigned integer that specifies the size, in bytes, of the PlcfBkf at offsetfcPlcfBkf.</text:p>
          </table:table-cell>
          <table:table-cell table:number-columns-repeated="2"/>
          <table:table-cell table:formula="of:=CONCATENATE([.A92];[.B92];[.C92])" office:value-type="string" office:string-value="# (4 bytes): An unsigned integer that specifies the size, in bytes, of the PlcfBkf at offsetfcPlcfBkf." calcext:value-type="string">
            <text:p># (4 bytes): An unsigned integer that specifies the size, in bytes, of the PlcfBkf at offsetfcPlcfBkf.</text:p>
          </table:table-cell>
        </table:table-row>
        <table:table-row table:style-name="ro1">
          <table:table-cell office:value-type="string" calcext:value-type="string">
            <text:p><text:s text:c="4"/>FibRgFcLcb97Dict["</text:p>
          </table:table-cell>
          <table:table-cell office:value-type="string" calcext:value-type="string">
            <text:p>fcPlcfBkl</text:p>
          </table:table-cell>
          <table:table-cell office:value-type="string" calcext:value-type="string">
            <text:p>"] = FIB1[</text:p>
          </table:table-cell>
          <table:table-cell/>
          <table:table-cell table:formula="of:=CONCATENATE([.A93];[.B93];[.C93])" office:value-type="string" office:string-value="    FibRgFcLcb97Dict[&quot;fcPlcfBkl&quot;] = FIB1[" calcext:value-type="string">
            <text:p><text:s text:c="4"/>FibRgFcLcb97Dict["fcPlcfBkl"] = FIB1[</text:p>
          </table:table-cell>
        </table:table-row>
        <table:table-row table:style-name="ro1">
          <table:table-cell/>
          <table:table-cell office:value-type="string" calcext:value-type="string">
            <text:p># (4 bytes): An unsigned integer that specifies an offset in the Table Stream. A PlcfBkl thatcontains information about the standard bookmarks in the document begins at this offset. IflcbPlcfBkl is zero, fcPlcfBkl is undefined and MUST be ignored.Each data element in the PlcfBkl is associated, in a one-to-one correlation, with a data element inthe PlcfBkf at offset fcPlcfBkf. For this reason, the PlcfBkl that begins at offset fcPlcfBkl, andthe PlcfBkf that begins at offset fcPlcfBkf, MUST contain the same number of data elements.The largest value that a CP marking the start or end of a standard bookmark is allowed to have isthe value of the CP representing the end of all document parts.</text:p>
          </table:table-cell>
          <table:table-cell table:number-columns-repeated="2"/>
          <table:table-cell table:formula="of:=CONCATENATE([.A94];[.B94];[.C94])" office:value-type="string" office:string-value="# (4 bytes): An unsigned integer that specifies an offset in the Table Stream. A PlcfBkl thatcontains information about the standard bookmarks in the document begins at this offset. IflcbPlcfBkl is zero, fcPlcfBkl is undefined and MUST be ignored.Each data element in the PlcfBkl is associated, in a one-to-one correlation, with a data element inthe PlcfBkf at offset fcPlcfBkf. For this reason, the PlcfBkl that begins at offset fcPlcfBkl, andthe PlcfBkf that begins at offset fcPlcfBkf, MUST contain the same number of data elements.The largest value that a CP marking the start or end of a standard bookmark is allowed to have isthe value of the CP representing the end of all document parts." calcext:value-type="string">
            <text:p># (4 bytes): An unsigned integer that specifies an offset in the Table Stream. A PlcfBkl thatcontains information about the standard bookmarks in the document begins at this offset. IflcbPlcfBkl is zero, fcPlcfBkl is undefined and MUST be ignored.Each data element in the PlcfBkl is associated, in a one-to-one correlation, with a data element inthe PlcfBkf at offset fcPlcfBkf. For this reason, the PlcfBkl that begins at offset fcPlcfBkl, andthe PlcfBkf that begins at offset fcPlcfBkf, MUST contain the same number of data elements.The largest value that a CP marking the start or end of a standard bookmark is allowed to have isthe value of the CP representing the end of all document parts.</text:p>
          </table:table-cell>
        </table:table-row>
        <table:table-row table:style-name="ro1">
          <table:table-cell office:value-type="string" calcext:value-type="string">
            <text:p><text:s text:c="4"/>FibRgFcLcb97Dict["</text:p>
          </table:table-cell>
          <table:table-cell office:value-type="string" calcext:value-type="string">
            <text:p>lcbPlcfBkl</text:p>
          </table:table-cell>
          <table:table-cell office:value-type="string" calcext:value-type="string">
            <text:p>"] = FIB1[</text:p>
          </table:table-cell>
          <table:table-cell/>
          <table:table-cell table:formula="of:=CONCATENATE([.A95];[.B95];[.C95])" office:value-type="string" office:string-value="    FibRgFcLcb97Dict[&quot;lcbPlcfBkl&quot;] = FIB1[" calcext:value-type="string">
            <text:p><text:s text:c="4"/>FibRgFcLcb97Dict["lcbPlcfBkl"] = FIB1[</text:p>
          </table:table-cell>
        </table:table-row>
        <table:table-row table:style-name="ro1">
          <table:table-cell/>
          <table:table-cell office:value-type="string" calcext:value-type="string">
            <text:p># (4 bytes): An unsigned integer that specifies the size, in bytes, of the PlcfBkl at offsetfcPlcfBkl.</text:p>
          </table:table-cell>
          <table:table-cell table:number-columns-repeated="2"/>
          <table:table-cell table:formula="of:=CONCATENATE([.A96];[.B96];[.C96])" office:value-type="string" office:string-value="# (4 bytes): An unsigned integer that specifies the size, in bytes, of the PlcfBkl at offsetfcPlcfBkl." calcext:value-type="string">
            <text:p># (4 bytes): An unsigned integer that specifies the size, in bytes, of the PlcfBkl at offsetfcPlcfBkl.</text:p>
          </table:table-cell>
        </table:table-row>
        <table:table-row table:style-name="ro1">
          <table:table-cell office:value-type="string" calcext:value-type="string">
            <text:p><text:s text:c="4"/>FibRgFcLcb97Dict["</text:p>
          </table:table-cell>
          <table:table-cell office:value-type="string" calcext:value-type="string">
            <text:p>fcCmds</text:p>
          </table:table-cell>
          <table:table-cell office:value-type="string" calcext:value-type="string">
            <text:p>"] = FIB1[</text:p>
          </table:table-cell>
          <table:table-cell/>
          <table:table-cell table:formula="of:=CONCATENATE([.A97];[.B97];[.C97])" office:value-type="string" office:string-value="    FibRgFcLcb97Dict[&quot;fcCmds&quot;] = FIB1[" calcext:value-type="string">
            <text:p><text:s text:c="4"/>FibRgFcLcb97Dict["fcCmds"] = FIB1[</text:p>
          </table:table-cell>
        </table:table-row>
        <table:table-row table:style-name="ro1">
          <table:table-cell/>
          <table:table-cell office:value-type="string" calcext:value-type="string">
            <text:p># (4 bytes): An unsigned integer that specifies the offset in the Table Stream of a Tcg that specifies command-related customizations. If lcbCmds is zero, fcCmds is undefined and MUST beignored.</text:p>
          </table:table-cell>
          <table:table-cell table:number-columns-repeated="2"/>
          <table:table-cell table:formula="of:=CONCATENATE([.A98];[.B98];[.C98])" office:value-type="string" office:string-value="# (4 bytes): An unsigned integer that specifies the offset in the Table Stream of a Tcg that specifies command-related customizations. If lcbCmds is zero, fcCmds is undefined and MUST beignored." calcext:value-type="string">
            <text:p># (4 bytes): An unsigned integer that specifies the offset in the Table Stream of a Tcg that specifies command-related customizations. If lcbCmds is zero, fcCmds is undefined and MUST beignored.</text:p>
          </table:table-cell>
        </table:table-row>
        <table:table-row table:style-name="ro1">
          <table:table-cell office:value-type="string" calcext:value-type="string">
            <text:p><text:s text:c="4"/>FibRgFcLcb97Dict["</text:p>
          </table:table-cell>
          <table:table-cell office:value-type="string" calcext:value-type="string">
            <text:p>lcbCmds</text:p>
          </table:table-cell>
          <table:table-cell office:value-type="string" calcext:value-type="string">
            <text:p>"] = FIB1[</text:p>
          </table:table-cell>
          <table:table-cell/>
          <table:table-cell table:formula="of:=CONCATENATE([.A99];[.B99];[.C99])" office:value-type="string" office:string-value="    FibRgFcLcb97Dict[&quot;lcbCmds&quot;] = FIB1[" calcext:value-type="string">
            <text:p><text:s text:c="4"/>FibRgFcLcb97Dict["lcbCmds"] = FIB1[</text:p>
          </table:table-cell>
        </table:table-row>
        <table:table-row table:style-name="ro1">
          <table:table-cell/>
          <table:table-cell office:value-type="string" calcext:value-type="string">
            <text:p># (4 bytes): An unsigned integer that specifies the size, in bytes, of the Tcg at offsetfcCmds.</text:p>
          </table:table-cell>
          <table:table-cell table:number-columns-repeated="2"/>
          <table:table-cell table:formula="of:=CONCATENATE([.A100];[.B100];[.C100])" office:value-type="string" office:string-value="# (4 bytes): An unsigned integer that specifies the size, in bytes, of the Tcg at offsetfcCmds." calcext:value-type="string">
            <text:p># (4 bytes): An unsigned integer that specifies the size, in bytes, of the Tcg at offsetfcCmds.</text:p>
          </table:table-cell>
        </table:table-row>
        <table:table-row table:style-name="ro1">
          <table:table-cell office:value-type="string" calcext:value-type="string">
            <text:p><text:s text:c="4"/>FibRgFcLcb97Dict["</text:p>
          </table:table-cell>
          <table:table-cell office:value-type="string" calcext:value-type="string">
            <text:p>fcUnused1</text:p>
          </table:table-cell>
          <table:table-cell office:value-type="string" calcext:value-type="string">
            <text:p>"] = FIB1[</text:p>
          </table:table-cell>
          <table:table-cell/>
          <table:table-cell table:formula="of:=CONCATENATE([.A101];[.B101];[.C101])" office:value-type="string" office:string-value="    FibRgFcLcb97Dict[&quot;fcUnused1&quot;] = FIB1[" calcext:value-type="string">
            <text:p><text:s text:c="4"/>FibRgFcLcb97Dict["fcUnused1"]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102];[.B102];[.C102])"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Unused1</text:p>
          </table:table-cell>
          <table:table-cell office:value-type="string" calcext:value-type="string">
            <text:p>"] = FIB1[</text:p>
          </table:table-cell>
          <table:table-cell/>
          <table:table-cell table:formula="of:=CONCATENATE([.A103];[.B103];[.C103])" office:value-type="string" office:string-value="    FibRgFcLcb97Dict[&quot;lcbUnused1&quot;] = FIB1[" calcext:value-type="string">
            <text:p><text:s text:c="4"/>FibRgFcLcb97Dict["lcbUnused1"]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104];[.B104];[.C104])"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SttbfMcr</text:p>
          </table:table-cell>
          <table:table-cell office:value-type="string" calcext:value-type="string">
            <text:p>"] = FIB1[</text:p>
          </table:table-cell>
          <table:table-cell/>
          <table:table-cell table:formula="of:=CONCATENATE([.A105];[.B105];[.C105])" office:value-type="string" office:string-value="    FibRgFcLcb97Dict[&quot;fcSttbfMcr&quot;] = FIB1[" calcext:value-type="string">
            <text:p><text:s text:c="4"/>FibRgFcLcb97Dict["fcSttbfMcr"]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106];[.B106];[.C106])"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SttbfMcr</text:p>
          </table:table-cell>
          <table:table-cell office:value-type="string" calcext:value-type="string">
            <text:p>"] = FIB1[</text:p>
          </table:table-cell>
          <table:table-cell/>
          <table:table-cell table:formula="of:=CONCATENATE([.A107];[.B107];[.C107])" office:value-type="string" office:string-value="    FibRgFcLcb97Dict[&quot;lcbSttbfMcr&quot;] = FIB1[" calcext:value-type="string">
            <text:p><text:s text:c="4"/>FibRgFcLcb97Dict["lcbSttbfMcr"]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108];[.B108];[.C108])"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PrDrvr</text:p>
          </table:table-cell>
          <table:table-cell office:value-type="string" calcext:value-type="string">
            <text:p>"] = FIB1[</text:p>
          </table:table-cell>
          <table:table-cell/>
          <table:table-cell table:formula="of:=CONCATENATE([.A109];[.B109];[.C109])" office:value-type="string" office:string-value="    FibRgFcLcb97Dict[&quot;fcPrDrvr&quot;] = FIB1[" calcext:value-type="string">
            <text:p><text:s text:c="4"/>FibRgFcLcb97Dict["fcPrDrvr"] = FIB1[</text:p>
          </table:table-cell>
        </table:table-row>
        <table:table-row table:style-name="ro1">
          <table:table-cell/>
          <table:table-cell office:value-type="string" calcext:value-type="string">
            <text:p># (4 bytes): An unsigned integer that specifies an offset in the Table Stream. The PrDrvr,which contains printer driver information (the names of drivers, port, and so on), begins at thisoffset. If lcbPrDrvr is zero, fcPrDrvr is undefined and MUST be ignored.</text:p>
          </table:table-cell>
          <table:table-cell table:number-columns-repeated="2"/>
          <table:table-cell table:formula="of:=CONCATENATE([.A110];[.B110];[.C110])" office:value-type="string" office:string-value="# (4 bytes): An unsigned integer that specifies an offset in the Table Stream. The PrDrvr,which contains printer driver information (the names of drivers, port, and so on), begins at thisoffset. If lcbPrDrvr is zero, fcPrDrvr is undefined and MUST be ignored." calcext:value-type="string">
            <text:p># (4 bytes): An unsigned integer that specifies an offset in the Table Stream. The PrDrvr,which contains printer driver information (the names of drivers, port, and so on), begins at thisoffset. If lcbPrDrvr is zero, fcPrDrvr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rDrvr</text:p>
          </table:table-cell>
          <table:table-cell office:value-type="string" calcext:value-type="string">
            <text:p>"] = FIB1[</text:p>
          </table:table-cell>
          <table:table-cell/>
          <table:table-cell table:formula="of:=CONCATENATE([.A111];[.B111];[.C111])" office:value-type="string" office:string-value="    FibRgFcLcb97Dict[&quot;lcbPrDrvr&quot;] = FIB1[" calcext:value-type="string">
            <text:p><text:s text:c="4"/>FibRgFcLcb97Dict["lcbPrDrvr"] = FIB1[</text:p>
          </table:table-cell>
        </table:table-row>
        <table:table-row table:style-name="ro1">
          <table:table-cell/>
          <table:table-cell office:value-type="string" calcext:value-type="string">
            <text:p># (4 bytes): An unsigned integer that specifies the size, in bytes, of the PrDrvr at offsetfcPrDrvr.</text:p>
          </table:table-cell>
          <table:table-cell table:number-columns-repeated="2"/>
          <table:table-cell table:formula="of:=CONCATENATE([.A112];[.B112];[.C112])" office:value-type="string" office:string-value="# (4 bytes): An unsigned integer that specifies the size, in bytes, of the PrDrvr at offsetfcPrDrvr." calcext:value-type="string">
            <text:p># (4 bytes): An unsigned integer that specifies the size, in bytes, of the PrDrvr at offsetfcPrDrvr.</text:p>
          </table:table-cell>
        </table:table-row>
        <table:table-row table:style-name="ro1">
          <table:table-cell office:value-type="string" calcext:value-type="string">
            <text:p><text:s text:c="4"/>FibRgFcLcb97Dict["</text:p>
          </table:table-cell>
          <table:table-cell office:value-type="string" calcext:value-type="string">
            <text:p>fcPrEnvPort</text:p>
          </table:table-cell>
          <table:table-cell office:value-type="string" calcext:value-type="string">
            <text:p>"] = FIB1[</text:p>
          </table:table-cell>
          <table:table-cell/>
          <table:table-cell table:formula="of:=CONCATENATE([.A113];[.B113];[.C113])" office:value-type="string" office:string-value="    FibRgFcLcb97Dict[&quot;fcPrEnvPort&quot;] = FIB1[" calcext:value-type="string">
            <text:p><text:s text:c="4"/>FibRgFcLcb97Dict["fcPrEnvPort"] = FIB1[</text:p>
          </table:table-cell>
        </table:table-row>
        <table:table-row table:style-name="ro1">
          <table:table-cell/>
          <table:table-cell office:value-type="string" calcext:value-type="string">
            <text:p># (4 bytes): An unsigned integer that specifies an offset in the Table Stream. ThePrEnvPort that is the print environment in portrait mode begins at this offset. If lcbPrEnvPort iszero, fcPrEnvPort is undefined and MUST be ignored.</text:p>
          </table:table-cell>
          <table:table-cell table:number-columns-repeated="2"/>
          <table:table-cell table:formula="of:=CONCATENATE([.A114];[.B114];[.C114])" office:value-type="string" office:string-value="# (4 bytes): An unsigned integer that specifies an offset in the Table Stream. ThePrEnvPort that is the print environment in portrait mode begins at this offset. If lcbPrEnvPort iszero, fcPrEnvPort is undefined and MUST be ignored." calcext:value-type="string">
            <text:p># (4 bytes): An unsigned integer that specifies an offset in the Table Stream. ThePrEnvPort that is the print environment in portrait mode begins at this offset. If lcbPrEnvPort iszero, fcPrEnvPort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rEnvPort</text:p>
          </table:table-cell>
          <table:table-cell office:value-type="string" calcext:value-type="string">
            <text:p>"] = FIB1[</text:p>
          </table:table-cell>
          <table:table-cell/>
          <table:table-cell table:formula="of:=CONCATENATE([.A115];[.B115];[.C115])" office:value-type="string" office:string-value="    FibRgFcLcb97Dict[&quot;lcbPrEnvPort&quot;] = FIB1[" calcext:value-type="string">
            <text:p><text:s text:c="4"/>FibRgFcLcb97Dict["lcbPrEnvPort"] = FIB1[</text:p>
          </table:table-cell>
        </table:table-row>
        <table:table-row table:style-name="ro1">
          <table:table-cell/>
          <table:table-cell office:value-type="string" calcext:value-type="string">
            <text:p># (4 bytes): An unsigned integer that specifies the size, in bytes, of the PrEnvPort atoffset fcPrEnvPort.</text:p>
          </table:table-cell>
          <table:table-cell table:number-columns-repeated="2"/>
          <table:table-cell table:formula="of:=CONCATENATE([.A116];[.B116];[.C116])" office:value-type="string" office:string-value="# (4 bytes): An unsigned integer that specifies the size, in bytes, of the PrEnvPort atoffset fcPrEnvPort." calcext:value-type="string">
            <text:p># (4 bytes): An unsigned integer that specifies the size, in bytes, of the PrEnvPort atoffset fcPrEnvPort.</text:p>
          </table:table-cell>
        </table:table-row>
        <table:table-row table:style-name="ro1">
          <table:table-cell office:value-type="string" calcext:value-type="string">
            <text:p><text:s text:c="4"/>FibRgFcLcb97Dict["</text:p>
          </table:table-cell>
          <table:table-cell office:value-type="string" calcext:value-type="string">
            <text:p>fcPrEnvLand</text:p>
          </table:table-cell>
          <table:table-cell office:value-type="string" calcext:value-type="string">
            <text:p>"] = FIB1[</text:p>
          </table:table-cell>
          <table:table-cell/>
          <table:table-cell table:formula="of:=CONCATENATE([.A117];[.B117];[.C117])" office:value-type="string" office:string-value="    FibRgFcLcb97Dict[&quot;fcPrEnvLand&quot;] = FIB1[" calcext:value-type="string">
            <text:p><text:s text:c="4"/>FibRgFcLcb97Dict["fcPrEnvLand"] = FIB1[</text:p>
          </table:table-cell>
        </table:table-row>
        <table:table-row table:style-name="ro1">
          <table:table-cell/>
          <table:table-cell office:value-type="string" calcext:value-type="string">
            <text:p># (4 bytes): An unsigned integer that specifies an offset in the Table Stream. ThePrEnvLand that is the print environment in landscape mode begins at this offset. IflcbPrEnvLand is zero, fcPrEnvLand is undefined and MUST be ignored.</text:p>
          </table:table-cell>
          <table:table-cell table:number-columns-repeated="2"/>
          <table:table-cell table:formula="of:=CONCATENATE([.A118];[.B118];[.C118])" office:value-type="string" office:string-value="# (4 bytes): An unsigned integer that specifies an offset in the Table Stream. ThePrEnvLand that is the print environment in landscape mode begins at this offset. IflcbPrEnvLand is zero, fcPrEnvLand is undefined and MUST be ignored." calcext:value-type="string">
            <text:p># (4 bytes): An unsigned integer that specifies an offset in the Table Stream. ThePrEnvLand that is the print environment in landscape mode begins at this offset. IflcbPrEnvLand is zero, fcPrEnvLand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rEnvLand</text:p>
          </table:table-cell>
          <table:table-cell office:value-type="string" calcext:value-type="string">
            <text:p>"] = FIB1[</text:p>
          </table:table-cell>
          <table:table-cell/>
          <table:table-cell table:formula="of:=CONCATENATE([.A119];[.B119];[.C119])" office:value-type="string" office:string-value="    FibRgFcLcb97Dict[&quot;lcbPrEnvLand&quot;] = FIB1[" calcext:value-type="string">
            <text:p><text:s text:c="4"/>FibRgFcLcb97Dict["lcbPrEnvLand"] = FIB1[</text:p>
          </table:table-cell>
        </table:table-row>
        <table:table-row table:style-name="ro1">
          <table:table-cell/>
          <table:table-cell office:value-type="string" calcext:value-type="string">
            <text:p># (4 bytes): An unsigned integer that specifies the size, in bytes, of the PrEnvLand atoffset fcPrEnvLand.</text:p>
          </table:table-cell>
          <table:table-cell table:number-columns-repeated="2"/>
          <table:table-cell table:formula="of:=CONCATENATE([.A120];[.B120];[.C120])" office:value-type="string" office:string-value="# (4 bytes): An unsigned integer that specifies the size, in bytes, of the PrEnvLand atoffset fcPrEnvLand." calcext:value-type="string">
            <text:p># (4 bytes): An unsigned integer that specifies the size, in bytes, of the PrEnvLand atoffset fcPrEnvLand.</text:p>
          </table:table-cell>
        </table:table-row>
        <table:table-row table:style-name="ro1">
          <table:table-cell office:value-type="string" calcext:value-type="string">
            <text:p><text:s text:c="4"/>FibRgFcLcb97Dict["</text:p>
          </table:table-cell>
          <table:table-cell office:value-type="string" calcext:value-type="string">
            <text:p>fcWss</text:p>
          </table:table-cell>
          <table:table-cell office:value-type="string" calcext:value-type="string">
            <text:p>"] = FIB1[</text:p>
          </table:table-cell>
          <table:table-cell/>
          <table:table-cell table:formula="of:=CONCATENATE([.A121];[.B121];[.C121])" office:value-type="string" office:string-value="    FibRgFcLcb97Dict[&quot;fcWss&quot;] = FIB1[" calcext:value-type="string">
            <text:p><text:s text:c="4"/>FibRgFcLcb97Dict["fcWss"] = FIB1[</text:p>
          </table:table-cell>
        </table:table-row>
        <table:table-row table:style-name="ro1">
          <table:table-cell/>
          <table:table-cell office:value-type="string" calcext:value-type="string">
            <text:p># (4 bytes): An unsigned integer that specifies an offset in the Table Stream. A Selsf begins atthis offset and specifies the last selection that was made in the Main Document. If lcbWss is zero,fcWss is undefined and MUST be ignored.</text:p>
          </table:table-cell>
          <table:table-cell table:number-columns-repeated="2"/>
          <table:table-cell table:formula="of:=CONCATENATE([.A122];[.B122];[.C122])" office:value-type="string" office:string-value="# (4 bytes): An unsigned integer that specifies an offset in the Table Stream. A Selsf begins atthis offset and specifies the last selection that was made in the Main Document. If lcbWss is zero,fcWss is undefined and MUST be ignored." calcext:value-type="string">
            <text:p># (4 bytes): An unsigned integer that specifies an offset in the Table Stream. A Selsf begins atthis offset and specifies the last selection that was made in the Main Document. If lcbWss is zero,fcWss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Wss</text:p>
          </table:table-cell>
          <table:table-cell office:value-type="string" calcext:value-type="string">
            <text:p>"] = FIB1[</text:p>
          </table:table-cell>
          <table:table-cell/>
          <table:table-cell table:formula="of:=CONCATENATE([.A123];[.B123];[.C123])" office:value-type="string" office:string-value="    FibRgFcLcb97Dict[&quot;lcbWss&quot;] = FIB1[" calcext:value-type="string">
            <text:p><text:s text:c="4"/>FibRgFcLcb97Dict["lcbWss"] = FIB1[</text:p>
          </table:table-cell>
        </table:table-row>
        <table:table-row table:style-name="ro1">
          <table:table-cell/>
          <table:table-cell office:value-type="string" calcext:value-type="string">
            <text:p># (4 bytes): An unsigned integer that specifies the size, in bytes, of the Selsf at offset fcWss.</text:p>
          </table:table-cell>
          <table:table-cell table:number-columns-repeated="2"/>
          <table:table-cell table:formula="of:=CONCATENATE([.A124];[.B124];[.C124])" office:value-type="string" office:string-value="# (4 bytes): An unsigned integer that specifies the size, in bytes, of the Selsf at offset fcWss." calcext:value-type="string">
            <text:p># (4 bytes): An unsigned integer that specifies the size, in bytes, of the Selsf at offset fcWss.</text:p>
          </table:table-cell>
        </table:table-row>
        <table:table-row table:style-name="ro1">
          <table:table-cell office:value-type="string" calcext:value-type="string">
            <text:p><text:s text:c="4"/>FibRgFcLcb97Dict["</text:p>
          </table:table-cell>
          <table:table-cell office:value-type="string" calcext:value-type="string">
            <text:p>fcDop</text:p>
          </table:table-cell>
          <table:table-cell office:value-type="string" calcext:value-type="string">
            <text:p>"] = FIB1[</text:p>
          </table:table-cell>
          <table:table-cell/>
          <table:table-cell table:formula="of:=CONCATENATE([.A125];[.B125];[.C125])" office:value-type="string" office:string-value="    FibRgFcLcb97Dict[&quot;fcDop&quot;] = FIB1[" calcext:value-type="string">
            <text:p><text:s text:c="4"/>FibRgFcLcb97Dict["fcDop"] = FIB1[</text:p>
          </table:table-cell>
        </table:table-row>
        <table:table-row table:style-name="ro1">
          <table:table-cell/>
          <table:table-cell office:value-type="string" calcext:value-type="string">
            <text:p># (4 bytes): An unsigned integer that specifies an offset in the Table Stream. A Dop begins atthis offset.</text:p>
          </table:table-cell>
          <table:table-cell table:number-columns-repeated="2"/>
          <table:table-cell table:formula="of:=CONCATENATE([.A126];[.B126];[.C126])" office:value-type="string" office:string-value="# (4 bytes): An unsigned integer that specifies an offset in the Table Stream. A Dop begins atthis offset." calcext:value-type="string">
            <text:p># (4 bytes): An unsigned integer that specifies an offset in the Table Stream. A Dop begins atthis offset.</text:p>
          </table:table-cell>
        </table:table-row>
        <table:table-row table:style-name="ro1">
          <table:table-cell office:value-type="string" calcext:value-type="string">
            <text:p><text:s text:c="4"/>FibRgFcLcb97Dict["</text:p>
          </table:table-cell>
          <table:table-cell office:value-type="string" calcext:value-type="string">
            <text:p>lcbDop</text:p>
          </table:table-cell>
          <table:table-cell office:value-type="string" calcext:value-type="string">
            <text:p>"] = FIB1[</text:p>
          </table:table-cell>
          <table:table-cell/>
          <table:table-cell table:formula="of:=CONCATENATE([.A127];[.B127];[.C127])" office:value-type="string" office:string-value="    FibRgFcLcb97Dict[&quot;lcbDop&quot;] = FIB1[" calcext:value-type="string">
            <text:p><text:s text:c="4"/>FibRgFcLcb97Dict["lcbDop"] = FIB1[</text:p>
          </table:table-cell>
        </table:table-row>
        <table:table-row table:style-name="ro1">
          <table:table-cell/>
          <table:table-cell office:value-type="string" calcext:value-type="string">
            <text:p># (4 bytes): An unsigned integer that specifies the size, in bytes, of the Dopat fcDop. Thisvalue MUST NOT be zero.</text:p>
          </table:table-cell>
          <table:table-cell table:number-columns-repeated="2"/>
          <table:table-cell table:formula="of:=CONCATENATE([.A128];[.B128];[.C128])" office:value-type="string" office:string-value="# (4 bytes): An unsigned integer that specifies the size, in bytes, of the Dopat fcDop. Thisvalue MUST NOT be zero." calcext:value-type="string">
            <text:p># (4 bytes): An unsigned integer that specifies the size, in bytes, of the Dopat fcDop. Thisvalue MUST NOT be zero.</text:p>
          </table:table-cell>
        </table:table-row>
        <table:table-row table:style-name="ro1">
          <table:table-cell office:value-type="string" calcext:value-type="string">
            <text:p><text:s text:c="4"/>FibRgFcLcb97Dict["</text:p>
          </table:table-cell>
          <table:table-cell office:value-type="string" calcext:value-type="string">
            <text:p>fcSttbfAssoc</text:p>
          </table:table-cell>
          <table:table-cell office:value-type="string" calcext:value-type="string">
            <text:p>"] = FIB1[</text:p>
          </table:table-cell>
          <table:table-cell/>
          <table:table-cell table:formula="of:=CONCATENATE([.A129];[.B129];[.C129])" office:value-type="string" office:string-value="    FibRgFcLcb97Dict[&quot;fcSttbfAssoc&quot;] = FIB1[" calcext:value-type="string">
            <text:p><text:s text:c="4"/>FibRgFcLcb97Dict["fcSttbfAssoc"] = FIB1[</text:p>
          </table:table-cell>
        </table:table-row>
        <table:table-row table:style-name="ro1">
          <table:table-cell/>
          <table:table-cell office:value-type="string" calcext:value-type="string">
            <text:p># (4 bytes): An unsigned integer that specifies an offset in the Table Stream. AnSttbfAssoc that contains strings that are associated with the document begins at this offset.</text:p>
          </table:table-cell>
          <table:table-cell table:number-columns-repeated="2"/>
          <table:table-cell table:formula="of:=CONCATENATE([.A130];[.B130];[.C130])" office:value-type="string" office:string-value="# (4 bytes): An unsigned integer that specifies an offset in the Table Stream. AnSttbfAssoc that contains strings that are associated with the document begins at this offset." calcext:value-type="string">
            <text:p># (4 bytes): An unsigned integer that specifies an offset in the Table Stream. AnSttbfAssoc that contains strings that are associated with the document begins at this offset.</text:p>
          </table:table-cell>
        </table:table-row>
        <table:table-row table:style-name="ro1">
          <table:table-cell office:value-type="string" calcext:value-type="string">
            <text:p><text:s text:c="4"/>FibRgFcLcb97Dict["</text:p>
          </table:table-cell>
          <table:table-cell office:value-type="string" calcext:value-type="string">
            <text:p>lcbSttbfAssoc</text:p>
          </table:table-cell>
          <table:table-cell office:value-type="string" calcext:value-type="string">
            <text:p>"] = FIB1[</text:p>
          </table:table-cell>
          <table:table-cell/>
          <table:table-cell table:formula="of:=CONCATENATE([.A131];[.B131];[.C131])" office:value-type="string" office:string-value="    FibRgFcLcb97Dict[&quot;lcbSttbfAssoc&quot;] = FIB1[" calcext:value-type="string">
            <text:p><text:s text:c="4"/>FibRgFcLcb97Dict["lcbSttbfAssoc"] = FIB1[</text:p>
          </table:table-cell>
        </table:table-row>
        <table:table-row table:style-name="ro1">
          <table:table-cell/>
          <table:table-cell office:value-type="string" calcext:value-type="string">
            <text:p># (4 bytes): An unsigned integer that specifies the size, in bytes, of the SttbfAssoc atoffset fcSttbfAssoc. This value MUST NOT be zero.</text:p>
          </table:table-cell>
          <table:table-cell table:number-columns-repeated="2"/>
          <table:table-cell table:formula="of:=CONCATENATE([.A132];[.B132];[.C132])" office:value-type="string" office:string-value="# (4 bytes): An unsigned integer that specifies the size, in bytes, of the SttbfAssoc atoffset fcSttbfAssoc. This value MUST NOT be zero." calcext:value-type="string">
            <text:p># (4 bytes): An unsigned integer that specifies the size, in bytes, of the SttbfAssoc atoffset fcSttbfAssoc. This value MUST NOT be zero.</text:p>
          </table:table-cell>
        </table:table-row>
        <table:table-row table:style-name="ro1">
          <table:table-cell office:value-type="string" calcext:value-type="string">
            <text:p><text:s text:c="4"/>FibRgFcLcb97Dict["</text:p>
          </table:table-cell>
          <table:table-cell office:value-type="string" calcext:value-type="string">
            <text:p>fcClx</text:p>
          </table:table-cell>
          <table:table-cell office:value-type="string" calcext:value-type="string">
            <text:p>"] = FIB1[</text:p>
          </table:table-cell>
          <table:table-cell/>
          <table:table-cell table:formula="of:=CONCATENATE([.A133];[.B133];[.C133])" office:value-type="string" office:string-value="    FibRgFcLcb97Dict[&quot;fcClx&quot;] = FIB1[" calcext:value-type="string">
            <text:p><text:s text:c="4"/>FibRgFcLcb97Dict["fcClx"] = FIB1[</text:p>
          </table:table-cell>
        </table:table-row>
        <table:table-row table:style-name="ro1">
          <table:table-cell/>
          <table:table-cell office:value-type="string" calcext:value-type="string">
            <text:p># (4 bytes): An unsigned integer that specifies an offset in the Table Stream. A Clx begins atthis offset.</text:p>
          </table:table-cell>
          <table:table-cell table:number-columns-repeated="2"/>
          <table:table-cell table:formula="of:=CONCATENATE([.A134];[.B134];[.C134])" office:value-type="string" office:string-value="# (4 bytes): An unsigned integer that specifies an offset in the Table Stream. A Clx begins atthis offset." calcext:value-type="string">
            <text:p># (4 bytes): An unsigned integer that specifies an offset in the Table Stream. A Clx begins atthis offset.</text:p>
          </table:table-cell>
        </table:table-row>
        <table:table-row table:style-name="ro1">
          <table:table-cell office:value-type="string" calcext:value-type="string">
            <text:p><text:s text:c="4"/>FibRgFcLcb97Dict["</text:p>
          </table:table-cell>
          <table:table-cell office:value-type="string" calcext:value-type="string">
            <text:p>lcbClx</text:p>
          </table:table-cell>
          <table:table-cell office:value-type="string" calcext:value-type="string">
            <text:p>"] = FIB1[</text:p>
          </table:table-cell>
          <table:table-cell/>
          <table:table-cell table:formula="of:=CONCATENATE([.A135];[.B135];[.C135])" office:value-type="string" office:string-value="    FibRgFcLcb97Dict[&quot;lcbClx&quot;] = FIB1[" calcext:value-type="string">
            <text:p><text:s text:c="4"/>FibRgFcLcb97Dict["lcbClx"] = FIB1[</text:p>
          </table:table-cell>
        </table:table-row>
        <table:table-row table:style-name="ro1">
          <table:table-cell/>
          <table:table-cell office:value-type="string" calcext:value-type="string">
            <text:p># (4 bytes): An unsigned integer that specifies the size, in bytes, of the Clx at offset fcClx inthe Table Stream. This value MUST be greater than zero.</text:p>
          </table:table-cell>
          <table:table-cell table:number-columns-repeated="2"/>
          <table:table-cell table:formula="of:=CONCATENATE([.A136];[.B136];[.C136])" office:value-type="string" office:string-value="# (4 bytes): An unsigned integer that specifies the size, in bytes, of the Clx at offset fcClx inthe Table Stream. This value MUST be greater than zero." calcext:value-type="string">
            <text:p># (4 bytes): An unsigned integer that specifies the size, in bytes, of the Clx at offset fcClx inthe Table Stream. This value MUST be greater than zero.</text:p>
          </table:table-cell>
        </table:table-row>
        <table:table-row table:style-name="ro1">
          <table:table-cell office:value-type="string" calcext:value-type="string">
            <text:p><text:s text:c="4"/>FibRgFcLcb97Dict["</text:p>
          </table:table-cell>
          <table:table-cell office:value-type="string" calcext:value-type="string">
            <text:p>fcPlcfPgdFtn</text:p>
          </table:table-cell>
          <table:table-cell office:value-type="string" calcext:value-type="string">
            <text:p>"] = FIB1[</text:p>
          </table:table-cell>
          <table:table-cell/>
          <table:table-cell table:formula="of:=CONCATENATE([.A137];[.B137];[.C137])" office:value-type="string" office:string-value="    FibRgFcLcb97Dict[&quot;fcPlcfPgdFtn&quot;] = FIB1[" calcext:value-type="string">
            <text:p><text:s text:c="4"/>FibRgFcLcb97Dict["fcPlcfPgdFtn"]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138];[.B138];[.C138])"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PgdFtn</text:p>
          </table:table-cell>
          <table:table-cell office:value-type="string" calcext:value-type="string">
            <text:p>"] = FIB1[</text:p>
          </table:table-cell>
          <table:table-cell/>
          <table:table-cell table:formula="of:=CONCATENATE([.A139];[.B139];[.C139])" office:value-type="string" office:string-value="    FibRgFcLcb97Dict[&quot;lcbPlcfPgdFtn&quot;] = FIB1[" calcext:value-type="string">
            <text:p><text:s text:c="4"/>FibRgFcLcb97Dict["lcbPlcfPgdFtn"]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140];[.B140];[.C140])"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AutosaveSource</text:p>
          </table:table-cell>
          <table:table-cell office:value-type="string" calcext:value-type="string">
            <text:p>"] = FIB1[</text:p>
          </table:table-cell>
          <table:table-cell/>
          <table:table-cell table:formula="of:=CONCATENATE([.A141];[.B141];[.C141])" office:value-type="string" office:string-value="    FibRgFcLcb97Dict[&quot;fcAutosaveSource&quot;] = FIB1[" calcext:value-type="string">
            <text:p><text:s text:c="4"/>FibRgFcLcb97Dict["fcAutosaveSource"]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142];[.B142];[.C142])"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AutosaveSource</text:p>
          </table:table-cell>
          <table:table-cell office:value-type="string" calcext:value-type="string">
            <text:p>"] = FIB1[</text:p>
          </table:table-cell>
          <table:table-cell/>
          <table:table-cell table:formula="of:=CONCATENATE([.A143];[.B143];[.C143])" office:value-type="string" office:string-value="    FibRgFcLcb97Dict[&quot;lcbAutosaveSource&quot;] = FIB1[" calcext:value-type="string">
            <text:p><text:s text:c="4"/>FibRgFcLcb97Dict["lcbAutosaveSource"]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144];[.B144];[.C144])"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GrpXstAtnOwners</text:p>
          </table:table-cell>
          <table:table-cell office:value-type="string" calcext:value-type="string">
            <text:p>"] = FIB1[</text:p>
          </table:table-cell>
          <table:table-cell/>
          <table:table-cell table:formula="of:=CONCATENATE([.A145];[.B145];[.C145])" office:value-type="string" office:string-value="    FibRgFcLcb97Dict[&quot;fcGrpXstAtnOwners&quot;] = FIB1[" calcext:value-type="string">
            <text:p><text:s text:c="4"/>FibRgFcLcb97Dict["fcGrpXstAtnOwners"] = FIB1[</text:p>
          </table:table-cell>
        </table:table-row>
        <table:table-row table:style-name="ro1">
          <table:table-cell/>
          <table:table-cell office:value-type="string" calcext:value-type="string">
            <text:p># (4 bytes): An unsigned integer that specifies an offset in the Table Stream. Anarray of XSTs begins at this offset. The value of cch for all XSTs in this array MUST be less than56. The number of entries in this array is limited to 0x7FFF. This array contains the names ofauthors of comments in the document. The names in this array MUST be unique. If no commentsare defined, lcbGrpXstAtnOwners and fcGrpXstAtnOwners MUST be zero and MUST beignored. If any comments are in the document, fcGrpXstAtnOwners MUST point to a valid arrayof XSTs.</text:p>
          </table:table-cell>
          <table:table-cell table:number-columns-repeated="2"/>
          <table:table-cell table:formula="of:=CONCATENATE([.A146];[.B146];[.C146])" office:value-type="string" office:string-value="# (4 bytes): An unsigned integer that specifies an offset in the Table Stream. Anarray of XSTs begins at this offset. The value of cch for all XSTs in this array MUST be less than56. The number of entries in this array is limited to 0x7FFF. This array contains the names ofauthors of comments in the document. The names in this array MUST be unique. If no commentsare defined, lcbGrpXstAtnOwners and fcGrpXstAtnOwners MUST be zero and MUST beignored. If any comments are in the document, fcGrpXstAtnOwners MUST point to a valid arrayof XSTs." calcext:value-type="string">
            <text:p># (4 bytes): An unsigned integer that specifies an offset in the Table Stream. Anarray of XSTs begins at this offset. The value of cch for all XSTs in this array MUST be less than56. The number of entries in this array is limited to 0x7FFF. This array contains the names ofauthors of comments in the document. The names in this array MUST be unique. If no commentsare defined, lcbGrpXstAtnOwners and fcGrpXstAtnOwners MUST be zero and MUST beignored. If any comments are in the document, fcGrpXstAtnOwners MUST point to a valid arrayof XSTs.</text:p>
          </table:table-cell>
        </table:table-row>
        <table:table-row table:style-name="ro1">
          <table:table-cell office:value-type="string" calcext:value-type="string">
            <text:p><text:s text:c="4"/>FibRgFcLcb97Dict["</text:p>
          </table:table-cell>
          <table:table-cell office:value-type="string" calcext:value-type="string">
            <text:p>lcbGrpXstAtnOwners</text:p>
          </table:table-cell>
          <table:table-cell office:value-type="string" calcext:value-type="string">
            <text:p>"] = FIB1[</text:p>
          </table:table-cell>
          <table:table-cell/>
          <table:table-cell table:formula="of:=CONCATENATE([.A147];[.B147];[.C147])" office:value-type="string" office:string-value="    FibRgFcLcb97Dict[&quot;lcbGrpXstAtnOwners&quot;] = FIB1[" calcext:value-type="string">
            <text:p><text:s text:c="4"/>FibRgFcLcb97Dict["lcbGrpXstAtnOwners"] = FIB1[</text:p>
          </table:table-cell>
        </table:table-row>
        <table:table-row table:style-name="ro1">
          <table:table-cell/>
          <table:table-cell office:value-type="string" calcext:value-type="string">
            <text:p># (4 bytes): An unsigned integer that specifies the size, in bytes, of the XSTarray at offset fcGrpXstAtnOwners in the Table Stream.</text:p>
          </table:table-cell>
          <table:table-cell table:number-columns-repeated="2"/>
          <table:table-cell table:formula="of:=CONCATENATE([.A148];[.B148];[.C148])" office:value-type="string" office:string-value="# (4 bytes): An unsigned integer that specifies the size, in bytes, of the XSTarray at offset fcGrpXstAtnOwners in the Table Stream." calcext:value-type="string">
            <text:p># (4 bytes): An unsigned integer that specifies the size, in bytes, of the XSTarray at offset fcGrpXstAtnOwners in the Table Stream.</text:p>
          </table:table-cell>
        </table:table-row>
        <table:table-row table:style-name="ro1">
          <table:table-cell office:value-type="string" calcext:value-type="string">
            <text:p><text:s text:c="4"/>FibRgFcLcb97Dict["</text:p>
          </table:table-cell>
          <table:table-cell office:value-type="string" calcext:value-type="string">
            <text:p>fcSttbfAtnBkmk</text:p>
          </table:table-cell>
          <table:table-cell office:value-type="string" calcext:value-type="string">
            <text:p>"] = FIB1[</text:p>
          </table:table-cell>
          <table:table-cell/>
          <table:table-cell table:formula="of:=CONCATENATE([.A149];[.B149];[.C149])" office:value-type="string" office:string-value="    FibRgFcLcb97Dict[&quot;fcSttbfAtnBkmk&quot;] = FIB1[" calcext:value-type="string">
            <text:p><text:s text:c="4"/>FibRgFcLcb97Dict["fcSttbfAtnBkmk"] = FIB1[</text:p>
          </table:table-cell>
        </table:table-row>
        <table:table-row table:style-name="ro1">
          <table:table-cell/>
          <table:table-cell office:value-type="string" calcext:value-type="string">
            <text:p># (4 bytes): An unsigned integer that specifies an offset in the Table Stream. AnSttbfAtnBkmk that contains information about the annotation bookmarks in the documentbegins at this offset. If lcbSttbfAtnBkmk is zero, fcSttbfAtnBkmk is undefined and MUST beignored.The SttbfAtnBkmk is parallel to the PlcfBkf at offset fcPlcfAtnBkf in the Table Stream. Eachelement in the SttbfAtnBkmk specifies information about the bookmark which is associated withthe data element that is located at the same offset in that PlcfBkf, so the SttbfAtnBkmk beginningat offset fcSttbfAtnBkmk and the PlcfBkf beginning at offset fcPlcfAtnBkf MUST contain thesame number of elements. An additional constraint upon the number of elements in theSttbfAtnBkmk is specified in the description of fcPlcfAtnBkf.</text:p>
          </table:table-cell>
          <table:table-cell table:number-columns-repeated="2"/>
          <table:table-cell table:formula="of:=CONCATENATE([.A150];[.B150];[.C150])" office:value-type="string" office:string-value="# (4 bytes): An unsigned integer that specifies an offset in the Table Stream. AnSttbfAtnBkmk that contains information about the annotation bookmarks in the documentbegins at this offset. If lcbSttbfAtnBkmk is zero, fcSttbfAtnBkmk is undefined and MUST beignored.The SttbfAtnBkmk is parallel to the PlcfBkf at offset fcPlcfAtnBkf in the Table Stream. Eachelement in the SttbfAtnBkmk specifies information about the bookmark which is associated withthe data element that is located at the same offset in that PlcfBkf, so the SttbfAtnBkmk beginningat offset fcSttbfAtnBkmk and the PlcfBkf beginning at offset fcPlcfAtnBkf MUST contain thesame number of elements. An additional constraint upon the number of elements in theSttbfAtnBkmk is specified in the description of fcPlcfAtnBkf." calcext:value-type="string">
            <text:p># (4 bytes): An unsigned integer that specifies an offset in the Table Stream. AnSttbfAtnBkmk that contains information about the annotation bookmarks in the documentbegins at this offset. If lcbSttbfAtnBkmk is zero, fcSttbfAtnBkmk is undefined and MUST beignored.The SttbfAtnBkmk is parallel to the PlcfBkf at offset fcPlcfAtnBkf in the Table Stream. Eachelement in the SttbfAtnBkmk specifies information about the bookmark which is associated withthe data element that is located at the same offset in that PlcfBkf, so the SttbfAtnBkmk beginningat offset fcSttbfAtnBkmk and the PlcfBkf beginning at offset fcPlcfAtnBkf MUST contain thesame number of elements. An additional constraint upon the number of elements in theSttbfAtnBkmk is specified in the description of fcPlcfAtnBkf.</text:p>
          </table:table-cell>
        </table:table-row>
        <table:table-row table:style-name="ro1">
          <table:table-cell office:value-type="string" calcext:value-type="string">
            <text:p><text:s text:c="4"/>FibRgFcLcb97Dict["</text:p>
          </table:table-cell>
          <table:table-cell office:value-type="string" calcext:value-type="string">
            <text:p>lcbSttbfAtnBkmk</text:p>
          </table:table-cell>
          <table:table-cell office:value-type="string" calcext:value-type="string">
            <text:p>"] = FIB1[</text:p>
          </table:table-cell>
          <table:table-cell/>
          <table:table-cell table:formula="of:=CONCATENATE([.A151];[.B151];[.C151])" office:value-type="string" office:string-value="    FibRgFcLcb97Dict[&quot;lcbSttbfAtnBkmk&quot;] = FIB1[" calcext:value-type="string">
            <text:p><text:s text:c="4"/>FibRgFcLcb97Dict["lcbSttbfAtnBkmk"] = FIB1[</text:p>
          </table:table-cell>
        </table:table-row>
        <table:table-row table:style-name="ro1">
          <table:table-cell/>
          <table:table-cell office:value-type="string" calcext:value-type="string">
            <text:p># (4 bytes): An unsigned integer that specifies the size, in bytes, of theSttbfAtnBkmk at offset fcSttbfAtnBkmk.</text:p>
          </table:table-cell>
          <table:table-cell table:number-columns-repeated="2"/>
          <table:table-cell table:formula="of:=CONCATENATE([.A152];[.B152];[.C152])" office:value-type="string" office:string-value="# (4 bytes): An unsigned integer that specifies the size, in bytes, of theSttbfAtnBkmk at offset fcSttbfAtnBkmk." calcext:value-type="string">
            <text:p># (4 bytes): An unsigned integer that specifies the size, in bytes, of theSttbfAtnBkmk at offset fcSttbfAtnBkmk.</text:p>
          </table:table-cell>
        </table:table-row>
        <table:table-row table:style-name="ro1">
          <table:table-cell office:value-type="string" calcext:value-type="string">
            <text:p><text:s text:c="4"/>FibRgFcLcb97Dict["</text:p>
          </table:table-cell>
          <table:table-cell office:value-type="string" calcext:value-type="string">
            <text:p>fcUnused2</text:p>
          </table:table-cell>
          <table:table-cell office:value-type="string" calcext:value-type="string">
            <text:p>"] = FIB1[</text:p>
          </table:table-cell>
          <table:table-cell/>
          <table:table-cell table:formula="of:=CONCATENATE([.A153];[.B153];[.C153])" office:value-type="string" office:string-value="    FibRgFcLcb97Dict[&quot;fcUnused2&quot;] = FIB1[" calcext:value-type="string">
            <text:p><text:s text:c="4"/>FibRgFcLcb97Dict["fcUnused2"]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154];[.B154];[.C154])"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Unused2</text:p>
          </table:table-cell>
          <table:table-cell office:value-type="string" calcext:value-type="string">
            <text:p>"] = FIB1[</text:p>
          </table:table-cell>
          <table:table-cell/>
          <table:table-cell table:formula="of:=CONCATENATE([.A155];[.B155];[.C155])" office:value-type="string" office:string-value="    FibRgFcLcb97Dict[&quot;lcbUnused2&quot;] = FIB1[" calcext:value-type="string">
            <text:p><text:s text:c="4"/>FibRgFcLcb97Dict["lcbUnused2"]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156];[.B156];[.C156])"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Unused3</text:p>
          </table:table-cell>
          <table:table-cell office:value-type="string" calcext:value-type="string">
            <text:p>"] = FIB1[</text:p>
          </table:table-cell>
          <table:table-cell/>
          <table:table-cell table:formula="of:=CONCATENATE([.A157];[.B157];[.C157])" office:value-type="string" office:string-value="    FibRgFcLcb97Dict[&quot;fcUnused3&quot;] = FIB1[" calcext:value-type="string">
            <text:p><text:s text:c="4"/>FibRgFcLcb97Dict["fcUnused3"]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158];[.B158];[.C158])"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Unused3</text:p>
          </table:table-cell>
          <table:table-cell office:value-type="string" calcext:value-type="string">
            <text:p>"] = FIB1[</text:p>
          </table:table-cell>
          <table:table-cell/>
          <table:table-cell table:formula="of:=CONCATENATE([.A159];[.B159];[.C159])" office:value-type="string" office:string-value="    FibRgFcLcb97Dict[&quot;lcbUnused3&quot;] = FIB1[" calcext:value-type="string">
            <text:p><text:s text:c="4"/>FibRgFcLcb97Dict["lcbUnused3"]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160];[.B160];[.C160])"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PlcSpaMom</text:p>
          </table:table-cell>
          <table:table-cell office:value-type="string" calcext:value-type="string">
            <text:p>"] = FIB1[</text:p>
          </table:table-cell>
          <table:table-cell/>
          <table:table-cell table:formula="of:=CONCATENATE([.A161];[.B161];[.C161])" office:value-type="string" office:string-value="    FibRgFcLcb97Dict[&quot;fcPlcSpaMom&quot;] = FIB1[" calcext:value-type="string">
            <text:p><text:s text:c="4"/>FibRgFcLcb97Dict["fcPlcSpaMom"] = FIB1[</text:p>
          </table:table-cell>
        </table:table-row>
        <table:table-row table:style-name="ro1">
          <table:table-cell/>
          <table:table-cell office:value-type="string" calcext:value-type="string">
            <text:p># (4 bytes): An unsigned integer that specifies an offset in the Table Stream. A PlcfSpabegins at this offset. The PlcfSpa contains shape information for the Main Document. All CPs in thisPlcfSpa are relative to the starting position of the Main Document and MUST be greater than orequal to zero and less than or equal to cppText in FibRgLw97. The final CP is undefined and MUSTbe ignored, though it MUST be greater than the previous entry. If there are no shapes in the MainDocument, lcbPlcSpaMom and fcPlcSpaMom MUST be zero and MUST be ignored. If there areshapes in the Main Document, fcPlcSpaMom MUST point to a valid PlcfSpa structure.</text:p>
          </table:table-cell>
          <table:table-cell table:number-columns-repeated="2"/>
          <table:table-cell table:formula="of:=CONCATENATE([.A162];[.B162];[.C162])" office:value-type="string" office:string-value="# (4 bytes): An unsigned integer that specifies an offset in the Table Stream. A PlcfSpabegins at this offset. The PlcfSpa contains shape information for the Main Document. All CPs in thisPlcfSpa are relative to the starting position of the Main Document and MUST be greater than orequal to zero and less than or equal to cppText in FibRgLw97. The final CP is undefined and MUSTbe ignored, though it MUST be greater than the previous entry. If there are no shapes in the MainDocument, lcbPlcSpaMom and fcPlcSpaMom MUST be zero and MUST be ignored. If there areshapes in the Main Document, fcPlcSpaMom MUST point to a valid PlcfSpa structure." calcext:value-type="string">
            <text:p># (4 bytes): An unsigned integer that specifies an offset in the Table Stream. A PlcfSpabegins at this offset. The PlcfSpa contains shape information for the Main Document. All CPs in thisPlcfSpa are relative to the starting position of the Main Document and MUST be greater than orequal to zero and less than or equal to cppText in FibRgLw97. The final CP is undefined and MUSTbe ignored, though it MUST be greater than the previous entry. If there are no shapes in the MainDocument, lcbPlcSpaMom and fcPlcSpaMom MUST be zero and MUST be ignored. If there areshapes in the Main Document, fcPlcSpaMom MUST point to a valid PlcfSpa structure.</text:p>
          </table:table-cell>
        </table:table-row>
        <table:table-row table:style-name="ro1">
          <table:table-cell office:value-type="string" calcext:value-type="string">
            <text:p><text:s text:c="4"/>FibRgFcLcb97Dict["</text:p>
          </table:table-cell>
          <table:table-cell office:value-type="string" calcext:value-type="string">
            <text:p>lcbPlcSpaMom</text:p>
          </table:table-cell>
          <table:table-cell office:value-type="string" calcext:value-type="string">
            <text:p>"] = FIB1[</text:p>
          </table:table-cell>
          <table:table-cell/>
          <table:table-cell table:formula="of:=CONCATENATE([.A163];[.B163];[.C163])" office:value-type="string" office:string-value="    FibRgFcLcb97Dict[&quot;lcbPlcSpaMom&quot;] = FIB1[" calcext:value-type="string">
            <text:p><text:s text:c="4"/>FibRgFcLcb97Dict["lcbPlcSpaMom"] = FIB1[</text:p>
          </table:table-cell>
        </table:table-row>
        <table:table-row table:style-name="ro1">
          <table:table-cell/>
          <table:table-cell office:value-type="string" calcext:value-type="string">
            <text:p># (4 bytes): An unsigned integer that specifies the size, in bytes, of the PlcfSpa atoffset fcPlcSpaMom.</text:p>
          </table:table-cell>
          <table:table-cell table:number-columns-repeated="2"/>
          <table:table-cell table:formula="of:=CONCATENATE([.A164];[.B164];[.C164])" office:value-type="string" office:string-value="# (4 bytes): An unsigned integer that specifies the size, in bytes, of the PlcfSpa atoffset fcPlcSpaMom." calcext:value-type="string">
            <text:p># (4 bytes): An unsigned integer that specifies the size, in bytes, of the PlcfSpa atoffset fcPlcSpaMom.</text:p>
          </table:table-cell>
        </table:table-row>
        <table:table-row table:style-name="ro1">
          <table:table-cell office:value-type="string" calcext:value-type="string">
            <text:p><text:s text:c="4"/>FibRgFcLcb97Dict["</text:p>
          </table:table-cell>
          <table:table-cell office:value-type="string" calcext:value-type="string">
            <text:p>fcPlcSpaHdr</text:p>
          </table:table-cell>
          <table:table-cell office:value-type="string" calcext:value-type="string">
            <text:p>"] = FIB1[</text:p>
          </table:table-cell>
          <table:table-cell/>
          <table:table-cell table:formula="of:=CONCATENATE([.A165];[.B165];[.C165])" office:value-type="string" office:string-value="    FibRgFcLcb97Dict[&quot;fcPlcSpaHdr&quot;] = FIB1[" calcext:value-type="string">
            <text:p><text:s text:c="4"/>FibRgFcLcb97Dict["fcPlcSpaHdr"] = FIB1[</text:p>
          </table:table-cell>
        </table:table-row>
        <table:table-row table:style-name="ro1">
          <table:table-cell/>
          <table:table-cell office:value-type="string" calcext:value-type="string">
            <text:p># (4 bytes): An unsigned integer that specifies an offset in the Table Stream. A PlcfSpabegins at this offset. The PlcfSpa contains shape information for the Header Document. All CPs inthis PlcfSpa are relative to the starting position of the Header Document and MUST be greaterthan or equal to zero and less than or equal to ccpHdd in FibRgLw97. The final CP is undefinedand MUST be ignored, though this value MUST be greater than the previous entry. If there are noshapes in the Header Document, lcbPlcSpaHdr and fcPlcSpaHdr MUST both be zero and MUSTbe ignored. If there are shapes in the Header Document, fcPlcSpaHdr MUST point to a validPlcfSpa structure.</text:p>
          </table:table-cell>
          <table:table-cell table:number-columns-repeated="2"/>
          <table:table-cell table:formula="of:=CONCATENATE([.A166];[.B166];[.C166])" office:value-type="string" office:string-value="# (4 bytes): An unsigned integer that specifies an offset in the Table Stream. A PlcfSpabegins at this offset. The PlcfSpa contains shape information for the Header Document. All CPs inthis PlcfSpa are relative to the starting position of the Header Document and MUST be greaterthan or equal to zero and less than or equal to ccpHdd in FibRgLw97. The final CP is undefinedand MUST be ignored, though this value MUST be greater than the previous entry. If there are noshapes in the Header Document, lcbPlcSpaHdr and fcPlcSpaHdr MUST both be zero and MUSTbe ignored. If there are shapes in the Header Document, fcPlcSpaHdr MUST point to a validPlcfSpa structure." calcext:value-type="string">
            <text:p># (4 bytes): An unsigned integer that specifies an offset in the Table Stream. A PlcfSpabegins at this offset. The PlcfSpa contains shape information for the Header Document. All CPs inthis PlcfSpa are relative to the starting position of the Header Document and MUST be greaterthan or equal to zero and less than or equal to ccpHdd in FibRgLw97. The final CP is undefinedand MUST be ignored, though this value MUST be greater than the previous entry. If there are noshapes in the Header Document, lcbPlcSpaHdr and fcPlcSpaHdr MUST both be zero and MUSTbe ignored. If there are shapes in the Header Document, fcPlcSpaHdr MUST point to a validPlcfSpa structure.</text:p>
          </table:table-cell>
        </table:table-row>
        <table:table-row table:style-name="ro1">
          <table:table-cell office:value-type="string" calcext:value-type="string">
            <text:p><text:s text:c="4"/>FibRgFcLcb97Dict["</text:p>
          </table:table-cell>
          <table:table-cell office:value-type="string" calcext:value-type="string">
            <text:p>lcbPlcSpaHdr</text:p>
          </table:table-cell>
          <table:table-cell office:value-type="string" calcext:value-type="string">
            <text:p>"] = FIB1[</text:p>
          </table:table-cell>
          <table:table-cell/>
          <table:table-cell table:formula="of:=CONCATENATE([.A167];[.B167];[.C167])" office:value-type="string" office:string-value="    FibRgFcLcb97Dict[&quot;lcbPlcSpaHdr&quot;] = FIB1[" calcext:value-type="string">
            <text:p><text:s text:c="4"/>FibRgFcLcb97Dict["lcbPlcSpaHdr"] = FIB1[</text:p>
          </table:table-cell>
        </table:table-row>
        <table:table-row table:style-name="ro1">
          <table:table-cell/>
          <table:table-cell office:value-type="string" calcext:value-type="string">
            <text:p># (4 bytes): An unsigned integer that specifies the size, in bytes, of the PlcfSpa at theoffset fcPlcSpaHdr.</text:p>
          </table:table-cell>
          <table:table-cell table:number-columns-repeated="2"/>
          <table:table-cell table:formula="of:=CONCATENATE([.A168];[.B168];[.C168])" office:value-type="string" office:string-value="# (4 bytes): An unsigned integer that specifies the size, in bytes, of the PlcfSpa at theoffset fcPlcSpaHdr." calcext:value-type="string">
            <text:p># (4 bytes): An unsigned integer that specifies the size, in bytes, of the PlcfSpa at theoffset fcPlcSpaHdr.</text:p>
          </table:table-cell>
        </table:table-row>
        <table:table-row table:style-name="ro1">
          <table:table-cell office:value-type="string" calcext:value-type="string">
            <text:p><text:s text:c="4"/>FibRgFcLcb97Dict["</text:p>
          </table:table-cell>
          <table:table-cell office:value-type="string" calcext:value-type="string">
            <text:p>fcPlcfAtnBkf</text:p>
          </table:table-cell>
          <table:table-cell office:value-type="string" calcext:value-type="string">
            <text:p>"] = FIB1[</text:p>
          </table:table-cell>
          <table:table-cell/>
          <table:table-cell table:formula="of:=CONCATENATE([.A169];[.B169];[.C169])" office:value-type="string" office:string-value="    FibRgFcLcb97Dict[&quot;fcPlcfAtnBkf&quot;] = FIB1[" calcext:value-type="string">
            <text:p><text:s text:c="4"/>FibRgFcLcb97Dict["fcPlcfAtnBkf"] = FIB1[</text:p>
          </table:table-cell>
        </table:table-row>
        <table:table-row table:style-name="ro1">
          <table:table-cell/>
          <table:table-cell office:value-type="string" calcext:value-type="string">
            <text:p># (4 bytes): An unsigned integer that specifies an offset in the Table Stream. A PlcfBkfthat contains information about annotation bookmarks in the document begins at this offset. IflcbPlcfAtnBkf is zero, fcPlcfAtnBkf is undefined and MUST be ignored.Each data element in the PlcfBkf is associated, in a one-to-one correlation, with a data element inthe PlcfBkl at offset fcPlcfAtnBkl. For this reason, the PlcfBkf that begins at offsetfcPlcfAtnBkf, and the PlcfBkl that begins at offset fcPlcfAtnBkl, MUST contain the samenumber of data elements. The PlcfBkf is parallel to the SttbfAtnBkmk at offset fcSttbfAtnBkmkin the Table Stream. Each data element in the PlcfBkf specifies information about the bookmarkwhich is associated with the element that is located at the same offset in that SttbfAtnBkmk. Forthis reason, the PlcfBkf that begins at offset fcPlcfAtnBkf, and the SttbfAtnBkmk that begins atoffset fcSttbfAtnBkmk, MUST contain the same number of elements.The CP range of an annotation bookmark MUST be in the Main Document part.</text:p>
          </table:table-cell>
          <table:table-cell table:number-columns-repeated="2"/>
          <table:table-cell table:formula="of:=CONCATENATE([.A170];[.B170];[.C170])" office:value-type="string" office:string-value="# (4 bytes): An unsigned integer that specifies an offset in the Table Stream. A PlcfBkfthat contains information about annotation bookmarks in the document begins at this offset. IflcbPlcfAtnBkf is zero, fcPlcfAtnBkf is undefined and MUST be ignored.Each data element in the PlcfBkf is associated, in a one-to-one correlation, with a data element inthe PlcfBkl at offset fcPlcfAtnBkl. For this reason, the PlcfBkf that begins at offsetfcPlcfAtnBkf, and the PlcfBkl that begins at offset fcPlcfAtnBkl, MUST contain the samenumber of data elements. The PlcfBkf is parallel to the SttbfAtnBkmk at offset fcSttbfAtnBkmkin the Table Stream. Each data element in the PlcfBkf specifies information about the bookmarkwhich is associated with the element that is located at the same offset in that SttbfAtnBkmk. Forthis reason, the PlcfBkf that begins at offset fcPlcfAtnBkf, and the SttbfAtnBkmk that begins atoffset fcSttbfAtnBkmk, MUST contain the same number of elements.The CP range of an annotation bookmark MUST be in the Main Document part." calcext:value-type="string">
            <text:p># (4 bytes): An unsigned integer that specifies an offset in the Table Stream. A PlcfBkfthat contains information about annotation bookmarks in the document begins at this offset. IflcbPlcfAtnBkf is zero, fcPlcfAtnBkf is undefined and MUST be ignored.Each data element in the PlcfBkf is associated, in a one-to-one correlation, with a data element inthe PlcfBkl at offset fcPlcfAtnBkl. For this reason, the PlcfBkf that begins at offsetfcPlcfAtnBkf, and the PlcfBkl that begins at offset fcPlcfAtnBkl, MUST contain the samenumber of data elements. The PlcfBkf is parallel to the SttbfAtnBkmk at offset fcSttbfAtnBkmkin the Table Stream. Each data element in the PlcfBkf specifies information about the bookmarkwhich is associated with the element that is located at the same offset in that SttbfAtnBkmk. Forthis reason, the PlcfBkf that begins at offset fcPlcfAtnBkf, and the SttbfAtnBkmk that begins atoffset fcSttbfAtnBkmk, MUST contain the same number of elements.The CP range of an annotation bookmark MUST be in the Main Document part.</text:p>
          </table:table-cell>
        </table:table-row>
        <table:table-row table:style-name="ro1">
          <table:table-cell office:value-type="string" calcext:value-type="string">
            <text:p><text:s text:c="4"/>FibRgFcLcb97Dict["</text:p>
          </table:table-cell>
          <table:table-cell office:value-type="string" calcext:value-type="string">
            <text:p>lcbPlcfAtnBkf</text:p>
          </table:table-cell>
          <table:table-cell office:value-type="string" calcext:value-type="string">
            <text:p>"] = FIB1[</text:p>
          </table:table-cell>
          <table:table-cell/>
          <table:table-cell table:formula="of:=CONCATENATE([.A171];[.B171];[.C171])" office:value-type="string" office:string-value="    FibRgFcLcb97Dict[&quot;lcbPlcfAtnBkf&quot;] = FIB1[" calcext:value-type="string">
            <text:p><text:s text:c="4"/>FibRgFcLcb97Dict["lcbPlcfAtnBkf"] = FIB1[</text:p>
          </table:table-cell>
        </table:table-row>
        <table:table-row table:style-name="ro1">
          <table:table-cell/>
          <table:table-cell office:value-type="string" calcext:value-type="string">
            <text:p># (4 bytes): An unsigned integer that specifies the size, in bytes, of the PlcfBkf atoffset fcPlcfAtnBkf.</text:p>
          </table:table-cell>
          <table:table-cell table:number-columns-repeated="2"/>
          <table:table-cell table:formula="of:=CONCATENATE([.A172];[.B172];[.C172])" office:value-type="string" office:string-value="# (4 bytes): An unsigned integer that specifies the size, in bytes, of the PlcfBkf atoffset fcPlcfAtnBkf." calcext:value-type="string">
            <text:p># (4 bytes): An unsigned integer that specifies the size, in bytes, of the PlcfBkf atoffset fcPlcfAtnBkf.</text:p>
          </table:table-cell>
        </table:table-row>
        <table:table-row table:style-name="ro1">
          <table:table-cell office:value-type="string" calcext:value-type="string">
            <text:p><text:s text:c="4"/>FibRgFcLcb97Dict["</text:p>
          </table:table-cell>
          <table:table-cell office:value-type="string" calcext:value-type="string">
            <text:p>fcPlcfAtnBkl</text:p>
          </table:table-cell>
          <table:table-cell office:value-type="string" calcext:value-type="string">
            <text:p>"] = FIB1[</text:p>
          </table:table-cell>
          <table:table-cell/>
          <table:table-cell table:formula="of:=CONCATENATE([.A173];[.B173];[.C173])" office:value-type="string" office:string-value="    FibRgFcLcb97Dict[&quot;fcPlcfAtnBkl&quot;] = FIB1[" calcext:value-type="string">
            <text:p><text:s text:c="4"/>FibRgFcLcb97Dict["fcPlcfAtnBkl"] = FIB1[</text:p>
          </table:table-cell>
        </table:table-row>
        <table:table-row table:style-name="ro1">
          <table:table-cell/>
          <table:table-cell office:value-type="string" calcext:value-type="string">
            <text:p># (4 bytes): An unsigned integer that specifies an offset in the Table Stream. A PlcfBklthat contains information about annotation bookmarks in the document begins at this offset. IflcbPlcfAtnBkl is zero, then fcPlcfAtnBkl is undefined and MUST be ignored.Each data element in the PlcfBkl is associated, in a one-to-one correlation, with a data element inthe PlcfBkf at offset fcPlcfAtnBkf. For this reason, the PlcfBkl that begins at offsetfcPlcfAtnBkl, and the PlcfBkf that begins at offset fcPlcfAtnBkf, MUST contain the samenumber of data elements.The CP range of an annotation bookmark MUST be in the Main Document part.</text:p>
          </table:table-cell>
          <table:table-cell table:number-columns-repeated="2"/>
          <table:table-cell table:formula="of:=CONCATENATE([.A174];[.B174];[.C174])" office:value-type="string" office:string-value="# (4 bytes): An unsigned integer that specifies an offset in the Table Stream. A PlcfBklthat contains information about annotation bookmarks in the document begins at this offset. IflcbPlcfAtnBkl is zero, then fcPlcfAtnBkl is undefined and MUST be ignored.Each data element in the PlcfBkl is associated, in a one-to-one correlation, with a data element inthe PlcfBkf at offset fcPlcfAtnBkf. For this reason, the PlcfBkl that begins at offsetfcPlcfAtnBkl, and the PlcfBkf that begins at offset fcPlcfAtnBkf, MUST contain the samenumber of data elements.The CP range of an annotation bookmark MUST be in the Main Document part." calcext:value-type="string">
            <text:p># (4 bytes): An unsigned integer that specifies an offset in the Table Stream. A PlcfBklthat contains information about annotation bookmarks in the document begins at this offset. IflcbPlcfAtnBkl is zero, then fcPlcfAtnBkl is undefined and MUST be ignored.Each data element in the PlcfBkl is associated, in a one-to-one correlation, with a data element inthe PlcfBkf at offset fcPlcfAtnBkf. For this reason, the PlcfBkl that begins at offsetfcPlcfAtnBkl, and the PlcfBkf that begins at offset fcPlcfAtnBkf, MUST contain the samenumber of data elements.The CP range of an annotation bookmark MUST be in the Main Document part.</text:p>
          </table:table-cell>
        </table:table-row>
        <table:table-row table:style-name="ro1">
          <table:table-cell office:value-type="string" calcext:value-type="string">
            <text:p><text:s text:c="4"/>FibRgFcLcb97Dict["</text:p>
          </table:table-cell>
          <table:table-cell office:value-type="string" calcext:value-type="string">
            <text:p>lcbPlcfAtnBkl</text:p>
          </table:table-cell>
          <table:table-cell office:value-type="string" calcext:value-type="string">
            <text:p>"] = FIB1[</text:p>
          </table:table-cell>
          <table:table-cell/>
          <table:table-cell table:formula="of:=CONCATENATE([.A175];[.B175];[.C175])" office:value-type="string" office:string-value="    FibRgFcLcb97Dict[&quot;lcbPlcfAtnBkl&quot;] = FIB1[" calcext:value-type="string">
            <text:p><text:s text:c="4"/>FibRgFcLcb97Dict["lcbPlcfAtnBkl"] = FIB1[</text:p>
          </table:table-cell>
        </table:table-row>
        <table:table-row table:style-name="ro1">
          <table:table-cell/>
          <table:table-cell office:value-type="string" calcext:value-type="string">
            <text:p># (4 bytes): An unsigned integer that specifies the size, in bytes, of the PlcfBkl atoffset fcPlcfAtnBkl.</text:p>
          </table:table-cell>
          <table:table-cell table:number-columns-repeated="2"/>
          <table:table-cell table:formula="of:=CONCATENATE([.A176];[.B176];[.C176])" office:value-type="string" office:string-value="# (4 bytes): An unsigned integer that specifies the size, in bytes, of the PlcfBkl atoffset fcPlcfAtnBkl." calcext:value-type="string">
            <text:p># (4 bytes): An unsigned integer that specifies the size, in bytes, of the PlcfBkl atoffset fcPlcfAtnBkl.</text:p>
          </table:table-cell>
        </table:table-row>
        <table:table-row table:style-name="ro1">
          <table:table-cell office:value-type="string" calcext:value-type="string">
            <text:p><text:s text:c="4"/>FibRgFcLcb97Dict["</text:p>
          </table:table-cell>
          <table:table-cell office:value-type="string" calcext:value-type="string">
            <text:p>fcPms</text:p>
          </table:table-cell>
          <table:table-cell office:value-type="string" calcext:value-type="string">
            <text:p>"] = FIB1[</text:p>
          </table:table-cell>
          <table:table-cell/>
          <table:table-cell table:formula="of:=CONCATENATE([.A177];[.B177];[.C177])" office:value-type="string" office:string-value="    FibRgFcLcb97Dict[&quot;fcPms&quot;] = FIB1[" calcext:value-type="string">
            <text:p><text:s text:c="4"/>FibRgFcLcb97Dict["fcPms"] = FIB1[</text:p>
          </table:table-cell>
        </table:table-row>
        <table:table-row table:style-name="ro1">
          <table:table-cell/>
          <table:table-cell office:value-type="string" calcext:value-type="string">
            <text:p># (4 bytes): An unsigned integer that specifies an offset in the Table Stream. A Pms, whichcontains the current state of a print merge operation, begins at this offset. If lcbPms is zero,fcPms is undefined and MUST be ignored.</text:p>
          </table:table-cell>
          <table:table-cell table:number-columns-repeated="2"/>
          <table:table-cell table:formula="of:=CONCATENATE([.A178];[.B178];[.C178])" office:value-type="string" office:string-value="# (4 bytes): An unsigned integer that specifies an offset in the Table Stream. A Pms, whichcontains the current state of a print merge operation, begins at this offset. If lcbPms is zero,fcPms is undefined and MUST be ignored." calcext:value-type="string">
            <text:p># (4 bytes): An unsigned integer that specifies an offset in the Table Stream. A Pms, whichcontains the current state of a print merge operation, begins at this offset. If lcbPms is zero,fcPms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ms</text:p>
          </table:table-cell>
          <table:table-cell office:value-type="string" calcext:value-type="string">
            <text:p>"] = FIB1[</text:p>
          </table:table-cell>
          <table:table-cell/>
          <table:table-cell table:formula="of:=CONCATENATE([.A179];[.B179];[.C179])" office:value-type="string" office:string-value="    FibRgFcLcb97Dict[&quot;lcbPms&quot;] = FIB1[" calcext:value-type="string">
            <text:p><text:s text:c="4"/>FibRgFcLcb97Dict["lcbPms"] = FIB1[</text:p>
          </table:table-cell>
        </table:table-row>
        <table:table-row table:style-name="ro1">
          <table:table-cell/>
          <table:table-cell office:value-type="string" calcext:value-type="string">
            <text:p># (4 bytes): An unsigned integer which specifies the size, in bytes, of the Pms at offsetfcPms.</text:p>
          </table:table-cell>
          <table:table-cell table:number-columns-repeated="2"/>
          <table:table-cell table:formula="of:=CONCATENATE([.A180];[.B180];[.C180])" office:value-type="string" office:string-value="# (4 bytes): An unsigned integer which specifies the size, in bytes, of the Pms at offsetfcPms." calcext:value-type="string">
            <text:p># (4 bytes): An unsigned integer which specifies the size, in bytes, of the Pms at offsetfcPms.</text:p>
          </table:table-cell>
        </table:table-row>
        <table:table-row table:style-name="ro1">
          <table:table-cell office:value-type="string" calcext:value-type="string">
            <text:p><text:s text:c="4"/>FibRgFcLcb97Dict["</text:p>
          </table:table-cell>
          <table:table-cell office:value-type="string" calcext:value-type="string">
            <text:p>fcFormFldSttbs</text:p>
          </table:table-cell>
          <table:table-cell office:value-type="string" calcext:value-type="string">
            <text:p>"] = FIB1[</text:p>
          </table:table-cell>
          <table:table-cell/>
          <table:table-cell table:formula="of:=CONCATENATE([.A181];[.B181];[.C181])" office:value-type="string" office:string-value="    FibRgFcLcb97Dict[&quot;fcFormFldSttbs&quot;] = FIB1[" calcext:value-type="string">
            <text:p><text:s text:c="4"/>FibRgFcLcb97Dict["fcFormFldSttbs"]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182];[.B182];[.C182])"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FormFldSttbs</text:p>
          </table:table-cell>
          <table:table-cell office:value-type="string" calcext:value-type="string">
            <text:p>"] = FIB1[</text:p>
          </table:table-cell>
          <table:table-cell/>
          <table:table-cell table:formula="of:=CONCATENATE([.A183];[.B183];[.C183])" office:value-type="string" office:string-value="    FibRgFcLcb97Dict[&quot;lcbFormFldSttbs&quot;] = FIB1[" calcext:value-type="string">
            <text:p><text:s text:c="4"/>FibRgFcLcb97Dict["lcbFormFldSttbs"]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184];[.B184];[.C184])"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PlcfendRef</text:p>
          </table:table-cell>
          <table:table-cell office:value-type="string" calcext:value-type="string">
            <text:p>"] = FIB1[</text:p>
          </table:table-cell>
          <table:table-cell/>
          <table:table-cell table:formula="of:=CONCATENATE([.A185];[.B185];[.C185])" office:value-type="string" office:string-value="    FibRgFcLcb97Dict[&quot;fcPlcfendRef&quot;] = FIB1[" calcext:value-type="string">
            <text:p><text:s text:c="4"/>FibRgFcLcb97Dict["fcPlcfendRef"] = FIB1[</text:p>
          </table:table-cell>
        </table:table-row>
        <table:table-row table:style-name="ro1">
          <table:table-cell/>
          <table:table-cell office:value-type="string" calcext:value-type="string">
            <text:p># (4 bytes): An unsigned integer that specifies an offset in the Table Stream. APlcfendRef that begins at this offset specifies the locations of endnote references in the MainDocument and whether those references use auto-numbering or custom symbols. IflcbPlcfendRef is zero, fcPlcfendRef is undefined and MUST be ignored.</text:p>
          </table:table-cell>
          <table:table-cell table:number-columns-repeated="2"/>
          <table:table-cell table:formula="of:=CONCATENATE([.A186];[.B186];[.C186])" office:value-type="string" office:string-value="# (4 bytes): An unsigned integer that specifies an offset in the Table Stream. APlcfendRef that begins at this offset specifies the locations of endnote references in the MainDocument and whether those references use auto-numbering or custom symbols. IflcbPlcfendRef is zero, fcPlcfendRef is undefined and MUST be ignored." calcext:value-type="string">
            <text:p># (4 bytes): An unsigned integer that specifies an offset in the Table Stream. APlcfendRef that begins at this offset specifies the locations of endnote references in the MainDocument and whether those references use auto-numbering or custom symbols. IflcbPlcfendRef is zero, fcPlcfendRef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endRef</text:p>
          </table:table-cell>
          <table:table-cell office:value-type="string" calcext:value-type="string">
            <text:p>"] = FIB1[</text:p>
          </table:table-cell>
          <table:table-cell/>
          <table:table-cell table:formula="of:=CONCATENATE([.A187];[.B187];[.C187])" office:value-type="string" office:string-value="    FibRgFcLcb97Dict[&quot;lcbPlcfendRef&quot;] = FIB1[" calcext:value-type="string">
            <text:p><text:s text:c="4"/>FibRgFcLcb97Dict["lcbPlcfendRef"] = FIB1[</text:p>
          </table:table-cell>
        </table:table-row>
        <table:table-row table:style-name="ro1">
          <table:table-cell/>
          <table:table-cell office:value-type="string" calcext:value-type="string">
            <text:p># (4 bytes): An unsigned integer that specifies the size, in bytes, of the PlcfendRefthat begins at offset fcPlcfendRef in the Table Stream.</text:p>
          </table:table-cell>
          <table:table-cell table:number-columns-repeated="2"/>
          <table:table-cell table:formula="of:=CONCATENATE([.A188];[.B188];[.C188])" office:value-type="string" office:string-value="# (4 bytes): An unsigned integer that specifies the size, in bytes, of the PlcfendRefthat begins at offset fcPlcfendRef in the Table Stream." calcext:value-type="string">
            <text:p># (4 bytes): An unsigned integer that specifies the size, in bytes, of the PlcfendRefthat begins at offset fcPlcfendRef in the Table Stream.</text:p>
          </table:table-cell>
        </table:table-row>
        <table:table-row table:style-name="ro1">
          <table:table-cell office:value-type="string" calcext:value-type="string">
            <text:p><text:s text:c="4"/>FibRgFcLcb97Dict["</text:p>
          </table:table-cell>
          <table:table-cell office:value-type="string" calcext:value-type="string">
            <text:p>fcPlcfendTxt</text:p>
          </table:table-cell>
          <table:table-cell office:value-type="string" calcext:value-type="string">
            <text:p>"] = FIB1[</text:p>
          </table:table-cell>
          <table:table-cell/>
          <table:table-cell table:formula="of:=CONCATENATE([.A189];[.B189];[.C189])" office:value-type="string" office:string-value="    FibRgFcLcb97Dict[&quot;fcPlcfendTxt&quot;] = FIB1[" calcext:value-type="string">
            <text:p><text:s text:c="4"/>FibRgFcLcb97Dict["fcPlcfendTxt"] = FIB1[</text:p>
          </table:table-cell>
        </table:table-row>
        <table:table-row table:style-name="ro1">
          <table:table-cell/>
          <table:table-cell office:value-type="string" calcext:value-type="string">
            <text:p># (4 bytes): An unsigned integer that specifies an offset in the Table Stream. APlcfendTxt begins at this offset and specifies the locations of each block of endnote text in theEndnote Document. If lcbPlcfendTxt is zero, fcPlcfendTxt is undefined and MUST be ignored.</text:p>
          </table:table-cell>
          <table:table-cell table:number-columns-repeated="2"/>
          <table:table-cell table:formula="of:=CONCATENATE([.A190];[.B190];[.C190])" office:value-type="string" office:string-value="# (4 bytes): An unsigned integer that specifies an offset in the Table Stream. APlcfendTxt begins at this offset and specifies the locations of each block of endnote text in theEndnote Document. If lcbPlcfendTxt is zero, fcPlcfendTxt is undefined and MUST be ignored." calcext:value-type="string">
            <text:p># (4 bytes): An unsigned integer that specifies an offset in the Table Stream. APlcfendTxt begins at this offset and specifies the locations of each block of endnote text in theEndnote Document. If lcbPlcfendTxt is zero, fcPlcfendTxt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endTxt</text:p>
          </table:table-cell>
          <table:table-cell office:value-type="string" calcext:value-type="string">
            <text:p>"] = FIB1[</text:p>
          </table:table-cell>
          <table:table-cell/>
          <table:table-cell table:formula="of:=CONCATENATE([.A191];[.B191];[.C191])" office:value-type="string" office:string-value="    FibRgFcLcb97Dict[&quot;lcbPlcfendTxt&quot;] = FIB1[" calcext:value-type="string">
            <text:p><text:s text:c="4"/>FibRgFcLcb97Dict["lcbPlcfendTxt"] = FIB1[</text:p>
          </table:table-cell>
        </table:table-row>
        <table:table-row table:style-name="ro1">
          <table:table-cell/>
          <table:table-cell office:value-type="string" calcext:value-type="string">
            <text:p># (4 bytes): An unsigned integer that specifies the size, in bytes, of the PlcfendTxtthat begins at offset fcPlcfendTxt in the Table Stream.lcbPlcfendTxt MUST be zero if FibRgLw97.ccpEdn is zero, and MUST be nonzero ifFibRgLw97.ccpEdn is nonzero.</text:p>
          </table:table-cell>
          <table:table-cell table:number-columns-repeated="2"/>
          <table:table-cell table:formula="of:=CONCATENATE([.A192];[.B192];[.C192])" office:value-type="string" office:string-value="# (4 bytes): An unsigned integer that specifies the size, in bytes, of the PlcfendTxtthat begins at offset fcPlcfendTxt in the Table Stream.lcbPlcfendTxt MUST be zero if FibRgLw97.ccpEdn is zero, and MUST be nonzero ifFibRgLw97.ccpEdn is nonzero." calcext:value-type="string">
            <text:p># (4 bytes): An unsigned integer that specifies the size, in bytes, of the PlcfendTxtthat begins at offset fcPlcfendTxt in the Table Stream.lcbPlcfendTxt MUST be zero if FibRgLw97.ccpEdn is zero, and MUST be nonzero ifFibRgLw97.ccpEdn is nonzero.</text:p>
          </table:table-cell>
        </table:table-row>
        <table:table-row table:style-name="ro1">
          <table:table-cell office:value-type="string" calcext:value-type="string">
            <text:p><text:s text:c="4"/>FibRgFcLcb97Dict["</text:p>
          </table:table-cell>
          <table:table-cell office:value-type="string" calcext:value-type="string">
            <text:p>fcPlcfFldEdn</text:p>
          </table:table-cell>
          <table:table-cell office:value-type="string" calcext:value-type="string">
            <text:p>"] = FIB1[</text:p>
          </table:table-cell>
          <table:table-cell/>
          <table:table-cell table:formula="of:=CONCATENATE([.A193];[.B193];[.C193])" office:value-type="string" office:string-value="    FibRgFcLcb97Dict[&quot;fcPlcfFldEdn&quot;] = FIB1[" calcext:value-type="string">
            <text:p><text:s text:c="4"/>FibRgFcLcb97Dict["fcPlcfFldEdn"] = FIB1[</text:p>
          </table:table-cell>
        </table:table-row>
        <table:table-row table:style-name="ro1">
          <table:table-cell/>
          <table:table-cell office:value-type="string" calcext:value-type="string">
            <text:p># (4 bytes): An unsigned integer that specifies an offset in the Table Stream. A PlcFldbegins at this offset and specifies the locations of field characters in the Endnote Document. AllCPs in this PlcFld are relative to the starting position of the Endnote Document. All CPs in thisPlcFld MUST be greater than or equal to zero and less than or equal to FibRgLw97.ccpEdn. IflcbPlcfFldEdn is zero, fcPlcfFldEdn is undefined and MUST be ignored.</text:p>
          </table:table-cell>
          <table:table-cell table:number-columns-repeated="2"/>
          <table:table-cell table:formula="of:=CONCATENATE([.A194];[.B194];[.C194])" office:value-type="string" office:string-value="# (4 bytes): An unsigned integer that specifies an offset in the Table Stream. A PlcFldbegins at this offset and specifies the locations of field characters in the Endnote Document. AllCPs in this PlcFld are relative to the starting position of the Endnote Document. All CPs in thisPlcFld MUST be greater than or equal to zero and less than or equal to FibRgLw97.ccpEdn. IflcbPlcfFldEdn is zero, fcPlcfFldEdn is undefined and MUST be ignored." calcext:value-type="string">
            <text:p># (4 bytes): An unsigned integer that specifies an offset in the Table Stream. A PlcFldbegins at this offset and specifies the locations of field characters in the Endnote Document. AllCPs in this PlcFld are relative to the starting position of the Endnote Document. All CPs in thisPlcFld MUST be greater than or equal to zero and less than or equal to FibRgLw97.ccpEdn. IflcbPlcfFldEdn is zero, fcPlcfFldEdn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FldEdn</text:p>
          </table:table-cell>
          <table:table-cell office:value-type="string" calcext:value-type="string">
            <text:p>"] = FIB1[</text:p>
          </table:table-cell>
          <table:table-cell/>
          <table:table-cell table:formula="of:=CONCATENATE([.A195];[.B195];[.C195])" office:value-type="string" office:string-value="    FibRgFcLcb97Dict[&quot;lcbPlcfFldEdn&quot;] = FIB1[" calcext:value-type="string">
            <text:p><text:s text:c="4"/>FibRgFcLcb97Dict["lcbPlcfFldEdn"] = FIB1[</text:p>
          </table:table-cell>
        </table:table-row>
        <table:table-row table:style-name="ro1">
          <table:table-cell/>
          <table:table-cell office:value-type="string" calcext:value-type="string">
            <text:p># (4 bytes): An unsigned integer that specifies the size, in bytes, of the PlcFld at offsetfcPlcfFldEdn in the Table Stream.</text:p>
          </table:table-cell>
          <table:table-cell table:number-columns-repeated="2"/>
          <table:table-cell table:formula="of:=CONCATENATE([.A196];[.B196];[.C196])" office:value-type="string" office:string-value="# (4 bytes): An unsigned integer that specifies the size, in bytes, of the PlcFld at offsetfcPlcfFldEdn in the Table Stream." calcext:value-type="string">
            <text:p># (4 bytes): An unsigned integer that specifies the size, in bytes, of the PlcFld at offsetfcPlcfFldEdn in the Table Stream.</text:p>
          </table:table-cell>
        </table:table-row>
        <table:table-row table:style-name="ro1">
          <table:table-cell office:value-type="string" calcext:value-type="string">
            <text:p><text:s text:c="4"/>FibRgFcLcb97Dict["</text:p>
          </table:table-cell>
          <table:table-cell office:value-type="string" calcext:value-type="string">
            <text:p>fcUnused4</text:p>
          </table:table-cell>
          <table:table-cell office:value-type="string" calcext:value-type="string">
            <text:p>"] = FIB1[</text:p>
          </table:table-cell>
          <table:table-cell/>
          <table:table-cell table:formula="of:=CONCATENATE([.A197];[.B197];[.C197])" office:value-type="string" office:string-value="    FibRgFcLcb97Dict[&quot;fcUnused4&quot;] = FIB1[" calcext:value-type="string">
            <text:p><text:s text:c="4"/>FibRgFcLcb97Dict["fcUnused4"]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198];[.B198];[.C198])"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Unused4</text:p>
          </table:table-cell>
          <table:table-cell office:value-type="string" calcext:value-type="string">
            <text:p>"] = FIB1[</text:p>
          </table:table-cell>
          <table:table-cell/>
          <table:table-cell table:formula="of:=CONCATENATE([.A199];[.B199];[.C199])" office:value-type="string" office:string-value="    FibRgFcLcb97Dict[&quot;lcbUnused4&quot;] = FIB1[" calcext:value-type="string">
            <text:p><text:s text:c="4"/>FibRgFcLcb97Dict["lcbUnused4"]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200];[.B200];[.C200])"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DggInfo</text:p>
          </table:table-cell>
          <table:table-cell office:value-type="string" calcext:value-type="string">
            <text:p>"] = FIB1[</text:p>
          </table:table-cell>
          <table:table-cell/>
          <table:table-cell table:formula="of:=CONCATENATE([.A201];[.B201];[.C201])" office:value-type="string" office:string-value="    FibRgFcLcb97Dict[&quot;fcDggInfo&quot;] = FIB1[" calcext:value-type="string">
            <text:p><text:s text:c="4"/>FibRgFcLcb97Dict["fcDggInfo"] = FIB1[</text:p>
          </table:table-cell>
        </table:table-row>
        <table:table-row table:style-name="ro1">
          <table:table-cell/>
          <table:table-cell office:value-type="string" calcext:value-type="string">
            <text:p># (4 bytes): An unsigned integer that specifies an offset in the Table Stream. AnOfficeArtContent that contains information about the drawings in the document begins at thisoffset.</text:p>
          </table:table-cell>
          <table:table-cell table:number-columns-repeated="2"/>
          <table:table-cell table:formula="of:=CONCATENATE([.A202];[.B202];[.C202])" office:value-type="string" office:string-value="# (4 bytes): An unsigned integer that specifies an offset in the Table Stream. AnOfficeArtContent that contains information about the drawings in the document begins at thisoffset." calcext:value-type="string">
            <text:p># (4 bytes): An unsigned integer that specifies an offset in the Table Stream. AnOfficeArtContent that contains information about the drawings in the document begins at thisoffset.</text:p>
          </table:table-cell>
        </table:table-row>
        <table:table-row table:style-name="ro1">
          <table:table-cell office:value-type="string" calcext:value-type="string">
            <text:p><text:s text:c="4"/>FibRgFcLcb97Dict["</text:p>
          </table:table-cell>
          <table:table-cell office:value-type="string" calcext:value-type="string">
            <text:p>lcbDggInfo</text:p>
          </table:table-cell>
          <table:table-cell office:value-type="string" calcext:value-type="string">
            <text:p>"] = FIB1[</text:p>
          </table:table-cell>
          <table:table-cell/>
          <table:table-cell table:formula="of:=CONCATENATE([.A203];[.B203];[.C203])" office:value-type="string" office:string-value="    FibRgFcLcb97Dict[&quot;lcbDggInfo&quot;] = FIB1[" calcext:value-type="string">
            <text:p><text:s text:c="4"/>FibRgFcLcb97Dict["lcbDggInfo"] = FIB1[</text:p>
          </table:table-cell>
        </table:table-row>
        <table:table-row table:style-name="ro1">
          <table:table-cell/>
          <table:table-cell office:value-type="string" calcext:value-type="string">
            <text:p># (4 bytes): An unsigned integer that specifies the size, in bytes, of the OfficeArtContentat the offset fcDggInfo. If lcbDggInfo is zero, there MUST NOT be any drawings in thedocument.</text:p>
          </table:table-cell>
          <table:table-cell table:number-columns-repeated="2"/>
          <table:table-cell table:formula="of:=CONCATENATE([.A204];[.B204];[.C204])" office:value-type="string" office:string-value="# (4 bytes): An unsigned integer that specifies the size, in bytes, of the OfficeArtContentat the offset fcDggInfo. If lcbDggInfo is zero, there MUST NOT be any drawings in thedocument." calcext:value-type="string">
            <text:p># (4 bytes): An unsigned integer that specifies the size, in bytes, of the OfficeArtContentat the offset fcDggInfo. If lcbDggInfo is zero, there MUST NOT be any drawings in thedocument.</text:p>
          </table:table-cell>
        </table:table-row>
        <table:table-row table:style-name="ro1">
          <table:table-cell office:value-type="string" calcext:value-type="string">
            <text:p><text:s text:c="4"/>FibRgFcLcb97Dict["</text:p>
          </table:table-cell>
          <table:table-cell office:value-type="string" calcext:value-type="string">
            <text:p>fcSttbfRMark</text:p>
          </table:table-cell>
          <table:table-cell office:value-type="string" calcext:value-type="string">
            <text:p>"] = FIB1[</text:p>
          </table:table-cell>
          <table:table-cell/>
          <table:table-cell table:formula="of:=CONCATENATE([.A205];[.B205];[.C205])" office:value-type="string" office:string-value="    FibRgFcLcb97Dict[&quot;fcSttbfRMark&quot;] = FIB1[" calcext:value-type="string">
            <text:p><text:s text:c="4"/>FibRgFcLcb97Dict["fcSttbfRMark"] = FIB1[</text:p>
          </table:table-cell>
        </table:table-row>
        <table:table-row table:style-name="ro1">
          <table:table-cell/>
          <table:table-cell office:value-type="string" calcext:value-type="string">
            <text:p># (4 bytes): An unsigned integer that specifies an offset in the Table Stream. AnSttbfRMark that contains the names of authors who have added revision marks or comments tothe document begins at this offset. If lcbSttbfRMark is zero, fcSttbfRMark is undefined andMUST be ignored.</text:p>
          </table:table-cell>
          <table:table-cell table:number-columns-repeated="2"/>
          <table:table-cell table:formula="of:=CONCATENATE([.A206];[.B206];[.C206])" office:value-type="string" office:string-value="# (4 bytes): An unsigned integer that specifies an offset in the Table Stream. AnSttbfRMark that contains the names of authors who have added revision marks or comments tothe document begins at this offset. If lcbSttbfRMark is zero, fcSttbfRMark is undefined andMUST be ignored." calcext:value-type="string">
            <text:p># (4 bytes): An unsigned integer that specifies an offset in the Table Stream. AnSttbfRMark that contains the names of authors who have added revision marks or comments tothe document begins at this offset. If lcbSttbfRMark is zero, fcSttbfRMark is undefined andMUST be ignored.</text:p>
          </table:table-cell>
        </table:table-row>
        <table:table-row table:style-name="ro1">
          <table:table-cell office:value-type="string" calcext:value-type="string">
            <text:p><text:s text:c="4"/>FibRgFcLcb97Dict["</text:p>
          </table:table-cell>
          <table:table-cell office:value-type="string" calcext:value-type="string">
            <text:p>lcbSttbfRMark</text:p>
          </table:table-cell>
          <table:table-cell office:value-type="string" calcext:value-type="string">
            <text:p>"] = FIB1[</text:p>
          </table:table-cell>
          <table:table-cell/>
          <table:table-cell table:formula="of:=CONCATENATE([.A207];[.B207];[.C207])" office:value-type="string" office:string-value="    FibRgFcLcb97Dict[&quot;lcbSttbfRMark&quot;] = FIB1[" calcext:value-type="string">
            <text:p><text:s text:c="4"/>FibRgFcLcb97Dict["lcbSttbfRMark"] = FIB1[</text:p>
          </table:table-cell>
        </table:table-row>
        <table:table-row table:style-name="ro1">
          <table:table-cell/>
          <table:table-cell office:value-type="string" calcext:value-type="string">
            <text:p># (4 bytes): An unsigned integer that specifies the size, in bytes, of the SttbfRMarkat the offset fcSttbfRMark.</text:p>
          </table:table-cell>
          <table:table-cell table:number-columns-repeated="2"/>
          <table:table-cell table:formula="of:=CONCATENATE([.A208];[.B208];[.C208])" office:value-type="string" office:string-value="# (4 bytes): An unsigned integer that specifies the size, in bytes, of the SttbfRMarkat the offset fcSttbfRMark." calcext:value-type="string">
            <text:p># (4 bytes): An unsigned integer that specifies the size, in bytes, of the SttbfRMarkat the offset fcSttbfRMark.</text:p>
          </table:table-cell>
        </table:table-row>
        <table:table-row table:style-name="ro1">
          <table:table-cell office:value-type="string" calcext:value-type="string">
            <text:p><text:s text:c="4"/>FibRgFcLcb97Dict["</text:p>
          </table:table-cell>
          <table:table-cell office:value-type="string" calcext:value-type="string">
            <text:p>fcSttbfCaption</text:p>
          </table:table-cell>
          <table:table-cell office:value-type="string" calcext:value-type="string">
            <text:p>"] = FIB1[</text:p>
          </table:table-cell>
          <table:table-cell/>
          <table:table-cell table:formula="of:=CONCATENATE([.A209];[.B209];[.C209])" office:value-type="string" office:string-value="    FibRgFcLcb97Dict[&quot;fcSttbfCaption&quot;] = FIB1[" calcext:value-type="string">
            <text:p><text:s text:c="4"/>FibRgFcLcb97Dict["fcSttbfCaption"] = FIB1[</text:p>
          </table:table-cell>
        </table:table-row>
        <table:table-row table:style-name="ro1">
          <table:table-cell/>
          <table:table-cell office:value-type="string" calcext:value-type="string">
            <text:p># (4 bytes): An unsigned integer that specifies an offset in the Table Stream. AnSttbfCaption that contains information about the captions that are defined in this documentbegins at this offset. If lcbSttbfCaption is zero, fcSttbfCaption is undefined and MUST beignored. If this document is not the Normal template, this value MUST be ignored.</text:p>
          </table:table-cell>
          <table:table-cell table:number-columns-repeated="2"/>
          <table:table-cell table:formula="of:=CONCATENATE([.A210];[.B210];[.C210])" office:value-type="string" office:string-value="# (4 bytes): An unsigned integer that specifies an offset in the Table Stream. AnSttbfCaption that contains information about the captions that are defined in this documentbegins at this offset. If lcbSttbfCaption is zero, fcSttbfCaption is undefined and MUST beignored. If this document is not the Normal template, this value MUST be ignored." calcext:value-type="string">
            <text:p># (4 bytes): An unsigned integer that specifies an offset in the Table Stream. AnSttbfCaption that contains information about the captions that are defined in this documentbegins at this offset. If lcbSttbfCaption is zero, fcSttbfCaption is undefined and MUST beignored. If this document is not the Normal template, this value MUST be ignored.</text:p>
          </table:table-cell>
        </table:table-row>
        <table:table-row table:style-name="ro1">
          <table:table-cell office:value-type="string" calcext:value-type="string">
            <text:p><text:s text:c="4"/>FibRgFcLcb97Dict["</text:p>
          </table:table-cell>
          <table:table-cell office:value-type="string" calcext:value-type="string">
            <text:p>lcbSttbfCaption</text:p>
          </table:table-cell>
          <table:table-cell office:value-type="string" calcext:value-type="string">
            <text:p>"] = FIB1[</text:p>
          </table:table-cell>
          <table:table-cell/>
          <table:table-cell table:formula="of:=CONCATENATE([.A211];[.B211];[.C211])" office:value-type="string" office:string-value="    FibRgFcLcb97Dict[&quot;lcbSttbfCaption&quot;] = FIB1[" calcext:value-type="string">
            <text:p><text:s text:c="4"/>FibRgFcLcb97Dict["lcbSttbfCaption"] = FIB1[</text:p>
          </table:table-cell>
        </table:table-row>
        <table:table-row table:style-name="ro1">
          <table:table-cell/>
          <table:table-cell office:value-type="string" calcext:value-type="string">
            <text:p># (4 bytes): An unsigned integer that specifies the size, in bytes, of the SttbfCaptionat offset fcSttbfCaption in the Table Stream. If base.fDot of the Fib that contains thisFibRgFcLcb97 is zero, this value MUST be zero.</text:p>
          </table:table-cell>
          <table:table-cell table:number-columns-repeated="2"/>
          <table:table-cell table:formula="of:=CONCATENATE([.A212];[.B212];[.C212])" office:value-type="string" office:string-value="# (4 bytes): An unsigned integer that specifies the size, in bytes, of the SttbfCaptionat offset fcSttbfCaption in the Table Stream. If base.fDot of the Fib that contains thisFibRgFcLcb97 is zero, this value MUST be zero." calcext:value-type="string">
            <text:p># (4 bytes): An unsigned integer that specifies the size, in bytes, of the SttbfCaptionat offset fcSttbfCaption in the Table Stream. If base.fDot of the Fib that contains thisFibRgFcLcb97 is zero, this value MUST be zero.</text:p>
          </table:table-cell>
        </table:table-row>
        <table:table-row table:style-name="ro1">
          <table:table-cell office:value-type="string" calcext:value-type="string">
            <text:p><text:s text:c="4"/>FibRgFcLcb97Dict["</text:p>
          </table:table-cell>
          <table:table-cell office:value-type="string" calcext:value-type="string">
            <text:p>fcSttbfAutoCaption</text:p>
          </table:table-cell>
          <table:table-cell office:value-type="string" calcext:value-type="string">
            <text:p>"] = FIB1[</text:p>
          </table:table-cell>
          <table:table-cell/>
          <table:table-cell table:formula="of:=CONCATENATE([.A213];[.B213];[.C213])" office:value-type="string" office:string-value="    FibRgFcLcb97Dict[&quot;fcSttbfAutoCaption&quot;] = FIB1[" calcext:value-type="string">
            <text:p><text:s text:c="4"/>FibRgFcLcb97Dict["fcSttbfAutoCaption"] = FIB1[</text:p>
          </table:table-cell>
        </table:table-row>
        <table:table-row table:style-name="ro1">
          <table:table-cell/>
          <table:table-cell office:value-type="string" calcext:value-type="string">
            <text:p># (4 bytes): An unsigned integer that specifies an offset in the Table Stream. ASttbfAutoCaption that contains information about the AutoCaption strings defined in thisdocument begins at this offset. If lcbSttbfAutoCaption is zero, fcSttbfAutoCaption is undefinedand MUST be ignored. If this document is not the Normal template, this value MUST be ignored.</text:p>
          </table:table-cell>
          <table:table-cell table:number-columns-repeated="2"/>
          <table:table-cell table:formula="of:=CONCATENATE([.A214];[.B214];[.C214])" office:value-type="string" office:string-value="# (4 bytes): An unsigned integer that specifies an offset in the Table Stream. ASttbfAutoCaption that contains information about the AutoCaption strings defined in thisdocument begins at this offset. If lcbSttbfAutoCaption is zero, fcSttbfAutoCaption is undefinedand MUST be ignored. If this document is not the Normal template, this value MUST be ignored." calcext:value-type="string">
            <text:p># (4 bytes): An unsigned integer that specifies an offset in the Table Stream. ASttbfAutoCaption that contains information about the AutoCaption strings defined in thisdocument begins at this offset. If lcbSttbfAutoCaption is zero, fcSttbfAutoCaption is undefinedand MUST be ignored. If this document is not the Normal template, this value MUST be ignored.</text:p>
          </table:table-cell>
        </table:table-row>
        <table:table-row table:style-name="ro1">
          <table:table-cell office:value-type="string" calcext:value-type="string">
            <text:p><text:s text:c="4"/>FibRgFcLcb97Dict["</text:p>
          </table:table-cell>
          <table:table-cell office:value-type="string" calcext:value-type="string">
            <text:p>lcbSttbfAutoCaption</text:p>
          </table:table-cell>
          <table:table-cell office:value-type="string" calcext:value-type="string">
            <text:p>"] = FIB1[</text:p>
          </table:table-cell>
          <table:table-cell/>
          <table:table-cell table:formula="of:=CONCATENATE([.A215];[.B215];[.C215])" office:value-type="string" office:string-value="    FibRgFcLcb97Dict[&quot;lcbSttbfAutoCaption&quot;] = FIB1[" calcext:value-type="string">
            <text:p><text:s text:c="4"/>FibRgFcLcb97Dict["lcbSttbfAutoCaption"] = FIB1[</text:p>
          </table:table-cell>
        </table:table-row>
        <table:table-row table:style-name="ro1">
          <table:table-cell/>
          <table:table-cell office:value-type="string" calcext:value-type="string">
            <text:p># (4 bytes): An unsigned integer that specifies the size, in bytes, of theSttbfAutoCaption at offset fcSttbfAutoCaption in the Table Stream. If base.fDot of the Fibthat contains this FibRgFcLcb97 is zero, this MUST be zero.</text:p>
          </table:table-cell>
          <table:table-cell table:number-columns-repeated="2"/>
          <table:table-cell table:formula="of:=CONCATENATE([.A216];[.B216];[.C216])" office:value-type="string" office:string-value="# (4 bytes): An unsigned integer that specifies the size, in bytes, of theSttbfAutoCaption at offset fcSttbfAutoCaption in the Table Stream. If base.fDot of the Fibthat contains this FibRgFcLcb97 is zero, this MUST be zero." calcext:value-type="string">
            <text:p># (4 bytes): An unsigned integer that specifies the size, in bytes, of theSttbfAutoCaption at offset fcSttbfAutoCaption in the Table Stream. If base.fDot of the Fibthat contains this FibRgFcLcb97 is zero, this MUST be zero.</text:p>
          </table:table-cell>
        </table:table-row>
        <table:table-row table:style-name="ro1">
          <table:table-cell office:value-type="string" calcext:value-type="string">
            <text:p><text:s text:c="4"/>FibRgFcLcb97Dict["</text:p>
          </table:table-cell>
          <table:table-cell office:value-type="string" calcext:value-type="string">
            <text:p>fcPlcfWkb</text:p>
          </table:table-cell>
          <table:table-cell office:value-type="string" calcext:value-type="string">
            <text:p>"] = FIB1[</text:p>
          </table:table-cell>
          <table:table-cell/>
          <table:table-cell table:formula="of:=CONCATENATE([.A217];[.B217];[.C217])" office:value-type="string" office:string-value="    FibRgFcLcb97Dict[&quot;fcPlcfWkb&quot;] = FIB1[" calcext:value-type="string">
            <text:p><text:s text:c="4"/>FibRgFcLcb97Dict["fcPlcfWkb"] = FIB1[</text:p>
          </table:table-cell>
        </table:table-row>
        <table:table-row table:style-name="ro1">
          <table:table-cell/>
          <table:table-cell office:value-type="string" calcext:value-type="string">
            <text:p># (4 bytes): An unsigned integer that specifies an offset in the Table Stream. A PlcfWKBthat contains information about all master documents and subdocuments begins at this offset.</text:p>
          </table:table-cell>
          <table:table-cell table:number-columns-repeated="2"/>
          <table:table-cell table:formula="of:=CONCATENATE([.A218];[.B218];[.C218])" office:value-type="string" office:string-value="# (4 bytes): An unsigned integer that specifies an offset in the Table Stream. A PlcfWKBthat contains information about all master documents and subdocuments begins at this offset." calcext:value-type="string">
            <text:p># (4 bytes): An unsigned integer that specifies an offset in the Table Stream. A PlcfWKBthat contains information about all master documents and subdocuments begins at this offset.</text:p>
          </table:table-cell>
        </table:table-row>
        <table:table-row table:style-name="ro1">
          <table:table-cell office:value-type="string" calcext:value-type="string">
            <text:p><text:s text:c="4"/>FibRgFcLcb97Dict["</text:p>
          </table:table-cell>
          <table:table-cell office:value-type="string" calcext:value-type="string">
            <text:p>lcbPlcfWkb</text:p>
          </table:table-cell>
          <table:table-cell office:value-type="string" calcext:value-type="string">
            <text:p>"] = FIB1[</text:p>
          </table:table-cell>
          <table:table-cell/>
          <table:table-cell table:formula="of:=CONCATENATE([.A219];[.B219];[.C219])" office:value-type="string" office:string-value="    FibRgFcLcb97Dict[&quot;lcbPlcfWkb&quot;] = FIB1[" calcext:value-type="string">
            <text:p><text:s text:c="4"/>FibRgFcLcb97Dict["lcbPlcfWkb"] = FIB1[</text:p>
          </table:table-cell>
        </table:table-row>
        <table:table-row table:style-name="ro1">
          <table:table-cell/>
          <table:table-cell office:value-type="string" calcext:value-type="string">
            <text:p># (4 bytes): An unsigned integer that specifies the size, in bytes, of the PlcfWKB atoffset fcPlcfWkb in the Table Stream. If lcbPlcfWkb is zero, fcPlcfWkb is undefined and MUSTbe ignored.</text:p>
          </table:table-cell>
          <table:table-cell table:number-columns-repeated="2"/>
          <table:table-cell table:formula="of:=CONCATENATE([.A220];[.B220];[.C220])" office:value-type="string" office:string-value="# (4 bytes): An unsigned integer that specifies the size, in bytes, of the PlcfWKB atoffset fcPlcfWkb in the Table Stream. If lcbPlcfWkb is zero, fcPlcfWkb is undefined and MUSTbe ignored." calcext:value-type="string">
            <text:p># (4 bytes): An unsigned integer that specifies the size, in bytes, of the PlcfWKB atoffset fcPlcfWkb in the Table Stream. If lcbPlcfWkb is zero, fcPlcfWkb is undefined and MUSTbe ignored.</text:p>
          </table:table-cell>
        </table:table-row>
        <table:table-row table:style-name="ro1">
          <table:table-cell office:value-type="string" calcext:value-type="string">
            <text:p><text:s text:c="4"/>FibRgFcLcb97Dict["</text:p>
          </table:table-cell>
          <table:table-cell office:value-type="string" calcext:value-type="string">
            <text:p>fcPlcfSpl</text:p>
          </table:table-cell>
          <table:table-cell office:value-type="string" calcext:value-type="string">
            <text:p>"] = FIB1[</text:p>
          </table:table-cell>
          <table:table-cell/>
          <table:table-cell table:formula="of:=CONCATENATE([.A221];[.B221];[.C221])" office:value-type="string" office:string-value="    FibRgFcLcb97Dict[&quot;fcPlcfSpl&quot;] = FIB1[" calcext:value-type="string">
            <text:p><text:s text:c="4"/>FibRgFcLcb97Dict["fcPlcfSpl"] = FIB1[</text:p>
          </table:table-cell>
        </table:table-row>
        <table:table-row table:style-name="ro1">
          <table:table-cell/>
          <table:table-cell office:value-type="string" calcext:value-type="string">
            <text:p># (4 bytes): An unsigned integer that specifies an offset in the Table Stream. A Plcfspl,which specifies the state of the spell checker for each text range, begins at this offset. IflcbPlcfSpl is zero, then fcPlcfSpl is undefined and MUST be ignored.</text:p>
          </table:table-cell>
          <table:table-cell table:number-columns-repeated="2"/>
          <table:table-cell table:formula="of:=CONCATENATE([.A222];[.B222];[.C222])" office:value-type="string" office:string-value="# (4 bytes): An unsigned integer that specifies an offset in the Table Stream. A Plcfspl,which specifies the state of the spell checker for each text range, begins at this offset. IflcbPlcfSpl is zero, then fcPlcfSpl is undefined and MUST be ignored." calcext:value-type="string">
            <text:p># (4 bytes): An unsigned integer that specifies an offset in the Table Stream. A Plcfspl,which specifies the state of the spell checker for each text range, begins at this offset. IflcbPlcfSpl is zero, then fcPlcfSpl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Spl</text:p>
          </table:table-cell>
          <table:table-cell office:value-type="string" calcext:value-type="string">
            <text:p>"] = FIB1[</text:p>
          </table:table-cell>
          <table:table-cell/>
          <table:table-cell table:formula="of:=CONCATENATE([.A223];[.B223];[.C223])" office:value-type="string" office:string-value="    FibRgFcLcb97Dict[&quot;lcbPlcfSpl&quot;] = FIB1[" calcext:value-type="string">
            <text:p><text:s text:c="4"/>FibRgFcLcb97Dict["lcbPlcfSpl"] = FIB1[</text:p>
          </table:table-cell>
        </table:table-row>
        <table:table-row table:style-name="ro1">
          <table:table-cell/>
          <table:table-cell office:value-type="string" calcext:value-type="string">
            <text:p># (4 bytes): An unsigned integer that specifies the size, in bytes, of the Plcfspl that beginsat offset fcPlcfSpl in the Table Stream.</text:p>
          </table:table-cell>
          <table:table-cell table:number-columns-repeated="2"/>
          <table:table-cell table:formula="of:=CONCATENATE([.A224];[.B224];[.C224])" office:value-type="string" office:string-value="# (4 bytes): An unsigned integer that specifies the size, in bytes, of the Plcfspl that beginsat offset fcPlcfSpl in the Table Stream." calcext:value-type="string">
            <text:p># (4 bytes): An unsigned integer that specifies the size, in bytes, of the Plcfspl that beginsat offset fcPlcfSpl in the Table Stream.</text:p>
          </table:table-cell>
        </table:table-row>
        <table:table-row table:style-name="ro1">
          <table:table-cell office:value-type="string" calcext:value-type="string">
            <text:p><text:s text:c="4"/>FibRgFcLcb97Dict["</text:p>
          </table:table-cell>
          <table:table-cell office:value-type="string" calcext:value-type="string">
            <text:p>fcPlcftxbxTxt</text:p>
          </table:table-cell>
          <table:table-cell office:value-type="string" calcext:value-type="string">
            <text:p>"] = FIB1[</text:p>
          </table:table-cell>
          <table:table-cell/>
          <table:table-cell table:formula="of:=CONCATENATE([.A225];[.B225];[.C225])" office:value-type="string" office:string-value="    FibRgFcLcb97Dict[&quot;fcPlcftxbxTxt&quot;] = FIB1[" calcext:value-type="string">
            <text:p><text:s text:c="4"/>FibRgFcLcb97Dict["fcPlcftxbxTxt"] = FIB1[</text:p>
          </table:table-cell>
        </table:table-row>
        <table:table-row table:style-name="ro1">
          <table:table-cell/>
          <table:table-cell office:value-type="string" calcext:value-type="string">
            <text:p># (4 bytes): An unsigned integer that specifies an offset in the Table Stream. APlcftxbxTxt begins at this offset and specifies which ranges of text are contained in whichtextboxes. If lcbPlcftxbxTxt is zero, fcPlcftxbxTxt is undefined and MUST be ignored.</text:p>
          </table:table-cell>
          <table:table-cell table:number-columns-repeated="2"/>
          <table:table-cell table:formula="of:=CONCATENATE([.A226];[.B226];[.C226])" office:value-type="string" office:string-value="# (4 bytes): An unsigned integer that specifies an offset in the Table Stream. APlcftxbxTxt begins at this offset and specifies which ranges of text are contained in whichtextboxes. If lcbPlcftxbxTxt is zero, fcPlcftxbxTxt is undefined and MUST be ignored." calcext:value-type="string">
            <text:p># (4 bytes): An unsigned integer that specifies an offset in the Table Stream. APlcftxbxTxt begins at this offset and specifies which ranges of text are contained in whichtextboxes. If lcbPlcftxbxTxt is zero, fcPlcftxbxTxt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txbxTxt</text:p>
          </table:table-cell>
          <table:table-cell office:value-type="string" calcext:value-type="string">
            <text:p>"] = FIB1[</text:p>
          </table:table-cell>
          <table:table-cell/>
          <table:table-cell table:formula="of:=CONCATENATE([.A227];[.B227];[.C227])" office:value-type="string" office:string-value="    FibRgFcLcb97Dict[&quot;lcbPlcftxbxTxt&quot;] = FIB1[" calcext:value-type="string">
            <text:p><text:s text:c="4"/>FibRgFcLcb97Dict["lcbPlcftxbxTxt"] = FIB1[</text:p>
          </table:table-cell>
        </table:table-row>
        <table:table-row table:style-name="ro1">
          <table:table-cell/>
          <table:table-cell office:value-type="string" calcext:value-type="string">
            <text:p># (4 bytes): An unsigned integer that specifies the size, in bytes, of the PlcftxbxTxtthat begins at offset fcPlcftxbxTxt in the Table Stream.lcbPlcftxbxTxt MUST be zero if FibRgLw97.ccpTxbx is zero, and MUST be nonzero ifFibRgLw97.ccpTxbx is nonzero.</text:p>
          </table:table-cell>
          <table:table-cell table:number-columns-repeated="2"/>
          <table:table-cell table:formula="of:=CONCATENATE([.A228];[.B228];[.C228])" office:value-type="string" office:string-value="# (4 bytes): An unsigned integer that specifies the size, in bytes, of the PlcftxbxTxtthat begins at offset fcPlcftxbxTxt in the Table Stream.lcbPlcftxbxTxt MUST be zero if FibRgLw97.ccpTxbx is zero, and MUST be nonzero ifFibRgLw97.ccpTxbx is nonzero." calcext:value-type="string">
            <text:p># (4 bytes): An unsigned integer that specifies the size, in bytes, of the PlcftxbxTxtthat begins at offset fcPlcftxbxTxt in the Table Stream.lcbPlcftxbxTxt MUST be zero if FibRgLw97.ccpTxbx is zero, and MUST be nonzero ifFibRgLw97.ccpTxbx is nonzero.</text:p>
          </table:table-cell>
        </table:table-row>
        <table:table-row table:style-name="ro1">
          <table:table-cell office:value-type="string" calcext:value-type="string">
            <text:p><text:s text:c="4"/>FibRgFcLcb97Dict["</text:p>
          </table:table-cell>
          <table:table-cell office:value-type="string" calcext:value-type="string">
            <text:p>fcPlcfFldTxbx</text:p>
          </table:table-cell>
          <table:table-cell office:value-type="string" calcext:value-type="string">
            <text:p>"] = FIB1[</text:p>
          </table:table-cell>
          <table:table-cell/>
          <table:table-cell table:formula="of:=CONCATENATE([.A229];[.B229];[.C229])" office:value-type="string" office:string-value="    FibRgFcLcb97Dict[&quot;fcPlcfFldTxbx&quot;] = FIB1[" calcext:value-type="string">
            <text:p><text:s text:c="4"/>FibRgFcLcb97Dict["fcPlcfFldTxbx"] = FIB1[</text:p>
          </table:table-cell>
        </table:table-row>
        <table:table-row table:style-name="ro1">
          <table:table-cell/>
          <table:table-cell office:value-type="string" calcext:value-type="string">
            <text:p># (4 bytes): An unsigned integer that specifies an offset in the Table Stream. A PlcFldbegins at this offset and specifies the locations of field characters in the Textbox Document. AllCPs in this PlcFld are relative to the starting position of the Textbox Document. All CPs in thisPlcFld MUST be greater than or equal to zero and less than or equal to FibRgLw97.ccpTxbx. IflcbPlcfFldTxbx is zero, fcPlcfFldTxbx is undefined and MUST be ignored.</text:p>
          </table:table-cell>
          <table:table-cell table:number-columns-repeated="2"/>
          <table:table-cell table:formula="of:=CONCATENATE([.A230];[.B230];[.C230])" office:value-type="string" office:string-value="# (4 bytes): An unsigned integer that specifies an offset in the Table Stream. A PlcFldbegins at this offset and specifies the locations of field characters in the Textbox Document. AllCPs in this PlcFld are relative to the starting position of the Textbox Document. All CPs in thisPlcFld MUST be greater than or equal to zero and less than or equal to FibRgLw97.ccpTxbx. IflcbPlcfFldTxbx is zero, fcPlcfFldTxbx is undefined and MUST be ignored." calcext:value-type="string">
            <text:p># (4 bytes): An unsigned integer that specifies an offset in the Table Stream. A PlcFldbegins at this offset and specifies the locations of field characters in the Textbox Document. AllCPs in this PlcFld are relative to the starting position of the Textbox Document. All CPs in thisPlcFld MUST be greater than or equal to zero and less than or equal to FibRgLw97.ccpTxbx. IflcbPlcfFldTxbx is zero, fcPlcfFldTxbx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FldTxbx</text:p>
          </table:table-cell>
          <table:table-cell office:value-type="string" calcext:value-type="string">
            <text:p>"] = FIB1[</text:p>
          </table:table-cell>
          <table:table-cell/>
          <table:table-cell table:formula="of:=CONCATENATE([.A231];[.B231];[.C231])" office:value-type="string" office:string-value="    FibRgFcLcb97Dict[&quot;lcbPlcfFldTxbx&quot;] = FIB1[" calcext:value-type="string">
            <text:p><text:s text:c="4"/>FibRgFcLcb97Dict["lcbPlcfFldTxbx"] = FIB1[</text:p>
          </table:table-cell>
        </table:table-row>
        <table:table-row table:style-name="ro1">
          <table:table-cell/>
          <table:table-cell office:value-type="string" calcext:value-type="string">
            <text:p># (4 bytes): An unsigned integer that specifies the size, in bytes, of the PlcFld atoffset fcPlcfFldTxbx in the Table Stream.</text:p>
          </table:table-cell>
          <table:table-cell table:number-columns-repeated="2"/>
          <table:table-cell table:formula="of:=CONCATENATE([.A232];[.B232];[.C232])" office:value-type="string" office:string-value="# (4 bytes): An unsigned integer that specifies the size, in bytes, of the PlcFld atoffset fcPlcfFldTxbx in the Table Stream." calcext:value-type="string">
            <text:p># (4 bytes): An unsigned integer that specifies the size, in bytes, of the PlcFld atoffset fcPlcfFldTxbx in the Table Stream.</text:p>
          </table:table-cell>
        </table:table-row>
        <table:table-row table:style-name="ro1">
          <table:table-cell office:value-type="string" calcext:value-type="string">
            <text:p><text:s text:c="4"/>FibRgFcLcb97Dict["</text:p>
          </table:table-cell>
          <table:table-cell office:value-type="string" calcext:value-type="string">
            <text:p>fcPlcfHdrtxbxTxt</text:p>
          </table:table-cell>
          <table:table-cell office:value-type="string" calcext:value-type="string">
            <text:p>"] = FIB1[</text:p>
          </table:table-cell>
          <table:table-cell/>
          <table:table-cell table:formula="of:=CONCATENATE([.A233];[.B233];[.C233])" office:value-type="string" office:string-value="    FibRgFcLcb97Dict[&quot;fcPlcfHdrtxbxTxt&quot;] = FIB1[" calcext:value-type="string">
            <text:p><text:s text:c="4"/>FibRgFcLcb97Dict["fcPlcfHdrtxbxTxt"] = FIB1[</text:p>
          </table:table-cell>
        </table:table-row>
        <table:table-row table:style-name="ro1">
          <table:table-cell/>
          <table:table-cell office:value-type="string" calcext:value-type="string">
            <text:p># (4 bytes): An unsigned integer that specifies an offset in the Table Stream. APlcfHdrtxbxTxt begins at this offset and specifies which ranges of text are contained in whichheader textboxes.</text:p>
          </table:table-cell>
          <table:table-cell table:number-columns-repeated="2"/>
          <table:table-cell table:formula="of:=CONCATENATE([.A234];[.B234];[.C234])" office:value-type="string" office:string-value="# (4 bytes): An unsigned integer that specifies an offset in the Table Stream. APlcfHdrtxbxTxt begins at this offset and specifies which ranges of text are contained in whichheader textboxes." calcext:value-type="string">
            <text:p># (4 bytes): An unsigned integer that specifies an offset in the Table Stream. APlcfHdrtxbxTxt begins at this offset and specifies which ranges of text are contained in whichheader textboxes.</text:p>
          </table:table-cell>
        </table:table-row>
        <table:table-row table:style-name="ro1">
          <table:table-cell office:value-type="string" calcext:value-type="string">
            <text:p><text:s text:c="4"/>FibRgFcLcb97Dict["</text:p>
          </table:table-cell>
          <table:table-cell office:value-type="string" calcext:value-type="string">
            <text:p>lcbPlcfHdrtxbxTxt</text:p>
          </table:table-cell>
          <table:table-cell office:value-type="string" calcext:value-type="string">
            <text:p>"] = FIB1[</text:p>
          </table:table-cell>
          <table:table-cell/>
          <table:table-cell table:formula="of:=CONCATENATE([.A235];[.B235];[.C235])" office:value-type="string" office:string-value="    FibRgFcLcb97Dict[&quot;lcbPlcfHdrtxbxTxt&quot;] = FIB1[" calcext:value-type="string">
            <text:p><text:s text:c="4"/>FibRgFcLcb97Dict["lcbPlcfHdrtxbxTxt"] = FIB1[</text:p>
          </table:table-cell>
        </table:table-row>
        <table:table-row table:style-name="ro1">
          <table:table-cell/>
          <table:table-cell office:value-type="string" calcext:value-type="string">
            <text:p># (4 bytes): An unsigned integer that specifies the size, in bytes, of thePlcfHdrtxbxTxt that begins at offset fcPlcfHdrtxbxTxt in the Table Stream.lcbPlcfHdrtxbxTxt MUST be zero if FibRgLw97.ccpHdrTxbx is zero, and MUST be nonzero ifFibRgLw97.ccpHdrTxbx is nonzero.</text:p>
          </table:table-cell>
          <table:table-cell table:number-columns-repeated="2"/>
          <table:table-cell table:formula="of:=CONCATENATE([.A236];[.B236];[.C236])" office:value-type="string" office:string-value="# (4 bytes): An unsigned integer that specifies the size, in bytes, of thePlcfHdrtxbxTxt that begins at offset fcPlcfHdrtxbxTxt in the Table Stream.lcbPlcfHdrtxbxTxt MUST be zero if FibRgLw97.ccpHdrTxbx is zero, and MUST be nonzero ifFibRgLw97.ccpHdrTxbx is nonzero." calcext:value-type="string">
            <text:p># (4 bytes): An unsigned integer that specifies the size, in bytes, of thePlcfHdrtxbxTxt that begins at offset fcPlcfHdrtxbxTxt in the Table Stream.lcbPlcfHdrtxbxTxt MUST be zero if FibRgLw97.ccpHdrTxbx is zero, and MUST be nonzero ifFibRgLw97.ccpHdrTxbx is nonzero.</text:p>
          </table:table-cell>
        </table:table-row>
        <table:table-row table:style-name="ro1">
          <table:table-cell office:value-type="string" calcext:value-type="string">
            <text:p><text:s text:c="4"/>FibRgFcLcb97Dict["</text:p>
          </table:table-cell>
          <table:table-cell office:value-type="string" calcext:value-type="string">
            <text:p>fcPlcffldHdrTxbx</text:p>
          </table:table-cell>
          <table:table-cell office:value-type="string" calcext:value-type="string">
            <text:p>"] = FIB1[</text:p>
          </table:table-cell>
          <table:table-cell/>
          <table:table-cell table:formula="of:=CONCATENATE([.A237];[.B237];[.C237])" office:value-type="string" office:string-value="    FibRgFcLcb97Dict[&quot;fcPlcffldHdrTxbx&quot;] = FIB1[" calcext:value-type="string">
            <text:p><text:s text:c="4"/>FibRgFcLcb97Dict["fcPlcffldHdrTxbx"] = FIB1[</text:p>
          </table:table-cell>
        </table:table-row>
        <table:table-row table:style-name="ro1">
          <table:table-cell/>
          <table:table-cell office:value-type="string" calcext:value-type="string">
            <text:p># (4 bytes): An unsigned integer that specifies an offset in the Table Stream. APlcFld begins at this offset and specifies the locations of field characters in the Header TextboxDocument. All CPs in this PlcFld are relative to the starting position of the Header TextboxDocument. All CPs in this PlcFld MUST be greater than or equal to zero and less than or equal toFibRgLw97.ccpHdrTxbx. If lcbPlcffldHdrTxbx is zero, fcPlcffldHdrTxbx is undefined, andMUST be ignored.</text:p>
          </table:table-cell>
          <table:table-cell table:number-columns-repeated="2"/>
          <table:table-cell table:formula="of:=CONCATENATE([.A238];[.B238];[.C238])" office:value-type="string" office:string-value="# (4 bytes): An unsigned integer that specifies an offset in the Table Stream. APlcFld begins at this offset and specifies the locations of field characters in the Header TextboxDocument. All CPs in this PlcFld are relative to the starting position of the Header TextboxDocument. All CPs in this PlcFld MUST be greater than or equal to zero and less than or equal toFibRgLw97.ccpHdrTxbx. If lcbPlcffldHdrTxbx is zero, fcPlcffldHdrTxbx is undefined, andMUST be ignored." calcext:value-type="string">
            <text:p># (4 bytes): An unsigned integer that specifies an offset in the Table Stream. APlcFld begins at this offset and specifies the locations of field characters in the Header TextboxDocument. All CPs in this PlcFld are relative to the starting position of the Header TextboxDocument. All CPs in this PlcFld MUST be greater than or equal to zero and less than or equal toFibRgLw97.ccpHdrTxbx. If lcbPlcffldHdrTxbx is zero, fcPlcffldHdrTxbx is undefined, andMUST be ignored.</text:p>
          </table:table-cell>
        </table:table-row>
        <table:table-row table:style-name="ro1">
          <table:table-cell office:value-type="string" calcext:value-type="string">
            <text:p><text:s text:c="4"/>FibRgFcLcb97Dict["</text:p>
          </table:table-cell>
          <table:table-cell office:value-type="string" calcext:value-type="string">
            <text:p>lcbPlcffldHdrTxbx</text:p>
          </table:table-cell>
          <table:table-cell office:value-type="string" calcext:value-type="string">
            <text:p>"] = FIB1[</text:p>
          </table:table-cell>
          <table:table-cell/>
          <table:table-cell table:formula="of:=CONCATENATE([.A239];[.B239];[.C239])" office:value-type="string" office:string-value="    FibRgFcLcb97Dict[&quot;lcbPlcffldHdrTxbx&quot;] = FIB1[" calcext:value-type="string">
            <text:p><text:s text:c="4"/>FibRgFcLcb97Dict["lcbPlcffldHdrTxbx"] = FIB1[</text:p>
          </table:table-cell>
        </table:table-row>
        <table:table-row table:style-name="ro1">
          <table:table-cell/>
          <table:table-cell office:value-type="string" calcext:value-type="string">
            <text:p># (4 bytes): An unsigned integer that specifies the size, in bytes, of the PlcFld atoffset fcPlcffldHdrTxbx in the Table Stream.</text:p>
          </table:table-cell>
          <table:table-cell table:number-columns-repeated="2"/>
          <table:table-cell table:formula="of:=CONCATENATE([.A240];[.B240];[.C240])" office:value-type="string" office:string-value="# (4 bytes): An unsigned integer that specifies the size, in bytes, of the PlcFld atoffset fcPlcffldHdrTxbx in the Table Stream." calcext:value-type="string">
            <text:p># (4 bytes): An unsigned integer that specifies the size, in bytes, of the PlcFld atoffset fcPlcffldHdrTxbx in the Table Stream.</text:p>
          </table:table-cell>
        </table:table-row>
        <table:table-row table:style-name="ro1">
          <table:table-cell office:value-type="string" calcext:value-type="string">
            <text:p><text:s text:c="4"/>FibRgFcLcb97Dict["</text:p>
          </table:table-cell>
          <table:table-cell office:value-type="string" calcext:value-type="string">
            <text:p>fcStwUser</text:p>
          </table:table-cell>
          <table:table-cell office:value-type="string" calcext:value-type="string">
            <text:p>"] = FIB1[</text:p>
          </table:table-cell>
          <table:table-cell/>
          <table:table-cell table:formula="of:=CONCATENATE([.A241];[.B241];[.C241])" office:value-type="string" office:string-value="    FibRgFcLcb97Dict[&quot;fcStwUser&quot;] = FIB1[" calcext:value-type="string">
            <text:p><text:s text:c="4"/>FibRgFcLcb97Dict["fcStwUser"] = FIB1[</text:p>
          </table:table-cell>
        </table:table-row>
        <table:table-row table:style-name="ro1">
          <table:table-cell/>
          <table:table-cell office:value-type="string" calcext:value-type="string">
            <text:p># (4 bytes): An unsigned integer that specifies an offset into the Table Stream. AnStwUser that specifies the user-defined variables and VBA digital signature, as specified by [MS-OSHARED] section 2.3.2, begins at this offset. If lcbStwUser is zero, fcStwUser is undefined andMUST be ignored.</text:p>
          </table:table-cell>
          <table:table-cell table:number-columns-repeated="2"/>
          <table:table-cell table:formula="of:=CONCATENATE([.A242];[.B242];[.C242])" office:value-type="string" office:string-value="# (4 bytes): An unsigned integer that specifies an offset into the Table Stream. AnStwUser that specifies the user-defined variables and VBA digital signature, as specified by [MS-OSHARED] section 2.3.2, begins at this offset. If lcbStwUser is zero, fcStwUser is undefined andMUST be ignored." calcext:value-type="string">
            <text:p># (4 bytes): An unsigned integer that specifies an offset into the Table Stream. AnStwUser that specifies the user-defined variables and VBA digital signature, as specified by [MS-OSHARED] section 2.3.2, begins at this offset. If lcbStwUser is zero, fcStwUser is undefined andMUST be ignored.</text:p>
          </table:table-cell>
        </table:table-row>
        <table:table-row table:style-name="ro1">
          <table:table-cell office:value-type="string" calcext:value-type="string">
            <text:p><text:s text:c="4"/>FibRgFcLcb97Dict["</text:p>
          </table:table-cell>
          <table:table-cell office:value-type="string" calcext:value-type="string">
            <text:p>lcbStwUser</text:p>
          </table:table-cell>
          <table:table-cell office:value-type="string" calcext:value-type="string">
            <text:p>"] = FIB1[</text:p>
          </table:table-cell>
          <table:table-cell/>
          <table:table-cell table:formula="of:=CONCATENATE([.A243];[.B243];[.C243])" office:value-type="string" office:string-value="    FibRgFcLcb97Dict[&quot;lcbStwUser&quot;] = FIB1[" calcext:value-type="string">
            <text:p><text:s text:c="4"/>FibRgFcLcb97Dict["lcbStwUser"] = FIB1[</text:p>
          </table:table-cell>
        </table:table-row>
        <table:table-row table:style-name="ro1">
          <table:table-cell/>
          <table:table-cell office:value-type="string" calcext:value-type="string">
            <text:p># (4 bytes): An unsigned integer that specifies the size, in bytes, of the StwUser at offsetfcStwUser.</text:p>
          </table:table-cell>
          <table:table-cell table:number-columns-repeated="2"/>
          <table:table-cell table:formula="of:=CONCATENATE([.A244];[.B244];[.C244])" office:value-type="string" office:string-value="# (4 bytes): An unsigned integer that specifies the size, in bytes, of the StwUser at offsetfcStwUser." calcext:value-type="string">
            <text:p># (4 bytes): An unsigned integer that specifies the size, in bytes, of the StwUser at offsetfcStwUser.</text:p>
          </table:table-cell>
        </table:table-row>
        <table:table-row table:style-name="ro1">
          <table:table-cell office:value-type="string" calcext:value-type="string">
            <text:p><text:s text:c="4"/>FibRgFcLcb97Dict["</text:p>
          </table:table-cell>
          <table:table-cell office:value-type="string" calcext:value-type="string">
            <text:p>fcSttbTtmbd</text:p>
          </table:table-cell>
          <table:table-cell office:value-type="string" calcext:value-type="string">
            <text:p>"] = FIB1[</text:p>
          </table:table-cell>
          <table:table-cell/>
          <table:table-cell table:formula="of:=CONCATENATE([.A245];[.B245];[.C245])" office:value-type="string" office:string-value="    FibRgFcLcb97Dict[&quot;fcSttbTtmbd&quot;] = FIB1[" calcext:value-type="string">
            <text:p><text:s text:c="4"/>FibRgFcLcb97Dict["fcSttbTtmbd"] = FIB1[</text:p>
          </table:table-cell>
        </table:table-row>
        <table:table-row table:style-name="ro1">
          <table:table-cell/>
          <table:table-cell office:value-type="string" calcext:value-type="string">
            <text:p># (4 bytes): An unsigned integer that specifies an offset into the Table Stream. ASttbTtmbd begins at this offset and specifies information about the TrueType fonts that areembedded in the document. If lcbSttbTtmbd is zero, fcSttbTtmbd is undefined and MUST beignored.</text:p>
          </table:table-cell>
          <table:table-cell table:number-columns-repeated="2"/>
          <table:table-cell table:formula="of:=CONCATENATE([.A246];[.B246];[.C246])" office:value-type="string" office:string-value="# (4 bytes): An unsigned integer that specifies an offset into the Table Stream. ASttbTtmbd begins at this offset and specifies information about the TrueType fonts that areembedded in the document. If lcbSttbTtmbd is zero, fcSttbTtmbd is undefined and MUST beignored." calcext:value-type="string">
            <text:p># (4 bytes): An unsigned integer that specifies an offset into the Table Stream. ASttbTtmbd begins at this offset and specifies information about the TrueType fonts that areembedded in the document. If lcbSttbTtmbd is zero, fcSttbTtmbd is undefined and MUST beignored.</text:p>
          </table:table-cell>
        </table:table-row>
        <table:table-row table:style-name="ro1">
          <table:table-cell office:value-type="string" calcext:value-type="string">
            <text:p><text:s text:c="4"/>FibRgFcLcb97Dict["</text:p>
          </table:table-cell>
          <table:table-cell office:value-type="string" calcext:value-type="string">
            <text:p>lcbSttbTtmbd</text:p>
          </table:table-cell>
          <table:table-cell office:value-type="string" calcext:value-type="string">
            <text:p>"] = FIB1[</text:p>
          </table:table-cell>
          <table:table-cell/>
          <table:table-cell table:formula="of:=CONCATENATE([.A247];[.B247];[.C247])" office:value-type="string" office:string-value="    FibRgFcLcb97Dict[&quot;lcbSttbTtmbd&quot;] = FIB1[" calcext:value-type="string">
            <text:p><text:s text:c="4"/>FibRgFcLcb97Dict["lcbSttbTtmbd"] = FIB1[</text:p>
          </table:table-cell>
        </table:table-row>
        <table:table-row table:style-name="ro1">
          <table:table-cell/>
          <table:table-cell office:value-type="string" calcext:value-type="string">
            <text:p># (4 bytes): An unsigned integer that specifies the size, in bytes, of the SttbTtmbd atoffset fcSttbTtmbd.</text:p>
          </table:table-cell>
          <table:table-cell table:number-columns-repeated="2"/>
          <table:table-cell table:formula="of:=CONCATENATE([.A248];[.B248];[.C248])" office:value-type="string" office:string-value="# (4 bytes): An unsigned integer that specifies the size, in bytes, of the SttbTtmbd atoffset fcSttbTtmbd." calcext:value-type="string">
            <text:p># (4 bytes): An unsigned integer that specifies the size, in bytes, of the SttbTtmbd atoffset fcSttbTtmbd.</text:p>
          </table:table-cell>
        </table:table-row>
        <table:table-row table:style-name="ro1">
          <table:table-cell office:value-type="string" calcext:value-type="string">
            <text:p><text:s text:c="4"/>FibRgFcLcb97Dict["</text:p>
          </table:table-cell>
          <table:table-cell office:value-type="string" calcext:value-type="string">
            <text:p>fcCookieData</text:p>
          </table:table-cell>
          <table:table-cell office:value-type="string" calcext:value-type="string">
            <text:p>"] = FIB1[</text:p>
          </table:table-cell>
          <table:table-cell/>
          <table:table-cell table:formula="of:=CONCATENATE([.A249];[.B249];[.C249])" office:value-type="string" office:string-value="    FibRgFcLcb97Dict[&quot;fcCookieData&quot;] = FIB1[" calcext:value-type="string">
            <text:p><text:s text:c="4"/>FibRgFcLcb97Dict["fcCookieData"] = FIB1[</text:p>
          </table:table-cell>
        </table:table-row>
        <table:table-row table:style-name="ro1">
          <table:table-cell/>
          <table:table-cell office:value-type="string" calcext:value-type="string">
            <text:p># (4 bytes): An unsigned integer that specifies an offset in the Table Stream. An RgCdbbegins at this offset. If lcbCookieData is zero, fcCookieData is undefined and MUST be ignored.Otherwise, fcCookieData MAY&lt;29&gt; be ignored.</text:p>
          </table:table-cell>
          <table:table-cell table:number-columns-repeated="2"/>
          <table:table-cell table:formula="of:=CONCATENATE([.A250];[.B250];[.C250])" office:value-type="string" office:string-value="# (4 bytes): An unsigned integer that specifies an offset in the Table Stream. An RgCdbbegins at this offset. If lcbCookieData is zero, fcCookieData is undefined and MUST be ignored.Otherwise, fcCookieData MAY&lt;29&gt; be ignored." calcext:value-type="string">
            <text:p># (4 bytes): An unsigned integer that specifies an offset in the Table Stream. An RgCdbbegins at this offset. If lcbCookieData is zero, fcCookieData is undefined and MUST be ignored.Otherwise, fcCookieData MAY&lt;29&gt; be ignored.</text:p>
          </table:table-cell>
        </table:table-row>
        <table:table-row table:style-name="ro1">
          <table:table-cell office:value-type="string" calcext:value-type="string">
            <text:p><text:s text:c="4"/>FibRgFcLcb97Dict["</text:p>
          </table:table-cell>
          <table:table-cell office:value-type="string" calcext:value-type="string">
            <text:p>lcbCookieData</text:p>
          </table:table-cell>
          <table:table-cell office:value-type="string" calcext:value-type="string">
            <text:p>"] = FIB1[</text:p>
          </table:table-cell>
          <table:table-cell/>
          <table:table-cell table:formula="of:=CONCATENATE([.A251];[.B251];[.C251])" office:value-type="string" office:string-value="    FibRgFcLcb97Dict[&quot;lcbCookieData&quot;] = FIB1[" calcext:value-type="string">
            <text:p><text:s text:c="4"/>FibRgFcLcb97Dict["lcbCookieData"] = FIB1[</text:p>
          </table:table-cell>
        </table:table-row>
        <table:table-row table:style-name="ro1">
          <table:table-cell/>
          <table:table-cell office:value-type="string" calcext:value-type="string">
            <text:p># (4 bytes): An unsigned integer that specifies the size, in bytes, of the RgCdb atoffset fcCookieData in the Table Stream.</text:p>
          </table:table-cell>
          <table:table-cell table:number-columns-repeated="2"/>
          <table:table-cell table:formula="of:=CONCATENATE([.A252];[.B252];[.C252])" office:value-type="string" office:string-value="# (4 bytes): An unsigned integer that specifies the size, in bytes, of the RgCdb atoffset fcCookieData in the Table Stream." calcext:value-type="string">
            <text:p># (4 bytes): An unsigned integer that specifies the size, in bytes, of the RgCdb atoffset fcCookieData in the Table Stream.</text:p>
          </table:table-cell>
        </table:table-row>
        <table:table-row table:style-name="ro1">
          <table:table-cell office:value-type="string" calcext:value-type="string">
            <text:p><text:s text:c="4"/>FibRgFcLcb97Dict["</text:p>
          </table:table-cell>
          <table:table-cell office:value-type="string" calcext:value-type="string">
            <text:p>fcPgdMotherOldOld</text:p>
          </table:table-cell>
          <table:table-cell office:value-type="string" calcext:value-type="string">
            <text:p>"] = FIB1[</text:p>
          </table:table-cell>
          <table:table-cell/>
          <table:table-cell table:formula="of:=CONCATENATE([.A253];[.B253];[.C253])" office:value-type="string" office:string-value="    FibRgFcLcb97Dict[&quot;fcPgdMotherOldOld&quot;] = FIB1[" calcext:value-type="string">
            <text:p><text:s text:c="4"/>FibRgFcLcb97Dict["fcPgdMotherOldOld"] = FIB1[</text:p>
          </table:table-cell>
        </table:table-row>
        <table:table-row table:style-name="ro1">
          <table:table-cell/>
          <table:table-cell office:value-type="string" calcext:value-type="string">
            <text:p># (4 bytes): An unsigned integer that specifies an offset in the Table Stream. Thedeprecated document page layout cache begins at this offset. Information SHOULD NOT&lt;30&gt; beemitted at this offset and SHOULD&lt;31&gt; be ignored. If lcbPgdMotherOldOld is zero,fcPgdMotherOldOld is undefined and MUST be ignored.</text:p>
          </table:table-cell>
          <table:table-cell table:number-columns-repeated="2"/>
          <table:table-cell table:formula="of:=CONCATENATE([.A254];[.B254];[.C254])" office:value-type="string" office:string-value="# (4 bytes): An unsigned integer that specifies an offset in the Table Stream. Thedeprecated document page layout cache begins at this offset. Information SHOULD NOT&lt;30&gt; beemitted at this offset and SHOULD&lt;31&gt; be ignored. If lcbPgdMotherOldOld is zero,fcPgdMotherOldOld is undefined and MUST be ignored." calcext:value-type="string">
            <text:p># (4 bytes): An unsigned integer that specifies an offset in the Table Stream. Thedeprecated document page layout cache begins at this offset. Information SHOULD NOT&lt;30&gt; beemitted at this offset and SHOULD&lt;31&gt; be ignored. If lcbPgdMotherOldOld is zero,fcPgdMotherOldOld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gdMotherOldOld</text:p>
          </table:table-cell>
          <table:table-cell office:value-type="string" calcext:value-type="string">
            <text:p>"] = FIB1[</text:p>
          </table:table-cell>
          <table:table-cell/>
          <table:table-cell table:formula="of:=CONCATENATE([.A255];[.B255];[.C255])" office:value-type="string" office:string-value="    FibRgFcLcb97Dict[&quot;lcbPgdMotherOldOld&quot;] = FIB1[" calcext:value-type="string">
            <text:p><text:s text:c="4"/>FibRgFcLcb97Dict["lcbPgdMotherOldOld"] = FIB1[</text:p>
          </table:table-cell>
        </table:table-row>
        <table:table-row table:style-name="ro1">
          <table:table-cell/>
          <table:table-cell office:value-type="string" calcext:value-type="string">
            <text:p># (4 bytes): An unsigned integer that specifies the size, in bytes, of thedeprecated document page layout cache at offset fcPgdMotherOldOld in the Table Stream.</text:p>
          </table:table-cell>
          <table:table-cell table:number-columns-repeated="2"/>
          <table:table-cell table:formula="of:=CONCATENATE([.A256];[.B256];[.C256])" office:value-type="string" office:string-value="# (4 bytes): An unsigned integer that specifies the size, in bytes, of thedeprecated document page layout cache at offset fcPgdMotherOldOld in the Table Stream." calcext:value-type="string">
            <text:p># (4 bytes): An unsigned integer that specifies the size, in bytes, of thedeprecated document page layout cache at offset fcPgdMotherOldOld in the Table Stream.</text:p>
          </table:table-cell>
        </table:table-row>
        <table:table-row table:style-name="ro1">
          <table:table-cell office:value-type="string" calcext:value-type="string">
            <text:p><text:s text:c="4"/>FibRgFcLcb97Dict["</text:p>
          </table:table-cell>
          <table:table-cell office:value-type="string" calcext:value-type="string">
            <text:p>fcBkdMotherOldOld</text:p>
          </table:table-cell>
          <table:table-cell office:value-type="string" calcext:value-type="string">
            <text:p>"] = FIB1[</text:p>
          </table:table-cell>
          <table:table-cell/>
          <table:table-cell table:formula="of:=CONCATENATE([.A257];[.B257];[.C257])" office:value-type="string" office:string-value="    FibRgFcLcb97Dict[&quot;fcBkdMotherOldOld&quot;] = FIB1[" calcext:value-type="string">
            <text:p><text:s text:c="4"/>FibRgFcLcb97Dict["fcBkdMotherOldOld"] = FIB1[</text:p>
          </table:table-cell>
        </table:table-row>
        <table:table-row table:style-name="ro1">
          <table:table-cell/>
          <table:table-cell office:value-type="string" calcext:value-type="string">
            <text:p># (4 bytes): An unsigned integer that specifies an offset in the Table Stream.Deprecated document text flow break cache begins at this offset. Information SHOULD NOT&lt;32&gt;be emitted at this offset and SHOULD&lt;33&gt; be ignored. If lcbBkdMotherOldOld is zero,fcBkdMotherOldOld is undefined and MUST be ignored.</text:p>
          </table:table-cell>
          <table:table-cell table:number-columns-repeated="2"/>
          <table:table-cell table:formula="of:=CONCATENATE([.A258];[.B258];[.C258])" office:value-type="string" office:string-value="# (4 bytes): An unsigned integer that specifies an offset in the Table Stream.Deprecated document text flow break cache begins at this offset. Information SHOULD NOT&lt;32&gt;be emitted at this offset and SHOULD&lt;33&gt; be ignored. If lcbBkdMotherOldOld is zero,fcBkdMotherOldOld is undefined and MUST be ignored." calcext:value-type="string">
            <text:p># (4 bytes): An unsigned integer that specifies an offset in the Table Stream.Deprecated document text flow break cache begins at this offset. Information SHOULD NOT&lt;32&gt;be emitted at this offset and SHOULD&lt;33&gt; be ignored. If lcbBkdMotherOldOld is zero,fcBkdMotherOldOld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BkdMotherOldOld</text:p>
          </table:table-cell>
          <table:table-cell office:value-type="string" calcext:value-type="string">
            <text:p>"] = FIB1[</text:p>
          </table:table-cell>
          <table:table-cell/>
          <table:table-cell table:formula="of:=CONCATENATE([.A259];[.B259];[.C259])" office:value-type="string" office:string-value="    FibRgFcLcb97Dict[&quot;lcbBkdMotherOldOld&quot;] = FIB1[" calcext:value-type="string">
            <text:p><text:s text:c="4"/>FibRgFcLcb97Dict["lcbBkdMotherOldOld"] = FIB1[</text:p>
          </table:table-cell>
        </table:table-row>
        <table:table-row table:style-name="ro1">
          <table:table-cell/>
          <table:table-cell office:value-type="string" calcext:value-type="string">
            <text:p># (4 bytes): An unsigned integer that specifies the size, in bytes, of thedeprecated document text flow break cache at offset fcBkdMotherOldOld in the Table Stream.</text:p>
          </table:table-cell>
          <table:table-cell table:number-columns-repeated="2"/>
          <table:table-cell table:formula="of:=CONCATENATE([.A260];[.B260];[.C260])" office:value-type="string" office:string-value="# (4 bytes): An unsigned integer that specifies the size, in bytes, of thedeprecated document text flow break cache at offset fcBkdMotherOldOld in the Table Stream." calcext:value-type="string">
            <text:p># (4 bytes): An unsigned integer that specifies the size, in bytes, of thedeprecated document text flow break cache at offset fcBkdMotherOldOld in the Table Stream.</text:p>
          </table:table-cell>
        </table:table-row>
        <table:table-row table:style-name="ro1">
          <table:table-cell office:value-type="string" calcext:value-type="string">
            <text:p><text:s text:c="4"/>FibRgFcLcb97Dict["</text:p>
          </table:table-cell>
          <table:table-cell office:value-type="string" calcext:value-type="string">
            <text:p>fcPgdFtnOldOld</text:p>
          </table:table-cell>
          <table:table-cell office:value-type="string" calcext:value-type="string">
            <text:p>"] = FIB1[</text:p>
          </table:table-cell>
          <table:table-cell/>
          <table:table-cell table:formula="of:=CONCATENATE([.A261];[.B261];[.C261])" office:value-type="string" office:string-value="    FibRgFcLcb97Dict[&quot;fcPgdFtnOldOld&quot;] = FIB1[" calcext:value-type="string">
            <text:p><text:s text:c="4"/>FibRgFcLcb97Dict["fcPgdFtnOldOld"] = FIB1[</text:p>
          </table:table-cell>
        </table:table-row>
        <table:table-row table:style-name="ro1">
          <table:table-cell/>
          <table:table-cell office:value-type="string" calcext:value-type="string">
            <text:p># (4 bytes): An unsigned integer that specifies an offset in the Table Stream.Deprecated footnote layout cache begins at this offset. Information SHOULD NOT&lt;34&gt; be emittedat this offset and SHOULD&lt;35&gt; be ignored. If lcbPgdFtnOldOld is zero, fcPgdFtnOldOld isundefined and MUST be ignored.</text:p>
          </table:table-cell>
          <table:table-cell table:number-columns-repeated="2"/>
          <table:table-cell table:formula="of:=CONCATENATE([.A262];[.B262];[.C262])" office:value-type="string" office:string-value="# (4 bytes): An unsigned integer that specifies an offset in the Table Stream.Deprecated footnote layout cache begins at this offset. Information SHOULD NOT&lt;34&gt; be emittedat this offset and SHOULD&lt;35&gt; be ignored. If lcbPgdFtnOldOld is zero, fcPgdFtnOldOld isundefined and MUST be ignored." calcext:value-type="string">
            <text:p># (4 bytes): An unsigned integer that specifies an offset in the Table Stream.Deprecated footnote layout cache begins at this offset. Information SHOULD NOT&lt;34&gt; be emittedat this offset and SHOULD&lt;35&gt; be ignored. If lcbPgdFtnOldOld is zero, fcPgdFtnOldOld isundefined and MUST be ignored.</text:p>
          </table:table-cell>
        </table:table-row>
        <table:table-row table:style-name="ro1">
          <table:table-cell office:value-type="string" calcext:value-type="string">
            <text:p><text:s text:c="4"/>FibRgFcLcb97Dict["</text:p>
          </table:table-cell>
          <table:table-cell office:value-type="string" calcext:value-type="string">
            <text:p>lcbPgdFtnOldOld</text:p>
          </table:table-cell>
          <table:table-cell office:value-type="string" calcext:value-type="string">
            <text:p>"] = FIB1[</text:p>
          </table:table-cell>
          <table:table-cell/>
          <table:table-cell table:formula="of:=CONCATENATE([.A263];[.B263];[.C263])" office:value-type="string" office:string-value="    FibRgFcLcb97Dict[&quot;lcbPgdFtnOldOld&quot;] = FIB1[" calcext:value-type="string">
            <text:p><text:s text:c="4"/>FibRgFcLcb97Dict["lcbPgdFtnOldOld"] = FIB1[</text:p>
          </table:table-cell>
        </table:table-row>
        <table:table-row table:style-name="ro1">
          <table:table-cell/>
          <table:table-cell office:value-type="string" calcext:value-type="string">
            <text:p># (4 bytes): An unsigned integer that specifies the size, in bytes, of the deprecatedfootnote layout cache at offset fcPgdFtnOldOld in the Table Stream.</text:p>
          </table:table-cell>
          <table:table-cell table:number-columns-repeated="2"/>
          <table:table-cell table:formula="of:=CONCATENATE([.A264];[.B264];[.C264])" office:value-type="string" office:string-value="# (4 bytes): An unsigned integer that specifies the size, in bytes, of the deprecatedfootnote layout cache at offset fcPgdFtnOldOld in the Table Stream." calcext:value-type="string">
            <text:p># (4 bytes): An unsigned integer that specifies the size, in bytes, of the deprecatedfootnote layout cache at offset fcPgdFtnOldOld in the Table Stream.</text:p>
          </table:table-cell>
        </table:table-row>
        <table:table-row table:style-name="ro1">
          <table:table-cell office:value-type="string" calcext:value-type="string">
            <text:p><text:s text:c="4"/>FibRgFcLcb97Dict["</text:p>
          </table:table-cell>
          <table:table-cell office:value-type="string" calcext:value-type="string">
            <text:p>fcBkdFtnOldOld</text:p>
          </table:table-cell>
          <table:table-cell office:value-type="string" calcext:value-type="string">
            <text:p>"] = FIB1[</text:p>
          </table:table-cell>
          <table:table-cell/>
          <table:table-cell table:formula="of:=CONCATENATE([.A265];[.B265];[.C265])" office:value-type="string" office:string-value="    FibRgFcLcb97Dict[&quot;fcBkdFtnOldOld&quot;] = FIB1[" calcext:value-type="string">
            <text:p><text:s text:c="4"/>FibRgFcLcb97Dict["fcBkdFtnOldOld"] = FIB1[</text:p>
          </table:table-cell>
        </table:table-row>
        <table:table-row table:style-name="ro1">
          <table:table-cell/>
          <table:table-cell office:value-type="string" calcext:value-type="string">
            <text:p># (4 bytes): An unsigned integer that specifies an offset in the Table Stream. Thedeprecated footnote text flow break cache begins at this offset. Information SHOULD NOT&lt;36&gt; beemitted at this offset and SHOULD&lt;37&gt; be ignored. If lcbBkdFtnOldOld is zero,fcBkdFtnOldOld is undefined and MUST be ignored.</text:p>
          </table:table-cell>
          <table:table-cell table:number-columns-repeated="2"/>
          <table:table-cell table:formula="of:=CONCATENATE([.A266];[.B266];[.C266])" office:value-type="string" office:string-value="# (4 bytes): An unsigned integer that specifies an offset in the Table Stream. Thedeprecated footnote text flow break cache begins at this offset. Information SHOULD NOT&lt;36&gt; beemitted at this offset and SHOULD&lt;37&gt; be ignored. If lcbBkdFtnOldOld is zero,fcBkdFtnOldOld is undefined and MUST be ignored." calcext:value-type="string">
            <text:p># (4 bytes): An unsigned integer that specifies an offset in the Table Stream. Thedeprecated footnote text flow break cache begins at this offset. Information SHOULD NOT&lt;36&gt; beemitted at this offset and SHOULD&lt;37&gt; be ignored. If lcbBkdFtnOldOld is zero,fcBkdFtnOldOld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BkdFtnOldOld</text:p>
          </table:table-cell>
          <table:table-cell office:value-type="string" calcext:value-type="string">
            <text:p>"] = FIB1[</text:p>
          </table:table-cell>
          <table:table-cell/>
          <table:table-cell table:formula="of:=CONCATENATE([.A267];[.B267];[.C267])" office:value-type="string" office:string-value="    FibRgFcLcb97Dict[&quot;lcbBkdFtnOldOld&quot;] = FIB1[" calcext:value-type="string">
            <text:p><text:s text:c="4"/>FibRgFcLcb97Dict["lcbBkdFtnOldOld"] = FIB1[</text:p>
          </table:table-cell>
        </table:table-row>
        <table:table-row table:style-name="ro1">
          <table:table-cell/>
          <table:table-cell office:value-type="string" calcext:value-type="string">
            <text:p># (4 bytes): An unsigned integer that specifies the size, in bytes, of the deprecatedfootnote text flow break cache at offset fcBkdFtnOldOld in the Table Stream.</text:p>
          </table:table-cell>
          <table:table-cell table:number-columns-repeated="2"/>
          <table:table-cell table:formula="of:=CONCATENATE([.A268];[.B268];[.C268])" office:value-type="string" office:string-value="# (4 bytes): An unsigned integer that specifies the size, in bytes, of the deprecatedfootnote text flow break cache at offset fcBkdFtnOldOld in the Table Stream." calcext:value-type="string">
            <text:p># (4 bytes): An unsigned integer that specifies the size, in bytes, of the deprecatedfootnote text flow break cache at offset fcBkdFtnOldOld in the Table Stream.</text:p>
          </table:table-cell>
        </table:table-row>
        <table:table-row table:style-name="ro1">
          <table:table-cell office:value-type="string" calcext:value-type="string">
            <text:p><text:s text:c="4"/>FibRgFcLcb97Dict["</text:p>
          </table:table-cell>
          <table:table-cell office:value-type="string" calcext:value-type="string">
            <text:p>fcPgdEdnOldOld</text:p>
          </table:table-cell>
          <table:table-cell office:value-type="string" calcext:value-type="string">
            <text:p>"] = FIB1[</text:p>
          </table:table-cell>
          <table:table-cell/>
          <table:table-cell table:formula="of:=CONCATENATE([.A269];[.B269];[.C269])" office:value-type="string" office:string-value="    FibRgFcLcb97Dict[&quot;fcPgdEdnOldOld&quot;] = FIB1[" calcext:value-type="string">
            <text:p><text:s text:c="4"/>FibRgFcLcb97Dict["fcPgdEdnOldOld"] = FIB1[</text:p>
          </table:table-cell>
        </table:table-row>
        <table:table-row table:style-name="ro1">
          <table:table-cell/>
          <table:table-cell office:value-type="string" calcext:value-type="string">
            <text:p># (4 bytes): An unsigned integer that specifies an offset in the Table Stream. Thedeprecated endnote layout cache begins at this offset. Information SHOULD NOT&lt;38&gt; be emittedat this offset and SHOULD&lt;39&gt; be ignored. If lcbPgdEdnOldOld is zero, fcPgdEdnOldOld isundefined and MUST be ignored.</text:p>
          </table:table-cell>
          <table:table-cell table:number-columns-repeated="2"/>
          <table:table-cell table:formula="of:=CONCATENATE([.A270];[.B270];[.C270])" office:value-type="string" office:string-value="# (4 bytes): An unsigned integer that specifies an offset in the Table Stream. Thedeprecated endnote layout cache begins at this offset. Information SHOULD NOT&lt;38&gt; be emittedat this offset and SHOULD&lt;39&gt; be ignored. If lcbPgdEdnOldOld is zero, fcPgdEdnOldOld isundefined and MUST be ignored." calcext:value-type="string">
            <text:p># (4 bytes): An unsigned integer that specifies an offset in the Table Stream. Thedeprecated endnote layout cache begins at this offset. Information SHOULD NOT&lt;38&gt; be emittedat this offset and SHOULD&lt;39&gt; be ignored. If lcbPgdEdnOldOld is zero, fcPgdEdnOldOld isundefined and MUST be ignored.</text:p>
          </table:table-cell>
        </table:table-row>
        <table:table-row table:style-name="ro1">
          <table:table-cell office:value-type="string" calcext:value-type="string">
            <text:p><text:s text:c="4"/>FibRgFcLcb97Dict["</text:p>
          </table:table-cell>
          <table:table-cell office:value-type="string" calcext:value-type="string">
            <text:p>lcbPgdEdnOldOld</text:p>
          </table:table-cell>
          <table:table-cell office:value-type="string" calcext:value-type="string">
            <text:p>"] = FIB1[</text:p>
          </table:table-cell>
          <table:table-cell/>
          <table:table-cell table:formula="of:=CONCATENATE([.A271];[.B271];[.C271])" office:value-type="string" office:string-value="    FibRgFcLcb97Dict[&quot;lcbPgdEdnOldOld&quot;] = FIB1[" calcext:value-type="string">
            <text:p><text:s text:c="4"/>FibRgFcLcb97Dict["lcbPgdEdnOldOld"] = FIB1[</text:p>
          </table:table-cell>
        </table:table-row>
        <table:table-row table:style-name="ro1">
          <table:table-cell/>
          <table:table-cell office:value-type="string" calcext:value-type="string">
            <text:p># (4 bytes): An unsigned integer that specifies the size, in bytes, of the deprecatedendnote layout cache at offset fcPgdEdnOldOld in the Table Stream.</text:p>
          </table:table-cell>
          <table:table-cell table:number-columns-repeated="2"/>
          <table:table-cell table:formula="of:=CONCATENATE([.A272];[.B272];[.C272])" office:value-type="string" office:string-value="# (4 bytes): An unsigned integer that specifies the size, in bytes, of the deprecatedendnote layout cache at offset fcPgdEdnOldOld in the Table Stream." calcext:value-type="string">
            <text:p># (4 bytes): An unsigned integer that specifies the size, in bytes, of the deprecatedendnote layout cache at offset fcPgdEdnOldOld in the Table Stream.</text:p>
          </table:table-cell>
        </table:table-row>
        <table:table-row table:style-name="ro1">
          <table:table-cell office:value-type="string" calcext:value-type="string">
            <text:p><text:s text:c="4"/>FibRgFcLcb97Dict["</text:p>
          </table:table-cell>
          <table:table-cell office:value-type="string" calcext:value-type="string">
            <text:p>fcBkdEdnOldOld</text:p>
          </table:table-cell>
          <table:table-cell office:value-type="string" calcext:value-type="string">
            <text:p>"] = FIB1[</text:p>
          </table:table-cell>
          <table:table-cell/>
          <table:table-cell table:formula="of:=CONCATENATE([.A273];[.B273];[.C273])" office:value-type="string" office:string-value="    FibRgFcLcb97Dict[&quot;fcBkdEdnOldOld&quot;] = FIB1[" calcext:value-type="string">
            <text:p><text:s text:c="4"/>FibRgFcLcb97Dict["fcBkdEdnOldOld"] = FIB1[</text:p>
          </table:table-cell>
        </table:table-row>
        <table:table-row table:style-name="ro1">
          <table:table-cell/>
          <table:table-cell office:value-type="string" calcext:value-type="string">
            <text:p># (4 bytes): An unsigned integer that specifies an offset in the Table Stream. Thedeprecated endnote text flow break cache begins at this offset. Information SHOULD NOT&lt;40&gt; beemitted at this offset and SHOULD&lt;41&gt; be ignored. If lcbBkdEdnOldOld is zero,fcBkdEdnOldOld is undefined and MUST be ignored.</text:p>
          </table:table-cell>
          <table:table-cell table:number-columns-repeated="2"/>
          <table:table-cell table:formula="of:=CONCATENATE([.A274];[.B274];[.C274])" office:value-type="string" office:string-value="# (4 bytes): An unsigned integer that specifies an offset in the Table Stream. Thedeprecated endnote text flow break cache begins at this offset. Information SHOULD NOT&lt;40&gt; beemitted at this offset and SHOULD&lt;41&gt; be ignored. If lcbBkdEdnOldOld is zero,fcBkdEdnOldOld is undefined and MUST be ignored." calcext:value-type="string">
            <text:p># (4 bytes): An unsigned integer that specifies an offset in the Table Stream. Thedeprecated endnote text flow break cache begins at this offset. Information SHOULD NOT&lt;40&gt; beemitted at this offset and SHOULD&lt;41&gt; be ignored. If lcbBkdEdnOldOld is zero,fcBkdEdnOldOld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BkdEdnOldOld</text:p>
          </table:table-cell>
          <table:table-cell office:value-type="string" calcext:value-type="string">
            <text:p>"] = FIB1[</text:p>
          </table:table-cell>
          <table:table-cell/>
          <table:table-cell table:formula="of:=CONCATENATE([.A275];[.B275];[.C275])" office:value-type="string" office:string-value="    FibRgFcLcb97Dict[&quot;lcbBkdEdnOldOld&quot;] = FIB1[" calcext:value-type="string">
            <text:p><text:s text:c="4"/>FibRgFcLcb97Dict["lcbBkdEdnOldOld"] = FIB1[</text:p>
          </table:table-cell>
        </table:table-row>
        <table:table-row table:style-name="ro1">
          <table:table-cell/>
          <table:table-cell office:value-type="string" calcext:value-type="string">
            <text:p># (4 bytes): An unsigned integer that specifies the size, in bytes, of the deprecatedendnote text flow break cache at offset fcBkdEdnOldOld in the Table Stream.</text:p>
          </table:table-cell>
          <table:table-cell table:number-columns-repeated="2"/>
          <table:table-cell table:formula="of:=CONCATENATE([.A276];[.B276];[.C276])" office:value-type="string" office:string-value="# (4 bytes): An unsigned integer that specifies the size, in bytes, of the deprecatedendnote text flow break cache at offset fcBkdEdnOldOld in the Table Stream." calcext:value-type="string">
            <text:p># (4 bytes): An unsigned integer that specifies the size, in bytes, of the deprecatedendnote text flow break cache at offset fcBkdEdnOldOld in the Table Stream.</text:p>
          </table:table-cell>
        </table:table-row>
        <table:table-row table:style-name="ro1">
          <table:table-cell office:value-type="string" calcext:value-type="string">
            <text:p><text:s text:c="4"/>FibRgFcLcb97Dict["</text:p>
          </table:table-cell>
          <table:table-cell office:value-type="string" calcext:value-type="string">
            <text:p>fcSttbfIntlFld</text:p>
          </table:table-cell>
          <table:table-cell office:value-type="string" calcext:value-type="string">
            <text:p>"] = FIB1[</text:p>
          </table:table-cell>
          <table:table-cell/>
          <table:table-cell table:formula="of:=CONCATENATE([.A277];[.B277];[.C277])" office:value-type="string" office:string-value="    FibRgFcLcb97Dict[&quot;fcSttbfIntlFld&quot;] = FIB1[" calcext:value-type="string">
            <text:p><text:s text:c="4"/>FibRgFcLcb97Dict["fcSttbfIntlFld"] = FIB1[</text:p>
          </table:table-cell>
        </table:table-row>
        <table:table-row table:style-name="ro1">
          <table:table-cell/>
          <table:table-cell office:value-type="string" calcext:value-type="string">
            <text:p># (4 bytes): This value is undefined and MUST be ignored.</text:p>
          </table:table-cell>
          <table:table-cell table:number-columns-repeated="2"/>
          <table:table-cell table:formula="of:=CONCATENATE([.A278];[.B278];[.C278])" office:value-type="string" office:string-value="# (4 bytes): This value is undefined and MUST be ignored." calcext:value-type="string">
            <text:p># (4 bytes): This value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SttbfIntlFld</text:p>
          </table:table-cell>
          <table:table-cell office:value-type="string" calcext:value-type="string">
            <text:p>"] = FIB1[</text:p>
          </table:table-cell>
          <table:table-cell/>
          <table:table-cell table:formula="of:=CONCATENATE([.A279];[.B279];[.C279])" office:value-type="string" office:string-value="    FibRgFcLcb97Dict[&quot;lcbSttbfIntlFld&quot;] = FIB1[" calcext:value-type="string">
            <text:p><text:s text:c="4"/>FibRgFcLcb97Dict["lcbSttbfIntlFld"] = FIB1[</text:p>
          </table:table-cell>
        </table:table-row>
        <table:table-row table:style-name="ro1">
          <table:table-cell/>
          <table:table-cell office:value-type="string" calcext:value-type="string">
            <text:p># (4 bytes): This value MUST be zero, and MUST be ignored.</text:p>
          </table:table-cell>
          <table:table-cell table:number-columns-repeated="2"/>
          <table:table-cell table:formula="of:=CONCATENATE([.A280];[.B280];[.C280])" office:value-type="string" office:string-value="# (4 bytes): This value MUST be zero, and MUST be ignored." calcext:value-type="string">
            <text:p># (4 bytes): This value MUST be zero, and MUST be ignored.</text:p>
          </table:table-cell>
        </table:table-row>
        <table:table-row table:style-name="ro1">
          <table:table-cell office:value-type="string" calcext:value-type="string">
            <text:p><text:s text:c="4"/>FibRgFcLcb97Dict["</text:p>
          </table:table-cell>
          <table:table-cell office:value-type="string" calcext:value-type="string">
            <text:p>fcRouteSlip</text:p>
          </table:table-cell>
          <table:table-cell office:value-type="string" calcext:value-type="string">
            <text:p>"] = FIB1[</text:p>
          </table:table-cell>
          <table:table-cell/>
          <table:table-cell table:formula="of:=CONCATENATE([.A281];[.B281];[.C281])" office:value-type="string" office:string-value="    FibRgFcLcb97Dict[&quot;fcRouteSlip&quot;] = FIB1[" calcext:value-type="string">
            <text:p><text:s text:c="4"/>FibRgFcLcb97Dict["fcRouteSlip"] = FIB1[</text:p>
          </table:table-cell>
        </table:table-row>
        <table:table-row table:style-name="ro1">
          <table:table-cell/>
          <table:table-cell office:value-type="string" calcext:value-type="string">
            <text:p># (4 bytes): An unsigned integer that specifies an offset in the Table Stream. ARouteSlip that specifies the route slip for this document begins at this offset. This valueSHOULD&lt;42&gt; be ignored.</text:p>
          </table:table-cell>
          <table:table-cell table:number-columns-repeated="2"/>
          <table:table-cell table:formula="of:=CONCATENATE([.A282];[.B282];[.C282])" office:value-type="string" office:string-value="# (4 bytes): An unsigned integer that specifies an offset in the Table Stream. ARouteSlip that specifies the route slip for this document begins at this offset. This valueSHOULD&lt;42&gt; be ignored." calcext:value-type="string">
            <text:p># (4 bytes): An unsigned integer that specifies an offset in the Table Stream. ARouteSlip that specifies the route slip for this document begins at this offset. This valueSHOULD&lt;42&gt; be ignored.</text:p>
          </table:table-cell>
        </table:table-row>
        <table:table-row table:style-name="ro1">
          <table:table-cell office:value-type="string" calcext:value-type="string">
            <text:p><text:s text:c="4"/>FibRgFcLcb97Dict["</text:p>
          </table:table-cell>
          <table:table-cell office:value-type="string" calcext:value-type="string">
            <text:p>lcbRouteSlip</text:p>
          </table:table-cell>
          <table:table-cell office:value-type="string" calcext:value-type="string">
            <text:p>"] = FIB1[</text:p>
          </table:table-cell>
          <table:table-cell/>
          <table:table-cell table:formula="of:=CONCATENATE([.A283];[.B283];[.C283])" office:value-type="string" office:string-value="    FibRgFcLcb97Dict[&quot;lcbRouteSlip&quot;] = FIB1[" calcext:value-type="string">
            <text:p><text:s text:c="4"/>FibRgFcLcb97Dict["lcbRouteSlip"] = FIB1[</text:p>
          </table:table-cell>
        </table:table-row>
        <table:table-row table:style-name="ro1">
          <table:table-cell/>
          <table:table-cell office:value-type="string" calcext:value-type="string">
            <text:p># (4 bytes): An unsigned integer that specifies the size, in bytes, of the RouteSlip atoffset fcRouteSlip in the Table Stream.</text:p>
          </table:table-cell>
          <table:table-cell table:number-columns-repeated="2"/>
          <table:table-cell table:formula="of:=CONCATENATE([.A284];[.B284];[.C284])" office:value-type="string" office:string-value="# (4 bytes): An unsigned integer that specifies the size, in bytes, of the RouteSlip atoffset fcRouteSlip in the Table Stream." calcext:value-type="string">
            <text:p># (4 bytes): An unsigned integer that specifies the size, in bytes, of the RouteSlip atoffset fcRouteSlip in the Table Stream.</text:p>
          </table:table-cell>
        </table:table-row>
        <table:table-row table:style-name="ro1">
          <table:table-cell office:value-type="string" calcext:value-type="string">
            <text:p><text:s text:c="4"/>FibRgFcLcb97Dict["</text:p>
          </table:table-cell>
          <table:table-cell office:value-type="string" calcext:value-type="string">
            <text:p>fcSttbSavedBy</text:p>
          </table:table-cell>
          <table:table-cell office:value-type="string" calcext:value-type="string">
            <text:p>"] = FIB1[</text:p>
          </table:table-cell>
          <table:table-cell/>
          <table:table-cell table:formula="of:=CONCATENATE([.A285];[.B285];[.C285])" office:value-type="string" office:string-value="    FibRgFcLcb97Dict[&quot;fcSttbSavedBy&quot;] = FIB1[" calcext:value-type="string">
            <text:p><text:s text:c="4"/>FibRgFcLcb97Dict["fcSttbSavedBy"] = FIB1[</text:p>
          </table:table-cell>
        </table:table-row>
        <table:table-row table:style-name="ro1">
          <table:table-cell/>
          <table:table-cell office:value-type="string" calcext:value-type="string">
            <text:p># (4 bytes): An unsigned integer that specifies an offset in the Table Stream. ASttbSavedBy that specifies the save history of this document begins at this offset. This valueSHOULD&lt;43&gt; be ignored.</text:p>
          </table:table-cell>
          <table:table-cell table:number-columns-repeated="2"/>
          <table:table-cell table:formula="of:=CONCATENATE([.A286];[.B286];[.C286])" office:value-type="string" office:string-value="# (4 bytes): An unsigned integer that specifies an offset in the Table Stream. ASttbSavedBy that specifies the save history of this document begins at this offset. This valueSHOULD&lt;43&gt; be ignored." calcext:value-type="string">
            <text:p># (4 bytes): An unsigned integer that specifies an offset in the Table Stream. ASttbSavedBy that specifies the save history of this document begins at this offset. This valueSHOULD&lt;43&gt; be ignored.</text:p>
          </table:table-cell>
        </table:table-row>
        <table:table-row table:style-name="ro1">
          <table:table-cell office:value-type="string" calcext:value-type="string">
            <text:p><text:s text:c="4"/>FibRgFcLcb97Dict["</text:p>
          </table:table-cell>
          <table:table-cell office:value-type="string" calcext:value-type="string">
            <text:p>lcbSttbSavedBy</text:p>
          </table:table-cell>
          <table:table-cell office:value-type="string" calcext:value-type="string">
            <text:p>"] = FIB1[</text:p>
          </table:table-cell>
          <table:table-cell/>
          <table:table-cell table:formula="of:=CONCATENATE([.A287];[.B287];[.C287])" office:value-type="string" office:string-value="    FibRgFcLcb97Dict[&quot;lcbSttbSavedBy&quot;] = FIB1[" calcext:value-type="string">
            <text:p><text:s text:c="4"/>FibRgFcLcb97Dict["lcbSttbSavedBy"] = FIB1[</text:p>
          </table:table-cell>
        </table:table-row>
        <table:table-row table:style-name="ro1">
          <table:table-cell/>
          <table:table-cell office:value-type="string" calcext:value-type="string">
            <text:p># (4 bytes): An unsigned integer that specifies the size, in bytes, of theSttbSavedBy at the offset fcSttbSavedBy. This value SHOULD&lt;44&gt; be zero.</text:p>
          </table:table-cell>
          <table:table-cell table:number-columns-repeated="2"/>
          <table:table-cell table:formula="of:=CONCATENATE([.A288];[.B288];[.C288])" office:value-type="string" office:string-value="# (4 bytes): An unsigned integer that specifies the size, in bytes, of theSttbSavedBy at the offset fcSttbSavedBy. This value SHOULD&lt;44&gt; be zero." calcext:value-type="string">
            <text:p># (4 bytes): An unsigned integer that specifies the size, in bytes, of theSttbSavedBy at the offset fcSttbSavedBy. This value SHOULD&lt;44&gt; be zero.</text:p>
          </table:table-cell>
        </table:table-row>
        <table:table-row table:style-name="ro1">
          <table:table-cell office:value-type="string" calcext:value-type="string">
            <text:p><text:s text:c="4"/>FibRgFcLcb97Dict["</text:p>
          </table:table-cell>
          <table:table-cell office:value-type="string" calcext:value-type="string">
            <text:p>fcSttbFnm</text:p>
          </table:table-cell>
          <table:table-cell office:value-type="string" calcext:value-type="string">
            <text:p>"] = FIB1[</text:p>
          </table:table-cell>
          <table:table-cell/>
          <table:table-cell table:formula="of:=CONCATENATE([.A289];[.B289];[.C289])" office:value-type="string" office:string-value="    FibRgFcLcb97Dict[&quot;fcSttbFnm&quot;] = FIB1[" calcext:value-type="string">
            <text:p><text:s text:c="4"/>FibRgFcLcb97Dict["fcSttbFnm"] = FIB1[</text:p>
          </table:table-cell>
        </table:table-row>
        <table:table-row table:style-name="ro1">
          <table:table-cell/>
          <table:table-cell office:value-type="string" calcext:value-type="string">
            <text:p># (4 bytes): An unsigned integer that specifies an offset in the Table Stream. An SttbFnmthat contains information about the external files that are referenced by this document begins atthis offset. If lcbSttbFnm is zero, fcSttbFnm is undefined and MUST be ignored.</text:p>
          </table:table-cell>
          <table:table-cell table:number-columns-repeated="2"/>
          <table:table-cell table:formula="of:=CONCATENATE([.A290];[.B290];[.C290])" office:value-type="string" office:string-value="# (4 bytes): An unsigned integer that specifies an offset in the Table Stream. An SttbFnmthat contains information about the external files that are referenced by this document begins atthis offset. If lcbSttbFnm is zero, fcSttbFnm is undefined and MUST be ignored." calcext:value-type="string">
            <text:p># (4 bytes): An unsigned integer that specifies an offset in the Table Stream. An SttbFnmthat contains information about the external files that are referenced by this document begins atthis offset. If lcbSttbFnm is zero, fcSttbFnm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SttbFnm</text:p>
          </table:table-cell>
          <table:table-cell office:value-type="string" calcext:value-type="string">
            <text:p>"] = FIB1[</text:p>
          </table:table-cell>
          <table:table-cell/>
          <table:table-cell table:formula="of:=CONCATENATE([.A291];[.B291];[.C291])" office:value-type="string" office:string-value="    FibRgFcLcb97Dict[&quot;lcbSttbFnm&quot;] = FIB1[" calcext:value-type="string">
            <text:p><text:s text:c="4"/>FibRgFcLcb97Dict["lcbSttbFnm"] = FIB1[</text:p>
          </table:table-cell>
        </table:table-row>
        <table:table-row table:style-name="ro1">
          <table:table-cell/>
          <table:table-cell office:value-type="string" calcext:value-type="string">
            <text:p># (4 bytes): An unsigned integer that specifies the size, in bytes, of the SttbFnm at theoffset fcSttbFnm.</text:p>
          </table:table-cell>
          <table:table-cell table:number-columns-repeated="2"/>
          <table:table-cell table:formula="of:=CONCATENATE([.A292];[.B292];[.C292])" office:value-type="string" office:string-value="# (4 bytes): An unsigned integer that specifies the size, in bytes, of the SttbFnm at theoffset fcSttbFnm." calcext:value-type="string">
            <text:p># (4 bytes): An unsigned integer that specifies the size, in bytes, of the SttbFnm at theoffset fcSttbFnm.</text:p>
          </table:table-cell>
        </table:table-row>
        <table:table-row table:style-name="ro1">
          <table:table-cell office:value-type="string" calcext:value-type="string">
            <text:p><text:s text:c="4"/>FibRgFcLcb97Dict["</text:p>
          </table:table-cell>
          <table:table-cell office:value-type="string" calcext:value-type="string">
            <text:p>fcPlfLst</text:p>
          </table:table-cell>
          <table:table-cell office:value-type="string" calcext:value-type="string">
            <text:p>"] = FIB1[</text:p>
          </table:table-cell>
          <table:table-cell/>
          <table:table-cell table:formula="of:=CONCATENATE([.A293];[.B293];[.C293])" office:value-type="string" office:string-value="    FibRgFcLcb97Dict[&quot;fcPlfLst&quot;] = FIB1[" calcext:value-type="string">
            <text:p><text:s text:c="4"/>FibRgFcLcb97Dict["fcPlfLst"] = FIB1[</text:p>
          </table:table-cell>
        </table:table-row>
        <table:table-row table:style-name="ro1">
          <table:table-cell/>
          <table:table-cell office:value-type="string" calcext:value-type="string">
            <text:p># (4 bytes): An unsigned integer that specifies an offset in the Table Stream. A PlfLst thatcontains list formatting information begins at this offset. An array of LVLs is appended to thePlfLst. lcbPlfLst does not account for the array of LVLs. The size of the array of LVLs is specifiedby the LSTFs in PlfLst. For each LSTF whose fSimpleList is set to 0x1, there is one LVL in thearray of LVLs that specifies the level formatting of the single level in the list which corresponds tothe LSTF. And, for each LSTF whose fSimpleList is set to 0x0, there are 9 LVLs in the array ofLVLs that specify the level formatting of the respective levels in the list which corresponds to theLSTF. This array of LVLs is in the same respective order as the LSTFs in PlfLst. If lcbPlfLst is 0,fcPlfLst is undefined and MUST be ignored.</text:p>
          </table:table-cell>
          <table:table-cell table:number-columns-repeated="2"/>
          <table:table-cell table:formula="of:=CONCATENATE([.A294];[.B294];[.C294])" office:value-type="string" office:string-value="# (4 bytes): An unsigned integer that specifies an offset in the Table Stream. A PlfLst thatcontains list formatting information begins at this offset. An array of LVLs is appended to thePlfLst. lcbPlfLst does not account for the array of LVLs. The size of the array of LVLs is specifiedby the LSTFs in PlfLst. For each LSTF whose fSimpleList is set to 0x1, there is one LVL in thearray of LVLs that specifies the level formatting of the single level in the list which corresponds tothe LSTF. And, for each LSTF whose fSimpleList is set to 0x0, there are 9 LVLs in the array ofLVLs that specify the level formatting of the respective levels in the list which corresponds to theLSTF. This array of LVLs is in the same respective order as the LSTFs in PlfLst. If lcbPlfLst is 0,fcPlfLst is undefined and MUST be ignored." calcext:value-type="string">
            <text:p># (4 bytes): An unsigned integer that specifies an offset in the Table Stream. A PlfLst thatcontains list formatting information begins at this offset. An array of LVLs is appended to thePlfLst. lcbPlfLst does not account for the array of LVLs. The size of the array of LVLs is specifiedby the LSTFs in PlfLst. For each LSTF whose fSimpleList is set to 0x1, there is one LVL in thearray of LVLs that specifies the level formatting of the single level in the list which corresponds tothe LSTF. And, for each LSTF whose fSimpleList is set to 0x0, there are 9 LVLs in the array ofLVLs that specify the level formatting of the respective levels in the list which corresponds to theLSTF. This array of LVLs is in the same respective order as the LSTFs in PlfLst. If lcbPlfLst is 0,fcPlfLst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fLst</text:p>
          </table:table-cell>
          <table:table-cell office:value-type="string" calcext:value-type="string">
            <text:p>"] = FIB1[</text:p>
          </table:table-cell>
          <table:table-cell/>
          <table:table-cell table:formula="of:=CONCATENATE([.A295];[.B295];[.C295])" office:value-type="string" office:string-value="    FibRgFcLcb97Dict[&quot;lcbPlfLst&quot;] = FIB1[" calcext:value-type="string">
            <text:p><text:s text:c="4"/>FibRgFcLcb97Dict["lcbPlfLst"] = FIB1[</text:p>
          </table:table-cell>
        </table:table-row>
        <table:table-row table:style-name="ro1">
          <table:table-cell/>
          <table:table-cell office:value-type="string" calcext:value-type="string">
            <text:p># (4 bytes): An unsigned integer that specifies the size, in bytes, of the PlfLst at the offsetfcPlfLst. This does not include the size of the array of LVLs that are appended to the PlfLst.</text:p>
          </table:table-cell>
          <table:table-cell table:number-columns-repeated="2"/>
          <table:table-cell table:formula="of:=CONCATENATE([.A296];[.B296];[.C296])" office:value-type="string" office:string-value="# (4 bytes): An unsigned integer that specifies the size, in bytes, of the PlfLst at the offsetfcPlfLst. This does not include the size of the array of LVLs that are appended to the PlfLst." calcext:value-type="string">
            <text:p># (4 bytes): An unsigned integer that specifies the size, in bytes, of the PlfLst at the offsetfcPlfLst. This does not include the size of the array of LVLs that are appended to the PlfLst.</text:p>
          </table:table-cell>
        </table:table-row>
        <table:table-row table:style-name="ro1">
          <table:table-cell office:value-type="string" calcext:value-type="string">
            <text:p><text:s text:c="4"/>FibRgFcLcb97Dict["</text:p>
          </table:table-cell>
          <table:table-cell office:value-type="string" calcext:value-type="string">
            <text:p>fcPlfLfo</text:p>
          </table:table-cell>
          <table:table-cell office:value-type="string" calcext:value-type="string">
            <text:p>"] = FIB1[</text:p>
          </table:table-cell>
          <table:table-cell/>
          <table:table-cell table:formula="of:=CONCATENATE([.A297];[.B297];[.C297])" office:value-type="string" office:string-value="    FibRgFcLcb97Dict[&quot;fcPlfLfo&quot;] = FIB1[" calcext:value-type="string">
            <text:p><text:s text:c="4"/>FibRgFcLcb97Dict["fcPlfLfo"] = FIB1[</text:p>
          </table:table-cell>
        </table:table-row>
        <table:table-row table:style-name="ro1">
          <table:table-cell/>
          <table:table-cell office:value-type="string" calcext:value-type="string">
            <text:p># (4 bytes): An unsigned integer that specifies an offset in the Table Stream. A PlfLfo thatcontains list formatting override information begins at this offset. If lcbPlfLfo is zero, fcPlfLfo isundefined and MUST be ignored.</text:p>
          </table:table-cell>
          <table:table-cell table:number-columns-repeated="2"/>
          <table:table-cell table:formula="of:=CONCATENATE([.A298];[.B298];[.C298])" office:value-type="string" office:string-value="# (4 bytes): An unsigned integer that specifies an offset in the Table Stream. A PlfLfo thatcontains list formatting override information begins at this offset. If lcbPlfLfo is zero, fcPlfLfo isundefined and MUST be ignored." calcext:value-type="string">
            <text:p># (4 bytes): An unsigned integer that specifies an offset in the Table Stream. A PlfLfo thatcontains list formatting override information begins at this offset. If lcbPlfLfo is zero, fcPlfLfo is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fLfo</text:p>
          </table:table-cell>
          <table:table-cell office:value-type="string" calcext:value-type="string">
            <text:p>"] = FIB1[</text:p>
          </table:table-cell>
          <table:table-cell/>
          <table:table-cell table:formula="of:=CONCATENATE([.A299];[.B299];[.C299])" office:value-type="string" office:string-value="    FibRgFcLcb97Dict[&quot;lcbPlfLfo&quot;] = FIB1[" calcext:value-type="string">
            <text:p><text:s text:c="4"/>FibRgFcLcb97Dict["lcbPlfLfo"] = FIB1[</text:p>
          </table:table-cell>
        </table:table-row>
        <table:table-row table:style-name="ro1">
          <table:table-cell/>
          <table:table-cell office:value-type="string" calcext:value-type="string">
            <text:p># (4 bytes): An unsigned integer that specifies the size, in bytes, of the PlfLfo at the offsetfcPlfLfo.</text:p>
          </table:table-cell>
          <table:table-cell table:number-columns-repeated="2"/>
          <table:table-cell table:formula="of:=CONCATENATE([.A300];[.B300];[.C300])" office:value-type="string" office:string-value="# (4 bytes): An unsigned integer that specifies the size, in bytes, of the PlfLfo at the offsetfcPlfLfo." calcext:value-type="string">
            <text:p># (4 bytes): An unsigned integer that specifies the size, in bytes, of the PlfLfo at the offsetfcPlfLfo.</text:p>
          </table:table-cell>
        </table:table-row>
        <table:table-row table:style-name="ro1">
          <table:table-cell office:value-type="string" calcext:value-type="string">
            <text:p><text:s text:c="4"/>FibRgFcLcb97Dict["</text:p>
          </table:table-cell>
          <table:table-cell office:value-type="string" calcext:value-type="string">
            <text:p>fcPlcfTxbxBkd</text:p>
          </table:table-cell>
          <table:table-cell office:value-type="string" calcext:value-type="string">
            <text:p>"] = FIB1[</text:p>
          </table:table-cell>
          <table:table-cell/>
          <table:table-cell table:formula="of:=CONCATENATE([.A301];[.B301];[.C301])" office:value-type="string" office:string-value="    FibRgFcLcb97Dict[&quot;fcPlcfTxbxBkd&quot;] = FIB1[" calcext:value-type="string">
            <text:p><text:s text:c="4"/>FibRgFcLcb97Dict["fcPlcfTxbxBkd"] = FIB1[</text:p>
          </table:table-cell>
        </table:table-row>
        <table:table-row table:style-name="ro1">
          <table:table-cell/>
          <table:table-cell office:value-type="string" calcext:value-type="string">
            <text:p># (4 bytes): An unsigned integer that specifies an offset in the Table Stream. APlcftxbxBkd begins at this offset and specifies which ranges of text go inside which textboxes.</text:p>
          </table:table-cell>
          <table:table-cell table:number-columns-repeated="2"/>
          <table:table-cell table:formula="of:=CONCATENATE([.A302];[.B302];[.C302])" office:value-type="string" office:string-value="# (4 bytes): An unsigned integer that specifies an offset in the Table Stream. APlcftxbxBkd begins at this offset and specifies which ranges of text go inside which textboxes." calcext:value-type="string">
            <text:p># (4 bytes): An unsigned integer that specifies an offset in the Table Stream. APlcftxbxBkd begins at this offset and specifies which ranges of text go inside which textboxes.</text:p>
          </table:table-cell>
        </table:table-row>
        <table:table-row table:style-name="ro1">
          <table:table-cell office:value-type="string" calcext:value-type="string">
            <text:p><text:s text:c="4"/>FibRgFcLcb97Dict["</text:p>
          </table:table-cell>
          <table:table-cell office:value-type="string" calcext:value-type="string">
            <text:p>lcbPlcfTxbxBkd</text:p>
          </table:table-cell>
          <table:table-cell office:value-type="string" calcext:value-type="string">
            <text:p>"] = FIB1[</text:p>
          </table:table-cell>
          <table:table-cell/>
          <table:table-cell table:formula="of:=CONCATENATE([.A303];[.B303];[.C303])" office:value-type="string" office:string-value="    FibRgFcLcb97Dict[&quot;lcbPlcfTxbxBkd&quot;] = FIB1[" calcext:value-type="string">
            <text:p><text:s text:c="4"/>FibRgFcLcb97Dict["lcbPlcfTxbxBkd"] = FIB1[</text:p>
          </table:table-cell>
        </table:table-row>
        <table:table-row table:style-name="ro1">
          <table:table-cell/>
          <table:table-cell office:value-type="string" calcext:value-type="string">
            <text:p># (4 bytes): An unsigned integer that specifies the size, in bytes, of the PlcftxbxBkdthat begins at offset fcPlcfTxbxBkd in the Table Stream.lcbPlcfTxbxBkd MUST be zero if FibRgLw97.ccpTxbx is zero, and MUST be nonzero ifFibRgLw97.ccpTxbx is nonzero.</text:p>
          </table:table-cell>
          <table:table-cell table:number-columns-repeated="2"/>
          <table:table-cell table:formula="of:=CONCATENATE([.A304];[.B304];[.C304])" office:value-type="string" office:string-value="# (4 bytes): An unsigned integer that specifies the size, in bytes, of the PlcftxbxBkdthat begins at offset fcPlcfTxbxBkd in the Table Stream.lcbPlcfTxbxBkd MUST be zero if FibRgLw97.ccpTxbx is zero, and MUST be nonzero ifFibRgLw97.ccpTxbx is nonzero." calcext:value-type="string">
            <text:p># (4 bytes): An unsigned integer that specifies the size, in bytes, of the PlcftxbxBkdthat begins at offset fcPlcfTxbxBkd in the Table Stream.lcbPlcfTxbxBkd MUST be zero if FibRgLw97.ccpTxbx is zero, and MUST be nonzero ifFibRgLw97.ccpTxbx is nonzero.</text:p>
          </table:table-cell>
        </table:table-row>
        <table:table-row table:style-name="ro1">
          <table:table-cell office:value-type="string" calcext:value-type="string">
            <text:p><text:s text:c="4"/>FibRgFcLcb97Dict["</text:p>
          </table:table-cell>
          <table:table-cell office:value-type="string" calcext:value-type="string">
            <text:p>fcPlcfTxbxHdrBkd</text:p>
          </table:table-cell>
          <table:table-cell office:value-type="string" calcext:value-type="string">
            <text:p>"] = FIB1[</text:p>
          </table:table-cell>
          <table:table-cell/>
          <table:table-cell table:formula="of:=CONCATENATE([.A305];[.B305];[.C305])" office:value-type="string" office:string-value="    FibRgFcLcb97Dict[&quot;fcPlcfTxbxHdrBkd&quot;] = FIB1[" calcext:value-type="string">
            <text:p><text:s text:c="4"/>FibRgFcLcb97Dict["fcPlcfTxbxHdrBkd"] = FIB1[</text:p>
          </table:table-cell>
        </table:table-row>
        <table:table-row table:style-name="ro1">
          <table:table-cell/>
          <table:table-cell office:value-type="string" calcext:value-type="string">
            <text:p># (4 bytes): An unsigned integer that specifies an offset in the Table Stream. APlcfTxbxHdrBkd begins at this offset and specifies which ranges of text are contained insidewhich header textboxes.</text:p>
          </table:table-cell>
          <table:table-cell table:number-columns-repeated="2"/>
          <table:table-cell table:formula="of:=CONCATENATE([.A306];[.B306];[.C306])" office:value-type="string" office:string-value="# (4 bytes): An unsigned integer that specifies an offset in the Table Stream. APlcfTxbxHdrBkd begins at this offset and specifies which ranges of text are contained insidewhich header textboxes." calcext:value-type="string">
            <text:p># (4 bytes): An unsigned integer that specifies an offset in the Table Stream. APlcfTxbxHdrBkd begins at this offset and specifies which ranges of text are contained insidewhich header textboxes.</text:p>
          </table:table-cell>
        </table:table-row>
        <table:table-row table:style-name="ro1">
          <table:table-cell office:value-type="string" calcext:value-type="string">
            <text:p><text:s text:c="4"/>FibRgFcLcb97Dict["</text:p>
          </table:table-cell>
          <table:table-cell office:value-type="string" calcext:value-type="string">
            <text:p>lcbPlcfTxbxHdrBkd</text:p>
          </table:table-cell>
          <table:table-cell office:value-type="string" calcext:value-type="string">
            <text:p>"] = FIB1[</text:p>
          </table:table-cell>
          <table:table-cell/>
          <table:table-cell table:formula="of:=CONCATENATE([.A307];[.B307];[.C307])" office:value-type="string" office:string-value="    FibRgFcLcb97Dict[&quot;lcbPlcfTxbxHdrBkd&quot;] = FIB1[" calcext:value-type="string">
            <text:p><text:s text:c="4"/>FibRgFcLcb97Dict["lcbPlcfTxbxHdrBkd"] = FIB1[</text:p>
          </table:table-cell>
        </table:table-row>
        <table:table-row table:style-name="ro1">
          <table:table-cell/>
          <table:table-cell office:value-type="string" calcext:value-type="string">
            <text:p># (4 bytes): An unsigned integer that specifies the size, in bytes, of thePlcfTxbxHdrBkd that begins at offset fcPlcfTxbxHdrBkd in the Table Stream.lcbPlcfTxbxHdrBkd MUST be zero if FibRgLw97.ccpHdrTxbx is zero, and MUST be nonzero ifFibRgLw97.ccpHdrTxbx is nonzero.</text:p>
          </table:table-cell>
          <table:table-cell table:number-columns-repeated="2"/>
          <table:table-cell table:formula="of:=CONCATENATE([.A308];[.B308];[.C308])" office:value-type="string" office:string-value="# (4 bytes): An unsigned integer that specifies the size, in bytes, of thePlcfTxbxHdrBkd that begins at offset fcPlcfTxbxHdrBkd in the Table Stream.lcbPlcfTxbxHdrBkd MUST be zero if FibRgLw97.ccpHdrTxbx is zero, and MUST be nonzero ifFibRgLw97.ccpHdrTxbx is nonzero." calcext:value-type="string">
            <text:p># (4 bytes): An unsigned integer that specifies the size, in bytes, of thePlcfTxbxHdrBkd that begins at offset fcPlcfTxbxHdrBkd in the Table Stream.lcbPlcfTxbxHdrBkd MUST be zero if FibRgLw97.ccpHdrTxbx is zero, and MUST be nonzero ifFibRgLw97.ccpHdrTxbx is nonzero.</text:p>
          </table:table-cell>
        </table:table-row>
        <table:table-row table:style-name="ro1">
          <table:table-cell office:value-type="string" calcext:value-type="string">
            <text:p><text:s text:c="4"/>FibRgFcLcb97Dict["</text:p>
          </table:table-cell>
          <table:table-cell office:value-type="string" calcext:value-type="string">
            <text:p>fcDocUndoWord9</text:p>
          </table:table-cell>
          <table:table-cell office:value-type="string" calcext:value-type="string">
            <text:p>"] = FIB1[</text:p>
          </table:table-cell>
          <table:table-cell/>
          <table:table-cell table:formula="of:=CONCATENATE([.A309];[.B309];[.C309])" office:value-type="string" office:string-value="    FibRgFcLcb97Dict[&quot;fcDocUndoWord9&quot;] = FIB1[" calcext:value-type="string">
            <text:p><text:s text:c="4"/>FibRgFcLcb97Dict["fcDocUndoWord9"] = FIB1[</text:p>
          </table:table-cell>
        </table:table-row>
        <table:table-row table:style-name="ro1">
          <table:table-cell/>
          <table:table-cell office:value-type="string" calcext:value-type="string">
            <text:p># (4 bytes): An unsigned integer that specifies an offset in the WordDocumentStream. Version-specific undo information begins at this offset. This information SHOULDNOT&lt;45&gt; be emitted and SHOULD&lt;46&gt; be ignored.</text:p>
          </table:table-cell>
          <table:table-cell table:number-columns-repeated="2"/>
          <table:table-cell table:formula="of:=CONCATENATE([.A310];[.B310];[.C310])" office:value-type="string" office:string-value="# (4 bytes): An unsigned integer that specifies an offset in the WordDocumentStream. Version-specific undo information begins at this offset. This information SHOULDNOT&lt;45&gt; be emitted and SHOULD&lt;46&gt; be ignored." calcext:value-type="string">
            <text:p># (4 bytes): An unsigned integer that specifies an offset in the WordDocumentStream. Version-specific undo information begins at this offset. This information SHOULDNOT&lt;45&gt; be emitted and SHOULD&lt;46&gt; be ignored.</text:p>
          </table:table-cell>
        </table:table-row>
        <table:table-row table:style-name="ro1">
          <table:table-cell office:value-type="string" calcext:value-type="string">
            <text:p><text:s text:c="4"/>FibRgFcLcb97Dict["</text:p>
          </table:table-cell>
          <table:table-cell office:value-type="string" calcext:value-type="string">
            <text:p>lcbDocUndoWord9</text:p>
          </table:table-cell>
          <table:table-cell office:value-type="string" calcext:value-type="string">
            <text:p>"] = FIB1[</text:p>
          </table:table-cell>
          <table:table-cell/>
          <table:table-cell table:formula="of:=CONCATENATE([.A311];[.B311];[.C311])" office:value-type="string" office:string-value="    FibRgFcLcb97Dict[&quot;lcbDocUndoWord9&quot;] = FIB1[" calcext:value-type="string">
            <text:p><text:s text:c="4"/>FibRgFcLcb97Dict["lcbDocUndoWord9"] = FIB1[</text:p>
          </table:table-cell>
        </table:table-row>
        <table:table-row table:style-name="ro1">
          <table:table-cell/>
          <table:table-cell office:value-type="string" calcext:value-type="string">
            <text:p># (4 bytes): An unsigned integer. If this is nonzero, version-specific undoinformation exists at offset fcDocUndoWord9 in the WordDocument Stream.</text:p>
          </table:table-cell>
          <table:table-cell table:number-columns-repeated="2"/>
          <table:table-cell table:formula="of:=CONCATENATE([.A312];[.B312];[.C312])" office:value-type="string" office:string-value="# (4 bytes): An unsigned integer. If this is nonzero, version-specific undoinformation exists at offset fcDocUndoWord9 in the WordDocument Stream." calcext:value-type="string">
            <text:p># (4 bytes): An unsigned integer. If this is nonzero, version-specific undoinformation exists at offset fcDocUndoWord9 in the WordDocument Stream.</text:p>
          </table:table-cell>
        </table:table-row>
        <table:table-row table:style-name="ro1">
          <table:table-cell office:value-type="string" calcext:value-type="string">
            <text:p><text:s text:c="4"/>FibRgFcLcb97Dict["</text:p>
          </table:table-cell>
          <table:table-cell office:value-type="string" calcext:value-type="string">
            <text:p>fcRgbUse</text:p>
          </table:table-cell>
          <table:table-cell office:value-type="string" calcext:value-type="string">
            <text:p>"] = FIB1[</text:p>
          </table:table-cell>
          <table:table-cell/>
          <table:table-cell table:formula="of:=CONCATENATE([.A313];[.B313];[.C313])" office:value-type="string" office:string-value="    FibRgFcLcb97Dict[&quot;fcRgbUse&quot;] = FIB1[" calcext:value-type="string">
            <text:p><text:s text:c="4"/>FibRgFcLcb97Dict["fcRgbUse"] = FIB1[</text:p>
          </table:table-cell>
        </table:table-row>
        <table:table-row table:style-name="ro1">
          <table:table-cell/>
          <table:table-cell office:value-type="string" calcext:value-type="string">
            <text:p># (4 bytes): An unsigned integer that specifies an offset in the WordDocument Stream.Version-specific undo information begins at this offset. This information SHOULD NOT&lt;47&gt; beemitted and SHOULD&lt;48&gt; be ignored.</text:p>
          </table:table-cell>
          <table:table-cell table:number-columns-repeated="2"/>
          <table:table-cell table:formula="of:=CONCATENATE([.A314];[.B314];[.C314])" office:value-type="string" office:string-value="# (4 bytes): An unsigned integer that specifies an offset in the WordDocument Stream.Version-specific undo information begins at this offset. This information SHOULD NOT&lt;47&gt; beemitted and SHOULD&lt;48&gt; be ignored." calcext:value-type="string">
            <text:p># (4 bytes): An unsigned integer that specifies an offset in the WordDocument Stream.Version-specific undo information begins at this offset. This information SHOULD NOT&lt;47&gt; beemitted and SHOULD&lt;48&gt; be ignored.</text:p>
          </table:table-cell>
        </table:table-row>
        <table:table-row table:style-name="ro1">
          <table:table-cell office:value-type="string" calcext:value-type="string">
            <text:p><text:s text:c="4"/>FibRgFcLcb97Dict["</text:p>
          </table:table-cell>
          <table:table-cell office:value-type="string" calcext:value-type="string">
            <text:p>lcbRgbUse</text:p>
          </table:table-cell>
          <table:table-cell office:value-type="string" calcext:value-type="string">
            <text:p>"] = FIB1[</text:p>
          </table:table-cell>
          <table:table-cell/>
          <table:table-cell table:formula="of:=CONCATENATE([.A315];[.B315];[.C315])" office:value-type="string" office:string-value="    FibRgFcLcb97Dict[&quot;lcbRgbUse&quot;] = FIB1[" calcext:value-type="string">
            <text:p><text:s text:c="4"/>FibRgFcLcb97Dict["lcbRgbUse"] = FIB1[</text:p>
          </table:table-cell>
        </table:table-row>
        <table:table-row table:style-name="ro1">
          <table:table-cell/>
          <table:table-cell office:value-type="string" calcext:value-type="string">
            <text:p># (4 bytes): An unsigned integer that specifies the size, in bytes, of the version-specificundo information at offset fcRgbUse in the WordDocument Stream.</text:p>
          </table:table-cell>
          <table:table-cell table:number-columns-repeated="2"/>
          <table:table-cell table:formula="of:=CONCATENATE([.A316];[.B316];[.C316])" office:value-type="string" office:string-value="# (4 bytes): An unsigned integer that specifies the size, in bytes, of the version-specificundo information at offset fcRgbUse in the WordDocument Stream." calcext:value-type="string">
            <text:p># (4 bytes): An unsigned integer that specifies the size, in bytes, of the version-specificundo information at offset fcRgbUse in the WordDocument Stream.</text:p>
          </table:table-cell>
        </table:table-row>
        <table:table-row table:style-name="ro1">
          <table:table-cell office:value-type="string" calcext:value-type="string">
            <text:p><text:s text:c="4"/>FibRgFcLcb97Dict["</text:p>
          </table:table-cell>
          <table:table-cell office:value-type="string" calcext:value-type="string">
            <text:p>fcUsp</text:p>
          </table:table-cell>
          <table:table-cell office:value-type="string" calcext:value-type="string">
            <text:p>"] = FIB1[</text:p>
          </table:table-cell>
          <table:table-cell/>
          <table:table-cell table:formula="of:=CONCATENATE([.A317];[.B317];[.C317])" office:value-type="string" office:string-value="    FibRgFcLcb97Dict[&quot;fcUsp&quot;] = FIB1[" calcext:value-type="string">
            <text:p><text:s text:c="4"/>FibRgFcLcb97Dict["fcUsp"] = FIB1[</text:p>
          </table:table-cell>
        </table:table-row>
        <table:table-row table:style-name="ro1">
          <table:table-cell/>
          <table:table-cell office:value-type="string" calcext:value-type="string">
            <text:p># (4 bytes): An unsigned integer that specifies an offset in the WordDocument Stream. Version-specific undo information begins at this offset. This information SHOULD NOT&lt;49&gt; be emitted andSHOULD&lt;50&gt; be ignored.</text:p>
          </table:table-cell>
          <table:table-cell table:number-columns-repeated="2"/>
          <table:table-cell table:formula="of:=CONCATENATE([.A318];[.B318];[.C318])" office:value-type="string" office:string-value="# (4 bytes): An unsigned integer that specifies an offset in the WordDocument Stream. Version-specific undo information begins at this offset. This information SHOULD NOT&lt;49&gt; be emitted andSHOULD&lt;50&gt; be ignored." calcext:value-type="string">
            <text:p># (4 bytes): An unsigned integer that specifies an offset in the WordDocument Stream. Version-specific undo information begins at this offset. This information SHOULD NOT&lt;49&gt; be emitted andSHOULD&lt;50&gt; be ignored.</text:p>
          </table:table-cell>
        </table:table-row>
        <table:table-row table:style-name="ro1">
          <table:table-cell office:value-type="string" calcext:value-type="string">
            <text:p><text:s text:c="4"/>FibRgFcLcb97Dict["</text:p>
          </table:table-cell>
          <table:table-cell office:value-type="string" calcext:value-type="string">
            <text:p>lcbUsp</text:p>
          </table:table-cell>
          <table:table-cell office:value-type="string" calcext:value-type="string">
            <text:p>"] = FIB1[</text:p>
          </table:table-cell>
          <table:table-cell/>
          <table:table-cell table:formula="of:=CONCATENATE([.A319];[.B319];[.C319])" office:value-type="string" office:string-value="    FibRgFcLcb97Dict[&quot;lcbUsp&quot;] = FIB1[" calcext:value-type="string">
            <text:p><text:s text:c="4"/>FibRgFcLcb97Dict["lcbUsp"] = FIB1[</text:p>
          </table:table-cell>
        </table:table-row>
        <table:table-row table:style-name="ro1">
          <table:table-cell/>
          <table:table-cell office:value-type="string" calcext:value-type="string">
            <text:p># (4 bytes): An unsigned integer that specifies the size, in bytes, of the version-specific undoinformation at offset fcUsp in the WordDocument Stream.</text:p>
          </table:table-cell>
          <table:table-cell table:number-columns-repeated="2"/>
          <table:table-cell table:formula="of:=CONCATENATE([.A320];[.B320];[.C320])" office:value-type="string" office:string-value="# (4 bytes): An unsigned integer that specifies the size, in bytes, of the version-specific undoinformation at offset fcUsp in the WordDocument Stream." calcext:value-type="string">
            <text:p># (4 bytes): An unsigned integer that specifies the size, in bytes, of the version-specific undoinformation at offset fcUsp in the WordDocument Stream.</text:p>
          </table:table-cell>
        </table:table-row>
        <table:table-row table:style-name="ro1">
          <table:table-cell office:value-type="string" calcext:value-type="string">
            <text:p><text:s text:c="4"/>FibRgFcLcb97Dict["</text:p>
          </table:table-cell>
          <table:table-cell office:value-type="string" calcext:value-type="string">
            <text:p>fcUskf</text:p>
          </table:table-cell>
          <table:table-cell office:value-type="string" calcext:value-type="string">
            <text:p>"] = FIB1[</text:p>
          </table:table-cell>
          <table:table-cell/>
          <table:table-cell table:formula="of:=CONCATENATE([.A321];[.B321];[.C321])" office:value-type="string" office:string-value="    FibRgFcLcb97Dict[&quot;fcUskf&quot;] = FIB1[" calcext:value-type="string">
            <text:p><text:s text:c="4"/>FibRgFcLcb97Dict["fcUskf"] = FIB1[</text:p>
          </table:table-cell>
        </table:table-row>
        <table:table-row table:style-name="ro1">
          <table:table-cell/>
          <table:table-cell office:value-type="string" calcext:value-type="string">
            <text:p># (4 bytes): An unsigned integer that specifies an offset in the Table Stream. Version-specificundo information begins at this offset. This information SHOULD NOT&lt;51&gt; be emitted andSHOULD&lt;52&gt; be ignored.</text:p>
          </table:table-cell>
          <table:table-cell table:number-columns-repeated="2"/>
          <table:table-cell table:formula="of:=CONCATENATE([.A322];[.B322];[.C322])" office:value-type="string" office:string-value="# (4 bytes): An unsigned integer that specifies an offset in the Table Stream. Version-specificundo information begins at this offset. This information SHOULD NOT&lt;51&gt; be emitted andSHOULD&lt;52&gt; be ignored." calcext:value-type="string">
            <text:p># (4 bytes): An unsigned integer that specifies an offset in the Table Stream. Version-specificundo information begins at this offset. This information SHOULD NOT&lt;51&gt; be emitted andSHOULD&lt;52&gt; be ignored.</text:p>
          </table:table-cell>
        </table:table-row>
        <table:table-row table:style-name="ro1">
          <table:table-cell office:value-type="string" calcext:value-type="string">
            <text:p><text:s text:c="4"/>FibRgFcLcb97Dict["</text:p>
          </table:table-cell>
          <table:table-cell office:value-type="string" calcext:value-type="string">
            <text:p>lcbUskf</text:p>
          </table:table-cell>
          <table:table-cell office:value-type="string" calcext:value-type="string">
            <text:p>"] = FIB1[</text:p>
          </table:table-cell>
          <table:table-cell/>
          <table:table-cell table:formula="of:=CONCATENATE([.A323];[.B323];[.C323])" office:value-type="string" office:string-value="    FibRgFcLcb97Dict[&quot;lcbUskf&quot;] = FIB1[" calcext:value-type="string">
            <text:p><text:s text:c="4"/>FibRgFcLcb97Dict["lcbUskf"] = FIB1[</text:p>
          </table:table-cell>
        </table:table-row>
        <table:table-row table:style-name="ro1">
          <table:table-cell/>
          <table:table-cell office:value-type="string" calcext:value-type="string">
            <text:p># (4 bytes): An unsigned integer that specifies the size, in bytes, of the version-specific undoinformation at offset fcUskf in the Table Stream.</text:p>
          </table:table-cell>
          <table:table-cell table:number-columns-repeated="2"/>
          <table:table-cell table:formula="of:=CONCATENATE([.A324];[.B324];[.C324])" office:value-type="string" office:string-value="# (4 bytes): An unsigned integer that specifies the size, in bytes, of the version-specific undoinformation at offset fcUskf in the Table Stream." calcext:value-type="string">
            <text:p># (4 bytes): An unsigned integer that specifies the size, in bytes, of the version-specific undoinformation at offset fcUskf in the Table Stream.</text:p>
          </table:table-cell>
        </table:table-row>
        <table:table-row table:style-name="ro1">
          <table:table-cell office:value-type="string" calcext:value-type="string">
            <text:p><text:s text:c="4"/>FibRgFcLcb97Dict["</text:p>
          </table:table-cell>
          <table:table-cell office:value-type="string" calcext:value-type="string">
            <text:p>fcPlcupcRgbUse</text:p>
          </table:table-cell>
          <table:table-cell office:value-type="string" calcext:value-type="string">
            <text:p>"] = FIB1[</text:p>
          </table:table-cell>
          <table:table-cell/>
          <table:table-cell table:formula="of:=CONCATENATE([.A325];[.B325];[.C325])" office:value-type="string" office:string-value="    FibRgFcLcb97Dict[&quot;fcPlcupcRgbUse&quot;] = FIB1[" calcext:value-type="string">
            <text:p><text:s text:c="4"/>FibRgFcLcb97Dict["fcPlcupcRgbUse"] = FIB1[</text:p>
          </table:table-cell>
        </table:table-row>
        <table:table-row table:style-name="ro1">
          <table:table-cell/>
          <table:table-cell office:value-type="string" calcext:value-type="string">
            <text:p># (4 bytes): An unsigned integer that specifies an offset in the Table Stream. A Plcbegins at this offset and contains version-specific undo information. This information SHOULDNOT&lt;53&gt; be emitted and SHOULD&lt;54&gt; be ignored.</text:p>
          </table:table-cell>
          <table:table-cell table:number-columns-repeated="2"/>
          <table:table-cell table:formula="of:=CONCATENATE([.A326];[.B326];[.C326])" office:value-type="string" office:string-value="# (4 bytes): An unsigned integer that specifies an offset in the Table Stream. A Plcbegins at this offset and contains version-specific undo information. This information SHOULDNOT&lt;53&gt; be emitted and SHOULD&lt;54&gt; be ignored." calcext:value-type="string">
            <text:p># (4 bytes): An unsigned integer that specifies an offset in the Table Stream. A Plcbegins at this offset and contains version-specific undo information. This information SHOULDNOT&lt;53&gt; be emitted and SHOULD&lt;54&gt; be ignored.</text:p>
          </table:table-cell>
        </table:table-row>
        <table:table-row table:style-name="ro1">
          <table:table-cell office:value-type="string" calcext:value-type="string">
            <text:p><text:s text:c="4"/>FibRgFcLcb97Dict["</text:p>
          </table:table-cell>
          <table:table-cell office:value-type="string" calcext:value-type="string">
            <text:p>lcbPlcupcRgbUse</text:p>
          </table:table-cell>
          <table:table-cell office:value-type="string" calcext:value-type="string">
            <text:p>"] = FIB1[</text:p>
          </table:table-cell>
          <table:table-cell/>
          <table:table-cell table:formula="of:=CONCATENATE([.A327];[.B327];[.C327])" office:value-type="string" office:string-value="    FibRgFcLcb97Dict[&quot;lcbPlcupcRgbUse&quot;] = FIB1[" calcext:value-type="string">
            <text:p><text:s text:c="4"/>FibRgFcLcb97Dict["lcbPlcupcRgbUse"] = FIB1[</text:p>
          </table:table-cell>
        </table:table-row>
        <table:table-row table:style-name="ro1">
          <table:table-cell/>
          <table:table-cell office:value-type="string" calcext:value-type="string">
            <text:p># (4 bytes): An unsigned integer that specifies the size, in bytes, of the Plc atoffset fcPlcupcRgbUse in the Table Stream.</text:p>
          </table:table-cell>
          <table:table-cell table:number-columns-repeated="2"/>
          <table:table-cell table:formula="of:=CONCATENATE([.A328];[.B328];[.C328])" office:value-type="string" office:string-value="# (4 bytes): An unsigned integer that specifies the size, in bytes, of the Plc atoffset fcPlcupcRgbUse in the Table Stream." calcext:value-type="string">
            <text:p># (4 bytes): An unsigned integer that specifies the size, in bytes, of the Plc atoffset fcPlcupcRgbUse in the Table Stream.</text:p>
          </table:table-cell>
        </table:table-row>
        <table:table-row table:style-name="ro1">
          <table:table-cell office:value-type="string" calcext:value-type="string">
            <text:p><text:s text:c="4"/>FibRgFcLcb97Dict["</text:p>
          </table:table-cell>
          <table:table-cell office:value-type="string" calcext:value-type="string">
            <text:p>fcPlcupcUsp</text:p>
          </table:table-cell>
          <table:table-cell office:value-type="string" calcext:value-type="string">
            <text:p>"] = FIB1[</text:p>
          </table:table-cell>
          <table:table-cell/>
          <table:table-cell table:formula="of:=CONCATENATE([.A329];[.B329];[.C329])" office:value-type="string" office:string-value="    FibRgFcLcb97Dict[&quot;fcPlcupcUsp&quot;] = FIB1[" calcext:value-type="string">
            <text:p><text:s text:c="4"/>FibRgFcLcb97Dict["fcPlcupcUsp"] = FIB1[</text:p>
          </table:table-cell>
        </table:table-row>
        <table:table-row table:style-name="ro1">
          <table:table-cell/>
          <table:table-cell office:value-type="string" calcext:value-type="string">
            <text:p># (4 bytes): An unsigned integer that specifies an offset in the Table Stream. A Plcbegins at this offset and contains version-specific undo information. This information SHOULDNOT&lt;55&gt; be emitted and SHOULD&lt;56&gt; be ignored.</text:p>
          </table:table-cell>
          <table:table-cell table:number-columns-repeated="2"/>
          <table:table-cell table:formula="of:=CONCATENATE([.A330];[.B330];[.C330])" office:value-type="string" office:string-value="# (4 bytes): An unsigned integer that specifies an offset in the Table Stream. A Plcbegins at this offset and contains version-specific undo information. This information SHOULDNOT&lt;55&gt; be emitted and SHOULD&lt;56&gt; be ignored." calcext:value-type="string">
            <text:p># (4 bytes): An unsigned integer that specifies an offset in the Table Stream. A Plcbegins at this offset and contains version-specific undo information. This information SHOULDNOT&lt;55&gt; be emitted and SHOULD&lt;56&gt; be ignored.</text:p>
          </table:table-cell>
        </table:table-row>
        <table:table-row table:style-name="ro1">
          <table:table-cell office:value-type="string" calcext:value-type="string">
            <text:p><text:s text:c="4"/>FibRgFcLcb97Dict["</text:p>
          </table:table-cell>
          <table:table-cell office:value-type="string" calcext:value-type="string">
            <text:p>lcbPlcupcUsp</text:p>
          </table:table-cell>
          <table:table-cell office:value-type="string" calcext:value-type="string">
            <text:p>"] = FIB1[</text:p>
          </table:table-cell>
          <table:table-cell/>
          <table:table-cell table:formula="of:=CONCATENATE([.A331];[.B331];[.C331])" office:value-type="string" office:string-value="    FibRgFcLcb97Dict[&quot;lcbPlcupcUsp&quot;] = FIB1[" calcext:value-type="string">
            <text:p><text:s text:c="4"/>FibRgFcLcb97Dict["lcbPlcupcUsp"] = FIB1[</text:p>
          </table:table-cell>
        </table:table-row>
        <table:table-row table:style-name="ro1">
          <table:table-cell/>
          <table:table-cell office:value-type="string" calcext:value-type="string">
            <text:p># (4 bytes): An unsigned integer that specifies the size, in bytes, of the Plc at offsetfcPlcupcUsp in the Table Stream.</text:p>
          </table:table-cell>
          <table:table-cell table:number-columns-repeated="2"/>
          <table:table-cell table:formula="of:=CONCATENATE([.A332];[.B332];[.C332])" office:value-type="string" office:string-value="# (4 bytes): An unsigned integer that specifies the size, in bytes, of the Plc at offsetfcPlcupcUsp in the Table Stream." calcext:value-type="string">
            <text:p># (4 bytes): An unsigned integer that specifies the size, in bytes, of the Plc at offsetfcPlcupcUsp in the Table Stream.</text:p>
          </table:table-cell>
        </table:table-row>
        <table:table-row table:style-name="ro1">
          <table:table-cell office:value-type="string" calcext:value-type="string">
            <text:p><text:s text:c="4"/>FibRgFcLcb97Dict["</text:p>
          </table:table-cell>
          <table:table-cell office:value-type="string" calcext:value-type="string">
            <text:p>fcSttbGlsyStyle</text:p>
          </table:table-cell>
          <table:table-cell office:value-type="string" calcext:value-type="string">
            <text:p>"] = FIB1[</text:p>
          </table:table-cell>
          <table:table-cell/>
          <table:table-cell table:formula="of:=CONCATENATE([.A333];[.B333];[.C333])" office:value-type="string" office:string-value="    FibRgFcLcb97Dict[&quot;fcSttbGlsyStyle&quot;] = FIB1[" calcext:value-type="string">
            <text:p><text:s text:c="4"/>FibRgFcLcb97Dict["fcSttbGlsyStyle"] = FIB1[</text:p>
          </table:table-cell>
        </table:table-row>
        <table:table-row table:style-name="ro1">
          <table:table-cell/>
          <table:table-cell office:value-type="string" calcext:value-type="string">
            <text:p># (4 bytes): An unsigned integer that specifies an offset in the Table Stream. ASttbGlsyStyle, which contains information about the styles that are used by the AutoText itemswhich are defined in this document, begins at this offset.</text:p>
          </table:table-cell>
          <table:table-cell table:number-columns-repeated="2"/>
          <table:table-cell table:formula="of:=CONCATENATE([.A334];[.B334];[.C334])" office:value-type="string" office:string-value="# (4 bytes): An unsigned integer that specifies an offset in the Table Stream. ASttbGlsyStyle, which contains information about the styles that are used by the AutoText itemswhich are defined in this document, begins at this offset." calcext:value-type="string">
            <text:p># (4 bytes): An unsigned integer that specifies an offset in the Table Stream. ASttbGlsyStyle, which contains information about the styles that are used by the AutoText itemswhich are defined in this document, begins at this offset.</text:p>
          </table:table-cell>
        </table:table-row>
        <table:table-row table:style-name="ro1">
          <table:table-cell office:value-type="string" calcext:value-type="string">
            <text:p><text:s text:c="4"/>FibRgFcLcb97Dict["</text:p>
          </table:table-cell>
          <table:table-cell office:value-type="string" calcext:value-type="string">
            <text:p>lcbSttbGlsyStyle</text:p>
          </table:table-cell>
          <table:table-cell office:value-type="string" calcext:value-type="string">
            <text:p>"] = FIB1[</text:p>
          </table:table-cell>
          <table:table-cell/>
          <table:table-cell table:formula="of:=CONCATENATE([.A335];[.B335];[.C335])" office:value-type="string" office:string-value="    FibRgFcLcb97Dict[&quot;lcbSttbGlsyStyle&quot;] = FIB1[" calcext:value-type="string">
            <text:p><text:s text:c="4"/>FibRgFcLcb97Dict["lcbSttbGlsyStyle"] = FIB1[</text:p>
          </table:table-cell>
        </table:table-row>
        <table:table-row table:style-name="ro1">
          <table:table-cell/>
          <table:table-cell office:value-type="string" calcext:value-type="string">
            <text:p># (4 bytes): An unsigned integer that specifies the size, in bytes, of theSttbGlsyStyle at offset fcSttbGlsyStyle in the Table Stream. If base.fGlsy of the Fib thatcontains this FibRgFcLcb97 is zero, this value MUST be zero.</text:p>
          </table:table-cell>
          <table:table-cell table:number-columns-repeated="2"/>
          <table:table-cell table:formula="of:=CONCATENATE([.A336];[.B336];[.C336])" office:value-type="string" office:string-value="# (4 bytes): An unsigned integer that specifies the size, in bytes, of theSttbGlsyStyle at offset fcSttbGlsyStyle in the Table Stream. If base.fGlsy of the Fib thatcontains this FibRgFcLcb97 is zero, this value MUST be zero." calcext:value-type="string">
            <text:p># (4 bytes): An unsigned integer that specifies the size, in bytes, of theSttbGlsyStyle at offset fcSttbGlsyStyle in the Table Stream. If base.fGlsy of the Fib thatcontains this FibRgFcLcb97 is zero, this value MUST be zero.</text:p>
          </table:table-cell>
        </table:table-row>
        <table:table-row table:style-name="ro1">
          <table:table-cell office:value-type="string" calcext:value-type="string">
            <text:p><text:s text:c="4"/>FibRgFcLcb97Dict["</text:p>
          </table:table-cell>
          <table:table-cell office:value-type="string" calcext:value-type="string">
            <text:p>fcPlgosl</text:p>
          </table:table-cell>
          <table:table-cell office:value-type="string" calcext:value-type="string">
            <text:p>"] = FIB1[</text:p>
          </table:table-cell>
          <table:table-cell/>
          <table:table-cell table:formula="of:=CONCATENATE([.A337];[.B337];[.C337])" office:value-type="string" office:string-value="    FibRgFcLcb97Dict[&quot;fcPlgosl&quot;] = FIB1[" calcext:value-type="string">
            <text:p><text:s text:c="4"/>FibRgFcLcb97Dict["fcPlgosl"] = FIB1[</text:p>
          </table:table-cell>
        </table:table-row>
        <table:table-row table:style-name="ro1">
          <table:table-cell/>
          <table:table-cell office:value-type="string" calcext:value-type="string">
            <text:p># (4 bytes): An unsigned integer that specifies an offset in the Table Stream. A PlfGoslbegins at the offset. If lcbPlgosl is zero, fcPlgosl is undefined and MUST be ignored.</text:p>
          </table:table-cell>
          <table:table-cell table:number-columns-repeated="2"/>
          <table:table-cell table:formula="of:=CONCATENATE([.A338];[.B338];[.C338])" office:value-type="string" office:string-value="# (4 bytes): An unsigned integer that specifies an offset in the Table Stream. A PlfGoslbegins at the offset. If lcbPlgosl is zero, fcPlgosl is undefined and MUST be ignored." calcext:value-type="string">
            <text:p># (4 bytes): An unsigned integer that specifies an offset in the Table Stream. A PlfGoslbegins at the offset. If lcbPlgosl is zero, fcPlgosl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gosl</text:p>
          </table:table-cell>
          <table:table-cell office:value-type="string" calcext:value-type="string">
            <text:p>"] = FIB1[</text:p>
          </table:table-cell>
          <table:table-cell/>
          <table:table-cell table:formula="of:=CONCATENATE([.A339];[.B339];[.C339])" office:value-type="string" office:string-value="    FibRgFcLcb97Dict[&quot;lcbPlgosl&quot;] = FIB1[" calcext:value-type="string">
            <text:p><text:s text:c="4"/>FibRgFcLcb97Dict["lcbPlgosl"] = FIB1[</text:p>
          </table:table-cell>
        </table:table-row>
        <table:table-row table:style-name="ro1">
          <table:table-cell/>
          <table:table-cell office:value-type="string" calcext:value-type="string">
            <text:p># (4 bytes): An unsigned integer that specifies the size, in bytes, of the PlfGosl at offsetfcPlgosl in the Table Stream.</text:p>
          </table:table-cell>
          <table:table-cell table:number-columns-repeated="2"/>
          <table:table-cell table:formula="of:=CONCATENATE([.A340];[.B340];[.C340])" office:value-type="string" office:string-value="# (4 bytes): An unsigned integer that specifies the size, in bytes, of the PlfGosl at offsetfcPlgosl in the Table Stream." calcext:value-type="string">
            <text:p># (4 bytes): An unsigned integer that specifies the size, in bytes, of the PlfGosl at offsetfcPlgosl in the Table Stream.</text:p>
          </table:table-cell>
        </table:table-row>
        <table:table-row table:style-name="ro1">
          <table:table-cell office:value-type="string" calcext:value-type="string">
            <text:p><text:s text:c="4"/>FibRgFcLcb97Dict["</text:p>
          </table:table-cell>
          <table:table-cell office:value-type="string" calcext:value-type="string">
            <text:p>fcPlcocx</text:p>
          </table:table-cell>
          <table:table-cell office:value-type="string" calcext:value-type="string">
            <text:p>"] = FIB1[</text:p>
          </table:table-cell>
          <table:table-cell/>
          <table:table-cell table:formula="of:=CONCATENATE([.A341];[.B341];[.C341])" office:value-type="string" office:string-value="    FibRgFcLcb97Dict[&quot;fcPlcocx&quot;] = FIB1[" calcext:value-type="string">
            <text:p><text:s text:c="4"/>FibRgFcLcb97Dict["fcPlcocx"] = FIB1[</text:p>
          </table:table-cell>
        </table:table-row>
        <table:table-row table:style-name="ro1">
          <table:table-cell/>
          <table:table-cell office:value-type="string" calcext:value-type="string">
            <text:p># (4 bytes): An unsigned integer that specifies an offset in the Table Stream. A RgxOcxInfothat specifies information about the OLE controls in the document begins at this offset. Whenthere are no OLE controls in the document, fcPlcocx and lcbPlcocx MUST be zero and MUST beignored. If there are any OLE controls in the document, fcPlcocx MUST point to a validRgxOcxInfo.</text:p>
          </table:table-cell>
          <table:table-cell table:number-columns-repeated="2"/>
          <table:table-cell table:formula="of:=CONCATENATE([.A342];[.B342];[.C342])" office:value-type="string" office:string-value="# (4 bytes): An unsigned integer that specifies an offset in the Table Stream. A RgxOcxInfothat specifies information about the OLE controls in the document begins at this offset. Whenthere are no OLE controls in the document, fcPlcocx and lcbPlcocx MUST be zero and MUST beignored. If there are any OLE controls in the document, fcPlcocx MUST point to a validRgxOcxInfo." calcext:value-type="string">
            <text:p># (4 bytes): An unsigned integer that specifies an offset in the Table Stream. A RgxOcxInfothat specifies information about the OLE controls in the document begins at this offset. Whenthere are no OLE controls in the document, fcPlcocx and lcbPlcocx MUST be zero and MUST beignored. If there are any OLE controls in the document, fcPlcocx MUST point to a validRgxOcxInfo.</text:p>
          </table:table-cell>
        </table:table-row>
        <table:table-row table:style-name="ro1">
          <table:table-cell office:value-type="string" calcext:value-type="string">
            <text:p><text:s text:c="4"/>FibRgFcLcb97Dict["</text:p>
          </table:table-cell>
          <table:table-cell office:value-type="string" calcext:value-type="string">
            <text:p>lcbPlcocx</text:p>
          </table:table-cell>
          <table:table-cell office:value-type="string" calcext:value-type="string">
            <text:p>"] = FIB1[</text:p>
          </table:table-cell>
          <table:table-cell/>
          <table:table-cell table:formula="of:=CONCATENATE([.A343];[.B343];[.C343])" office:value-type="string" office:string-value="    FibRgFcLcb97Dict[&quot;lcbPlcocx&quot;] = FIB1[" calcext:value-type="string">
            <text:p><text:s text:c="4"/>FibRgFcLcb97Dict["lcbPlcocx"] = FIB1[</text:p>
          </table:table-cell>
        </table:table-row>
        <table:table-row table:style-name="ro1">
          <table:table-cell/>
          <table:table-cell office:value-type="string" calcext:value-type="string">
            <text:p># (4 bytes): An unsigned integer that specifies the size, in bytes, of the RgxOcxInfo at theoffset fcPlcocx.</text:p>
          </table:table-cell>
          <table:table-cell table:number-columns-repeated="2"/>
          <table:table-cell table:formula="of:=CONCATENATE([.A344];[.B344];[.C344])" office:value-type="string" office:string-value="# (4 bytes): An unsigned integer that specifies the size, in bytes, of the RgxOcxInfo at theoffset fcPlcocx." calcext:value-type="string">
            <text:p># (4 bytes): An unsigned integer that specifies the size, in bytes, of the RgxOcxInfo at theoffset fcPlcocx.</text:p>
          </table:table-cell>
        </table:table-row>
        <table:table-row table:style-name="ro1">
          <table:table-cell office:value-type="string" calcext:value-type="string">
            <text:p><text:s text:c="4"/>FibRgFcLcb97Dict["</text:p>
          </table:table-cell>
          <table:table-cell office:value-type="string" calcext:value-type="string">
            <text:p>fcPlcfBteLvc</text:p>
          </table:table-cell>
          <table:table-cell office:value-type="string" calcext:value-type="string">
            <text:p>"] = FIB1[</text:p>
          </table:table-cell>
          <table:table-cell/>
          <table:table-cell table:formula="of:=CONCATENATE([.A345];[.B345];[.C345])" office:value-type="string" office:string-value="    FibRgFcLcb97Dict[&quot;fcPlcfBteLvc&quot;] = FIB1[" calcext:value-type="string">
            <text:p><text:s text:c="4"/>FibRgFcLcb97Dict["fcPlcfBteLvc"] = FIB1[</text:p>
          </table:table-cell>
        </table:table-row>
        <table:table-row table:style-name="ro1">
          <table:table-cell/>
          <table:table-cell office:value-type="string" calcext:value-type="string">
            <text:p># (4 bytes): An unsigned integer that specifies an offset in the Table Stream. Adeprecated numbering field cache begins at this offset. This information SHOULD NOT&lt;57&gt; beemitted and SHOULD&lt;58&gt; ignored. If lcbPlcBteLvc is zero, fcPlcfBteLvc is undefined and MUSTbe ignored.</text:p>
          </table:table-cell>
          <table:table-cell table:number-columns-repeated="2"/>
          <table:table-cell table:formula="of:=CONCATENATE([.A346];[.B346];[.C346])" office:value-type="string" office:string-value="# (4 bytes): An unsigned integer that specifies an offset in the Table Stream. Adeprecated numbering field cache begins at this offset. This information SHOULD NOT&lt;57&gt; beemitted and SHOULD&lt;58&gt; ignored. If lcbPlcBteLvc is zero, fcPlcfBteLvc is undefined and MUSTbe ignored." calcext:value-type="string">
            <text:p># (4 bytes): An unsigned integer that specifies an offset in the Table Stream. Adeprecated numbering field cache begins at this offset. This information SHOULD NOT&lt;57&gt; beemitted and SHOULD&lt;58&gt; ignored. If lcbPlcBteLvc is zero, fcPlcfBteLvc is undefined and MUSTbe ignored.</text:p>
          </table:table-cell>
        </table:table-row>
        <table:table-row table:style-name="ro1">
          <table:table-cell office:value-type="string" calcext:value-type="string">
            <text:p><text:s text:c="4"/>FibRgFcLcb97Dict["</text:p>
          </table:table-cell>
          <table:table-cell office:value-type="string" calcext:value-type="string">
            <text:p>lcbPlcfBteLvc</text:p>
          </table:table-cell>
          <table:table-cell office:value-type="string" calcext:value-type="string">
            <text:p>"] = FIB1[</text:p>
          </table:table-cell>
          <table:table-cell/>
          <table:table-cell table:formula="of:=CONCATENATE([.A347];[.B347];[.C347])" office:value-type="string" office:string-value="    FibRgFcLcb97Dict[&quot;lcbPlcfBteLvc&quot;] = FIB1[" calcext:value-type="string">
            <text:p><text:s text:c="4"/>FibRgFcLcb97Dict["lcbPlcfBteLvc"] = FIB1[</text:p>
          </table:table-cell>
        </table:table-row>
        <table:table-row table:style-name="ro1">
          <table:table-cell/>
          <table:table-cell office:value-type="string" calcext:value-type="string">
            <text:p># (4 bytes): An unsigned integer that specifies the size, in bytes, of the deprecatednumbering field cache at offset fcPlcfBteLvc in the Table Stream. This value SHOULD&lt;59&gt; bezero.</text:p>
          </table:table-cell>
          <table:table-cell table:number-columns-repeated="2"/>
          <table:table-cell table:formula="of:=CONCATENATE([.A348];[.B348];[.C348])" office:value-type="string" office:string-value="# (4 bytes): An unsigned integer that specifies the size, in bytes, of the deprecatednumbering field cache at offset fcPlcfBteLvc in the Table Stream. This value SHOULD&lt;59&gt; bezero." calcext:value-type="string">
            <text:p># (4 bytes): An unsigned integer that specifies the size, in bytes, of the deprecatednumbering field cache at offset fcPlcfBteLvc in the Table Stream. This value SHOULD&lt;59&gt; bezero.</text:p>
          </table:table-cell>
        </table:table-row>
        <table:table-row table:style-name="ro1">
          <table:table-cell office:value-type="string" calcext:value-type="string">
            <text:p><text:s text:c="4"/>FibRgFcLcb97Dict["</text:p>
          </table:table-cell>
          <table:table-cell office:value-type="string" calcext:value-type="string">
            <text:p>dwLowDateTime</text:p>
          </table:table-cell>
          <table:table-cell office:value-type="string" calcext:value-type="string">
            <text:p>"] = FIB1[</text:p>
          </table:table-cell>
          <table:table-cell/>
          <table:table-cell table:formula="of:=CONCATENATE([.A349];[.B349];[.C349])" office:value-type="string" office:string-value="    FibRgFcLcb97Dict[&quot;dwLowDateTime&quot;] = FIB1[" calcext:value-type="string">
            <text:p><text:s text:c="4"/>FibRgFcLcb97Dict["dwLowDateTime"] = FIB1[</text:p>
          </table:table-cell>
        </table:table-row>
        <table:table-row table:style-name="ro1">
          <table:table-cell/>
          <table:table-cell office:value-type="string" calcext:value-type="string">
            <text:p># (4 bytes): The low-order part of a FILETIME structure, as specified by [MS-DTYP], that specifies when the document was last saved.</text:p>
          </table:table-cell>
          <table:table-cell table:number-columns-repeated="2"/>
          <table:table-cell table:formula="of:=CONCATENATE([.A350];[.B350];[.C350])" office:value-type="string" office:string-value="# (4 bytes): The low-order part of a FILETIME structure, as specified by [MS-DTYP], that specifies when the document was last saved." calcext:value-type="string">
            <text:p># (4 bytes): The low-order part of a FILETIME structure, as specified by [MS-DTYP], that specifies when the document was last saved.</text:p>
          </table:table-cell>
        </table:table-row>
        <table:table-row table:style-name="ro1">
          <table:table-cell office:value-type="string" calcext:value-type="string">
            <text:p><text:s text:c="4"/>FibRgFcLcb97Dict["</text:p>
          </table:table-cell>
          <table:table-cell office:value-type="string" calcext:value-type="string">
            <text:p>dwHighDateTime</text:p>
          </table:table-cell>
          <table:table-cell office:value-type="string" calcext:value-type="string">
            <text:p>"] = FIB1[</text:p>
          </table:table-cell>
          <table:table-cell/>
          <table:table-cell table:formula="of:=CONCATENATE([.A351];[.B351];[.C351])" office:value-type="string" office:string-value="    FibRgFcLcb97Dict[&quot;dwHighDateTime&quot;] = FIB1[" calcext:value-type="string">
            <text:p><text:s text:c="4"/>FibRgFcLcb97Dict["dwHighDateTime"] = FIB1[</text:p>
          </table:table-cell>
        </table:table-row>
        <table:table-row table:style-name="ro1">
          <table:table-cell/>
          <table:table-cell office:value-type="string" calcext:value-type="string">
            <text:p># (4 bytes): The high-order part of a FILETIME structure, as specified by [MS-DTYP], that specifies when the document was last saved.</text:p>
          </table:table-cell>
          <table:table-cell table:number-columns-repeated="2"/>
          <table:table-cell table:formula="of:=CONCATENATE([.A352];[.B352];[.C352])" office:value-type="string" office:string-value="# (4 bytes): The high-order part of a FILETIME structure, as specified by [MS-DTYP], that specifies when the document was last saved." calcext:value-type="string">
            <text:p># (4 bytes): The high-order part of a FILETIME structure, as specified by [MS-DTYP], that specifies when the document was last saved.</text:p>
          </table:table-cell>
        </table:table-row>
        <table:table-row table:style-name="ro1">
          <table:table-cell office:value-type="string" calcext:value-type="string">
            <text:p><text:s text:c="4"/>FibRgFcLcb97Dict["</text:p>
          </table:table-cell>
          <table:table-cell office:value-type="string" calcext:value-type="string">
            <text:p>fcPlcfLvcPre10</text:p>
          </table:table-cell>
          <table:table-cell office:value-type="string" calcext:value-type="string">
            <text:p>"] = FIB1[</text:p>
          </table:table-cell>
          <table:table-cell/>
          <table:table-cell table:formula="of:=CONCATENATE([.A353];[.B353];[.C353])" office:value-type="string" office:string-value="    FibRgFcLcb97Dict[&quot;fcPlcfLvcPre10&quot;] = FIB1[" calcext:value-type="string">
            <text:p><text:s text:c="4"/>FibRgFcLcb97Dict["fcPlcfLvcPre10"] = FIB1[</text:p>
          </table:table-cell>
        </table:table-row>
        <table:table-row table:style-name="ro1">
          <table:table-cell/>
          <table:table-cell office:value-type="string" calcext:value-type="string">
            <text:p># (4 bytes): An unsigned integer that specifies an offset in the Table Stream. Thedeprecated list level cache begins at this offset. Information SHOULD NOT&lt;60&gt; be emitted at thisoffset and SHOULD&lt;61&gt; be ignored. If lcbPlcfLvcPre10 is zero, fcPlcfLvcPre10 is undefinedand MUST be ignored.</text:p>
          </table:table-cell>
          <table:table-cell table:number-columns-repeated="2"/>
          <table:table-cell table:formula="of:=CONCATENATE([.A354];[.B354];[.C354])" office:value-type="string" office:string-value="# (4 bytes): An unsigned integer that specifies an offset in the Table Stream. Thedeprecated list level cache begins at this offset. Information SHOULD NOT&lt;60&gt; be emitted at thisoffset and SHOULD&lt;61&gt; be ignored. If lcbPlcfLvcPre10 is zero, fcPlcfLvcPre10 is undefinedand MUST be ignored." calcext:value-type="string">
            <text:p># (4 bytes): An unsigned integer that specifies an offset in the Table Stream. Thedeprecated list level cache begins at this offset. Information SHOULD NOT&lt;60&gt; be emitted at thisoffset and SHOULD&lt;61&gt; be ignored. If lcbPlcfLvcPre10 is zero, fcPlcfLvcPre10 is undefinedand MUST be ignored.</text:p>
          </table:table-cell>
        </table:table-row>
        <table:table-row table:style-name="ro1">
          <table:table-cell office:value-type="string" calcext:value-type="string">
            <text:p><text:s text:c="4"/>FibRgFcLcb97Dict["</text:p>
          </table:table-cell>
          <table:table-cell office:value-type="string" calcext:value-type="string">
            <text:p>lcbPlcfLvcPre10</text:p>
          </table:table-cell>
          <table:table-cell office:value-type="string" calcext:value-type="string">
            <text:p>"] = FIB1[</text:p>
          </table:table-cell>
          <table:table-cell/>
          <table:table-cell table:formula="of:=CONCATENATE([.A355];[.B355];[.C355])" office:value-type="string" office:string-value="    FibRgFcLcb97Dict[&quot;lcbPlcfLvcPre10&quot;] = FIB1[" calcext:value-type="string">
            <text:p><text:s text:c="4"/>FibRgFcLcb97Dict["lcbPlcfLvcPre10"] = FIB1[</text:p>
          </table:table-cell>
        </table:table-row>
        <table:table-row table:style-name="ro1">
          <table:table-cell/>
          <table:table-cell office:value-type="string" calcext:value-type="string">
            <text:p># (4 bytes): An unsigned integer that specifies the size, in bytes, of the deprecatedlist level cache at offset fcPlcfLvcPre10 in the Table Stream. This value SHOULD&lt;62&gt; be zero.</text:p>
          </table:table-cell>
          <table:table-cell table:number-columns-repeated="2"/>
          <table:table-cell table:formula="of:=CONCATENATE([.A356];[.B356];[.C356])" office:value-type="string" office:string-value="# (4 bytes): An unsigned integer that specifies the size, in bytes, of the deprecatedlist level cache at offset fcPlcfLvcPre10 in the Table Stream. This value SHOULD&lt;62&gt; be zero." calcext:value-type="string">
            <text:p># (4 bytes): An unsigned integer that specifies the size, in bytes, of the deprecatedlist level cache at offset fcPlcfLvcPre10 in the Table Stream. This value SHOULD&lt;62&gt; be zero.</text:p>
          </table:table-cell>
        </table:table-row>
        <table:table-row table:style-name="ro1">
          <table:table-cell office:value-type="string" calcext:value-type="string">
            <text:p><text:s text:c="4"/>FibRgFcLcb97Dict["</text:p>
          </table:table-cell>
          <table:table-cell office:value-type="string" calcext:value-type="string">
            <text:p>fcPlcfAsumy</text:p>
          </table:table-cell>
          <table:table-cell office:value-type="string" calcext:value-type="string">
            <text:p>"] = FIB1[</text:p>
          </table:table-cell>
          <table:table-cell/>
          <table:table-cell table:formula="of:=CONCATENATE([.A357];[.B357];[.C357])" office:value-type="string" office:string-value="    FibRgFcLcb97Dict[&quot;fcPlcfAsumy&quot;] = FIB1[" calcext:value-type="string">
            <text:p><text:s text:c="4"/>FibRgFcLcb97Dict["fcPlcfAsumy"] = FIB1[</text:p>
          </table:table-cell>
        </table:table-row>
        <table:table-row table:style-name="ro1">
          <table:table-cell/>
          <table:table-cell office:value-type="string" calcext:value-type="string">
            <text:p># (4 bytes): An unsigned integer that specifies an offset in the Table Stream. APlcfAsumy begins at the offset. If lcbPlcfAsumy is zero, fcPlcfAsumy is undefined and MUSTbe ignored.</text:p>
          </table:table-cell>
          <table:table-cell table:number-columns-repeated="2"/>
          <table:table-cell table:formula="of:=CONCATENATE([.A358];[.B358];[.C358])" office:value-type="string" office:string-value="# (4 bytes): An unsigned integer that specifies an offset in the Table Stream. APlcfAsumy begins at the offset. If lcbPlcfAsumy is zero, fcPlcfAsumy is undefined and MUSTbe ignored." calcext:value-type="string">
            <text:p># (4 bytes): An unsigned integer that specifies an offset in the Table Stream. APlcfAsumy begins at the offset. If lcbPlcfAsumy is zero, fcPlcfAsumy is undefined and MUSTbe ignored.</text:p>
          </table:table-cell>
        </table:table-row>
        <table:table-row table:style-name="ro1">
          <table:table-cell office:value-type="string" calcext:value-type="string">
            <text:p><text:s text:c="4"/>FibRgFcLcb97Dict["</text:p>
          </table:table-cell>
          <table:table-cell office:value-type="string" calcext:value-type="string">
            <text:p>lcbPlcfAsumy</text:p>
          </table:table-cell>
          <table:table-cell office:value-type="string" calcext:value-type="string">
            <text:p>"] = FIB1[</text:p>
          </table:table-cell>
          <table:table-cell/>
          <table:table-cell table:formula="of:=CONCATENATE([.A359];[.B359];[.C359])" office:value-type="string" office:string-value="    FibRgFcLcb97Dict[&quot;lcbPlcfAsumy&quot;] = FIB1[" calcext:value-type="string">
            <text:p><text:s text:c="4"/>FibRgFcLcb97Dict["lcbPlcfAsumy"] = FIB1[</text:p>
          </table:table-cell>
        </table:table-row>
        <table:table-row table:style-name="ro1">
          <table:table-cell/>
          <table:table-cell office:value-type="string" calcext:value-type="string">
            <text:p># (4 bytes): An unsigned integer that specifies the size, in bytes, of the PlcfAsumy atoffset fcPlcfAsumy in the Table Stream.</text:p>
          </table:table-cell>
          <table:table-cell table:number-columns-repeated="2"/>
          <table:table-cell table:formula="of:=CONCATENATE([.A360];[.B360];[.C360])" office:value-type="string" office:string-value="# (4 bytes): An unsigned integer that specifies the size, in bytes, of the PlcfAsumy atoffset fcPlcfAsumy in the Table Stream." calcext:value-type="string">
            <text:p># (4 bytes): An unsigned integer that specifies the size, in bytes, of the PlcfAsumy atoffset fcPlcfAsumy in the Table Stream.</text:p>
          </table:table-cell>
        </table:table-row>
        <table:table-row table:style-name="ro1">
          <table:table-cell office:value-type="string" calcext:value-type="string">
            <text:p><text:s text:c="4"/>FibRgFcLcb97Dict["</text:p>
          </table:table-cell>
          <table:table-cell office:value-type="string" calcext:value-type="string">
            <text:p>fcPlcfGram</text:p>
          </table:table-cell>
          <table:table-cell office:value-type="string" calcext:value-type="string">
            <text:p>"] = FIB1[</text:p>
          </table:table-cell>
          <table:table-cell/>
          <table:table-cell table:formula="of:=CONCATENATE([.A361];[.B361];[.C361])" office:value-type="string" office:string-value="    FibRgFcLcb97Dict[&quot;fcPlcfGram&quot;] = FIB1[" calcext:value-type="string">
            <text:p><text:s text:c="4"/>FibRgFcLcb97Dict["fcPlcfGram"] = FIB1[</text:p>
          </table:table-cell>
        </table:table-row>
        <table:table-row table:style-name="ro1">
          <table:table-cell/>
          <table:table-cell office:value-type="string" calcext:value-type="string">
            <text:p># (4 bytes): An unsigned integer that specifies an offset in the Table Stream. A Plcfgram,which specifies the state of the grammar checker for each text range, begins at this offset. IflcbPlcfGram is zero, then fcPlcfGram is undefined and MUST be ignored.</text:p>
          </table:table-cell>
          <table:table-cell table:number-columns-repeated="2"/>
          <table:table-cell table:formula="of:=CONCATENATE([.A362];[.B362];[.C362])" office:value-type="string" office:string-value="# (4 bytes): An unsigned integer that specifies an offset in the Table Stream. A Plcfgram,which specifies the state of the grammar checker for each text range, begins at this offset. IflcbPlcfGram is zero, then fcPlcfGram is undefined and MUST be ignored." calcext:value-type="string">
            <text:p># (4 bytes): An unsigned integer that specifies an offset in the Table Stream. A Plcfgram,which specifies the state of the grammar checker for each text range, begins at this offset. IflcbPlcfGram is zero, then fcPlcfGram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PlcfGram</text:p>
          </table:table-cell>
          <table:table-cell office:value-type="string" calcext:value-type="string">
            <text:p>"] = FIB1[</text:p>
          </table:table-cell>
          <table:table-cell/>
          <table:table-cell table:formula="of:=CONCATENATE([.A363];[.B363];[.C363])" office:value-type="string" office:string-value="    FibRgFcLcb97Dict[&quot;lcbPlcfGram&quot;] = FIB1[" calcext:value-type="string">
            <text:p><text:s text:c="4"/>FibRgFcLcb97Dict["lcbPlcfGram"] = FIB1[</text:p>
          </table:table-cell>
        </table:table-row>
        <table:table-row table:style-name="ro1">
          <table:table-cell/>
          <table:table-cell office:value-type="string" calcext:value-type="string">
            <text:p># (4 bytes): An unsigned integer that specifies the size, in bytes, of the Plcfgram thatbegins at offset fcPlcfGram in the Table Stream.</text:p>
          </table:table-cell>
          <table:table-cell table:number-columns-repeated="2"/>
          <table:table-cell table:formula="of:=CONCATENATE([.A364];[.B364];[.C364])" office:value-type="string" office:string-value="# (4 bytes): An unsigned integer that specifies the size, in bytes, of the Plcfgram thatbegins at offset fcPlcfGram in the Table Stream." calcext:value-type="string">
            <text:p># (4 bytes): An unsigned integer that specifies the size, in bytes, of the Plcfgram thatbegins at offset fcPlcfGram in the Table Stream.</text:p>
          </table:table-cell>
        </table:table-row>
        <table:table-row table:style-name="ro1">
          <table:table-cell office:value-type="string" calcext:value-type="string">
            <text:p><text:s text:c="4"/>FibRgFcLcb97Dict["</text:p>
          </table:table-cell>
          <table:table-cell office:value-type="string" calcext:value-type="string">
            <text:p>fcSttbListNames</text:p>
          </table:table-cell>
          <table:table-cell office:value-type="string" calcext:value-type="string">
            <text:p>"] = FIB1[</text:p>
          </table:table-cell>
          <table:table-cell/>
          <table:table-cell table:formula="of:=CONCATENATE([.A365];[.B365];[.C365])" office:value-type="string" office:string-value="    FibRgFcLcb97Dict[&quot;fcSttbListNames&quot;] = FIB1[" calcext:value-type="string">
            <text:p><text:s text:c="4"/>FibRgFcLcb97Dict["fcSttbListNames"] = FIB1[</text:p>
          </table:table-cell>
        </table:table-row>
        <table:table-row table:style-name="ro1">
          <table:table-cell/>
          <table:table-cell office:value-type="string" calcext:value-type="string">
            <text:p># (4 bytes): An unsigned integer that specifies an offset in the Table Stream. ASttbListNames, which specifies the LISTNUM field names of the lists in the document, begins atthis offset. If lcbSttbListNames is zero, fcSttbListNames is undefined and MUST be ignored.</text:p>
          </table:table-cell>
          <table:table-cell table:number-columns-repeated="2"/>
          <table:table-cell table:formula="of:=CONCATENATE([.A366];[.B366];[.C366])" office:value-type="string" office:string-value="# (4 bytes): An unsigned integer that specifies an offset in the Table Stream. ASttbListNames, which specifies the LISTNUM field names of the lists in the document, begins atthis offset. If lcbSttbListNames is zero, fcSttbListNames is undefined and MUST be ignored." calcext:value-type="string">
            <text:p># (4 bytes): An unsigned integer that specifies an offset in the Table Stream. ASttbListNames, which specifies the LISTNUM field names of the lists in the document, begins atthis offset. If lcbSttbListNames is zero, fcSttbListNames is undefined and MUST be ignored.</text:p>
          </table:table-cell>
        </table:table-row>
        <table:table-row table:style-name="ro1">
          <table:table-cell office:value-type="string" calcext:value-type="string">
            <text:p><text:s text:c="4"/>FibRgFcLcb97Dict["</text:p>
          </table:table-cell>
          <table:table-cell office:value-type="string" calcext:value-type="string">
            <text:p>lcbSttbListNames</text:p>
          </table:table-cell>
          <table:table-cell office:value-type="string" calcext:value-type="string">
            <text:p>"] = FIB1[</text:p>
          </table:table-cell>
          <table:table-cell/>
          <table:table-cell table:formula="of:=CONCATENATE([.A367];[.B367];[.C367])" office:value-type="string" office:string-value="    FibRgFcLcb97Dict[&quot;lcbSttbListNames&quot;] = FIB1[" calcext:value-type="string">
            <text:p><text:s text:c="4"/>FibRgFcLcb97Dict["lcbSttbListNames"] = FIB1[</text:p>
          </table:table-cell>
        </table:table-row>
        <table:table-row table:style-name="ro1">
          <table:table-cell/>
          <table:table-cell office:value-type="string" calcext:value-type="string">
            <text:p># (4 bytes): An unsigned integer that specifies the size, in bytes, of theSttbListNames at the offset fcSttbListNames.</text:p>
          </table:table-cell>
          <table:table-cell table:number-columns-repeated="2"/>
          <table:table-cell table:formula="of:=CONCATENATE([.A368];[.B368];[.C368])" office:value-type="string" office:string-value="# (4 bytes): An unsigned integer that specifies the size, in bytes, of theSttbListNames at the offset fcSttbListNames." calcext:value-type="string">
            <text:p># (4 bytes): An unsigned integer that specifies the size, in bytes, of theSttbListNames at the offset fcSttbListNames.</text:p>
          </table:table-cell>
        </table:table-row>
        <table:table-row table:style-name="ro1">
          <table:table-cell office:value-type="string" calcext:value-type="string">
            <text:p><text:s text:c="4"/>FibRgFcLcb97Dict["</text:p>
          </table:table-cell>
          <table:table-cell office:value-type="string" calcext:value-type="string">
            <text:p>fcSttbfUssr</text:p>
          </table:table-cell>
          <table:table-cell office:value-type="string" calcext:value-type="string">
            <text:p>"] = FIB1[</text:p>
          </table:table-cell>
          <table:table-cell/>
          <table:table-cell table:formula="of:=CONCATENATE([.A369];[.B369];[.C369])" office:value-type="string" office:string-value="    FibRgFcLcb97Dict[&quot;fcSttbfUssr&quot;] = FIB1[" calcext:value-type="string">
            <text:p><text:s text:c="4"/>FibRgFcLcb97Dict["fcSttbfUssr"] = FIB1[</text:p>
          </table:table-cell>
        </table:table-row>
        <table:table-row table:style-name="ro1">
          <table:table-cell/>
          <table:table-cell office:value-type="string" calcext:value-type="string">
            <text:p># (4 bytes): An unsigned integer that specifies an offset in the Table Stream. Thedeprecated, version-specific undo information begins at this offset. This information SHOULDNOT&lt;63&gt; be emitted and SHOULD&lt;64&gt; be ignored.</text:p>
          </table:table-cell>
          <table:table-cell table:number-columns-repeated="2"/>
          <table:table-cell table:formula="of:=CONCATENATE([.A370];[.B370];[.C370])" office:value-type="string" office:string-value="# (4 bytes): An unsigned integer that specifies an offset in the Table Stream. Thedeprecated, version-specific undo information begins at this offset. This information SHOULDNOT&lt;63&gt; be emitted and SHOULD&lt;64&gt; be ignored." calcext:value-type="string">
            <text:p># (4 bytes): An unsigned integer that specifies an offset in the Table Stream. Thedeprecated, version-specific undo information begins at this offset. This information SHOULDNOT&lt;63&gt; be emitted and SHOULD&lt;64&gt; be ignored.</text:p>
          </table:table-cell>
        </table:table-row>
        <table:table-row table:style-name="ro1">
          <table:table-cell office:value-type="string" calcext:value-type="string">
            <text:p><text:s text:c="4"/>FibRgFcLcb97Dict["</text:p>
          </table:table-cell>
          <table:table-cell office:value-type="string" calcext:value-type="string">
            <text:p>lcbSttbfUssr</text:p>
          </table:table-cell>
          <table:table-cell office:value-type="string" calcext:value-type="string">
            <text:p>"] = FIB1[</text:p>
          </table:table-cell>
          <table:table-cell/>
          <table:table-cell table:formula="of:=CONCATENATE([.A371];[.B371];[.C371])" office:value-type="string" office:string-value="    FibRgFcLcb97Dict[&quot;lcbSttbfUssr&quot;] = FIB1[" calcext:value-type="string">
            <text:p><text:s text:c="4"/>FibRgFcLcb97Dict["lcbSttbfUssr"] = FIB1[</text:p>
          </table:table-cell>
        </table:table-row>
        <table:table-row table:style-name="ro1">
          <table:table-cell/>
          <table:table-cell office:value-type="string" calcext:value-type="string">
            <text:p># (4 bytes): An unsigned integer that specifies the size, in bytes, of the deprecated,version-specific undo information at offset fcSttbfUssr in the Table Stream</text:p>
          </table:table-cell>
          <table:table-cell table:number-columns-repeated="2"/>
          <table:table-cell table:formula="of:=CONCATENATE([.A372];[.B372];[.C372])" office:value-type="string" office:string-value="# (4 bytes): An unsigned integer that specifies the size, in bytes, of the deprecated,version-specific undo information at offset fcSttbfUssr in the Table Stream" calcext:value-type="string">
            <text:p># (4 bytes): An unsigned integer that specifies the size, in bytes, of the deprecated,version-specific undo information at offset fcSttbfUssr in the Table Stream</text:p>
          </table:table-cell>
        </table:table-row>
      </table:table>
      <table:table table:name="Sheet2" table:style-name="ta1">
        <table:table-column table:style-name="co3" table:default-cell-style-name="ce1"/>
        <table:table-column table:style-name="co2" table:default-cell-style-name="Default"/>
        <table:table-column table:style-name="co2" table:number-columns-repeated="2" table:default-cell-style-name="ce3"/>
        <table:table-column table:style-name="co2" table:number-columns-repeated="4" table:default-cell-style-name="Default"/>
        <table:table-row table:style-name="ro1">
          <table:table-cell office:value-type="string" calcext:value-type="string">
            <text:p><text:s text:c="4"/>FibRgFcLcb97Dict["fcStshfOrig"] = FIB1[</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000000</text:p>
          </table:table-cell>
          <table:table-cell table:formula="of:=CONCATENATE([.A1];[.C1];&quot;]&quot;)" office:value-type="string" office:string-value="    FibRgFcLcb97Dict[&quot;fcStshfOrig&quot;] = FIB1[0]" calcext:value-type="string">
            <text:p><text:s text:c="4"/>FibRgFcLcb97Dict["fcStshfOrig"] = FIB1[0]</text:p>
          </table:table-cell>
          <table:table-cell office:value-type="string" calcext:value-type="string">
            <text:p><text:s text:c="4"/>FibRgFcLcb97Dict["fcStshfOrig"] = FIB1[0]</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2];[.C2];&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table-cell office:value-type="float" office:value="11" calcext:value-type="float">
            <text:p>11</text:p>
          </table:table-cell>
        </table:table-row>
        <table:table-row table:style-name="ro1">
          <table:table-cell office:value-type="string" calcext:value-type="string">
            <text:p><text:s text:c="4"/>FibRgFcLcb97Dict["lcbStshfOrig"] = FIB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20070000</text:p>
          </table:table-cell>
          <table:table-cell table:formula="of:=CONCATENATE([.A3];[.C3];&quot;]&quot;)" office:value-type="string" office:string-value="    FibRgFcLcb97Dict[&quot;lcbStshfOrig&quot;] = FIB1[1]" calcext:value-type="string">
            <text:p><text:s text:c="4"/>FibRgFcLcb97Dict["lcbStshfOrig"] = FIB1[1]</text:p>
          </table:table-cell>
          <table:table-cell office:value-type="string" calcext:value-type="string">
            <text:p><text:s text:c="4"/>FibRgFcLcb97Dict["lcbStshfOrig"] = FIB1[1]</text:p>
          </table:table-cell>
          <table:table-cell/>
          <table:table-cell office:value-type="float" office:value="24" calcext:value-type="float">
            <text:p>24</text:p>
          </table:table-cell>
        </table:table-row>
        <table:table-row table:style-name="ro1">
          <table:table-cell office:value-type="string" calcext:value-type="string">
            <text:p># (4 bytes): This value is undefined and MUST be ignored.</text:p>
          </table:table-cell>
          <table:table-cell table:number-columns-repeated="3"/>
          <table:table-cell table:formula="of:=CONCATENATE([.A4];[.C4];&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table-cell office:value-type="float" office:value="24" calcext:value-type="float">
            <text:p>24</text:p>
          </table:table-cell>
        </table:table-row>
        <table:table-row table:style-name="ro1">
          <table:table-cell office:value-type="string" calcext:value-type="string">
            <text:p><text:s text:c="4"/>FibRgFcLcb97Dict["fcStshf"] = FIB1[</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00000000</text:p>
          </table:table-cell>
          <table:table-cell table:formula="of:=CONCATENATE([.A5];[.C5];&quot;]&quot;)" office:value-type="string" office:string-value="    FibRgFcLcb97Dict[&quot;fcStshf&quot;] = FIB1[2]" calcext:value-type="string">
            <text:p><text:s text:c="4"/>FibRgFcLcb97Dict["fcStshf"] = FIB1[2]</text:p>
          </table:table-cell>
          <table:table-cell office:value-type="string" calcext:value-type="string">
            <text:p><text:s text:c="4"/>FibRgFcLcb97Dict["fcStshf"] = FIB1[2]</text:p>
          </table:table-cell>
          <table:table-cell/>
          <table:table-cell office:value-type="float" office:value="24" calcext:value-type="float">
            <text:p>24</text:p>
          </table:table-cell>
        </table:table-row>
        <table:table-row table:style-name="ro2">
          <table:table-cell office:value-type="string" calcext:value-type="string">
            <text:p># (4 bytes): An unsigned integer that specifies an offset in the Table Stream. An STSH thatspecifies the style sheet for this document begins at this offset.</text:p>
          </table:table-cell>
          <table:table-cell table:number-columns-repeated="3"/>
          <table:table-cell table:formula="of:=CONCATENATE([.A6];[.C6];&quot;]&quot;)" office:value-type="string" office:string-value="# (4 bytes): An unsigned integer that specifies an offset in the Table Stream. An STSH thatspecifies the style sheet for this document begins at this offset.]" calcext:value-type="string">
            <text:p># (4 bytes): An unsigned integer that specifies an offset in the Table Stream. An STSH thatspecifies the style sheet for this document begins at this offset.]</text:p>
          </table:table-cell>
          <table:table-cell office:value-type="string" calcext:value-type="string">
            <text:p># (4 bytes): An unsigned integer that specifies an offset in the Table Stream. An STSH thatspecifies the style sheet for this document begins at this offset.]</text:p>
          </table:table-cell>
          <table:table-cell/>
          <table:table-cell office:value-type="float" office:value="24" calcext:value-type="float">
            <text:p>24</text:p>
          </table:table-cell>
        </table:table-row>
        <table:table-row table:style-name="ro1">
          <table:table-cell office:value-type="string" calcext:value-type="string">
            <text:p><text:s text:c="4"/>FibRgFcLcb97Dict["lcbStshf"] = FIB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20070000</text:p>
          </table:table-cell>
          <table:table-cell table:formula="of:=CONCATENATE([.A7];[.C7];&quot;]&quot;)" office:value-type="string" office:string-value="    FibRgFcLcb97Dict[&quot;lcbStshf&quot;] = FIB1[3]" calcext:value-type="string">
            <text:p><text:s text:c="4"/>FibRgFcLcb97Dict["lcbStshf"] = FIB1[3]</text:p>
          </table:table-cell>
          <table:table-cell office:value-type="string" calcext:value-type="string">
            <text:p><text:s text:c="4"/>FibRgFcLcb97Dict["lcbStshf"] = FIB1[3]</text:p>
          </table:table-cell>
          <table:table-cell/>
          <table:table-cell office:value-type="float" office:value="24" calcext:value-type="float">
            <text:p>24</text:p>
          </table:table-cell>
        </table:table-row>
        <table:table-row table:style-name="ro2">
          <table:table-cell office:value-type="string" calcext:value-type="string">
            <text:p># (4 bytes): An unsigned integer that specifies the size, in bytes, of the STSH that begins atoffset fcStshf in the Table Stream. This MUST be a nonzero value.</text:p>
          </table:table-cell>
          <table:table-cell table:number-columns-repeated="3"/>
          <table:table-cell table:formula="of:=CONCATENATE([.A8];[.C8];&quot;]&quot;)" office:value-type="string" office:string-value="# (4 bytes): An unsigned integer that specifies the size, in bytes, of the STSH that begins atoffset fcStshf in the Table Stream. This MUST be a nonzero value.]" calcext:value-type="string">
            <text:p># (4 bytes): An unsigned integer that specifies the size, in bytes, of the STSH that begins atoffset fcStshf in the Table Stream. This MUST be a nonzero value.]</text:p>
          </table:table-cell>
          <table:table-cell office:value-type="string" calcext:value-type="string">
            <text:p># (4 bytes): An unsigned integer that specifies the size, in bytes, of the STSH that begins atoffset fcStshf in the Table Stream. This MUST be a nonzero value.]</text:p>
          </table:table-cell>
          <table:table-cell/>
          <table:table-cell office:value-type="float" office:value="24" calcext:value-type="float">
            <text:p>24</text:p>
          </table:table-cell>
        </table:table-row>
        <table:table-row table:style-name="ro1">
          <table:table-cell office:value-type="string" calcext:value-type="string">
            <text:p><text:s text:c="4"/>FibRgFcLcb97Dict["fcPlcffndRef"] = FIB1[</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98140000</text:p>
          </table:table-cell>
          <table:table-cell table:formula="of:=CONCATENATE([.A9];[.C9];&quot;]&quot;)" office:value-type="string" office:string-value="    FibRgFcLcb97Dict[&quot;fcPlcffndRef&quot;] = FIB1[4]" calcext:value-type="string">
            <text:p><text:s text:c="4"/>FibRgFcLcb97Dict["fcPlcffndRef"] = FIB1[4]</text:p>
          </table:table-cell>
          <table:table-cell office:value-type="string" calcext:value-type="string">
            <text:p><text:s text:c="4"/>FibRgFcLcb97Dict["fcPlcffndRef"] = FIB1[4]</text:p>
          </table:table-cell>
          <table:table-cell/>
          <table:table-cell office:value-type="float" office:value="24" calcext:value-type="float">
            <text:p>24</text:p>
          </table:table-cell>
        </table:table-row>
        <table:table-row table:style-name="ro3">
          <table:table-cell office:value-type="string" calcext:value-type="string">
            <text:p># (4 bytes): An unsigned integer that specifies an offset in the Table Stream. APlcffndRef begins at this offset and specifies the locations of footnote references in the MainDocument, and whether those references use auto-numbering or custom symbols. If lcbPlcffndRef is zero, fcPlcffndRef is undefined and MUST be ignored.</text:p>
          </table:table-cell>
          <table:table-cell table:number-columns-repeated="3"/>
          <table:table-cell table:formula="of:=CONCATENATE([.A10];[.C10];&quot;]&quot;)" office:value-type="string" office:string-value="# (4 bytes): An unsigned integer that specifies an offset in the Table Stream. APlcffndRef begins at this offset and specifies the locations of footnote references in the MainDocument, and whether those references use auto-numbering or custom symbols. If lcbPlcffndRef is zero, fcPlcffndRef is undefined and MUST be ignored.]" calcext:value-type="string">
            <text:p># (4 bytes): An unsigned integer that specifies an offset in the Table Stream. APlcffndRef begins at this offset and specifies the locations of footnote references in the MainDocument, and whether those references use auto-numbering or custom symbols. If lcbPlcffndRef is zero, fcPlcffndRef is undefined and MUST be ignored.]</text:p>
          </table:table-cell>
          <table:table-cell office:value-type="string" calcext:value-type="string">
            <text:p># (4 bytes): An unsigned integer that specifies an offset in the Table Stream. APlcffndRef begins at this offset and specifies the locations of footnote references in the MainDocument, and whether those references use auto-numbering or custom symbols. If lcbPlcffndRef is zero, fcPlcffndRef is undefined and MUST be ignored.]</text:p>
          </table:table-cell>
          <table:table-cell/>
          <table:table-cell office:value-type="float" office:value="179" calcext:value-type="float">
            <text:p>179</text:p>
          </table:table-cell>
        </table:table-row>
        <table:table-row table:style-name="ro1">
          <table:table-cell office:value-type="string" calcext:value-type="string">
            <text:p><text:s text:c="4"/>FibRgFcLcb97Dict["lcbPlcffndRef"] = FIB1[</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00000000</text:p>
          </table:table-cell>
          <table:table-cell table:formula="of:=CONCATENATE([.A11];[.C11];&quot;]&quot;)" office:value-type="string" office:string-value="    FibRgFcLcb97Dict[&quot;lcbPlcffndRef&quot;] = FIB1[5]" calcext:value-type="string">
            <text:p><text:s text:c="4"/>FibRgFcLcb97Dict["lcbPlcffndRef"] = FIB1[5]</text:p>
          </table:table-cell>
          <table:table-cell office:value-type="string" calcext:value-type="string">
            <text:p><text:s text:c="4"/>FibRgFcLcb97Dict["lcbPlcffndRef"] = FIB1[5]</text:p>
          </table:table-cell>
          <table:table-cell table:number-columns-repeated="2"/>
        </table:table-row>
        <table:table-row table:style-name="ro2">
          <table:table-cell office:value-type="string" calcext:value-type="string">
            <text:p># (4 bytes): An unsigned integer that specifies the size, in bytes, of the PlcffndRefthat begins at offset fcPlcffndRef in the Table Stream.</text:p>
          </table:table-cell>
          <table:table-cell table:number-columns-repeated="3"/>
          <table:table-cell table:formula="of:=CONCATENATE([.A12];[.C12];&quot;]&quot;)" office:value-type="string" office:string-value="# (4 bytes): An unsigned integer that specifies the size, in bytes, of the PlcffndRefthat begins at offset fcPlcffndRef in the Table Stream.]" calcext:value-type="string">
            <text:p># (4 bytes): An unsigned integer that specifies the size, in bytes, of the PlcffndRefthat begins at offset fcPlcffndRef in the Table Stream.]</text:p>
          </table:table-cell>
          <table:table-cell office:value-type="string" calcext:value-type="string">
            <text:p># (4 bytes): An unsigned integer that specifies the size, in bytes, of the PlcffndRefthat begins at offset fcPlcffndRef in the Table Stream.]</text:p>
          </table:table-cell>
          <table:table-cell table:number-columns-repeated="2"/>
        </table:table-row>
        <table:table-row table:style-name="ro1">
          <table:table-cell office:value-type="string" calcext:value-type="string">
            <text:p><text:s text:c="4"/>FibRgFcLcb97Dict["fcPlcffndTxt"] = FIB1[</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98140000</text:p>
          </table:table-cell>
          <table:table-cell table:formula="of:=CONCATENATE([.A13];[.C13];&quot;]&quot;)" office:value-type="string" office:string-value="    FibRgFcLcb97Dict[&quot;fcPlcffndTxt&quot;] = FIB1[6]" calcext:value-type="string">
            <text:p><text:s text:c="4"/>FibRgFcLcb97Dict["fcPlcffndTxt"] = FIB1[6]</text:p>
          </table:table-cell>
          <table:table-cell office:value-type="string" calcext:value-type="string">
            <text:p><text:s text:c="4"/>FibRgFcLcb97Dict["fcPlcffndTxt"] = FIB1[6]</text:p>
          </table:table-cell>
          <table:table-cell table:number-columns-repeated="2"/>
        </table:table-row>
        <table:table-row table:style-name="ro4">
          <table:table-cell office:value-type="string" calcext:value-type="string">
            <text:p># (4 bytes): An unsigned integer that specifies an offset in the Table Stream. APlcffndTxt begins at this offset and specifies the locations of each block of footnote text in theFootnote Document. If lcbPlcffndTxt is zero, fcPlcffndTxt is undefined and MUST be ignored.</text:p>
          </table:table-cell>
          <table:table-cell table:number-columns-repeated="3"/>
          <table:table-cell table:formula="of:=CONCATENATE([.A14];[.C14];&quot;]&quot;)" office:value-type="string" office:string-value="# (4 bytes): An unsigned integer that specifies an offset in the Table Stream. APlcffndTxt begins at this offset and specifies the locations of each block of footnote text in theFootnote Document. If lcbPlcffndTxt is zero, fcPlcffndTxt is undefined and MUST be ignored.]" calcext:value-type="string">
            <text:p># (4 bytes): An unsigned integer that specifies an offset in the Table Stream. APlcffndTxt begins at this offset and specifies the locations of each block of footnote text in theFootnote Document. If lcbPlcffndTxt is zero, fcPlcffndTxt is undefined and MUST be ignored.]</text:p>
          </table:table-cell>
          <table:table-cell office:value-type="string" calcext:value-type="string">
            <text:p># (4 bytes): An unsigned integer that specifies an offset in the Table Stream. APlcffndTxt begins at this offset and specifies the locations of each block of footnote text in theFootnote Document. If lcbPlcffndTxt is zero, fcPlcffndTxt is undefined and MUST be ignored.]</text:p>
          </table:table-cell>
          <table:table-cell table:number-columns-repeated="2"/>
        </table:table-row>
        <table:table-row table:style-name="ro1">
          <table:table-cell office:value-type="string" calcext:value-type="string">
            <text:p><text:s text:c="4"/>FibRgFcLcb97Dict["lcbPlcffndTxt"] = FIB1[</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00000000</text:p>
          </table:table-cell>
          <table:table-cell table:formula="of:=CONCATENATE([.A15];[.C15];&quot;]&quot;)" office:value-type="string" office:string-value="    FibRgFcLcb97Dict[&quot;lcbPlcffndTxt&quot;] = FIB1[7]" calcext:value-type="string">
            <text:p><text:s text:c="4"/>FibRgFcLcb97Dict["lcbPlcffndTxt"] = FIB1[7]</text:p>
          </table:table-cell>
          <table:table-cell office:value-type="string" calcext:value-type="string">
            <text:p><text:s text:c="4"/>FibRgFcLcb97Dict["lcbPlcffndTxt"] = FIB1[7]</text:p>
          </table:table-cell>
          <table:table-cell table:number-columns-repeated="2"/>
        </table:table-row>
        <table:table-row table:style-name="ro4">
          <table:table-cell office:value-type="string" calcext:value-type="string">
            <text:p># (4 bytes): An unsigned integer that specifies the size, in bytes, of the PlcffndTxtthat begins at offset fcPlcffndTxt in the Table Stream.lcbPlcffndTxt MUST be zero if FibRgLw97.ccpFtn is zero, and MUST be nonzero ifFibRgLw97.ccpFtn is nonzero.</text:p>
          </table:table-cell>
          <table:table-cell table:number-columns-repeated="3"/>
          <table:table-cell table:formula="of:=CONCATENATE([.A16];[.C16];&quot;]&quot;)" office:value-type="string" office:string-value="# (4 bytes): An unsigned integer that specifies the size, in bytes, of the PlcffndTxtthat begins at offset fcPlcffndTxt in the Table Stream.lcbPlcffndTxt MUST be zero if FibRgLw97.ccpFtn is zero, and MUST be nonzero ifFibRgLw97.ccpFtn is nonzero.]" calcext:value-type="string">
            <text:p># (4 bytes): An unsigned integer that specifies the size, in bytes, of the PlcffndTxtthat begins at offset fcPlcffndTxt in the Table Stream.lcbPlcffndTxt MUST be zero if FibRgLw97.ccpFtn is zero, and MUST be nonzero ifFibRgLw97.ccpFtn is nonzero.]</text:p>
          </table:table-cell>
          <table:table-cell office:value-type="string" calcext:value-type="string">
            <text:p># (4 bytes): An unsigned integer that specifies the size, in bytes, of the PlcffndTxtthat begins at offset fcPlcffndTxt in the Table Stream.lcbPlcffndTxt MUST be zero if FibRgLw97.ccpFtn is zero, and MUST be nonzero ifFibRgLw97.ccpFtn is nonzero.]</text:p>
          </table:table-cell>
          <table:table-cell table:number-columns-repeated="2"/>
        </table:table-row>
        <table:table-row table:style-name="ro1">
          <table:table-cell office:value-type="string" calcext:value-type="string">
            <text:p><text:s text:c="4"/>FibRgFcLcb97Dict["fcPlcfandRef"] = FIB1[</text:p>
          </table:table-cell>
          <table:table-cell office:value-type="float" office:value="9" calcext:value-type="float">
            <text:p>9</text:p>
          </table:table-cell>
          <table:table-cell office:value-type="float" office:value="8" calcext:value-type="float">
            <text:p>8</text:p>
          </table:table-cell>
          <table:table-cell office:value-type="string" calcext:value-type="string">
            <text:p>98140000</text:p>
          </table:table-cell>
          <table:table-cell table:formula="of:=CONCATENATE([.A17];[.C17];&quot;]&quot;)" office:value-type="string" office:string-value="    FibRgFcLcb97Dict[&quot;fcPlcfandRef&quot;] = FIB1[8]" calcext:value-type="string">
            <text:p><text:s text:c="4"/>FibRgFcLcb97Dict["fcPlcfandRef"] = FIB1[8]</text:p>
          </table:table-cell>
          <table:table-cell office:value-type="string" calcext:value-type="string">
            <text:p><text:s text:c="4"/>FibRgFcLcb97Dict["fcPlcfandRef"] = FIB1[8]</text:p>
          </table:table-cell>
          <table:table-cell table:number-columns-repeated="2"/>
        </table:table-row>
        <table:table-row table:style-name="ro4">
          <table:table-cell office:value-type="string" calcext:value-type="string">
            <text:p># (4 bytes): An unsigned integer that specifies an offset in the Table Stream. APlcfandRef begins at this offset and specifies the dates, user initials, and locations of commentsin the Main Document. If lcbPlcfandRef is zero, fcPlcfandRef is undefined and MUST be ignored.</text:p>
          </table:table-cell>
          <table:table-cell table:number-columns-repeated="3"/>
          <table:table-cell table:formula="of:=CONCATENATE([.A18];[.C18];&quot;]&quot;)" office:value-type="string" office:string-value="# (4 bytes): An unsigned integer that specifies an offset in the Table Stream. APlcfandRef begins at this offset and specifies the dates, user initials, and locations of commentsin the Main Document. If lcbPlcfandRef is zero, fcPlcfandRef is undefined and MUST be ignored.]" calcext:value-type="string">
            <text:p># (4 bytes): An unsigned integer that specifies an offset in the Table Stream. APlcfandRef begins at this offset and specifies the dates, user initials, and locations of commentsin the Main Document. If lcbPlcfandRef is zero, fcPlcfandRef is undefined and MUST be ignored.]</text:p>
          </table:table-cell>
          <table:table-cell office:value-type="string" calcext:value-type="string">
            <text:p># (4 bytes): An unsigned integer that specifies an offset in the Table Stream. APlcfandRef begins at this offset and specifies the dates, user initials, and locations of commentsin the Main Document. If lcbPlcfandRef is zero, fcPlcfandRef is undefined and MUST be ignored.]</text:p>
          </table:table-cell>
          <table:table-cell table:number-columns-repeated="2"/>
        </table:table-row>
        <table:table-row table:style-name="ro1">
          <table:table-cell office:value-type="string" calcext:value-type="string">
            <text:p><text:s text:c="4"/>FibRgFcLcb97Dict["lcbPlcfandRef"] = FIB1[</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00000000</text:p>
          </table:table-cell>
          <table:table-cell table:formula="of:=CONCATENATE([.A19];[.C19];&quot;]&quot;)" office:value-type="string" office:string-value="    FibRgFcLcb97Dict[&quot;lcbPlcfandRef&quot;] = FIB1[9]" calcext:value-type="string">
            <text:p><text:s text:c="4"/>FibRgFcLcb97Dict["lcbPlcfandRef"] = FIB1[9]</text:p>
          </table:table-cell>
          <table:table-cell office:value-type="string" calcext:value-type="string">
            <text:p><text:s text:c="4"/>FibRgFcLcb97Dict["lcbPlcfandRef"] = FIB1[9]</text:p>
          </table:table-cell>
          <table:table-cell table:number-columns-repeated="2"/>
        </table:table-row>
        <table:table-row table:style-name="ro2">
          <table:table-cell office:value-type="string" calcext:value-type="string">
            <text:p># (4 bytes): An unsigned integer that specifies the size, in bytes, of the PlcfandRef atoffset fcPlcfandRef in the Table Stream.</text:p>
          </table:table-cell>
          <table:table-cell table:number-columns-repeated="3"/>
          <table:table-cell table:formula="of:=CONCATENATE([.A20];[.C20];&quot;]&quot;)" office:value-type="string" office:string-value="# (4 bytes): An unsigned integer that specifies the size, in bytes, of the PlcfandRef atoffset fcPlcfandRef in the Table Stream.]" calcext:value-type="string">
            <text:p># (4 bytes): An unsigned integer that specifies the size, in bytes, of the PlcfandRef atoffset fcPlcfandRef in the Table Stream.]</text:p>
          </table:table-cell>
          <table:table-cell office:value-type="string" calcext:value-type="string">
            <text:p># (4 bytes): An unsigned integer that specifies the size, in bytes, of the PlcfandRef atoffset fcPlcfandRef in the Table Stream.]</text:p>
          </table:table-cell>
          <table:table-cell table:number-columns-repeated="2"/>
        </table:table-row>
        <table:table-row table:style-name="ro1">
          <table:table-cell office:value-type="string" calcext:value-type="string">
            <text:p><text:s text:c="4"/>FibRgFcLcb97Dict["fcPlcfandTxt"] = FIB1[</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98140000</text:p>
          </table:table-cell>
          <table:table-cell table:formula="of:=CONCATENATE([.A21];[.C21];&quot;]&quot;)" office:value-type="string" office:string-value="    FibRgFcLcb97Dict[&quot;fcPlcfandTxt&quot;] = FIB1[10]" calcext:value-type="string">
            <text:p><text:s text:c="4"/>FibRgFcLcb97Dict["fcPlcfandTxt"] = FIB1[10]</text:p>
          </table:table-cell>
          <table:table-cell office:value-type="string" calcext:value-type="string">
            <text:p><text:s text:c="4"/>FibRgFcLcb97Dict["fcPlcfandTxt"] = FIB1[10]</text:p>
          </table:table-cell>
          <table:table-cell table:number-columns-repeated="2"/>
        </table:table-row>
        <table:table-row table:style-name="ro4">
          <table:table-cell office:value-type="string" calcext:value-type="string">
            <text:p># (4 bytes): An unsigned integer that specifies an offset in the Table Stream. APlcfandTxt begins at this offset and specifies the locations of comment text ranges in theComment Document. If lcbPlcfandTxt is zero, fcPlcfandTxt is undefined, and MUST be ignored.</text:p>
          </table:table-cell>
          <table:table-cell table:number-columns-repeated="3"/>
          <table:table-cell table:formula="of:=CONCATENATE([.A22];[.C22];&quot;]&quot;)" office:value-type="string" office:string-value="# (4 bytes): An unsigned integer that specifies an offset in the Table Stream. APlcfandTxt begins at this offset and specifies the locations of comment text ranges in theComment Document. If lcbPlcfandTxt is zero, fcPlcfandTxt is undefined, and MUST be ignored.]" calcext:value-type="string">
            <text:p># (4 bytes): An unsigned integer that specifies an offset in the Table Stream. APlcfandTxt begins at this offset and specifies the locations of comment text ranges in theComment Document. If lcbPlcfandTxt is zero, fcPlcfandTxt is undefined, and MUST be ignored.]</text:p>
          </table:table-cell>
          <table:table-cell office:value-type="string" calcext:value-type="string">
            <text:p># (4 bytes): An unsigned integer that specifies an offset in the Table Stream. APlcfandTxt begins at this offset and specifies the locations of comment text ranges in theComment Document. If lcbPlcfandTxt is zero, fcPlcfandTxt is undefined, and MUST be ignored.]</text:p>
          </table:table-cell>
          <table:table-cell table:number-columns-repeated="2"/>
        </table:table-row>
        <table:table-row table:style-name="ro1">
          <table:table-cell office:value-type="string" calcext:value-type="string">
            <text:p><text:s text:c="4"/>FibRgFcLcb97Dict["lcbPlcfandTxt"] = FIB1[</text:p>
          </table:table-cell>
          <table:table-cell office:value-type="float" office:value="12" calcext:value-type="float">
            <text:p>12</text:p>
          </table:table-cell>
          <table:table-cell office:value-type="float" office:value="11" calcext:value-type="float">
            <text:p>11</text:p>
          </table:table-cell>
          <table:table-cell office:value-type="string" calcext:value-type="string">
            <text:p>00000000</text:p>
          </table:table-cell>
          <table:table-cell table:formula="of:=CONCATENATE([.A23];[.C23];&quot;]&quot;)" office:value-type="string" office:string-value="    FibRgFcLcb97Dict[&quot;lcbPlcfandTxt&quot;] = FIB1[11]" calcext:value-type="string">
            <text:p><text:s text:c="4"/>FibRgFcLcb97Dict["lcbPlcfandTxt"] = FIB1[11]</text:p>
          </table:table-cell>
          <table:table-cell office:value-type="string" calcext:value-type="string">
            <text:p><text:s text:c="4"/>FibRgFcLcb97Dict["lcbPlcfandTxt"] = FIB1[11]</text:p>
          </table:table-cell>
          <table:table-cell table:number-columns-repeated="2"/>
        </table:table-row>
        <table:table-row table:style-name="ro4">
          <table:table-cell office:value-type="string" calcext:value-type="string">
            <text:p># (4 bytes): An unsigned integer that specifies the size, in bytes, of the PlcfandTxt atoffset fcPlcfandTxt in the Table Stream.lcbPlcfandTxt MUST be zero if FibRgLw97.ccpAtn is zero, and MUST be nonzero ifFibRgLw97.ccpAtn is nonzero.</text:p>
          </table:table-cell>
          <table:table-cell table:number-columns-repeated="3"/>
          <table:table-cell table:formula="of:=CONCATENATE([.A24];[.C24];&quot;]&quot;)" office:value-type="string" office:string-value="# (4 bytes): An unsigned integer that specifies the size, in bytes, of the PlcfandTxt atoffset fcPlcfandTxt in the Table Stream.lcbPlcfandTxt MUST be zero if FibRgLw97.ccpAtn is zero, and MUST be nonzero ifFibRgLw97.ccpAtn is nonzero.]" calcext:value-type="string">
            <text:p># (4 bytes): An unsigned integer that specifies the size, in bytes, of the PlcfandTxt atoffset fcPlcfandTxt in the Table Stream.lcbPlcfandTxt MUST be zero if FibRgLw97.ccpAtn is zero, and MUST be nonzero ifFibRgLw97.ccpAtn is nonzero.]</text:p>
          </table:table-cell>
          <table:table-cell office:value-type="string" calcext:value-type="string">
            <text:p># (4 bytes): An unsigned integer that specifies the size, in bytes, of the PlcfandTxt atoffset fcPlcfandTxt in the Table Stream.lcbPlcfandTxt MUST be zero if FibRgLw97.ccpAtn is zero, and MUST be nonzero ifFibRgLw97.ccpAtn is nonzero.]</text:p>
          </table:table-cell>
          <table:table-cell table:number-columns-repeated="2"/>
        </table:table-row>
        <table:table-row table:style-name="ro1">
          <table:table-cell office:value-type="string" calcext:value-type="string">
            <text:p><text:s text:c="4"/>FibRgFcLcb97Dict["fcPlcfSed"] = FIB1[</text:p>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98140000</text:p>
          </table:table-cell>
          <table:table-cell table:formula="of:=CONCATENATE([.A25];[.C25];&quot;]&quot;)" office:value-type="string" office:string-value="    FibRgFcLcb97Dict[&quot;fcPlcfSed&quot;] = FIB1[12]" calcext:value-type="string">
            <text:p><text:s text:c="4"/>FibRgFcLcb97Dict["fcPlcfSed"] = FIB1[12]</text:p>
          </table:table-cell>
          <table:table-cell office:value-type="string" calcext:value-type="string">
            <text:p><text:s text:c="4"/>FibRgFcLcb97Dict["fcPlcfSed"] = FIB1[12]</text:p>
          </table:table-cell>
          <table:table-cell table:number-columns-repeated="2"/>
        </table:table-row>
        <table:table-row table:style-name="ro4">
          <table:table-cell office:value-type="string" calcext:value-type="string">
            <text:p># (4 bytes): An unsigned integer that specifies an offset in the Table Stream. A PlcfSedbegins at this offset and specifies the locations of property lists for each section in the MainDocument. If lcbPlcfSed is zero, fcPlcfSed is undefined and MUST be ignored.</text:p>
          </table:table-cell>
          <table:table-cell table:number-columns-repeated="3"/>
          <table:table-cell table:formula="of:=CONCATENATE([.A26];[.C26];&quot;]&quot;)" office:value-type="string" office:string-value="# (4 bytes): An unsigned integer that specifies an offset in the Table Stream. A PlcfSedbegins at this offset and specifies the locations of property lists for each section in the MainDocument. If lcbPlcfSed is zero, fcPlcfSed is undefined and MUST be ignored.]" calcext:value-type="string">
            <text:p># (4 bytes): An unsigned integer that specifies an offset in the Table Stream. A PlcfSedbegins at this offset and specifies the locations of property lists for each section in the MainDocument. If lcbPlcfSed is zero, fcPlcfSed is undefined and MUST be ignored.]</text:p>
          </table:table-cell>
          <table:table-cell office:value-type="string" calcext:value-type="string">
            <text:p># (4 bytes): An unsigned integer that specifies an offset in the Table Stream. A PlcfSedbegins at this offset and specifies the locations of property lists for each section in the MainDocument. If lcbPlcfSed is zero, fcPlcfSed is undefined and MUST be ignored.]</text:p>
          </table:table-cell>
          <table:table-cell table:number-columns-repeated="2"/>
        </table:table-row>
        <table:table-row table:style-name="ro1">
          <table:table-cell office:value-type="string" calcext:value-type="string">
            <text:p><text:s text:c="4"/>FibRgFcLcb97Dict["lcbPlcfSed"] = FIB1[</text:p>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14000000</text:p>
          </table:table-cell>
          <table:table-cell table:formula="of:=CONCATENATE([.A27];[.C27];&quot;]&quot;)" office:value-type="string" office:string-value="    FibRgFcLcb97Dict[&quot;lcbPlcfSed&quot;] = FIB1[13]" calcext:value-type="string">
            <text:p><text:s text:c="4"/>FibRgFcLcb97Dict["lcbPlcfSed"] = FIB1[13]</text:p>
          </table:table-cell>
          <table:table-cell office:value-type="string" calcext:value-type="string">
            <text:p><text:s text:c="4"/>FibRgFcLcb97Dict["lcbPlcfSed"] = FIB1[13]</text:p>
          </table:table-cell>
          <table:table-cell table:number-columns-repeated="2"/>
        </table:table-row>
        <table:table-row table:style-name="ro2">
          <table:table-cell office:value-type="string" calcext:value-type="string">
            <text:p># (4 bytes): An unsigned integer that specifies the size, in bytes, of the PlcfSed thatbegins at offset fcPlcfSed in the Table Stream.</text:p>
          </table:table-cell>
          <table:table-cell table:number-columns-repeated="3"/>
          <table:table-cell table:formula="of:=CONCATENATE([.A28];[.C28];&quot;]&quot;)" office:value-type="string" office:string-value="# (4 bytes): An unsigned integer that specifies the size, in bytes, of the PlcfSed thatbegins at offset fcPlcfSed in the Table Stream.]" calcext:value-type="string">
            <text:p># (4 bytes): An unsigned integer that specifies the size, in bytes, of the PlcfSed thatbegins at offset fcPlcfSed in the Table Stream.]</text:p>
          </table:table-cell>
          <table:table-cell office:value-type="string" calcext:value-type="string">
            <text:p># (4 bytes): An unsigned integer that specifies the size, in bytes, of the PlcfSed thatbegins at offset fcPlcfSed in the Table Stream.]</text:p>
          </table:table-cell>
          <table:table-cell table:number-columns-repeated="2"/>
        </table:table-row>
        <table:table-row table:style-name="ro1">
          <table:table-cell office:value-type="string" calcext:value-type="string">
            <text:p><text:s text:c="4"/>FibRgFcLcb97Dict["fcPlcPad"] = FIB1[</text:p>
          </table:table-cell>
          <table:table-cell office:value-type="float" office:value="15" calcext:value-type="float">
            <text:p>15</text:p>
          </table:table-cell>
          <table:table-cell office:value-type="float" office:value="14" calcext:value-type="float">
            <text:p>14</text:p>
          </table:table-cell>
          <table:table-cell office:value-type="string" calcext:value-type="string">
            <text:p>00000000</text:p>
          </table:table-cell>
          <table:table-cell table:formula="of:=CONCATENATE([.A29];[.C29];&quot;]&quot;)" office:value-type="string" office:string-value="    FibRgFcLcb97Dict[&quot;fcPlcPad&quot;] = FIB1[14]" calcext:value-type="string">
            <text:p><text:s text:c="4"/>FibRgFcLcb97Dict["fcPlcPad"] = FIB1[14]</text:p>
          </table:table-cell>
          <table:table-cell office:value-type="string" calcext:value-type="string">
            <text:p><text:s text:c="4"/>FibRgFcLcb97Dict["fcPlcPad"] = FIB1[14]</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30];[.C30];&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PlcPad"] = FIB1[</text:p>
          </table:table-cell>
          <table:table-cell office:value-type="float" office:value="16" calcext:value-type="float">
            <text:p>16</text:p>
          </table:table-cell>
          <table:table-cell office:value-type="float" office:value="15" calcext:value-type="float">
            <text:p>15</text:p>
          </table:table-cell>
          <table:table-cell office:value-type="string" calcext:value-type="string">
            <text:p>00000000</text:p>
          </table:table-cell>
          <table:table-cell table:formula="of:=CONCATENATE([.A31];[.C31];&quot;]&quot;)" office:value-type="string" office:string-value="    FibRgFcLcb97Dict[&quot;lcbPlcPad&quot;] = FIB1[15]" calcext:value-type="string">
            <text:p><text:s text:c="4"/>FibRgFcLcb97Dict["lcbPlcPad"] = FIB1[15]</text:p>
          </table:table-cell>
          <table:table-cell office:value-type="string" calcext:value-type="string">
            <text:p><text:s text:c="4"/>FibRgFcLcb97Dict["lcbPlcPad"] = FIB1[15]</text:p>
          </table:table-cell>
          <table:table-cell table:number-columns-repeated="2"/>
        </table:table-row>
        <table:table-row table:style-name="ro1">
          <table:table-cell office:value-type="string" calcext:value-type="string">
            <text:p># (4 bytes): This value MUST be zero, and MUST be ignored.</text:p>
          </table:table-cell>
          <table:table-cell table:number-columns-repeated="3"/>
          <table:table-cell table:formula="of:=CONCATENATE([.A32];[.C32];&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PlcfPhe"] = FIB1[</text:p>
          </table:table-cell>
          <table:table-cell office:value-type="float" office:value="17" calcext:value-type="float">
            <text:p>17</text:p>
          </table:table-cell>
          <table:table-cell office:value-type="float" office:value="16" calcext:value-type="float">
            <text:p>16</text:p>
          </table:table-cell>
          <table:table-cell office:value-type="string" calcext:value-type="string">
            <text:p>ffffffff</text:p>
          </table:table-cell>
          <table:table-cell table:formula="of:=CONCATENATE([.A33];[.C33];&quot;]&quot;)" office:value-type="string" office:string-value="    FibRgFcLcb97Dict[&quot;fcPlcfPhe&quot;] = FIB1[16]" calcext:value-type="string">
            <text:p><text:s text:c="4"/>FibRgFcLcb97Dict["fcPlcfPhe"] = FIB1[16]</text:p>
          </table:table-cell>
          <table:table-cell office:value-type="string" calcext:value-type="string">
            <text:p><text:s text:c="4"/>FibRgFcLcb97Dict["fcPlcfPhe"] = FIB1[16]</text:p>
          </table:table-cell>
          <table:table-cell table:number-columns-repeated="2"/>
        </table:table-row>
        <table:table-row table:style-name="ro4">
          <table:table-cell office:value-type="string" calcext:value-type="string">
            <text:p># (4 bytes): An unsigned integer that specifies an offset in the Table Stream. A Plc beginsat this offset and specifies version-specific information about paragraph height. This Plc SHOULDNOT&lt;27&gt; be emitted and SHOULD&lt;28&gt; be ignored.</text:p>
          </table:table-cell>
          <table:table-cell table:number-columns-repeated="3"/>
          <table:table-cell table:formula="of:=CONCATENATE([.A34];[.C34];&quot;]&quot;)" office:value-type="string" office:string-value="# (4 bytes): An unsigned integer that specifies an offset in the Table Stream. A Plc beginsat this offset and specifies version-specific information about paragraph height. This Plc SHOULDNOT&lt;27&gt; be emitted and SHOULD&lt;28&gt; be ignored.]" calcext:value-type="string">
            <text:p># (4 bytes): An unsigned integer that specifies an offset in the Table Stream. A Plc beginsat this offset and specifies version-specific information about paragraph height. This Plc SHOULDNOT&lt;27&gt; be emitted and SHOULD&lt;28&gt; be ignored.]</text:p>
          </table:table-cell>
          <table:table-cell office:value-type="string" calcext:value-type="string">
            <text:p># (4 bytes): An unsigned integer that specifies an offset in the Table Stream. A Plc beginsat this offset and specifies version-specific information about paragraph height. This Plc SHOULDNOT&lt;27&gt; be emitted and SHOULD&lt;28&gt; be ignored.]</text:p>
          </table:table-cell>
          <table:table-cell table:number-columns-repeated="2"/>
        </table:table-row>
        <table:table-row table:style-name="ro1">
          <table:table-cell office:value-type="string" calcext:value-type="string">
            <text:p><text:s text:c="4"/>FibRgFcLcb97Dict["lcbPlcfPhe"] = FIB1[</text:p>
          </table:table-cell>
          <table:table-cell office:value-type="float" office:value="18" calcext:value-type="float">
            <text:p>18</text:p>
          </table:table-cell>
          <table:table-cell office:value-type="float" office:value="17" calcext:value-type="float">
            <text:p>17</text:p>
          </table:table-cell>
          <table:table-cell office:value-type="string" calcext:value-type="string">
            <text:p>00000000</text:p>
          </table:table-cell>
          <table:table-cell table:formula="of:=CONCATENATE([.A35];[.C35];&quot;]&quot;)" office:value-type="string" office:string-value="    FibRgFcLcb97Dict[&quot;lcbPlcfPhe&quot;] = FIB1[17]" calcext:value-type="string">
            <text:p><text:s text:c="4"/>FibRgFcLcb97Dict["lcbPlcfPhe"] = FIB1[17]</text:p>
          </table:table-cell>
          <table:table-cell office:value-type="string" calcext:value-type="string">
            <text:p><text:s text:c="4"/>FibRgFcLcb97Dict["lcbPlcfPhe"] = FIB1[17]</text:p>
          </table:table-cell>
          <table:table-cell table:number-columns-repeated="2"/>
        </table:table-row>
        <table:table-row table:style-name="ro2">
          <table:table-cell office:value-type="string" calcext:value-type="string">
            <text:p># (4 bytes): An unsigned integer that specifies the size, in bytes, of the Plc at offsetfcPlcfPhe in the Table Stream.</text:p>
          </table:table-cell>
          <table:table-cell table:number-columns-repeated="3"/>
          <table:table-cell table:formula="of:=CONCATENATE([.A36];[.C36];&quot;]&quot;)" office:value-type="string" office:string-value="# (4 bytes): An unsigned integer that specifies the size, in bytes, of the Plc at offsetfcPlcfPhe in the Table Stream.]" calcext:value-type="string">
            <text:p># (4 bytes): An unsigned integer that specifies the size, in bytes, of the Plc at offsetfcPlcfPhe in the Table Stream.]</text:p>
          </table:table-cell>
          <table:table-cell office:value-type="string" calcext:value-type="string">
            <text:p># (4 bytes): An unsigned integer that specifies the size, in bytes, of the Plc at offsetfcPlcfPhe in the Table Stream.]</text:p>
          </table:table-cell>
          <table:table-cell table:number-columns-repeated="2"/>
        </table:table-row>
        <table:table-row table:style-name="ro1">
          <table:table-cell office:value-type="string" calcext:value-type="string">
            <text:p><text:s text:c="4"/>FibRgFcLcb97Dict["fcSttbfGlsy"] = FIB1[</text:p>
          </table:table-cell>
          <table:table-cell office:value-type="float" office:value="19" calcext:value-type="float">
            <text:p>19</text:p>
          </table:table-cell>
          <table:table-cell office:value-type="float" office:value="18" calcext:value-type="float">
            <text:p>18</text:p>
          </table:table-cell>
          <table:table-cell office:value-type="string" calcext:value-type="string">
            <text:p>ac140000</text:p>
          </table:table-cell>
          <table:table-cell table:formula="of:=CONCATENATE([.A37];[.C37];&quot;]&quot;)" office:value-type="string" office:string-value="    FibRgFcLcb97Dict[&quot;fcSttbfGlsy&quot;] = FIB1[18]" calcext:value-type="string">
            <text:p><text:s text:c="4"/>FibRgFcLcb97Dict["fcSttbfGlsy"] = FIB1[18]</text:p>
          </table:table-cell>
          <table:table-cell office:value-type="string" calcext:value-type="string">
            <text:p><text:s text:c="4"/>FibRgFcLcb97Dict["fcSttbfGlsy"] = FIB1[18]</text:p>
          </table:table-cell>
          <table:table-cell table:number-columns-repeated="2"/>
        </table:table-row>
        <table:table-row table:style-name="ro4">
          <table:table-cell office:value-type="string" calcext:value-type="string">
            <text:p># (4 bytes): An unsigned integer that specifies an offset in the Table Stream. A SttbfGlsythat contains information about the AutoText items that are defined in this document begins atthis offset.</text:p>
          </table:table-cell>
          <table:table-cell table:number-columns-repeated="3"/>
          <table:table-cell table:formula="of:=CONCATENATE([.A38];[.C38];&quot;]&quot;)" office:value-type="string" office:string-value="# (4 bytes): An unsigned integer that specifies an offset in the Table Stream. A SttbfGlsythat contains information about the AutoText items that are defined in this document begins atthis offset.]" calcext:value-type="string">
            <text:p># (4 bytes): An unsigned integer that specifies an offset in the Table Stream. A SttbfGlsythat contains information about the AutoText items that are defined in this document begins atthis offset.]</text:p>
          </table:table-cell>
          <table:table-cell office:value-type="string" calcext:value-type="string">
            <text:p># (4 bytes): An unsigned integer that specifies an offset in the Table Stream. A SttbfGlsythat contains information about the AutoText items that are defined in this document begins atthis offset.]</text:p>
          </table:table-cell>
          <table:table-cell table:number-columns-repeated="2"/>
        </table:table-row>
        <table:table-row table:style-name="ro1">
          <table:table-cell office:value-type="string" calcext:value-type="string">
            <text:p><text:s text:c="4"/>FibRgFcLcb97Dict["lcbSttbfGlsy"] = FIB1[</text:p>
          </table:table-cell>
          <table:table-cell office:value-type="float" office:value="20" calcext:value-type="float">
            <text:p>20</text:p>
          </table:table-cell>
          <table:table-cell office:value-type="float" office:value="19" calcext:value-type="float">
            <text:p>19</text:p>
          </table:table-cell>
          <table:table-cell office:value-type="string" calcext:value-type="string">
            <text:p>00000000</text:p>
          </table:table-cell>
          <table:table-cell table:formula="of:=CONCATENATE([.A39];[.C39];&quot;]&quot;)" office:value-type="string" office:string-value="    FibRgFcLcb97Dict[&quot;lcbSttbfGlsy&quot;] = FIB1[19]" calcext:value-type="string">
            <text:p><text:s text:c="4"/>FibRgFcLcb97Dict["lcbSttbfGlsy"] = FIB1[19]</text:p>
          </table:table-cell>
          <table:table-cell office:value-type="string" calcext:value-type="string">
            <text:p><text:s text:c="4"/>FibRgFcLcb97Dict["lcbSttbfGlsy"] = FIB1[19]</text:p>
          </table:table-cell>
          <table:table-cell table:number-columns-repeated="2"/>
        </table:table-row>
        <table:table-row table:style-name="ro4">
          <table:table-cell office:value-type="string" calcext:value-type="string">
            <text:p># (4 bytes): An unsigned integer that specifies the size, in bytes, of the SttbfGlsy atoffset fcSttbfGlsy in the Table Stream. If base.fGlsy of the Fib that contains this FibRgFcLcb97is zero, this value MUST be zero.</text:p>
          </table:table-cell>
          <table:table-cell table:number-columns-repeated="3"/>
          <table:table-cell table:formula="of:=CONCATENATE([.A40];[.C40];&quot;]&quot;)" office:value-type="string" office:string-value="# (4 bytes): An unsigned integer that specifies the size, in bytes, of the SttbfGlsy atoffset fcSttbfGlsy in the Table Stream. If base.fGlsy of the Fib that contains this FibRgFcLcb97is zero, this value MUST be zero.]" calcext:value-type="string">
            <text:p># (4 bytes): An unsigned integer that specifies the size, in bytes, of the SttbfGlsy atoffset fcSttbfGlsy in the Table Stream. If base.fGlsy of the Fib that contains this FibRgFcLcb97is zero, this value MUST be zero.]</text:p>
          </table:table-cell>
          <table:table-cell office:value-type="string" calcext:value-type="string">
            <text:p># (4 bytes): An unsigned integer that specifies the size, in bytes, of the SttbfGlsy atoffset fcSttbfGlsy in the Table Stream. If base.fGlsy of the Fib that contains this FibRgFcLcb97is zero, this value MUST be zero.]</text:p>
          </table:table-cell>
          <table:table-cell table:number-columns-repeated="2"/>
        </table:table-row>
        <table:table-row table:style-name="ro1">
          <table:table-cell office:value-type="string" calcext:value-type="string">
            <text:p><text:s text:c="4"/>FibRgFcLcb97Dict["fcPlcfGlsy"] = FIB1[</text:p>
          </table:table-cell>
          <table:table-cell office:value-type="float" office:value="21" calcext:value-type="float">
            <text:p>21</text:p>
          </table:table-cell>
          <table:table-cell office:value-type="float" office:value="20" calcext:value-type="float">
            <text:p>20</text:p>
          </table:table-cell>
          <table:table-cell office:value-type="string" calcext:value-type="string">
            <text:p>ac140000</text:p>
          </table:table-cell>
          <table:table-cell table:formula="of:=CONCATENATE([.A41];[.C41];&quot;]&quot;)" office:value-type="string" office:string-value="    FibRgFcLcb97Dict[&quot;fcPlcfGlsy&quot;] = FIB1[20]" calcext:value-type="string">
            <text:p><text:s text:c="4"/>FibRgFcLcb97Dict["fcPlcfGlsy"] = FIB1[20]</text:p>
          </table:table-cell>
          <table:table-cell office:value-type="string" calcext:value-type="string">
            <text:p><text:s text:c="4"/>FibRgFcLcb97Dict["fcPlcfGlsy"] = FIB1[20]</text:p>
          </table:table-cell>
          <table:table-cell table:number-columns-repeated="2"/>
        </table:table-row>
        <table:table-row table:style-name="ro4">
          <table:table-cell office:value-type="string" calcext:value-type="string">
            <text:p># (4 bytes): An unsigned integer that specifies an offset in the Table Stream. A PlcfGlsythat contains information about the AutoText items that are defined in this document begins atthis offset.</text:p>
          </table:table-cell>
          <table:table-cell table:number-columns-repeated="3"/>
          <table:table-cell table:formula="of:=CONCATENATE([.A42];[.C42];&quot;]&quot;)" office:value-type="string" office:string-value="# (4 bytes): An unsigned integer that specifies an offset in the Table Stream. A PlcfGlsythat contains information about the AutoText items that are defined in this document begins atthis offset.]" calcext:value-type="string">
            <text:p># (4 bytes): An unsigned integer that specifies an offset in the Table Stream. A PlcfGlsythat contains information about the AutoText items that are defined in this document begins atthis offset.]</text:p>
          </table:table-cell>
          <table:table-cell office:value-type="string" calcext:value-type="string">
            <text:p># (4 bytes): An unsigned integer that specifies an offset in the Table Stream. A PlcfGlsythat contains information about the AutoText items that are defined in this document begins atthis offset.]</text:p>
          </table:table-cell>
          <table:table-cell table:number-columns-repeated="2"/>
        </table:table-row>
        <table:table-row table:style-name="ro1">
          <table:table-cell office:value-type="string" calcext:value-type="string">
            <text:p><text:s text:c="4"/>FibRgFcLcb97Dict["lcbPlcfGlsy"] = FIB1[</text:p>
          </table:table-cell>
          <table:table-cell office:value-type="float" office:value="22" calcext:value-type="float">
            <text:p>22</text:p>
          </table:table-cell>
          <table:table-cell office:value-type="float" office:value="21" calcext:value-type="float">
            <text:p>21</text:p>
          </table:table-cell>
          <table:table-cell office:value-type="string" calcext:value-type="string">
            <text:p>00000000</text:p>
          </table:table-cell>
          <table:table-cell table:formula="of:=CONCATENATE([.A43];[.C43];&quot;]&quot;)" office:value-type="string" office:string-value="    FibRgFcLcb97Dict[&quot;lcbPlcfGlsy&quot;] = FIB1[21]" calcext:value-type="string">
            <text:p><text:s text:c="4"/>FibRgFcLcb97Dict["lcbPlcfGlsy"] = FIB1[21]</text:p>
          </table:table-cell>
          <table:table-cell office:value-type="string" calcext:value-type="string">
            <text:p><text:s text:c="4"/>FibRgFcLcb97Dict["lcbPlcfGlsy"] = FIB1[21]</text:p>
          </table:table-cell>
          <table:table-cell table:number-columns-repeated="2"/>
        </table:table-row>
        <table:table-row table:style-name="ro4">
          <table:table-cell office:value-type="string" calcext:value-type="string">
            <text:p># (4 bytes): An unsigned integer that specifies the size, in bytes, of the PlcfGlsy at offsetfcPlcfGlsy in the Table Stream. If base.fGlsy of the Fib that contains this FibRgFcLcb97 is zero,this value MUST be zero.</text:p>
          </table:table-cell>
          <table:table-cell table:number-columns-repeated="3"/>
          <table:table-cell table:formula="of:=CONCATENATE([.A44];[.C44];&quot;]&quot;)" office:value-type="string" office:string-value="# (4 bytes): An unsigned integer that specifies the size, in bytes, of the PlcfGlsy at offsetfcPlcfGlsy in the Table Stream. If base.fGlsy of the Fib that contains this FibRgFcLcb97 is zero,this value MUST be zero.]" calcext:value-type="string">
            <text:p># (4 bytes): An unsigned integer that specifies the size, in bytes, of the PlcfGlsy at offsetfcPlcfGlsy in the Table Stream. If base.fGlsy of the Fib that contains this FibRgFcLcb97 is zero,this value MUST be zero.]</text:p>
          </table:table-cell>
          <table:table-cell office:value-type="string" calcext:value-type="string">
            <text:p># (4 bytes): An unsigned integer that specifies the size, in bytes, of the PlcfGlsy at offsetfcPlcfGlsy in the Table Stream. If base.fGlsy of the Fib that contains this FibRgFcLcb97 is zero,this value MUST be zero.]</text:p>
          </table:table-cell>
          <table:table-cell table:number-columns-repeated="2"/>
        </table:table-row>
        <table:table-row table:style-name="ro1">
          <table:table-cell office:value-type="string" calcext:value-type="string">
            <text:p><text:s text:c="4"/>FibRgFcLcb97Dict["fcPlcfHdd"] = FIB1[</text:p>
          </table:table-cell>
          <table:table-cell office:value-type="float" office:value="23" calcext:value-type="float">
            <text:p>23</text:p>
          </table:table-cell>
          <table:table-cell office:value-type="float" office:value="22" calcext:value-type="float">
            <text:p>22</text:p>
          </table:table-cell>
          <table:table-cell office:value-type="string" calcext:value-type="string">
            <text:p>ac140000</text:p>
          </table:table-cell>
          <table:table-cell table:formula="of:=CONCATENATE([.A45];[.C45];&quot;]&quot;)" office:value-type="string" office:string-value="    FibRgFcLcb97Dict[&quot;fcPlcfHdd&quot;] = FIB1[22]" calcext:value-type="string">
            <text:p><text:s text:c="4"/>FibRgFcLcb97Dict["fcPlcfHdd"] = FIB1[22]</text:p>
          </table:table-cell>
          <table:table-cell office:value-type="string" calcext:value-type="string">
            <text:p><text:s text:c="4"/>FibRgFcLcb97Dict["fcPlcfHdd"] = FIB1[22]</text:p>
          </table:table-cell>
          <table:table-cell table:number-columns-repeated="2"/>
        </table:table-row>
        <table:table-row table:style-name="ro4">
          <table:table-cell office:value-type="string" calcext:value-type="string">
            <text:p># (4 bytes): An unsigned integer that specifies the offset in the Table Stream where aPlcfhdd begins. The Plcfhdd specifies the locations of each block of header/footer text in theWordDocument Stream. If lcbPlcfHdd is 0, fcPlcfHdd is undefined and MUST be ignored.</text:p>
          </table:table-cell>
          <table:table-cell table:number-columns-repeated="3"/>
          <table:table-cell table:formula="of:=CONCATENATE([.A46];[.C46];&quot;]&quot;)" office:value-type="string" office:string-value="# (4 bytes): An unsigned integer that specifies the offset in the Table Stream where aPlcfhdd begins. The Plcfhdd specifies the locations of each block of header/footer text in theWordDocument Stream. If lcbPlcfHdd is 0, fcPlcfHdd is undefined and MUST be ignored.]" calcext:value-type="string">
            <text:p># (4 bytes): An unsigned integer that specifies the offset in the Table Stream where aPlcfhdd begins. The Plcfhdd specifies the locations of each block of header/footer text in theWordDocument Stream. If lcbPlcfHdd is 0, fcPlcfHdd is undefined and MUST be ignored.]</text:p>
          </table:table-cell>
          <table:table-cell office:value-type="string" calcext:value-type="string">
            <text:p># (4 bytes): An unsigned integer that specifies the offset in the Table Stream where aPlcfhdd begins. The Plcfhdd specifies the locations of each block of header/footer text in theWordDocument Stream. If lcbPlcfHdd is 0, fcPlcfHdd is undefined and MUST be ignored.]</text:p>
          </table:table-cell>
          <table:table-cell table:number-columns-repeated="2"/>
        </table:table-row>
        <table:table-row table:style-name="ro1">
          <table:table-cell office:value-type="string" calcext:value-type="string">
            <text:p><text:s text:c="4"/>FibRgFcLcb97Dict["lcbPlcfHdd"] = FIB1[</text:p>
          </table:table-cell>
          <table:table-cell office:value-type="float" office:value="24" calcext:value-type="float">
            <text:p>24</text:p>
          </table:table-cell>
          <table:table-cell office:value-type="float" office:value="23" calcext:value-type="float">
            <text:p>23</text:p>
          </table:table-cell>
          <table:table-cell office:value-type="string" calcext:value-type="string">
            <text:p>00000000</text:p>
          </table:table-cell>
          <table:table-cell table:formula="of:=CONCATENATE([.A47];[.C47];&quot;]&quot;)" office:value-type="string" office:string-value="    FibRgFcLcb97Dict[&quot;lcbPlcfHdd&quot;] = FIB1[23]" calcext:value-type="string">
            <text:p><text:s text:c="4"/>FibRgFcLcb97Dict["lcbPlcfHdd"] = FIB1[23]</text:p>
          </table:table-cell>
          <table:table-cell office:value-type="string" calcext:value-type="string">
            <text:p><text:s text:c="4"/>FibRgFcLcb97Dict["lcbPlcfHdd"] = FIB1[23]</text:p>
          </table:table-cell>
          <table:table-cell table:number-columns-repeated="2"/>
        </table:table-row>
        <table:table-row table:style-name="ro4">
          <table:table-cell office:value-type="string" calcext:value-type="string">
            <text:p># (4 bytes): An unsigned integer that specifies the size, in bytes, of the Plcfhdd at offsetfcPlcfHdd in the Table Stream. If there is no Plcfhdd, this value MUST be zero. A Plcfhdd MUSTexist if FibRgLw97.ccpHdd indicates that there are characters in the Header Document</text:p>
          </table:table-cell>
          <table:table-cell table:number-columns-repeated="3"/>
          <table:table-cell table:formula="of:=CONCATENATE([.A48];[.C48];&quot;]&quot;)" office:value-type="string" office:string-value="# (4 bytes): An unsigned integer that specifies the size, in bytes, of the Plcfhdd at offsetfcPlcfHdd in the Table Stream. If there is no Plcfhdd, this value MUST be zero. A Plcfhdd MUSTexist if FibRgLw97.ccpHdd indicates that there are characters in the Header Document]" calcext:value-type="string">
            <text:p># (4 bytes): An unsigned integer that specifies the size, in bytes, of the Plcfhdd at offsetfcPlcfHdd in the Table Stream. If there is no Plcfhdd, this value MUST be zero. A Plcfhdd MUSTexist if FibRgLw97.ccpHdd indicates that there are characters in the Header Document]</text:p>
          </table:table-cell>
          <table:table-cell office:value-type="string" calcext:value-type="string">
            <text:p># (4 bytes): An unsigned integer that specifies the size, in bytes, of the Plcfhdd at offsetfcPlcfHdd in the Table Stream. If there is no Plcfhdd, this value MUST be zero. A Plcfhdd MUSTexist if FibRgLw97.ccpHdd indicates that there are characters in the Header Document]</text:p>
          </table:table-cell>
          <table:table-cell table:number-columns-repeated="2"/>
        </table:table-row>
        <table:table-row table:style-name="ro1">
          <table:table-cell office:value-type="string" calcext:value-type="string">
            <text:p><text:s text:c="4"/>FibRgFcLcb97Dict["fcPlcfBteChpx"] = FIB1[</text:p>
          </table:table-cell>
          <table:table-cell office:value-type="float" office:value="25" calcext:value-type="float">
            <text:p>25</text:p>
          </table:table-cell>
          <table:table-cell office:value-type="float" office:value="24" calcext:value-type="float">
            <text:p>24</text:p>
          </table:table-cell>
          <table:table-cell office:value-type="string" calcext:value-type="string">
            <text:p>ac140000</text:p>
          </table:table-cell>
          <table:table-cell table:formula="of:=CONCATENATE([.A49];[.C49];&quot;]&quot;)" office:value-type="string" office:string-value="    FibRgFcLcb97Dict[&quot;fcPlcfBteChpx&quot;] = FIB1[24]" calcext:value-type="string">
            <text:p><text:s text:c="4"/>FibRgFcLcb97Dict["fcPlcfBteChpx"] = FIB1[24]</text:p>
          </table:table-cell>
          <table:table-cell office:value-type="string" calcext:value-type="string">
            <text:p><text:s text:c="4"/>FibRgFcLcb97Dict["fcPlcfBteChpx"] = FIB1[24]</text:p>
          </table:table-cell>
          <table:table-cell table:number-columns-repeated="2"/>
        </table:table-row>
        <table:table-row table:style-name="ro4">
          <table:table-cell office:value-type="string" calcext:value-type="string">
            <text:p># (4 bytes): An unsigned integer that specifies an offset in the Table Stream. APlcBteChpx begins at the offset. fcPlcfBteChpx MUST be greater than zero, and MUST be a validoffset in the Table Stream.</text:p>
          </table:table-cell>
          <table:table-cell table:number-columns-repeated="3"/>
          <table:table-cell table:formula="of:=CONCATENATE([.A50];[.C50];&quot;]&quot;)" office:value-type="string" office:string-value="# (4 bytes): An unsigned integer that specifies an offset in the Table Stream. APlcBteChpx begins at the offset. fcPlcfBteChpx MUST be greater than zero, and MUST be a validoffset in the Table Stream.]" calcext:value-type="string">
            <text:p># (4 bytes): An unsigned integer that specifies an offset in the Table Stream. APlcBteChpx begins at the offset. fcPlcfBteChpx MUST be greater than zero, and MUST be a validoffset in the Table Stream.]</text:p>
          </table:table-cell>
          <table:table-cell office:value-type="string" calcext:value-type="string">
            <text:p># (4 bytes): An unsigned integer that specifies an offset in the Table Stream. APlcBteChpx begins at the offset. fcPlcfBteChpx MUST be greater than zero, and MUST be a validoffset in the Table Stream.]</text:p>
          </table:table-cell>
          <table:table-cell table:number-columns-repeated="2"/>
        </table:table-row>
        <table:table-row table:style-name="ro1">
          <table:table-cell office:value-type="string" calcext:value-type="string">
            <text:p><text:s text:c="4"/>FibRgFcLcb97Dict["lcbPlcfBteChpx"] = FIB1[</text:p>
          </table:table-cell>
          <table:table-cell office:value-type="float" office:value="26" calcext:value-type="float">
            <text:p>26</text:p>
          </table:table-cell>
          <table:table-cell office:value-type="float" office:value="25" calcext:value-type="float">
            <text:p>25</text:p>
          </table:table-cell>
          <table:table-cell office:value-type="string" calcext:value-type="string">
            <text:p>0c000000</text:p>
          </table:table-cell>
          <table:table-cell table:formula="of:=CONCATENATE([.A51];[.C51];&quot;]&quot;)" office:value-type="string" office:string-value="    FibRgFcLcb97Dict[&quot;lcbPlcfBteChpx&quot;] = FIB1[25]" calcext:value-type="string">
            <text:p><text:s text:c="4"/>FibRgFcLcb97Dict["lcbPlcfBteChpx"] = FIB1[25]</text:p>
          </table:table-cell>
          <table:table-cell office:value-type="string" calcext:value-type="string">
            <text:p><text:s text:c="4"/>FibRgFcLcb97Dict["lcbPlcfBteChpx"] = FIB1[25]</text:p>
          </table:table-cell>
          <table:table-cell table:number-columns-repeated="2"/>
        </table:table-row>
        <table:table-row table:style-name="ro2">
          <table:table-cell office:value-type="string" calcext:value-type="string">
            <text:p># (4 bytes): An unsigned integer that specifies the size, in bytes, of the PlcBteChpxat offset fcPlcfBteChpx in the Table Stream. lcbPlcfBteChpx MUST be greater than zero.</text:p>
          </table:table-cell>
          <table:table-cell table:number-columns-repeated="3"/>
          <table:table-cell table:formula="of:=CONCATENATE([.A52];[.C52];&quot;]&quot;)" office:value-type="string" office:string-value="# (4 bytes): An unsigned integer that specifies the size, in bytes, of the PlcBteChpxat offset fcPlcfBteChpx in the Table Stream. lcbPlcfBteChpx MUST be greater than zero.]" calcext:value-type="string">
            <text:p># (4 bytes): An unsigned integer that specifies the size, in bytes, of the PlcBteChpxat offset fcPlcfBteChpx in the Table Stream. lcbPlcfBteChpx MUST be greater than zero.]</text:p>
          </table:table-cell>
          <table:table-cell office:value-type="string" calcext:value-type="string">
            <text:p># (4 bytes): An unsigned integer that specifies the size, in bytes, of the PlcBteChpxat offset fcPlcfBteChpx in the Table Stream. lcbPlcfBteChpx MUST be greater than zero.]</text:p>
          </table:table-cell>
          <table:table-cell table:number-columns-repeated="2"/>
        </table:table-row>
        <table:table-row table:style-name="ro1">
          <table:table-cell office:value-type="string" calcext:value-type="string">
            <text:p><text:s text:c="4"/>FibRgFcLcb97Dict["fcPlcfBtePapx"] = FIB1[</text:p>
          </table:table-cell>
          <table:table-cell office:value-type="float" office:value="27" calcext:value-type="float">
            <text:p>27</text:p>
          </table:table-cell>
          <table:table-cell office:value-type="float" office:value="26" calcext:value-type="float">
            <text:p>26</text:p>
          </table:table-cell>
          <table:table-cell office:value-type="string" calcext:value-type="string">
            <text:p>b8140000</text:p>
          </table:table-cell>
          <table:table-cell table:formula="of:=CONCATENATE([.A53];[.C53];&quot;]&quot;)" office:value-type="string" office:string-value="    FibRgFcLcb97Dict[&quot;fcPlcfBtePapx&quot;] = FIB1[26]" calcext:value-type="string">
            <text:p><text:s text:c="4"/>FibRgFcLcb97Dict["fcPlcfBtePapx"] = FIB1[26]</text:p>
          </table:table-cell>
          <table:table-cell office:value-type="string" calcext:value-type="string">
            <text:p><text:s text:c="4"/>FibRgFcLcb97Dict["fcPlcfBtePapx"] = FIB1[26]</text:p>
          </table:table-cell>
          <table:table-cell table:number-columns-repeated="2"/>
        </table:table-row>
        <table:table-row table:style-name="ro4">
          <table:table-cell office:value-type="string" calcext:value-type="string">
            <text:p># (4 bytes): An unsigned integer that specifies an offset in the Table Stream. APlcBtePapx begins at the offset. fcPlcfBtePapx MUST be greater than zero, and MUST be a validoffset in the Table Stream.</text:p>
          </table:table-cell>
          <table:table-cell table:number-columns-repeated="3"/>
          <table:table-cell table:formula="of:=CONCATENATE([.A54];[.C54];&quot;]&quot;)" office:value-type="string" office:string-value="# (4 bytes): An unsigned integer that specifies an offset in the Table Stream. APlcBtePapx begins at the offset. fcPlcfBtePapx MUST be greater than zero, and MUST be a validoffset in the Table Stream.]" calcext:value-type="string">
            <text:p># (4 bytes): An unsigned integer that specifies an offset in the Table Stream. APlcBtePapx begins at the offset. fcPlcfBtePapx MUST be greater than zero, and MUST be a validoffset in the Table Stream.]</text:p>
          </table:table-cell>
          <table:table-cell office:value-type="string" calcext:value-type="string">
            <text:p># (4 bytes): An unsigned integer that specifies an offset in the Table Stream. APlcBtePapx begins at the offset. fcPlcfBtePapx MUST be greater than zero, and MUST be a validoffset in the Table Stream.]</text:p>
          </table:table-cell>
          <table:table-cell table:number-columns-repeated="2"/>
        </table:table-row>
        <table:table-row table:style-name="ro1">
          <table:table-cell office:value-type="string" calcext:value-type="string">
            <text:p><text:s text:c="4"/>FibRgFcLcb97Dict["lcbPlcfBtePapx"] = FIB1[</text:p>
          </table:table-cell>
          <table:table-cell office:value-type="float" office:value="28" calcext:value-type="float">
            <text:p>28</text:p>
          </table:table-cell>
          <table:table-cell office:value-type="float" office:value="27" calcext:value-type="float">
            <text:p>27</text:p>
          </table:table-cell>
          <table:table-cell office:value-type="string" calcext:value-type="string">
            <text:p>1c000000</text:p>
          </table:table-cell>
          <table:table-cell table:formula="of:=CONCATENATE([.A55];[.C55];&quot;]&quot;)" office:value-type="string" office:string-value="    FibRgFcLcb97Dict[&quot;lcbPlcfBtePapx&quot;] = FIB1[27]" calcext:value-type="string">
            <text:p><text:s text:c="4"/>FibRgFcLcb97Dict["lcbPlcfBtePapx"] = FIB1[27]</text:p>
          </table:table-cell>
          <table:table-cell office:value-type="string" calcext:value-type="string">
            <text:p><text:s text:c="4"/>FibRgFcLcb97Dict["lcbPlcfBtePapx"] = FIB1[27]</text:p>
          </table:table-cell>
          <table:table-cell table:number-columns-repeated="2"/>
        </table:table-row>
        <table:table-row table:style-name="ro2">
          <table:table-cell office:value-type="string" calcext:value-type="string">
            <text:p># (4 bytes): An unsigned integer that specifies the size, in bytes, of the PlcBtePapxat offset fcPlcfBtePapx in the Table Stream. lcbPlcfBteChpx MUST be greater than zero.</text:p>
          </table:table-cell>
          <table:table-cell table:number-columns-repeated="3"/>
          <table:table-cell table:formula="of:=CONCATENATE([.A56];[.C56];&quot;]&quot;)" office:value-type="string" office:string-value="# (4 bytes): An unsigned integer that specifies the size, in bytes, of the PlcBtePapxat offset fcPlcfBtePapx in the Table Stream. lcbPlcfBteChpx MUST be greater than zero.]" calcext:value-type="string">
            <text:p># (4 bytes): An unsigned integer that specifies the size, in bytes, of the PlcBtePapxat offset fcPlcfBtePapx in the Table Stream. lcbPlcfBteChpx MUST be greater than zero.]</text:p>
          </table:table-cell>
          <table:table-cell office:value-type="string" calcext:value-type="string">
            <text:p># (4 bytes): An unsigned integer that specifies the size, in bytes, of the PlcBtePapxat offset fcPlcfBtePapx in the Table Stream. lcbPlcfBteChpx MUST be greater than zero.]</text:p>
          </table:table-cell>
          <table:table-cell table:number-columns-repeated="2"/>
        </table:table-row>
        <table:table-row table:style-name="ro1">
          <table:table-cell office:value-type="string" calcext:value-type="string">
            <text:p><text:s text:c="4"/>FibRgFcLcb97Dict["fcPlcfSea"] = FIB1[</text:p>
          </table:table-cell>
          <table:table-cell office:value-type="float" office:value="29" calcext:value-type="float">
            <text:p>29</text:p>
          </table:table-cell>
          <table:table-cell office:value-type="float" office:value="28" calcext:value-type="float">
            <text:p>28</text:p>
          </table:table-cell>
          <table:table-cell office:value-type="string" calcext:value-type="string">
            <text:p>ac140000</text:p>
          </table:table-cell>
          <table:table-cell table:formula="of:=CONCATENATE([.A57];[.C57];&quot;]&quot;)" office:value-type="string" office:string-value="    FibRgFcLcb97Dict[&quot;fcPlcfSea&quot;] = FIB1[28]" calcext:value-type="string">
            <text:p><text:s text:c="4"/>FibRgFcLcb97Dict["fcPlcfSea"] = FIB1[28]</text:p>
          </table:table-cell>
          <table:table-cell office:value-type="string" calcext:value-type="string">
            <text:p><text:s text:c="4"/>FibRgFcLcb97Dict["fcPlcfSea"] = FIB1[28]</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58];[.C58];&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PlcfSea"] = FIB1[</text:p>
          </table:table-cell>
          <table:table-cell office:value-type="float" office:value="30" calcext:value-type="float">
            <text:p>30</text:p>
          </table:table-cell>
          <table:table-cell office:value-type="float" office:value="29" calcext:value-type="float">
            <text:p>29</text:p>
          </table:table-cell>
          <table:table-cell office:value-type="string" calcext:value-type="string">
            <text:p>00000000</text:p>
          </table:table-cell>
          <table:table-cell table:formula="of:=CONCATENATE([.A59];[.C59];&quot;]&quot;)" office:value-type="string" office:string-value="    FibRgFcLcb97Dict[&quot;lcbPlcfSea&quot;] = FIB1[29]" calcext:value-type="string">
            <text:p><text:s text:c="4"/>FibRgFcLcb97Dict["lcbPlcfSea"] = FIB1[29]</text:p>
          </table:table-cell>
          <table:table-cell office:value-type="string" calcext:value-type="string">
            <text:p><text:s text:c="4"/>FibRgFcLcb97Dict["lcbPlcfSea"] = FIB1[29]</text:p>
          </table:table-cell>
          <table:table-cell table:number-columns-repeated="2"/>
        </table:table-row>
        <table:table-row table:style-name="ro1">
          <table:table-cell office:value-type="string" calcext:value-type="string">
            <text:p># (4 bytes): This value MUST be zero, and MUST be ignored.</text:p>
          </table:table-cell>
          <table:table-cell table:number-columns-repeated="3"/>
          <table:table-cell table:formula="of:=CONCATENATE([.A60];[.C60];&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SttbfFfn"] = FIB1[</text:p>
          </table:table-cell>
          <table:table-cell office:value-type="float" office:value="31" calcext:value-type="float">
            <text:p>31</text:p>
          </table:table-cell>
          <table:table-cell office:value-type="float" office:value="30" calcext:value-type="float">
            <text:p>30</text:p>
          </table:table-cell>
          <table:table-cell office:value-type="string" calcext:value-type="string">
            <text:p>ac230000</text:p>
          </table:table-cell>
          <table:table-cell table:formula="of:=CONCATENATE([.A61];[.C61];&quot;]&quot;)" office:value-type="string" office:string-value="    FibRgFcLcb97Dict[&quot;fcSttbfFfn&quot;] = FIB1[30]" calcext:value-type="string">
            <text:p><text:s text:c="4"/>FibRgFcLcb97Dict["fcSttbfFfn"] = FIB1[30]</text:p>
          </table:table-cell>
          <table:table-cell office:value-type="string" calcext:value-type="string">
            <text:p><text:s text:c="4"/>FibRgFcLcb97Dict["fcSttbfFfn"] = FIB1[30]</text:p>
          </table:table-cell>
          <table:table-cell table:number-columns-repeated="2"/>
        </table:table-row>
        <table:table-row table:style-name="ro4">
          <table:table-cell office:value-type="string" calcext:value-type="string">
            <text:p># (4 bytes): An unsigned integer that specifies an offset in the Table Stream. An SttbfFfn begins at this offset. This table specifies the fonts that are used in the document. If lcbSttbfFfn is 0, fcSttbfFfn is undefined and MUST be ignored.</text:p>
          </table:table-cell>
          <table:table-cell table:number-columns-repeated="3"/>
          <table:table-cell table:formula="of:=CONCATENATE([.A62];[.C62];&quot;]&quot;)" office:value-type="string" office:string-value="# (4 bytes): An unsigned integer that specifies an offset in the Table Stream. An SttbfFfn begins at this offset. This table specifies the fonts that are used in the document. If lcbSttbfFfn is 0, fcSttbfFfn is undefined and MUST be ignored.]" calcext:value-type="string">
            <text:p># (4 bytes): An unsigned integer that specifies an offset in the Table Stream. An SttbfFfn begins at this offset. This table specifies the fonts that are used in the document. If lcbSttbfFfn is 0, fcSttbfFfn is undefined and MUST be ignored.]</text:p>
          </table:table-cell>
          <table:table-cell office:value-type="string" calcext:value-type="string">
            <text:p># (4 bytes): An unsigned integer that specifies an offset in the Table Stream. An SttbfFfn begins at this offset. This table specifies the fonts that are used in the document. If lcbSttbfFfn is 0, fcSttbfFfn is undefined and MUST be ignored.]</text:p>
          </table:table-cell>
          <table:table-cell table:number-columns-repeated="2"/>
        </table:table-row>
        <table:table-row table:style-name="ro1">
          <table:table-cell office:value-type="string" calcext:value-type="string">
            <text:p><text:s text:c="4"/>FibRgFcLcb97Dict["lcbSttbfFfn"] = FIB1[</text:p>
          </table:table-cell>
          <table:table-cell office:value-type="float" office:value="32" calcext:value-type="float">
            <text:p>32</text:p>
          </table:table-cell>
          <table:table-cell office:value-type="float" office:value="31" calcext:value-type="float">
            <text:p>31</text:p>
          </table:table-cell>
          <table:table-cell office:value-type="string" calcext:value-type="string">
            <text:p>74010000</text:p>
          </table:table-cell>
          <table:table-cell table:formula="of:=CONCATENATE([.A63];[.C63];&quot;]&quot;)" office:value-type="string" office:string-value="    FibRgFcLcb97Dict[&quot;lcbSttbfFfn&quot;] = FIB1[31]" calcext:value-type="string">
            <text:p><text:s text:c="4"/>FibRgFcLcb97Dict["lcbSttbfFfn"] = FIB1[31]</text:p>
          </table:table-cell>
          <table:table-cell office:value-type="string" calcext:value-type="string">
            <text:p><text:s text:c="4"/>FibRgFcLcb97Dict["lcbSttbfFfn"] = FIB1[31]</text:p>
          </table:table-cell>
          <table:table-cell table:number-columns-repeated="2"/>
        </table:table-row>
        <table:table-row table:style-name="ro2">
          <table:table-cell office:value-type="string" calcext:value-type="string">
            <text:p># (4 bytes): An unsigned integer that specifies the size, in bytes, of the SttbfFfn at offsetfcSttbfFfn in the Table Stream.</text:p>
          </table:table-cell>
          <table:table-cell table:number-columns-repeated="3"/>
          <table:table-cell table:formula="of:=CONCATENATE([.A64];[.C64];&quot;]&quot;)" office:value-type="string" office:string-value="# (4 bytes): An unsigned integer that specifies the size, in bytes, of the SttbfFfn at offsetfcSttbfFfn in the Table Stream.]" calcext:value-type="string">
            <text:p># (4 bytes): An unsigned integer that specifies the size, in bytes, of the SttbfFfn at offsetfcSttbfFfn in the Table Stream.]</text:p>
          </table:table-cell>
          <table:table-cell office:value-type="string" calcext:value-type="string">
            <text:p># (4 bytes): An unsigned integer that specifies the size, in bytes, of the SttbfFfn at offsetfcSttbfFfn in the Table Stream.]</text:p>
          </table:table-cell>
          <table:table-cell table:number-columns-repeated="2"/>
        </table:table-row>
        <table:table-row table:style-name="ro1">
          <table:table-cell office:value-type="string" calcext:value-type="string">
            <text:p><text:s text:c="4"/>FibRgFcLcb97Dict["fcPlcfFldMom"] = FIB1[</text:p>
          </table:table-cell>
          <table:table-cell office:value-type="float" office:value="33" calcext:value-type="float">
            <text:p>33</text:p>
          </table:table-cell>
          <table:table-cell office:value-type="float" office:value="32" calcext:value-type="float">
            <text:p>32</text:p>
          </table:table-cell>
          <table:table-cell office:value-type="string" calcext:value-type="string">
            <text:p>d4140000</text:p>
          </table:table-cell>
          <table:table-cell table:formula="of:=CONCATENATE([.A65];[.C65];&quot;]&quot;)" office:value-type="string" office:string-value="    FibRgFcLcb97Dict[&quot;fcPlcfFldMom&quot;] = FIB1[32]" calcext:value-type="string">
            <text:p><text:s text:c="4"/>FibRgFcLcb97Dict["fcPlcfFldMom"] = FIB1[32]</text:p>
          </table:table-cell>
          <table:table-cell office:value-type="string" calcext:value-type="string">
            <text:p><text:s text:c="4"/>FibRgFcLcb97Dict["fcPlcfFldMom"] = FIB1[32]</text:p>
          </table:table-cell>
          <table:table-cell table:number-columns-repeated="2"/>
        </table:table-row>
        <table:table-row table:style-name="ro3">
          <table:table-cell office:value-type="string" calcext:value-type="string">
            <text:p># (4 bytes): An unsigned integer that specifies an offset in the Table Stream. A PlcFldbegins at this offset and specifies the locations of field characters in the Main Document. All CPs inthis PlcFld MUST be greater than or equal to 0 and less than or equal to FibRgLw97.ccpText. If lcbPlcfFldMom is zero, fcPlcfFldMom is undefined and MUST be ignored.</text:p>
          </table:table-cell>
          <table:table-cell table:number-columns-repeated="3"/>
          <table:table-cell table:formula="of:=CONCATENATE([.A66];[.C66];&quot;]&quot;)" office:value-type="string" office:string-value="# (4 bytes): An unsigned integer that specifies an offset in the Table Stream. A PlcFldbegins at this offset and specifies the locations of field characters in the Main Document. All CPs inthis PlcFld MUST be greater than or equal to 0 and less than or equal to FibRgLw97.ccpText. If lcbPlcfFldMom is zero, fcPlcfFldMom is undefined and MUST be ignored.]" calcext:value-type="string">
            <text:p># (4 bytes): An unsigned integer that specifies an offset in the Table Stream. A PlcFldbegins at this offset and specifies the locations of field characters in the Main Document. All CPs inthis PlcFld MUST be greater than or equal to 0 and less than or equal to FibRgLw97.ccpText. If lcbPlcfFldMom is zero, fcPlcfFldMom is undefined and MUST be ignored.]</text:p>
          </table:table-cell>
          <table:table-cell office:value-type="string" calcext:value-type="string">
            <text:p># (4 bytes): An unsigned integer that specifies an offset in the Table Stream. A PlcFldbegins at this offset and specifies the locations of field characters in the Main Document. All CPs inthis PlcFld MUST be greater than or equal to 0 and less than or equal to FibRgLw97.ccpText. If lcbPlcfFldMom is zero, fcPlcfFldMom is undefined and MUST be ignored.]</text:p>
          </table:table-cell>
          <table:table-cell table:number-columns-repeated="2"/>
        </table:table-row>
        <table:table-row table:style-name="ro1">
          <table:table-cell office:value-type="string" calcext:value-type="string">
            <text:p><text:s text:c="4"/>FibRgFcLcb97Dict["lcbPlcfFldMom"] = FIB1[</text:p>
          </table:table-cell>
          <table:table-cell office:value-type="float" office:value="34" calcext:value-type="float">
            <text:p>34</text:p>
          </table:table-cell>
          <table:table-cell office:value-type="float" office:value="33" calcext:value-type="float">
            <text:p>33</text:p>
          </table:table-cell>
          <table:table-cell office:value-type="string" calcext:value-type="string">
            <text:p>00000000</text:p>
          </table:table-cell>
          <table:table-cell table:formula="of:=CONCATENATE([.A67];[.C67];&quot;]&quot;)" office:value-type="string" office:string-value="    FibRgFcLcb97Dict[&quot;lcbPlcfFldMom&quot;] = FIB1[33]" calcext:value-type="string">
            <text:p><text:s text:c="4"/>FibRgFcLcb97Dict["lcbPlcfFldMom"] = FIB1[33]</text:p>
          </table:table-cell>
          <table:table-cell office:value-type="string" calcext:value-type="string">
            <text:p><text:s text:c="4"/>FibRgFcLcb97Dict["lcbPlcfFldMom"] = FIB1[33]</text:p>
          </table:table-cell>
          <table:table-cell table:number-columns-repeated="2"/>
        </table:table-row>
        <table:table-row table:style-name="ro2">
          <table:table-cell office:value-type="string" calcext:value-type="string">
            <text:p># (4 bytes): An unsigned integer that specifies the size, in bytes, of the PlcFld atoffset fcPlcfFldMom in the Table Stream.</text:p>
          </table:table-cell>
          <table:table-cell table:number-columns-repeated="3"/>
          <table:table-cell table:formula="of:=CONCATENATE([.A68];[.C68];&quot;]&quot;)" office:value-type="string" office:string-value="# (4 bytes): An unsigned integer that specifies the size, in bytes, of the PlcFld atoffset fcPlcfFldMom in the Table Stream.]" calcext:value-type="string">
            <text:p># (4 bytes): An unsigned integer that specifies the size, in bytes, of the PlcFld atoffset fcPlcfFldMom in the Table Stream.]</text:p>
          </table:table-cell>
          <table:table-cell office:value-type="string" calcext:value-type="string">
            <text:p># (4 bytes): An unsigned integer that specifies the size, in bytes, of the PlcFld atoffset fcPlcfFldMom in the Table Stream.]</text:p>
          </table:table-cell>
          <table:table-cell table:number-columns-repeated="2"/>
        </table:table-row>
        <table:table-row table:style-name="ro1">
          <table:table-cell office:value-type="string" calcext:value-type="string">
            <text:p><text:s text:c="4"/>FibRgFcLcb97Dict["fcPlcfFldHdr"] = FIB1[</text:p>
          </table:table-cell>
          <table:table-cell office:value-type="float" office:value="35" calcext:value-type="float">
            <text:p>35</text:p>
          </table:table-cell>
          <table:table-cell office:value-type="float" office:value="34" calcext:value-type="float">
            <text:p>34</text:p>
          </table:table-cell>
          <table:table-cell office:value-type="string" calcext:value-type="string">
            <text:p>d4140000</text:p>
          </table:table-cell>
          <table:table-cell table:formula="of:=CONCATENATE([.A69];[.C69];&quot;]&quot;)" office:value-type="string" office:string-value="    FibRgFcLcb97Dict[&quot;fcPlcfFldHdr&quot;] = FIB1[34]" calcext:value-type="string">
            <text:p><text:s text:c="4"/>FibRgFcLcb97Dict["fcPlcfFldHdr"] = FIB1[34]</text:p>
          </table:table-cell>
          <table:table-cell office:value-type="string" calcext:value-type="string">
            <text:p><text:s text:c="4"/>FibRgFcLcb97Dict["fcPlcfFldHdr"] = FIB1[34]</text:p>
          </table:table-cell>
          <table:table-cell table:number-columns-repeated="2"/>
        </table:table-row>
        <table:table-row table:style-name="ro5">
          <table:table-cell office:value-type="string" calcext:value-type="string">
            <text:p># (4 bytes): An unsigned integer that specifies an offset in the Table Stream. A PlcFldbegins at this offset and specifies the locations of field characters in the Header Document. All CPsin this PlcFld are relative to the starting position of the Header Document. All CPs in this PlcFldMUST be greater than or equal to zero and less than or equal to FibRgLw97.ccpHdd. IflcbPlcfFldHdr is zero, fcPlcfFldHdr is undefined and MUST be ignored.</text:p>
          </table:table-cell>
          <table:table-cell table:number-columns-repeated="3"/>
          <table:table-cell table:formula="of:=CONCATENATE([.A70];[.C70];&quot;]&quot;)" office:value-type="string" office:string-value="# (4 bytes): An unsigned integer that specifies an offset in the Table Stream. A PlcFldbegins at this offset and specifies the locations of field characters in the Header Document. All CPsin this PlcFld are relative to the starting position of the Header Document. All CPs in this PlcFldMUST be greater than or equal to zero and less than or equal to FibRgLw97.ccpHdd. IflcbPlcfFldHdr is zero, fcPlcfFldHdr is undefined and MUST be ignored.]" calcext:value-type="string">
            <text:p># (4 bytes): An unsigned integer that specifies an offset in the Table Stream. A PlcFldbegins at this offset and specifies the locations of field characters in the Header Document. All CPsin this PlcFld are relative to the starting position of the Header Document. All CPs in this PlcFldMUST be greater than or equal to zero and less than or equal to FibRgLw97.ccpHdd. IflcbPlcfFldHdr is zero, fcPlcfFldHdr is undefined and MUST be ignored.]</text:p>
          </table:table-cell>
          <table:table-cell office:value-type="string" calcext:value-type="string">
            <text:p># (4 bytes): An unsigned integer that specifies an offset in the Table Stream. A PlcFldbegins at this offset and specifies the locations of field characters in the Header Document. All CPsin this PlcFld are relative to the starting position of the Header Document. All CPs in this PlcFldMUST be greater than or equal to zero and less than or equal to FibRgLw97.ccpHdd. IflcbPlcfFldHdr is zero, fcPlcfFldHdr is undefined and MUST be ignored.]</text:p>
          </table:table-cell>
          <table:table-cell table:number-columns-repeated="2"/>
        </table:table-row>
        <table:table-row table:style-name="ro1">
          <table:table-cell office:value-type="string" calcext:value-type="string">
            <text:p><text:s text:c="4"/>FibRgFcLcb97Dict["lcbPlcfFldHdr"] = FIB1[</text:p>
          </table:table-cell>
          <table:table-cell office:value-type="float" office:value="36" calcext:value-type="float">
            <text:p>36</text:p>
          </table:table-cell>
          <table:table-cell office:value-type="float" office:value="35" calcext:value-type="float">
            <text:p>35</text:p>
          </table:table-cell>
          <table:table-cell office:value-type="string" calcext:value-type="string">
            <text:p>00000000</text:p>
          </table:table-cell>
          <table:table-cell table:formula="of:=CONCATENATE([.A71];[.C71];&quot;]&quot;)" office:value-type="string" office:string-value="    FibRgFcLcb97Dict[&quot;lcbPlcfFldHdr&quot;] = FIB1[35]" calcext:value-type="string">
            <text:p><text:s text:c="4"/>FibRgFcLcb97Dict["lcbPlcfFldHdr"] = FIB1[35]</text:p>
          </table:table-cell>
          <table:table-cell office:value-type="string" calcext:value-type="string">
            <text:p><text:s text:c="4"/>FibRgFcLcb97Dict["lcbPlcfFldHdr"] = FIB1[35]</text:p>
          </table:table-cell>
          <table:table-cell table:number-columns-repeated="2"/>
        </table:table-row>
        <table:table-row table:style-name="ro2">
          <table:table-cell office:value-type="string" calcext:value-type="string">
            <text:p># (4 bytes): An unsigned integer that specifies the size, in bytes, of the PlcFld at offsetfcPlcfFldHdr in the Table Stream.</text:p>
          </table:table-cell>
          <table:table-cell table:number-columns-repeated="3"/>
          <table:table-cell table:formula="of:=CONCATENATE([.A72];[.C72];&quot;]&quot;)" office:value-type="string" office:string-value="# (4 bytes): An unsigned integer that specifies the size, in bytes, of the PlcFld at offsetfcPlcfFldHdr in the Table Stream.]" calcext:value-type="string">
            <text:p># (4 bytes): An unsigned integer that specifies the size, in bytes, of the PlcFld at offsetfcPlcfFldHdr in the Table Stream.]</text:p>
          </table:table-cell>
          <table:table-cell office:value-type="string" calcext:value-type="string">
            <text:p># (4 bytes): An unsigned integer that specifies the size, in bytes, of the PlcFld at offsetfcPlcfFldHdr in the Table Stream.]</text:p>
          </table:table-cell>
          <table:table-cell table:number-columns-repeated="2"/>
        </table:table-row>
        <table:table-row table:style-name="ro1">
          <table:table-cell office:value-type="string" calcext:value-type="string">
            <text:p><text:s text:c="4"/>FibRgFcLcb97Dict["fcPlcfFldFtn"] = FIB1[</text:p>
          </table:table-cell>
          <table:table-cell office:value-type="float" office:value="37" calcext:value-type="float">
            <text:p>37</text:p>
          </table:table-cell>
          <table:table-cell office:value-type="float" office:value="36" calcext:value-type="float">
            <text:p>36</text:p>
          </table:table-cell>
          <table:table-cell office:value-type="string" calcext:value-type="string">
            <text:p>d4140000</text:p>
          </table:table-cell>
          <table:table-cell table:formula="of:=CONCATENATE([.A73];[.C73];&quot;]&quot;)" office:value-type="string" office:string-value="    FibRgFcLcb97Dict[&quot;fcPlcfFldFtn&quot;] = FIB1[36]" calcext:value-type="string">
            <text:p><text:s text:c="4"/>FibRgFcLcb97Dict["fcPlcfFldFtn"] = FIB1[36]</text:p>
          </table:table-cell>
          <table:table-cell office:value-type="string" calcext:value-type="string">
            <text:p><text:s text:c="4"/>FibRgFcLcb97Dict["fcPlcfFldFtn"] = FIB1[36]</text:p>
          </table:table-cell>
          <table:table-cell table:number-columns-repeated="2"/>
        </table:table-row>
        <table:table-row table:style-name="ro5">
          <table:table-cell office:value-type="string" calcext:value-type="string">
            <text:p># (4 bytes): An unsigned integer that specifies an offset in the Table Stream. A PlcFldbegins at this offset and specifies the locations of field characters in the Footnote Document. AllCPs in this PlcFld are relative to the starting position of the Footnote Document. All CPs in thisPlcFld MUST be greater than or equal to zero and less than or equal to FibRgLw97.ccpFtn. IflcbPlcfFldFtn is zero, fcPlcfFldFtn is undefined, and MUST be ignored.</text:p>
          </table:table-cell>
          <table:table-cell table:number-columns-repeated="3"/>
          <table:table-cell table:formula="of:=CONCATENATE([.A74];[.C74];&quot;]&quot;)" office:value-type="string" office:string-value="# (4 bytes): An unsigned integer that specifies an offset in the Table Stream. A PlcFldbegins at this offset and specifies the locations of field characters in the Footnote Document. AllCPs in this PlcFld are relative to the starting position of the Footnote Document. All CPs in thisPlcFld MUST be greater than or equal to zero and less than or equal to FibRgLw97.ccpFtn. IflcbPlcfFldFtn is zero, fcPlcfFldFtn is undefined, and MUST be ignored.]" calcext:value-type="string">
            <text:p># (4 bytes): An unsigned integer that specifies an offset in the Table Stream. A PlcFldbegins at this offset and specifies the locations of field characters in the Footnote Document. AllCPs in this PlcFld are relative to the starting position of the Footnote Document. All CPs in thisPlcFld MUST be greater than or equal to zero and less than or equal to FibRgLw97.ccpFtn. IflcbPlcfFldFtn is zero, fcPlcfFldFtn is undefined, and MUST be ignored.]</text:p>
          </table:table-cell>
          <table:table-cell office:value-type="string" calcext:value-type="string">
            <text:p># (4 bytes): An unsigned integer that specifies an offset in the Table Stream. A PlcFldbegins at this offset and specifies the locations of field characters in the Footnote Document. AllCPs in this PlcFld are relative to the starting position of the Footnote Document. All CPs in thisPlcFld MUST be greater than or equal to zero and less than or equal to FibRgLw97.ccpFtn. IflcbPlcfFldFtn is zero, fcPlcfFldFtn is undefined, and MUST be ignored.]</text:p>
          </table:table-cell>
          <table:table-cell table:number-columns-repeated="2"/>
        </table:table-row>
        <table:table-row table:style-name="ro1">
          <table:table-cell office:value-type="string" calcext:value-type="string">
            <text:p><text:s text:c="4"/>FibRgFcLcb97Dict["lcbPlcfFldFtn"] = FIB1[</text:p>
          </table:table-cell>
          <table:table-cell office:value-type="float" office:value="38" calcext:value-type="float">
            <text:p>38</text:p>
          </table:table-cell>
          <table:table-cell office:value-type="float" office:value="37" calcext:value-type="float">
            <text:p>37</text:p>
          </table:table-cell>
          <table:table-cell office:value-type="string" calcext:value-type="string">
            <text:p>00000000</text:p>
          </table:table-cell>
          <table:table-cell table:formula="of:=CONCATENATE([.A75];[.C75];&quot;]&quot;)" office:value-type="string" office:string-value="    FibRgFcLcb97Dict[&quot;lcbPlcfFldFtn&quot;] = FIB1[37]" calcext:value-type="string">
            <text:p><text:s text:c="4"/>FibRgFcLcb97Dict["lcbPlcfFldFtn"] = FIB1[37]</text:p>
          </table:table-cell>
          <table:table-cell office:value-type="string" calcext:value-type="string">
            <text:p><text:s text:c="4"/>FibRgFcLcb97Dict["lcbPlcfFldFtn"] = FIB1[37]</text:p>
          </table:table-cell>
          <table:table-cell table:number-columns-repeated="2"/>
        </table:table-row>
        <table:table-row table:style-name="ro2">
          <table:table-cell office:value-type="string" calcext:value-type="string">
            <text:p># (4 bytes): An unsigned integer that specifies the size, in bytes, of the PlcFld at offsetfcPlcfFldFtn in the Table Stream.</text:p>
          </table:table-cell>
          <table:table-cell table:number-columns-repeated="3"/>
          <table:table-cell table:formula="of:=CONCATENATE([.A76];[.C76];&quot;]&quot;)" office:value-type="string" office:string-value="# (4 bytes): An unsigned integer that specifies the size, in bytes, of the PlcFld at offsetfcPlcfFldFtn in the Table Stream.]" calcext:value-type="string">
            <text:p># (4 bytes): An unsigned integer that specifies the size, in bytes, of the PlcFld at offsetfcPlcfFldFtn in the Table Stream.]</text:p>
          </table:table-cell>
          <table:table-cell office:value-type="string" calcext:value-type="string">
            <text:p># (4 bytes): An unsigned integer that specifies the size, in bytes, of the PlcFld at offsetfcPlcfFldFtn in the Table Stream.]</text:p>
          </table:table-cell>
          <table:table-cell table:number-columns-repeated="2"/>
        </table:table-row>
        <table:table-row table:style-name="ro1">
          <table:table-cell office:value-type="string" calcext:value-type="string">
            <text:p><text:s text:c="4"/>FibRgFcLcb97Dict["fcPlcfFldAtn"] = FIB1[</text:p>
          </table:table-cell>
          <table:table-cell office:value-type="float" office:value="39" calcext:value-type="float">
            <text:p>39</text:p>
          </table:table-cell>
          <table:table-cell office:value-type="float" office:value="38" calcext:value-type="float">
            <text:p>38</text:p>
          </table:table-cell>
          <table:table-cell office:value-type="string" calcext:value-type="string">
            <text:p>d4140000</text:p>
          </table:table-cell>
          <table:table-cell table:formula="of:=CONCATENATE([.A77];[.C77];&quot;]&quot;)" office:value-type="string" office:string-value="    FibRgFcLcb97Dict[&quot;fcPlcfFldAtn&quot;] = FIB1[38]" calcext:value-type="string">
            <text:p><text:s text:c="4"/>FibRgFcLcb97Dict["fcPlcfFldAtn"] = FIB1[38]</text:p>
          </table:table-cell>
          <table:table-cell office:value-type="string" calcext:value-type="string">
            <text:p><text:s text:c="4"/>FibRgFcLcb97Dict["fcPlcfFldAtn"] = FIB1[38]</text:p>
          </table:table-cell>
          <table:table-cell table:number-columns-repeated="2"/>
        </table:table-row>
        <table:table-row table:style-name="ro5">
          <table:table-cell office:value-type="string" calcext:value-type="string">
            <text:p># (4 bytes): An unsigned integer that specifies an offset in the Table Stream. A PlcFldbegins at this offset and specifies the locations of field characters in the Comment Document. AllCPs in this PlcFld are relative to the starting position of the Comment Document. All CPs in thisPlcFld MUST be greater than or equal to zero and less than or equal to FibRgLw97.ccpAtn. IflcbPlcfFldAtn is zero, fcPlcfFldAtn is undefined and MUST be ignored.</text:p>
          </table:table-cell>
          <table:table-cell table:number-columns-repeated="3"/>
          <table:table-cell table:formula="of:=CONCATENATE([.A78];[.C78];&quot;]&quot;)" office:value-type="string" office:string-value="# (4 bytes): An unsigned integer that specifies an offset in the Table Stream. A PlcFldbegins at this offset and specifies the locations of field characters in the Comment Document. AllCPs in this PlcFld are relative to the starting position of the Comment Document. All CPs in thisPlcFld MUST be greater than or equal to zero and less than or equal to FibRgLw97.ccpAtn. IflcbPlcfFldAtn is zero, fcPlcfFldAtn is undefined and MUST be ignored.]" calcext:value-type="string">
            <text:p># (4 bytes): An unsigned integer that specifies an offset in the Table Stream. A PlcFldbegins at this offset and specifies the locations of field characters in the Comment Document. AllCPs in this PlcFld are relative to the starting position of the Comment Document. All CPs in thisPlcFld MUST be greater than or equal to zero and less than or equal to FibRgLw97.ccpAtn. IflcbPlcfFldAtn is zero, fcPlcfFldAtn is undefined and MUST be ignored.]</text:p>
          </table:table-cell>
          <table:table-cell office:value-type="string" calcext:value-type="string">
            <text:p># (4 bytes): An unsigned integer that specifies an offset in the Table Stream. A PlcFldbegins at this offset and specifies the locations of field characters in the Comment Document. AllCPs in this PlcFld are relative to the starting position of the Comment Document. All CPs in thisPlcFld MUST be greater than or equal to zero and less than or equal to FibRgLw97.ccpAtn. IflcbPlcfFldAtn is zero, fcPlcfFldAtn is undefined and MUST be ignored.]</text:p>
          </table:table-cell>
          <table:table-cell table:number-columns-repeated="2"/>
        </table:table-row>
        <table:table-row table:style-name="ro1">
          <table:table-cell office:value-type="string" calcext:value-type="string">
            <text:p><text:s text:c="4"/>FibRgFcLcb97Dict["lcbPlcfFldAtn"] = FIB1[</text:p>
          </table:table-cell>
          <table:table-cell office:value-type="float" office:value="40" calcext:value-type="float">
            <text:p>40</text:p>
          </table:table-cell>
          <table:table-cell office:value-type="float" office:value="39" calcext:value-type="float">
            <text:p>39</text:p>
          </table:table-cell>
          <table:table-cell office:value-type="string" calcext:value-type="string">
            <text:p>00000000</text:p>
          </table:table-cell>
          <table:table-cell table:formula="of:=CONCATENATE([.A79];[.C79];&quot;]&quot;)" office:value-type="string" office:string-value="    FibRgFcLcb97Dict[&quot;lcbPlcfFldAtn&quot;] = FIB1[39]" calcext:value-type="string">
            <text:p><text:s text:c="4"/>FibRgFcLcb97Dict["lcbPlcfFldAtn"] = FIB1[39]</text:p>
          </table:table-cell>
          <table:table-cell office:value-type="string" calcext:value-type="string">
            <text:p><text:s text:c="4"/>FibRgFcLcb97Dict["lcbPlcfFldAtn"] = FIB1[39]</text:p>
          </table:table-cell>
          <table:table-cell table:number-columns-repeated="2"/>
        </table:table-row>
        <table:table-row table:style-name="ro2">
          <table:table-cell office:value-type="string" calcext:value-type="string">
            <text:p># (4 bytes): An unsigned integer that specifies the size, in bytes, of the PlcFld at offsetfcPlcfFldAtn in the Table Stream.</text:p>
          </table:table-cell>
          <table:table-cell table:number-columns-repeated="3"/>
          <table:table-cell table:formula="of:=CONCATENATE([.A80];[.C80];&quot;]&quot;)" office:value-type="string" office:string-value="# (4 bytes): An unsigned integer that specifies the size, in bytes, of the PlcFld at offsetfcPlcfFldAtn in the Table Stream.]" calcext:value-type="string">
            <text:p># (4 bytes): An unsigned integer that specifies the size, in bytes, of the PlcFld at offsetfcPlcfFldAtn in the Table Stream.]</text:p>
          </table:table-cell>
          <table:table-cell office:value-type="string" calcext:value-type="string">
            <text:p># (4 bytes): An unsigned integer that specifies the size, in bytes, of the PlcFld at offsetfcPlcfFldAtn in the Table Stream.]</text:p>
          </table:table-cell>
          <table:table-cell table:number-columns-repeated="2"/>
        </table:table-row>
        <table:table-row table:style-name="ro1">
          <table:table-cell office:value-type="string" calcext:value-type="string">
            <text:p><text:s text:c="4"/>FibRgFcLcb97Dict["fcPlcfFldMcr"] = FIB1[</text:p>
          </table:table-cell>
          <table:table-cell office:value-type="float" office:value="41" calcext:value-type="float">
            <text:p>41</text:p>
          </table:table-cell>
          <table:table-cell office:value-type="float" office:value="40" calcext:value-type="float">
            <text:p>40</text:p>
          </table:table-cell>
          <table:table-cell office:value-type="string" calcext:value-type="string">
            <text:p>d4140000</text:p>
          </table:table-cell>
          <table:table-cell table:formula="of:=CONCATENATE([.A81];[.C81];&quot;]&quot;)" office:value-type="string" office:string-value="    FibRgFcLcb97Dict[&quot;fcPlcfFldMcr&quot;] = FIB1[40]" calcext:value-type="string">
            <text:p><text:s text:c="4"/>FibRgFcLcb97Dict["fcPlcfFldMcr"] = FIB1[40]</text:p>
          </table:table-cell>
          <table:table-cell office:value-type="string" calcext:value-type="string">
            <text:p><text:s text:c="4"/>FibRgFcLcb97Dict["fcPlcfFldMcr"] = FIB1[40]</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82];[.C82];&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PlcfFldMcr"] = FIB1[</text:p>
          </table:table-cell>
          <table:table-cell office:value-type="float" office:value="42" calcext:value-type="float">
            <text:p>42</text:p>
          </table:table-cell>
          <table:table-cell office:value-type="float" office:value="41" calcext:value-type="float">
            <text:p>41</text:p>
          </table:table-cell>
          <table:table-cell office:value-type="string" calcext:value-type="string">
            <text:p>00000000</text:p>
          </table:table-cell>
          <table:table-cell table:formula="of:=CONCATENATE([.A83];[.C83];&quot;]&quot;)" office:value-type="string" office:string-value="    FibRgFcLcb97Dict[&quot;lcbPlcfFldMcr&quot;] = FIB1[41]" calcext:value-type="string">
            <text:p><text:s text:c="4"/>FibRgFcLcb97Dict["lcbPlcfFldMcr"] = FIB1[41]</text:p>
          </table:table-cell>
          <table:table-cell office:value-type="string" calcext:value-type="string">
            <text:p><text:s text:c="4"/>FibRgFcLcb97Dict["lcbPlcfFldMcr"] = FIB1[41]</text:p>
          </table:table-cell>
          <table:table-cell table:number-columns-repeated="2"/>
        </table:table-row>
        <table:table-row table:style-name="ro1">
          <table:table-cell office:value-type="string" calcext:value-type="string">
            <text:p># (4 bytes): This value MUST be zero, and MUST be ignored.</text:p>
          </table:table-cell>
          <table:table-cell table:number-columns-repeated="3"/>
          <table:table-cell table:formula="of:=CONCATENATE([.A84];[.C84];&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SttbfBkmk"] = FIB1[</text:p>
          </table:table-cell>
          <table:table-cell office:value-type="float" office:value="43" calcext:value-type="float">
            <text:p>43</text:p>
          </table:table-cell>
          <table:table-cell office:value-type="float" office:value="42" calcext:value-type="float">
            <text:p>42</text:p>
          </table:table-cell>
          <table:table-cell office:value-type="string" calcext:value-type="string">
            <text:p>af150000</text:p>
          </table:table-cell>
          <table:table-cell table:formula="of:=CONCATENATE([.A85];[.C85];&quot;]&quot;)" office:value-type="string" office:string-value="    FibRgFcLcb97Dict[&quot;fcSttbfBkmk&quot;] = FIB1[42]" calcext:value-type="string">
            <text:p><text:s text:c="4"/>FibRgFcLcb97Dict["fcSttbfBkmk"] = FIB1[42]</text:p>
          </table:table-cell>
          <table:table-cell office:value-type="string" calcext:value-type="string">
            <text:p><text:s text:c="4"/>FibRgFcLcb97Dict["fcSttbfBkmk"] = FIB1[42]</text:p>
          </table:table-cell>
          <table:table-cell table:number-columns-repeated="2"/>
        </table:table-row>
        <table:table-row table:style-name="ro6">
          <table:table-cell office:value-type="string" calcext:value-type="string">
            <text:p># (4 bytes): An unsigned integer that specifies an offset in the Table Stream. AnSttbfBkmk that contains the names of the bookmarks in the document begins at this offset. IflcbSttbfBkmk is zero, fcSttbfBkmk is undefined and MUST be ignored.This SttbfBkmk is parallel to the PlcfBkf at offset fcPlcfBkf in the Table Stream. Each stringspecifies the name of the bookmark that is associated with the data element which is located atthe same offset in that PlcfBkf. For this reason, the SttbfBkmk that begins at offsetfcSttbfBkmk, and the PlcfBkf that begins at offset fcPlcfBkf, MUST contain the same number ofelements.</text:p>
          </table:table-cell>
          <table:table-cell table:number-columns-repeated="3"/>
          <table:table-cell table:formula="of:=CONCATENATE([.A86];[.C86];&quot;]&quot;)" office:value-type="string" office:string-value="# (4 bytes): An unsigned integer that specifies an offset in the Table Stream. AnSttbfBkmk that contains the names of the bookmarks in the document begins at this offset. IflcbSttbfBkmk is zero, fcSttbfBkmk is undefined and MUST be ignored.This SttbfBkmk is parallel to the PlcfBkf at offset fcPlcfBkf in the Table Stream. Each stringspecifies the name of the bookmark that is associated with the data element which is located atthe same offset in that PlcfBkf. For this reason, the SttbfBkmk that begins at offsetfcSttbfBkmk, and the PlcfBkf that begins at offset fcPlcfBkf, MUST contain the same number ofelements.]" calcext:value-type="string">
            <text:p># (4 bytes): An unsigned integer that specifies an offset in the Table Stream. AnSttbfBkmk that contains the names of the bookmarks in the document begins at this offset. IflcbSttbfBkmk is zero, fcSttbfBkmk is undefined and MUST be ignored.This SttbfBkmk is parallel to the PlcfBkf at offset fcPlcfBkf in the Table Stream. Each stringspecifies the name of the bookmark that is associated with the data element which is located atthe same offset in that PlcfBkf. For this reason, the SttbfBkmk that begins at offsetfcSttbfBkmk, and the PlcfBkf that begins at offset fcPlcfBkf, MUST contain the same number ofelements.]</text:p>
          </table:table-cell>
          <table:table-cell office:value-type="string" calcext:value-type="string">
            <text:p># (4 bytes): An unsigned integer that specifies an offset in the Table Stream. AnSttbfBkmk that contains the names of the bookmarks in the document begins at this offset. IflcbSttbfBkmk is zero, fcSttbfBkmk is undefined and MUST be ignored.This SttbfBkmk is parallel to the PlcfBkf at offset fcPlcfBkf in the Table Stream. Each stringspecifies the name of the bookmark that is associated with the data element which is located atthe same offset in that PlcfBkf. For this reason, the SttbfBkmk that begins at offsetfcSttbfBkmk, and the PlcfBkf that begins at offset fcPlcfBkf, MUST contain the same number ofelements.]</text:p>
          </table:table-cell>
          <table:table-cell table:number-columns-repeated="2"/>
        </table:table-row>
        <table:table-row table:style-name="ro1">
          <table:table-cell office:value-type="string" calcext:value-type="string">
            <text:p><text:s text:c="4"/>FibRgFcLcb97Dict["lcbSttbfBkmk"] = FIB1[</text:p>
          </table:table-cell>
          <table:table-cell office:value-type="float" office:value="44" calcext:value-type="float">
            <text:p>44</text:p>
          </table:table-cell>
          <table:table-cell office:value-type="float" office:value="43" calcext:value-type="float">
            <text:p>43</text:p>
          </table:table-cell>
          <table:table-cell office:value-type="string" calcext:value-type="string">
            <text:p>00000000</text:p>
          </table:table-cell>
          <table:table-cell table:formula="of:=CONCATENATE([.A87];[.C87];&quot;]&quot;)" office:value-type="string" office:string-value="    FibRgFcLcb97Dict[&quot;lcbSttbfBkmk&quot;] = FIB1[43]" calcext:value-type="string">
            <text:p><text:s text:c="4"/>FibRgFcLcb97Dict["lcbSttbfBkmk"] = FIB1[43]</text:p>
          </table:table-cell>
          <table:table-cell office:value-type="string" calcext:value-type="string">
            <text:p><text:s text:c="4"/>FibRgFcLcb97Dict["lcbSttbfBkmk"] = FIB1[43]</text:p>
          </table:table-cell>
          <table:table-cell table:number-columns-repeated="2"/>
        </table:table-row>
        <table:table-row table:style-name="ro2">
          <table:table-cell office:value-type="string" calcext:value-type="string">
            <text:p># (4 bytes): An unsigned integer that specifies the size, in bytes, of the SttbfBkmk atoffset fcSttbfBkmk.</text:p>
          </table:table-cell>
          <table:table-cell table:number-columns-repeated="3"/>
          <table:table-cell table:formula="of:=CONCATENATE([.A88];[.C88];&quot;]&quot;)" office:value-type="string" office:string-value="# (4 bytes): An unsigned integer that specifies the size, in bytes, of the SttbfBkmk atoffset fcSttbfBkmk.]" calcext:value-type="string">
            <text:p># (4 bytes): An unsigned integer that specifies the size, in bytes, of the SttbfBkmk atoffset fcSttbfBkmk.]</text:p>
          </table:table-cell>
          <table:table-cell office:value-type="string" calcext:value-type="string">
            <text:p># (4 bytes): An unsigned integer that specifies the size, in bytes, of the SttbfBkmk atoffset fcSttbfBkmk.]</text:p>
          </table:table-cell>
          <table:table-cell table:number-columns-repeated="2"/>
        </table:table-row>
        <table:table-row table:style-name="ro1">
          <table:table-cell office:value-type="string" calcext:value-type="string">
            <text:p><text:s text:c="4"/>FibRgFcLcb97Dict["fcPlcfBkf"] = FIB1[</text:p>
          </table:table-cell>
          <table:table-cell office:value-type="float" office:value="45" calcext:value-type="float">
            <text:p>45</text:p>
          </table:table-cell>
          <table:table-cell office:value-type="float" office:value="44" calcext:value-type="float">
            <text:p>44</text:p>
          </table:table-cell>
          <table:table-cell office:value-type="string" calcext:value-type="string">
            <text:p>af150000</text:p>
          </table:table-cell>
          <table:table-cell table:formula="of:=CONCATENATE([.A89];[.C89];&quot;]&quot;)" office:value-type="string" office:string-value="    FibRgFcLcb97Dict[&quot;fcPlcfBkf&quot;] = FIB1[44]" calcext:value-type="string">
            <text:p><text:s text:c="4"/>FibRgFcLcb97Dict["fcPlcfBkf"] = FIB1[44]</text:p>
          </table:table-cell>
          <table:table-cell office:value-type="string" calcext:value-type="string">
            <text:p><text:s text:c="4"/>FibRgFcLcb97Dict["fcPlcfBkf"] = FIB1[44]</text:p>
          </table:table-cell>
          <table:table-cell table:number-columns-repeated="2"/>
        </table:table-row>
        <table:table-row table:style-name="ro7">
          <table:table-cell office:value-type="string" calcext:value-type="string">
            <text:p># (4 bytes): An unsigned integer that specifies an offset in the Table Stream. A PlcfBkf thatcontains information about the standard bookmarks in the document begins at this offset. IflcbPlcfBkf is zero, fcPlcfBkf is undefined and MUST be ignored.Each data element in the PlcfBkf is associated, in a one-to-one correlation, with a data element inthe PlcfBkl at offset fcPlcfBkl. For this reason, the PlcfBkf that begins at offset fcPlcfBkf, andthe PlcfBkl that begins at offset fcPlcfBkl, MUST contain the same number of data elements. ThisPlcfBkf is parallel to the SttbfBkmk at offset fcSttbfBkmk in the Table Stream. Each dataelement in the PlcfBkf specifies information about the bookmark that is associated with theelement which is located at the same offset in that SttbfBkmk. For this reason, the PlcfBkf thatbegins at offset fcPlcfBkf, and the SttbfBkmk that begins at offset fcSttbfBkmk, MUST containthe same number of elements.The largest value that a CP marking the start or end of a standard bookmark is allowed to have isthe CP representing the end of all document parts.</text:p>
          </table:table-cell>
          <table:table-cell table:number-columns-repeated="3"/>
          <table:table-cell table:formula="of:=CONCATENATE([.A90];[.C90];&quot;]&quot;)" office:value-type="string" office:string-value="# (4 bytes): An unsigned integer that specifies an offset in the Table Stream. A PlcfBkf thatcontains information about the standard bookmarks in the document begins at this offset. IflcbPlcfBkf is zero, fcPlcfBkf is undefined and MUST be ignored.Each data element in the PlcfBkf is associated, in a one-to-one correlation, with a data element inthe PlcfBkl at offset fcPlcfBkl. For this reason, the PlcfBkf that begins at offset fcPlcfBkf, andthe PlcfBkl that begins at offset fcPlcfBkl, MUST contain the same number of data elements. ThisPlcfBkf is parallel to the SttbfBkmk at offset fcSttbfBkmk in the Table Stream. Each dataelement in the PlcfBkf specifies information about the bookmark that is associated with theelement which is located at the same offset in that SttbfBkmk. For this reason, the PlcfBkf thatbegins at offset fcPlcfBkf, and the SttbfBkmk that begins at offset fcSttbfBkmk, MUST containthe same number of elements.The largest value that a CP marking the start or end of a standard bookmark is allowed to have isthe CP representing the end of all document parts.]" calcext:value-type="string">
            <text:p># (4 bytes): An unsigned integer that specifies an offset in the Table Stream. A PlcfBkf thatcontains information about the standard bookmarks in the document begins at this offset. IflcbPlcfBkf is zero, fcPlcfBkf is undefined and MUST be ignored.Each data element in the PlcfBkf is associated, in a one-to-one correlation, with a data element inthe PlcfBkl at offset fcPlcfBkl. For this reason, the PlcfBkf that begins at offset fcPlcfBkf, andthe PlcfBkl that begins at offset fcPlcfBkl, MUST contain the same number of data elements. ThisPlcfBkf is parallel to the SttbfBkmk at offset fcSttbfBkmk in the Table Stream. Each dataelement in the PlcfBkf specifies information about the bookmark that is associated with theelement which is located at the same offset in that SttbfBkmk. For this reason, the PlcfBkf thatbegins at offset fcPlcfBkf, and the SttbfBkmk that begins at offset fcSttbfBkmk, MUST containthe same number of elements.The largest value that a CP marking the start or end of a standard bookmark is allowed to have isthe CP representing the end of all document parts.]</text:p>
          </table:table-cell>
          <table:table-cell office:value-type="string" calcext:value-type="string">
            <text:p># (4 bytes): An unsigned integer that specifies an offset in the Table Stream. A PlcfBkf thatcontains information about the standard bookmarks in the document begins at this offset. IflcbPlcfBkf is zero, fcPlcfBkf is undefined and MUST be ignored.Each data element in the PlcfBkf is associated, in a one-to-one correlation, with a data element inthe PlcfBkl at offset fcPlcfBkl. For this reason, the PlcfBkf that begins at offset fcPlcfBkf, andthe PlcfBkl that begins at offset fcPlcfBkl, MUST contain the same number of data elements. ThisPlcfBkf is parallel to the SttbfBkmk at offset fcSttbfBkmk in the Table Stream. Each dataelement in the PlcfBkf specifies information about the bookmark that is associated with theelement which is located at the same offset in that SttbfBkmk. For this reason, the PlcfBkf thatbegins at offset fcPlcfBkf, and the SttbfBkmk that begins at offset fcSttbfBkmk, MUST containthe same number of elements.The largest value that a CP marking the start or end of a standard bookmark is allowed to have isthe CP representing the end of all document parts.]</text:p>
          </table:table-cell>
          <table:table-cell table:number-columns-repeated="2"/>
        </table:table-row>
        <table:table-row table:style-name="ro1">
          <table:table-cell office:value-type="string" calcext:value-type="string">
            <text:p><text:s text:c="4"/>FibRgFcLcb97Dict["lcbPlcfBkf"] = FIB1[</text:p>
          </table:table-cell>
          <table:table-cell office:value-type="float" office:value="46" calcext:value-type="float">
            <text:p>46</text:p>
          </table:table-cell>
          <table:table-cell office:value-type="float" office:value="45" calcext:value-type="float">
            <text:p>45</text:p>
          </table:table-cell>
          <table:table-cell office:value-type="string" calcext:value-type="string">
            <text:p>00000000</text:p>
          </table:table-cell>
          <table:table-cell table:formula="of:=CONCATENATE([.A91];[.C91];&quot;]&quot;)" office:value-type="string" office:string-value="    FibRgFcLcb97Dict[&quot;lcbPlcfBkf&quot;] = FIB1[45]" calcext:value-type="string">
            <text:p><text:s text:c="4"/>FibRgFcLcb97Dict["lcbPlcfBkf"] = FIB1[45]</text:p>
          </table:table-cell>
          <table:table-cell office:value-type="string" calcext:value-type="string">
            <text:p><text:s text:c="4"/>FibRgFcLcb97Dict["lcbPlcfBkf"] = FIB1[45]</text:p>
          </table:table-cell>
          <table:table-cell table:number-columns-repeated="2"/>
        </table:table-row>
        <table:table-row table:style-name="ro2">
          <table:table-cell office:value-type="string" calcext:value-type="string">
            <text:p># (4 bytes): An unsigned integer that specifies the size, in bytes, of the PlcfBkf at offsetfcPlcfBkf.</text:p>
          </table:table-cell>
          <table:table-cell table:number-columns-repeated="3"/>
          <table:table-cell table:formula="of:=CONCATENATE([.A92];[.C92];&quot;]&quot;)" office:value-type="string" office:string-value="# (4 bytes): An unsigned integer that specifies the size, in bytes, of the PlcfBkf at offsetfcPlcfBkf.]" calcext:value-type="string">
            <text:p># (4 bytes): An unsigned integer that specifies the size, in bytes, of the PlcfBkf at offsetfcPlcfBkf.]</text:p>
          </table:table-cell>
          <table:table-cell office:value-type="string" calcext:value-type="string">
            <text:p># (4 bytes): An unsigned integer that specifies the size, in bytes, of the PlcfBkf at offsetfcPlcfBkf.]</text:p>
          </table:table-cell>
          <table:table-cell table:number-columns-repeated="2"/>
        </table:table-row>
        <table:table-row table:style-name="ro1">
          <table:table-cell office:value-type="string" calcext:value-type="string">
            <text:p><text:s text:c="4"/>FibRgFcLcb97Dict["fcPlcfBkl"] = FIB1[</text:p>
          </table:table-cell>
          <table:table-cell office:value-type="float" office:value="47" calcext:value-type="float">
            <text:p>47</text:p>
          </table:table-cell>
          <table:table-cell office:value-type="float" office:value="46" calcext:value-type="float">
            <text:p>46</text:p>
          </table:table-cell>
          <table:table-cell office:value-type="string" calcext:value-type="string">
            <text:p>af150000</text:p>
          </table:table-cell>
          <table:table-cell table:formula="of:=CONCATENATE([.A93];[.C93];&quot;]&quot;)" office:value-type="string" office:string-value="    FibRgFcLcb97Dict[&quot;fcPlcfBkl&quot;] = FIB1[46]" calcext:value-type="string">
            <text:p><text:s text:c="4"/>FibRgFcLcb97Dict["fcPlcfBkl"] = FIB1[46]</text:p>
          </table:table-cell>
          <table:table-cell office:value-type="string" calcext:value-type="string">
            <text:p><text:s text:c="4"/>FibRgFcLcb97Dict["fcPlcfBkl"] = FIB1[46]</text:p>
          </table:table-cell>
          <table:table-cell table:number-columns-repeated="2"/>
        </table:table-row>
        <table:table-row table:style-name="ro8">
          <table:table-cell office:value-type="string" calcext:value-type="string">
            <text:p># (4 bytes): An unsigned integer that specifies an offset in the Table Stream. A PlcfBkl thatcontains information about the standard bookmarks in the document begins at this offset. IflcbPlcfBkl is zero, fcPlcfBkl is undefined and MUST be ignored.Each data element in the PlcfBkl is associated, in a one-to-one correlation, with a data element inthe PlcfBkf at offset fcPlcfBkf. For this reason, the PlcfBkl that begins at offset fcPlcfBkl, andthe PlcfBkf that begins at offset fcPlcfBkf, MUST contain the same number of data elements.The largest value that a CP marking the start or end of a standard bookmark is allowed to have isthe value of the CP representing the end of all document parts.</text:p>
          </table:table-cell>
          <table:table-cell table:number-columns-repeated="3"/>
          <table:table-cell table:formula="of:=CONCATENATE([.A94];[.C94];&quot;]&quot;)" office:value-type="string" office:string-value="# (4 bytes): An unsigned integer that specifies an offset in the Table Stream. A PlcfBkl thatcontains information about the standard bookmarks in the document begins at this offset. IflcbPlcfBkl is zero, fcPlcfBkl is undefined and MUST be ignored.Each data element in the PlcfBkl is associated, in a one-to-one correlation, with a data element inthe PlcfBkf at offset fcPlcfBkf. For this reason, the PlcfBkl that begins at offset fcPlcfBkl, andthe PlcfBkf that begins at offset fcPlcfBkf, MUST contain the same number of data elements.The largest value that a CP marking the start or end of a standard bookmark is allowed to have isthe value of the CP representing the end of all document parts.]" calcext:value-type="string">
            <text:p># (4 bytes): An unsigned integer that specifies an offset in the Table Stream. A PlcfBkl thatcontains information about the standard bookmarks in the document begins at this offset. IflcbPlcfBkl is zero, fcPlcfBkl is undefined and MUST be ignored.Each data element in the PlcfBkl is associated, in a one-to-one correlation, with a data element inthe PlcfBkf at offset fcPlcfBkf. For this reason, the PlcfBkl that begins at offset fcPlcfBkl, andthe PlcfBkf that begins at offset fcPlcfBkf, MUST contain the same number of data elements.The largest value that a CP marking the start or end of a standard bookmark is allowed to have isthe value of the CP representing the end of all document parts.]</text:p>
          </table:table-cell>
          <table:table-cell office:value-type="string" calcext:value-type="string">
            <text:p># (4 bytes): An unsigned integer that specifies an offset in the Table Stream. A PlcfBkl thatcontains information about the standard bookmarks in the document begins at this offset. IflcbPlcfBkl is zero, fcPlcfBkl is undefined and MUST be ignored.Each data element in the PlcfBkl is associated, in a one-to-one correlation, with a data element inthe PlcfBkf at offset fcPlcfBkf. For this reason, the PlcfBkl that begins at offset fcPlcfBkl, andthe PlcfBkf that begins at offset fcPlcfBkf, MUST contain the same number of data elements.The largest value that a CP marking the start or end of a standard bookmark is allowed to have isthe value of the CP representing the end of all document parts.]</text:p>
          </table:table-cell>
          <table:table-cell table:number-columns-repeated="2"/>
        </table:table-row>
        <table:table-row table:style-name="ro1">
          <table:table-cell office:value-type="string" calcext:value-type="string">
            <text:p><text:s text:c="4"/>FibRgFcLcb97Dict["lcbPlcfBkl"] = FIB1[</text:p>
          </table:table-cell>
          <table:table-cell office:value-type="float" office:value="48" calcext:value-type="float">
            <text:p>48</text:p>
          </table:table-cell>
          <table:table-cell office:value-type="float" office:value="47" calcext:value-type="float">
            <text:p>47</text:p>
          </table:table-cell>
          <table:table-cell office:value-type="string" calcext:value-type="string">
            <text:p>00000000</text:p>
          </table:table-cell>
          <table:table-cell table:formula="of:=CONCATENATE([.A95];[.C95];&quot;]&quot;)" office:value-type="string" office:string-value="    FibRgFcLcb97Dict[&quot;lcbPlcfBkl&quot;] = FIB1[47]" calcext:value-type="string">
            <text:p><text:s text:c="4"/>FibRgFcLcb97Dict["lcbPlcfBkl"] = FIB1[47]</text:p>
          </table:table-cell>
          <table:table-cell office:value-type="string" calcext:value-type="string">
            <text:p><text:s text:c="4"/>FibRgFcLcb97Dict["lcbPlcfBkl"] = FIB1[47]</text:p>
          </table:table-cell>
          <table:table-cell table:number-columns-repeated="2"/>
        </table:table-row>
        <table:table-row table:style-name="ro2">
          <table:table-cell office:value-type="string" calcext:value-type="string">
            <text:p># (4 bytes): An unsigned integer that specifies the size, in bytes, of the PlcfBkl at offsetfcPlcfBkl.</text:p>
          </table:table-cell>
          <table:table-cell table:number-columns-repeated="3"/>
          <table:table-cell table:formula="of:=CONCATENATE([.A96];[.C96];&quot;]&quot;)" office:value-type="string" office:string-value="# (4 bytes): An unsigned integer that specifies the size, in bytes, of the PlcfBkl at offsetfcPlcfBkl.]" calcext:value-type="string">
            <text:p># (4 bytes): An unsigned integer that specifies the size, in bytes, of the PlcfBkl at offsetfcPlcfBkl.]</text:p>
          </table:table-cell>
          <table:table-cell office:value-type="string" calcext:value-type="string">
            <text:p># (4 bytes): An unsigned integer that specifies the size, in bytes, of the PlcfBkl at offsetfcPlcfBkl.]</text:p>
          </table:table-cell>
          <table:table-cell table:number-columns-repeated="2"/>
        </table:table-row>
        <table:table-row table:style-name="ro1">
          <table:table-cell office:value-type="string" calcext:value-type="string">
            <text:p><text:s text:c="4"/>FibRgFcLcb97Dict["fcCmds"] = FIB1[</text:p>
          </table:table-cell>
          <table:table-cell office:value-type="float" office:value="49" calcext:value-type="float">
            <text:p>49</text:p>
          </table:table-cell>
          <table:table-cell office:value-type="float" office:value="48" calcext:value-type="float">
            <text:p>48</text:p>
          </table:table-cell>
          <table:table-cell office:value-type="string" calcext:value-type="string">
            <text:p>2b230000</text:p>
          </table:table-cell>
          <table:table-cell table:formula="of:=CONCATENATE([.A97];[.C97];&quot;]&quot;)" office:value-type="string" office:string-value="    FibRgFcLcb97Dict[&quot;fcCmds&quot;] = FIB1[48]" calcext:value-type="string">
            <text:p><text:s text:c="4"/>FibRgFcLcb97Dict["fcCmds"] = FIB1[48]</text:p>
          </table:table-cell>
          <table:table-cell office:value-type="string" calcext:value-type="string">
            <text:p><text:s text:c="4"/>FibRgFcLcb97Dict["fcCmds"] = FIB1[48]</text:p>
          </table:table-cell>
          <table:table-cell table:number-columns-repeated="2"/>
        </table:table-row>
        <table:table-row table:style-name="ro4">
          <table:table-cell office:value-type="string" calcext:value-type="string">
            <text:p># (4 bytes): An unsigned integer that specifies the offset in the Table Stream of a Tcg that specifies command-related customizations. If lcbCmds is zero, fcCmds is undefined and MUST beignored.</text:p>
          </table:table-cell>
          <table:table-cell table:number-columns-repeated="3"/>
          <table:table-cell table:formula="of:=CONCATENATE([.A98];[.C98];&quot;]&quot;)" office:value-type="string" office:string-value="# (4 bytes): An unsigned integer that specifies the offset in the Table Stream of a Tcg that specifies command-related customizations. If lcbCmds is zero, fcCmds is undefined and MUST beignored.]" calcext:value-type="string">
            <text:p># (4 bytes): An unsigned integer that specifies the offset in the Table Stream of a Tcg that specifies command-related customizations. If lcbCmds is zero, fcCmds is undefined and MUST beignored.]</text:p>
          </table:table-cell>
          <table:table-cell office:value-type="string" calcext:value-type="string">
            <text:p># (4 bytes): An unsigned integer that specifies the offset in the Table Stream of a Tcg that specifies command-related customizations. If lcbCmds is zero, fcCmds is undefined and MUST beignored.]</text:p>
          </table:table-cell>
          <table:table-cell table:number-columns-repeated="2"/>
        </table:table-row>
        <table:table-row table:style-name="ro1">
          <table:table-cell office:value-type="string" calcext:value-type="string">
            <text:p><text:s text:c="4"/>FibRgFcLcb97Dict["lcbCmds"] = FIB1[</text:p>
          </table:table-cell>
          <table:table-cell office:value-type="float" office:value="50" calcext:value-type="float">
            <text:p>50</text:p>
          </table:table-cell>
          <table:table-cell office:value-type="float" office:value="49" calcext:value-type="float">
            <text:p>49</text:p>
          </table:table-cell>
          <table:table-cell office:value-type="string" calcext:value-type="string">
            <text:p>02000000</text:p>
          </table:table-cell>
          <table:table-cell table:formula="of:=CONCATENATE([.A99];[.C99];&quot;]&quot;)" office:value-type="string" office:string-value="    FibRgFcLcb97Dict[&quot;lcbCmds&quot;] = FIB1[49]" calcext:value-type="string">
            <text:p><text:s text:c="4"/>FibRgFcLcb97Dict["lcbCmds"] = FIB1[49]</text:p>
          </table:table-cell>
          <table:table-cell office:value-type="string" calcext:value-type="string">
            <text:p><text:s text:c="4"/>FibRgFcLcb97Dict["lcbCmds"] = FIB1[49]</text:p>
          </table:table-cell>
          <table:table-cell table:number-columns-repeated="2"/>
        </table:table-row>
        <table:table-row table:style-name="ro1">
          <table:table-cell office:value-type="string" calcext:value-type="string">
            <text:p># (4 bytes): An unsigned integer that specifies the size, in bytes, of the Tcg at offsetfcCmds.</text:p>
          </table:table-cell>
          <table:table-cell table:number-columns-repeated="3"/>
          <table:table-cell table:formula="of:=CONCATENATE([.A100];[.C100];&quot;]&quot;)" office:value-type="string" office:string-value="# (4 bytes): An unsigned integer that specifies the size, in bytes, of the Tcg at offsetfcCmds.]" calcext:value-type="string">
            <text:p># (4 bytes): An unsigned integer that specifies the size, in bytes, of the Tcg at offsetfcCmds.]</text:p>
          </table:table-cell>
          <table:table-cell office:value-type="string" calcext:value-type="string">
            <text:p># (4 bytes): An unsigned integer that specifies the size, in bytes, of the Tcg at offsetfcCmds.]</text:p>
          </table:table-cell>
          <table:table-cell table:number-columns-repeated="2"/>
        </table:table-row>
        <table:table-row table:style-name="ro1">
          <table:table-cell office:value-type="string" calcext:value-type="string">
            <text:p><text:s text:c="4"/>FibRgFcLcb97Dict["fcUnused1"] = FIB1[</text:p>
          </table:table-cell>
          <table:table-cell office:value-type="float" office:value="51" calcext:value-type="float">
            <text:p>51</text:p>
          </table:table-cell>
          <table:table-cell office:value-type="float" office:value="50" calcext:value-type="float">
            <text:p>50</text:p>
          </table:table-cell>
          <table:table-cell office:value-type="string" calcext:value-type="string">
            <text:p>2d230000</text:p>
          </table:table-cell>
          <table:table-cell table:formula="of:=CONCATENATE([.A101];[.C101];&quot;]&quot;)" office:value-type="string" office:string-value="    FibRgFcLcb97Dict[&quot;fcUnused1&quot;] = FIB1[50]" calcext:value-type="string">
            <text:p><text:s text:c="4"/>FibRgFcLcb97Dict["fcUnused1"] = FIB1[50]</text:p>
          </table:table-cell>
          <table:table-cell office:value-type="string" calcext:value-type="string">
            <text:p><text:s text:c="4"/>FibRgFcLcb97Dict["fcUnused1"] = FIB1[50]</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102];[.C102];&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Unused1"] = FIB1[</text:p>
          </table:table-cell>
          <table:table-cell office:value-type="float" office:value="52" calcext:value-type="float">
            <text:p>52</text:p>
          </table:table-cell>
          <table:table-cell office:value-type="float" office:value="51" calcext:value-type="float">
            <text:p>51</text:p>
          </table:table-cell>
          <table:table-cell office:value-type="string" calcext:value-type="string">
            <text:p>00000000</text:p>
          </table:table-cell>
          <table:table-cell table:formula="of:=CONCATENATE([.A103];[.C103];&quot;]&quot;)" office:value-type="string" office:string-value="    FibRgFcLcb97Dict[&quot;lcbUnused1&quot;] = FIB1[51]" calcext:value-type="string">
            <text:p><text:s text:c="4"/>FibRgFcLcb97Dict["lcbUnused1"] = FIB1[51]</text:p>
          </table:table-cell>
          <table:table-cell office:value-type="string" calcext:value-type="string">
            <text:p><text:s text:c="4"/>FibRgFcLcb97Dict["lcbUnused1"] = FIB1[51]</text:p>
          </table:table-cell>
          <table:table-cell table:number-columns-repeated="2"/>
        </table:table-row>
        <table:table-row table:style-name="ro1">
          <table:table-cell office:value-type="string" calcext:value-type="string">
            <text:p># (4 bytes): This value MUST be zero, and MUST be ignored.</text:p>
          </table:table-cell>
          <table:table-cell table:number-columns-repeated="3"/>
          <table:table-cell table:formula="of:=CONCATENATE([.A104];[.C104];&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SttbfMcr"] = FIB1[</text:p>
          </table:table-cell>
          <table:table-cell office:value-type="float" office:value="53" calcext:value-type="float">
            <text:p>53</text:p>
          </table:table-cell>
          <table:table-cell office:value-type="float" office:value="52" calcext:value-type="float">
            <text:p>52</text:p>
          </table:table-cell>
          <table:table-cell office:value-type="string" calcext:value-type="string">
            <text:p>2d230000</text:p>
          </table:table-cell>
          <table:table-cell table:formula="of:=CONCATENATE([.A105];[.C105];&quot;]&quot;)" office:value-type="string" office:string-value="    FibRgFcLcb97Dict[&quot;fcSttbfMcr&quot;] = FIB1[52]" calcext:value-type="string">
            <text:p><text:s text:c="4"/>FibRgFcLcb97Dict["fcSttbfMcr"] = FIB1[52]</text:p>
          </table:table-cell>
          <table:table-cell office:value-type="string" calcext:value-type="string">
            <text:p><text:s text:c="4"/>FibRgFcLcb97Dict["fcSttbfMcr"] = FIB1[52]</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106];[.C106];&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SttbfMcr"] = FIB1[</text:p>
          </table:table-cell>
          <table:table-cell office:value-type="float" office:value="54" calcext:value-type="float">
            <text:p>54</text:p>
          </table:table-cell>
          <table:table-cell office:value-type="float" office:value="53" calcext:value-type="float">
            <text:p>53</text:p>
          </table:table-cell>
          <table:table-cell office:value-type="string" calcext:value-type="string">
            <text:p>00000000</text:p>
          </table:table-cell>
          <table:table-cell table:formula="of:=CONCATENATE([.A107];[.C107];&quot;]&quot;)" office:value-type="string" office:string-value="    FibRgFcLcb97Dict[&quot;lcbSttbfMcr&quot;] = FIB1[53]" calcext:value-type="string">
            <text:p><text:s text:c="4"/>FibRgFcLcb97Dict["lcbSttbfMcr"] = FIB1[53]</text:p>
          </table:table-cell>
          <table:table-cell office:value-type="string" calcext:value-type="string">
            <text:p><text:s text:c="4"/>FibRgFcLcb97Dict["lcbSttbfMcr"] = FIB1[53]</text:p>
          </table:table-cell>
          <table:table-cell table:number-columns-repeated="2"/>
        </table:table-row>
        <table:table-row table:style-name="ro1">
          <table:table-cell office:value-type="string" calcext:value-type="string">
            <text:p># (4 bytes): This value MUST be zero, and MUST be ignored.</text:p>
          </table:table-cell>
          <table:table-cell table:number-columns-repeated="3"/>
          <table:table-cell table:formula="of:=CONCATENATE([.A108];[.C108];&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PrDrvr"] = FIB1[</text:p>
          </table:table-cell>
          <table:table-cell office:value-type="float" office:value="55" calcext:value-type="float">
            <text:p>55</text:p>
          </table:table-cell>
          <table:table-cell office:value-type="float" office:value="54" calcext:value-type="float">
            <text:p>54</text:p>
          </table:table-cell>
          <table:table-cell office:value-type="string" calcext:value-type="string">
            <text:p>2d230000</text:p>
          </table:table-cell>
          <table:table-cell table:formula="of:=CONCATENATE([.A109];[.C109];&quot;]&quot;)" office:value-type="string" office:string-value="    FibRgFcLcb97Dict[&quot;fcPrDrvr&quot;] = FIB1[54]" calcext:value-type="string">
            <text:p><text:s text:c="4"/>FibRgFcLcb97Dict["fcPrDrvr"] = FIB1[54]</text:p>
          </table:table-cell>
          <table:table-cell office:value-type="string" calcext:value-type="string">
            <text:p><text:s text:c="4"/>FibRgFcLcb97Dict["fcPrDrvr"] = FIB1[54]</text:p>
          </table:table-cell>
          <table:table-cell table:number-columns-repeated="2"/>
        </table:table-row>
        <table:table-row table:style-name="ro4">
          <table:table-cell office:value-type="string" calcext:value-type="string">
            <text:p># (4 bytes): An unsigned integer that specifies an offset in the Table Stream. The PrDrvr,which contains printer driver information (the names of drivers, port, and so on), begins at thisoffset. If lcbPrDrvr is zero, fcPrDrvr is undefined and MUST be ignored.</text:p>
          </table:table-cell>
          <table:table-cell table:number-columns-repeated="3"/>
          <table:table-cell table:formula="of:=CONCATENATE([.A110];[.C110];&quot;]&quot;)" office:value-type="string" office:string-value="# (4 bytes): An unsigned integer that specifies an offset in the Table Stream. The PrDrvr,which contains printer driver information (the names of drivers, port, and so on), begins at thisoffset. If lcbPrDrvr is zero, fcPrDrvr is undefined and MUST be ignored.]" calcext:value-type="string">
            <text:p># (4 bytes): An unsigned integer that specifies an offset in the Table Stream. The PrDrvr,which contains printer driver information (the names of drivers, port, and so on), begins at thisoffset. If lcbPrDrvr is zero, fcPrDrvr is undefined and MUST be ignored.]</text:p>
          </table:table-cell>
          <table:table-cell office:value-type="string" calcext:value-type="string">
            <text:p># (4 bytes): An unsigned integer that specifies an offset in the Table Stream. The PrDrvr,which contains printer driver information (the names of drivers, port, and so on), begins at thisoffset. If lcbPrDrvr is zero, fcPrDrvr is undefined and MUST be ignored.]</text:p>
          </table:table-cell>
          <table:table-cell table:number-columns-repeated="2"/>
        </table:table-row>
        <table:table-row table:style-name="ro1">
          <table:table-cell office:value-type="string" calcext:value-type="string">
            <text:p><text:s text:c="4"/>FibRgFcLcb97Dict["lcbPrDrvr"] = FIB1[</text:p>
          </table:table-cell>
          <table:table-cell office:value-type="float" office:value="56" calcext:value-type="float">
            <text:p>56</text:p>
          </table:table-cell>
          <table:table-cell office:value-type="float" office:value="55" calcext:value-type="float">
            <text:p>55</text:p>
          </table:table-cell>
          <table:table-cell office:value-type="string" calcext:value-type="string">
            <text:p>00000000</text:p>
          </table:table-cell>
          <table:table-cell table:formula="of:=CONCATENATE([.A111];[.C111];&quot;]&quot;)" office:value-type="string" office:string-value="    FibRgFcLcb97Dict[&quot;lcbPrDrvr&quot;] = FIB1[55]" calcext:value-type="string">
            <text:p><text:s text:c="4"/>FibRgFcLcb97Dict["lcbPrDrvr"] = FIB1[55]</text:p>
          </table:table-cell>
          <table:table-cell office:value-type="string" calcext:value-type="string">
            <text:p><text:s text:c="4"/>FibRgFcLcb97Dict["lcbPrDrvr"] = FIB1[55]</text:p>
          </table:table-cell>
          <table:table-cell table:number-columns-repeated="2"/>
        </table:table-row>
        <table:table-row table:style-name="ro2">
          <table:table-cell office:value-type="string" calcext:value-type="string">
            <text:p># (4 bytes): An unsigned integer that specifies the size, in bytes, of the PrDrvr at offsetfcPrDrvr.</text:p>
          </table:table-cell>
          <table:table-cell table:number-columns-repeated="3"/>
          <table:table-cell table:formula="of:=CONCATENATE([.A112];[.C112];&quot;]&quot;)" office:value-type="string" office:string-value="# (4 bytes): An unsigned integer that specifies the size, in bytes, of the PrDrvr at offsetfcPrDrvr.]" calcext:value-type="string">
            <text:p># (4 bytes): An unsigned integer that specifies the size, in bytes, of the PrDrvr at offsetfcPrDrvr.]</text:p>
          </table:table-cell>
          <table:table-cell office:value-type="string" calcext:value-type="string">
            <text:p># (4 bytes): An unsigned integer that specifies the size, in bytes, of the PrDrvr at offsetfcPrDrvr.]</text:p>
          </table:table-cell>
          <table:table-cell table:number-columns-repeated="2"/>
        </table:table-row>
        <table:table-row table:style-name="ro1">
          <table:table-cell office:value-type="string" calcext:value-type="string">
            <text:p><text:s text:c="4"/>FibRgFcLcb97Dict["fcPrEnvPort"] = FIB1[</text:p>
          </table:table-cell>
          <table:table-cell office:value-type="float" office:value="57" calcext:value-type="float">
            <text:p>57</text:p>
          </table:table-cell>
          <table:table-cell office:value-type="float" office:value="56" calcext:value-type="float">
            <text:p>56</text:p>
          </table:table-cell>
          <table:table-cell office:value-type="string" calcext:value-type="string">
            <text:p>2d230000</text:p>
          </table:table-cell>
          <table:table-cell table:formula="of:=CONCATENATE([.A113];[.C113];&quot;]&quot;)" office:value-type="string" office:string-value="    FibRgFcLcb97Dict[&quot;fcPrEnvPort&quot;] = FIB1[56]" calcext:value-type="string">
            <text:p><text:s text:c="4"/>FibRgFcLcb97Dict["fcPrEnvPort"] = FIB1[56]</text:p>
          </table:table-cell>
          <table:table-cell office:value-type="string" calcext:value-type="string">
            <text:p><text:s text:c="4"/>FibRgFcLcb97Dict["fcPrEnvPort"] = FIB1[56]</text:p>
          </table:table-cell>
          <table:table-cell table:number-columns-repeated="2"/>
        </table:table-row>
        <table:table-row table:style-name="ro4">
          <table:table-cell office:value-type="string" calcext:value-type="string">
            <text:p># (4 bytes): An unsigned integer that specifies an offset in the Table Stream. ThePrEnvPort that is the print environment in portrait mode begins at this offset. If lcbPrEnvPort iszero, fcPrEnvPort is undefined and MUST be ignored.</text:p>
          </table:table-cell>
          <table:table-cell table:number-columns-repeated="3"/>
          <table:table-cell table:formula="of:=CONCATENATE([.A114];[.C114];&quot;]&quot;)" office:value-type="string" office:string-value="# (4 bytes): An unsigned integer that specifies an offset in the Table Stream. ThePrEnvPort that is the print environment in portrait mode begins at this offset. If lcbPrEnvPort iszero, fcPrEnvPort is undefined and MUST be ignored.]" calcext:value-type="string">
            <text:p># (4 bytes): An unsigned integer that specifies an offset in the Table Stream. ThePrEnvPort that is the print environment in portrait mode begins at this offset. If lcbPrEnvPort iszero, fcPrEnvPort is undefined and MUST be ignored.]</text:p>
          </table:table-cell>
          <table:table-cell office:value-type="string" calcext:value-type="string">
            <text:p># (4 bytes): An unsigned integer that specifies an offset in the Table Stream. ThePrEnvPort that is the print environment in portrait mode begins at this offset. If lcbPrEnvPort iszero, fcPrEnvPort is undefined and MUST be ignored.]</text:p>
          </table:table-cell>
          <table:table-cell table:number-columns-repeated="2"/>
        </table:table-row>
        <table:table-row table:style-name="ro1">
          <table:table-cell office:value-type="string" calcext:value-type="string">
            <text:p><text:s text:c="4"/>FibRgFcLcb97Dict["lcbPrEnvPort"] = FIB1[</text:p>
          </table:table-cell>
          <table:table-cell office:value-type="float" office:value="58" calcext:value-type="float">
            <text:p>58</text:p>
          </table:table-cell>
          <table:table-cell office:value-type="float" office:value="57" calcext:value-type="float">
            <text:p>57</text:p>
          </table:table-cell>
          <table:table-cell office:value-type="string" calcext:value-type="string">
            <text:p>00000000</text:p>
          </table:table-cell>
          <table:table-cell table:formula="of:=CONCATENATE([.A115];[.C115];&quot;]&quot;)" office:value-type="string" office:string-value="    FibRgFcLcb97Dict[&quot;lcbPrEnvPort&quot;] = FIB1[57]" calcext:value-type="string">
            <text:p><text:s text:c="4"/>FibRgFcLcb97Dict["lcbPrEnvPort"] = FIB1[57]</text:p>
          </table:table-cell>
          <table:table-cell office:value-type="string" calcext:value-type="string">
            <text:p><text:s text:c="4"/>FibRgFcLcb97Dict["lcbPrEnvPort"] = FIB1[57]</text:p>
          </table:table-cell>
          <table:table-cell table:number-columns-repeated="2"/>
        </table:table-row>
        <table:table-row table:style-name="ro2">
          <table:table-cell office:value-type="string" calcext:value-type="string">
            <text:p># (4 bytes): An unsigned integer that specifies the size, in bytes, of the PrEnvPort atoffset fcPrEnvPort.</text:p>
          </table:table-cell>
          <table:table-cell table:number-columns-repeated="3"/>
          <table:table-cell table:formula="of:=CONCATENATE([.A116];[.C116];&quot;]&quot;)" office:value-type="string" office:string-value="# (4 bytes): An unsigned integer that specifies the size, in bytes, of the PrEnvPort atoffset fcPrEnvPort.]" calcext:value-type="string">
            <text:p># (4 bytes): An unsigned integer that specifies the size, in bytes, of the PrEnvPort atoffset fcPrEnvPort.]</text:p>
          </table:table-cell>
          <table:table-cell office:value-type="string" calcext:value-type="string">
            <text:p># (4 bytes): An unsigned integer that specifies the size, in bytes, of the PrEnvPort atoffset fcPrEnvPort.]</text:p>
          </table:table-cell>
          <table:table-cell table:number-columns-repeated="2"/>
        </table:table-row>
        <table:table-row table:style-name="ro1">
          <table:table-cell office:value-type="string" calcext:value-type="string">
            <text:p><text:s text:c="4"/>FibRgFcLcb97Dict["fcPrEnvLand"] = FIB1[</text:p>
          </table:table-cell>
          <table:table-cell office:value-type="float" office:value="59" calcext:value-type="float">
            <text:p>59</text:p>
          </table:table-cell>
          <table:table-cell office:value-type="float" office:value="58" calcext:value-type="float">
            <text:p>58</text:p>
          </table:table-cell>
          <table:table-cell office:value-type="string" calcext:value-type="string">
            <text:p>2d230000</text:p>
          </table:table-cell>
          <table:table-cell table:formula="of:=CONCATENATE([.A117];[.C117];&quot;]&quot;)" office:value-type="string" office:string-value="    FibRgFcLcb97Dict[&quot;fcPrEnvLand&quot;] = FIB1[58]" calcext:value-type="string">
            <text:p><text:s text:c="4"/>FibRgFcLcb97Dict["fcPrEnvLand"] = FIB1[58]</text:p>
          </table:table-cell>
          <table:table-cell office:value-type="string" calcext:value-type="string">
            <text:p><text:s text:c="4"/>FibRgFcLcb97Dict["fcPrEnvLand"] = FIB1[58]</text:p>
          </table:table-cell>
          <table:table-cell table:number-columns-repeated="2"/>
        </table:table-row>
        <table:table-row table:style-name="ro4">
          <table:table-cell office:value-type="string" calcext:value-type="string">
            <text:p># (4 bytes): An unsigned integer that specifies an offset in the Table Stream. ThePrEnvLand that is the print environment in landscape mode begins at this offset. IflcbPrEnvLand is zero, fcPrEnvLand is undefined and MUST be ignored.</text:p>
          </table:table-cell>
          <table:table-cell table:number-columns-repeated="3"/>
          <table:table-cell table:formula="of:=CONCATENATE([.A118];[.C118];&quot;]&quot;)" office:value-type="string" office:string-value="# (4 bytes): An unsigned integer that specifies an offset in the Table Stream. ThePrEnvLand that is the print environment in landscape mode begins at this offset. IflcbPrEnvLand is zero, fcPrEnvLand is undefined and MUST be ignored.]" calcext:value-type="string">
            <text:p># (4 bytes): An unsigned integer that specifies an offset in the Table Stream. ThePrEnvLand that is the print environment in landscape mode begins at this offset. IflcbPrEnvLand is zero, fcPrEnvLand is undefined and MUST be ignored.]</text:p>
          </table:table-cell>
          <table:table-cell office:value-type="string" calcext:value-type="string">
            <text:p># (4 bytes): An unsigned integer that specifies an offset in the Table Stream. ThePrEnvLand that is the print environment in landscape mode begins at this offset. IflcbPrEnvLand is zero, fcPrEnvLand is undefined and MUST be ignored.]</text:p>
          </table:table-cell>
          <table:table-cell table:number-columns-repeated="2"/>
        </table:table-row>
        <table:table-row table:style-name="ro1">
          <table:table-cell office:value-type="string" calcext:value-type="string">
            <text:p><text:s text:c="4"/>FibRgFcLcb97Dict["lcbPrEnvLand"] = FIB1[</text:p>
          </table:table-cell>
          <table:table-cell office:value-type="float" office:value="60" calcext:value-type="float">
            <text:p>60</text:p>
          </table:table-cell>
          <table:table-cell office:value-type="float" office:value="59" calcext:value-type="float">
            <text:p>59</text:p>
          </table:table-cell>
          <table:table-cell office:value-type="string" calcext:value-type="string">
            <text:p>00000000</text:p>
          </table:table-cell>
          <table:table-cell table:formula="of:=CONCATENATE([.A119];[.C119];&quot;]&quot;)" office:value-type="string" office:string-value="    FibRgFcLcb97Dict[&quot;lcbPrEnvLand&quot;] = FIB1[59]" calcext:value-type="string">
            <text:p><text:s text:c="4"/>FibRgFcLcb97Dict["lcbPrEnvLand"] = FIB1[59]</text:p>
          </table:table-cell>
          <table:table-cell office:value-type="string" calcext:value-type="string">
            <text:p><text:s text:c="4"/>FibRgFcLcb97Dict["lcbPrEnvLand"] = FIB1[59]</text:p>
          </table:table-cell>
          <table:table-cell table:number-columns-repeated="2"/>
        </table:table-row>
        <table:table-row table:style-name="ro2">
          <table:table-cell office:value-type="string" calcext:value-type="string">
            <text:p># (4 bytes): An unsigned integer that specifies the size, in bytes, of the PrEnvLand atoffset fcPrEnvLand.</text:p>
          </table:table-cell>
          <table:table-cell table:number-columns-repeated="3"/>
          <table:table-cell table:formula="of:=CONCATENATE([.A120];[.C120];&quot;]&quot;)" office:value-type="string" office:string-value="# (4 bytes): An unsigned integer that specifies the size, in bytes, of the PrEnvLand atoffset fcPrEnvLand.]" calcext:value-type="string">
            <text:p># (4 bytes): An unsigned integer that specifies the size, in bytes, of the PrEnvLand atoffset fcPrEnvLand.]</text:p>
          </table:table-cell>
          <table:table-cell office:value-type="string" calcext:value-type="string">
            <text:p># (4 bytes): An unsigned integer that specifies the size, in bytes, of the PrEnvLand atoffset fcPrEnvLand.]</text:p>
          </table:table-cell>
          <table:table-cell table:number-columns-repeated="2"/>
        </table:table-row>
        <table:table-row table:style-name="ro1">
          <table:table-cell office:value-type="string" calcext:value-type="string">
            <text:p><text:s text:c="4"/>FibRgFcLcb97Dict["fcWss"] = FIB1[</text:p>
          </table:table-cell>
          <table:table-cell office:value-type="float" office:value="61" calcext:value-type="float">
            <text:p>61</text:p>
          </table:table-cell>
          <table:table-cell office:value-type="float" office:value="60" calcext:value-type="float">
            <text:p>60</text:p>
          </table:table-cell>
          <table:table-cell office:value-type="string" calcext:value-type="string">
            <text:p>2d230000</text:p>
          </table:table-cell>
          <table:table-cell table:formula="of:=CONCATENATE([.A121];[.C121];&quot;]&quot;)" office:value-type="string" office:string-value="    FibRgFcLcb97Dict[&quot;fcWss&quot;] = FIB1[60]" calcext:value-type="string">
            <text:p><text:s text:c="4"/>FibRgFcLcb97Dict["fcWss"] = FIB1[60]</text:p>
          </table:table-cell>
          <table:table-cell office:value-type="string" calcext:value-type="string">
            <text:p><text:s text:c="4"/>FibRgFcLcb97Dict["fcWss"] = FIB1[60]</text:p>
          </table:table-cell>
          <table:table-cell table:number-columns-repeated="2"/>
        </table:table-row>
        <table:table-row table:style-name="ro4">
          <table:table-cell office:value-type="string" calcext:value-type="string">
            <text:p># (4 bytes): An unsigned integer that specifies an offset in the Table Stream. A Selsf begins atthis offset and specifies the last selection that was made in the Main Document. If lcbWss is zero,fcWss is undefined and MUST be ignored.</text:p>
          </table:table-cell>
          <table:table-cell table:number-columns-repeated="3"/>
          <table:table-cell table:formula="of:=CONCATENATE([.A122];[.C122];&quot;]&quot;)" office:value-type="string" office:string-value="# (4 bytes): An unsigned integer that specifies an offset in the Table Stream. A Selsf begins atthis offset and specifies the last selection that was made in the Main Document. If lcbWss is zero,fcWss is undefined and MUST be ignored.]" calcext:value-type="string">
            <text:p># (4 bytes): An unsigned integer that specifies an offset in the Table Stream. A Selsf begins atthis offset and specifies the last selection that was made in the Main Document. If lcbWss is zero,fcWss is undefined and MUST be ignored.]</text:p>
          </table:table-cell>
          <table:table-cell office:value-type="string" calcext:value-type="string">
            <text:p># (4 bytes): An unsigned integer that specifies an offset in the Table Stream. A Selsf begins atthis offset and specifies the last selection that was made in the Main Document. If lcbWss is zero,fcWss is undefined and MUST be ignored.]</text:p>
          </table:table-cell>
          <table:table-cell table:number-columns-repeated="2"/>
        </table:table-row>
        <table:table-row table:style-name="ro1">
          <table:table-cell office:value-type="string" calcext:value-type="string">
            <text:p><text:s text:c="4"/>FibRgFcLcb97Dict["lcbWss"] = FIB1[</text:p>
          </table:table-cell>
          <table:table-cell office:value-type="float" office:value="62" calcext:value-type="float">
            <text:p>62</text:p>
          </table:table-cell>
          <table:table-cell office:value-type="float" office:value="61" calcext:value-type="float">
            <text:p>61</text:p>
          </table:table-cell>
          <table:table-cell office:value-type="string" calcext:value-type="string">
            <text:p>24000000</text:p>
          </table:table-cell>
          <table:table-cell table:formula="of:=CONCATENATE([.A123];[.C123];&quot;]&quot;)" office:value-type="string" office:string-value="    FibRgFcLcb97Dict[&quot;lcbWss&quot;] = FIB1[61]" calcext:value-type="string">
            <text:p><text:s text:c="4"/>FibRgFcLcb97Dict["lcbWss"] = FIB1[61]</text:p>
          </table:table-cell>
          <table:table-cell office:value-type="string" calcext:value-type="string">
            <text:p><text:s text:c="4"/>FibRgFcLcb97Dict["lcbWss"] = FIB1[61]</text:p>
          </table:table-cell>
          <table:table-cell table:number-columns-repeated="2"/>
        </table:table-row>
        <table:table-row table:style-name="ro1">
          <table:table-cell office:value-type="string" calcext:value-type="string">
            <text:p># (4 bytes): An unsigned integer that specifies the size, in bytes, of the Selsf at offset fcWss.</text:p>
          </table:table-cell>
          <table:table-cell table:number-columns-repeated="3"/>
          <table:table-cell table:formula="of:=CONCATENATE([.A124];[.C124];&quot;]&quot;)" office:value-type="string" office:string-value="# (4 bytes): An unsigned integer that specifies the size, in bytes, of the Selsf at offset fcWss.]" calcext:value-type="string">
            <text:p># (4 bytes): An unsigned integer that specifies the size, in bytes, of the Selsf at offset fcWss.]</text:p>
          </table:table-cell>
          <table:table-cell office:value-type="string" calcext:value-type="string">
            <text:p># (4 bytes): An unsigned integer that specifies the size, in bytes, of the Selsf at offset fcWss.]</text:p>
          </table:table-cell>
          <table:table-cell table:number-columns-repeated="2"/>
        </table:table-row>
        <table:table-row table:style-name="ro1">
          <table:table-cell office:value-type="string" calcext:value-type="string">
            <text:p><text:s text:c="4"/>FibRgFcLcb97Dict["fcDop"] = FIB1[</text:p>
          </table:table-cell>
          <table:table-cell office:value-type="float" office:value="63" calcext:value-type="float">
            <text:p>63</text:p>
          </table:table-cell>
          <table:table-cell office:value-type="float" office:value="62" calcext:value-type="float">
            <text:p>62</text:p>
          </table:table-cell>
          <table:table-cell office:value-type="string" calcext:value-type="string">
            <text:p>20250000</text:p>
          </table:table-cell>
          <table:table-cell table:formula="of:=CONCATENATE([.A125];[.C125];&quot;]&quot;)" office:value-type="string" office:string-value="    FibRgFcLcb97Dict[&quot;fcDop&quot;] = FIB1[62]" calcext:value-type="string">
            <text:p><text:s text:c="4"/>FibRgFcLcb97Dict["fcDop"] = FIB1[62]</text:p>
          </table:table-cell>
          <table:table-cell office:value-type="string" calcext:value-type="string">
            <text:p><text:s text:c="4"/>FibRgFcLcb97Dict["fcDop"] = FIB1[62]</text:p>
          </table:table-cell>
          <table:table-cell table:number-columns-repeated="2"/>
        </table:table-row>
        <table:table-row table:style-name="ro2">
          <table:table-cell office:value-type="string" calcext:value-type="string">
            <text:p># (4 bytes): An unsigned integer that specifies an offset in the Table Stream. A Dop begins atthis offset.</text:p>
          </table:table-cell>
          <table:table-cell table:number-columns-repeated="3"/>
          <table:table-cell table:formula="of:=CONCATENATE([.A126];[.C126];&quot;]&quot;)" office:value-type="string" office:string-value="# (4 bytes): An unsigned integer that specifies an offset in the Table Stream. A Dop begins atthis offset.]" calcext:value-type="string">
            <text:p># (4 bytes): An unsigned integer that specifies an offset in the Table Stream. A Dop begins atthis offset.]</text:p>
          </table:table-cell>
          <table:table-cell office:value-type="string" calcext:value-type="string">
            <text:p># (4 bytes): An unsigned integer that specifies an offset in the Table Stream. A Dop begins atthis offset.]</text:p>
          </table:table-cell>
          <table:table-cell table:number-columns-repeated="2"/>
        </table:table-row>
        <table:table-row table:style-name="ro1">
          <table:table-cell office:value-type="string" calcext:value-type="string">
            <text:p><text:s text:c="4"/>FibRgFcLcb97Dict["lcbDop"] = FIB1[</text:p>
          </table:table-cell>
          <table:table-cell office:value-type="float" office:value="64" calcext:value-type="float">
            <text:p>64</text:p>
          </table:table-cell>
          <table:table-cell office:value-type="float" office:value="63" calcext:value-type="float">
            <text:p>63</text:p>
          </table:table-cell>
          <table:table-cell office:value-type="string" calcext:value-type="string">
            <text:p>b6020000</text:p>
          </table:table-cell>
          <table:table-cell table:formula="of:=CONCATENATE([.A127];[.C127];&quot;]&quot;)" office:value-type="string" office:string-value="    FibRgFcLcb97Dict[&quot;lcbDop&quot;] = FIB1[63]" calcext:value-type="string">
            <text:p><text:s text:c="4"/>FibRgFcLcb97Dict["lcbDop"] = FIB1[63]</text:p>
          </table:table-cell>
          <table:table-cell office:value-type="string" calcext:value-type="string">
            <text:p><text:s text:c="4"/>FibRgFcLcb97Dict["lcbDop"] = FIB1[63]</text:p>
          </table:table-cell>
          <table:table-cell table:number-columns-repeated="2"/>
        </table:table-row>
        <table:table-row table:style-name="ro2">
          <table:table-cell office:value-type="string" calcext:value-type="string">
            <text:p># (4 bytes): An unsigned integer that specifies the size, in bytes, of the Dopat fcDop. Thisvalue MUST NOT be zero.</text:p>
          </table:table-cell>
          <table:table-cell table:number-columns-repeated="3"/>
          <table:table-cell table:formula="of:=CONCATENATE([.A128];[.C128];&quot;]&quot;)" office:value-type="string" office:string-value="# (4 bytes): An unsigned integer that specifies the size, in bytes, of the Dopat fcDop. Thisvalue MUST NOT be zero.]" calcext:value-type="string">
            <text:p># (4 bytes): An unsigned integer that specifies the size, in bytes, of the Dopat fcDop. Thisvalue MUST NOT be zero.]</text:p>
          </table:table-cell>
          <table:table-cell office:value-type="string" calcext:value-type="string">
            <text:p># (4 bytes): An unsigned integer that specifies the size, in bytes, of the Dopat fcDop. Thisvalue MUST NOT be zero.]</text:p>
          </table:table-cell>
          <table:table-cell table:number-columns-repeated="2"/>
        </table:table-row>
        <table:table-row table:style-name="ro1">
          <table:table-cell office:value-type="string" calcext:value-type="string">
            <text:p><text:s text:c="4"/>FibRgFcLcb97Dict["fcSttbfAssoc"] = FIB1[</text:p>
          </table:table-cell>
          <table:table-cell office:value-type="float" office:value="65" calcext:value-type="float">
            <text:p>65</text:p>
          </table:table-cell>
          <table:table-cell office:value-type="float" office:value="64" calcext:value-type="float">
            <text:p>64</text:p>
          </table:table-cell>
          <table:table-cell office:value-type="string" calcext:value-type="string">
            <text:p>d6270000</text:p>
          </table:table-cell>
          <table:table-cell table:formula="of:=CONCATENATE([.A129];[.C129];&quot;]&quot;)" office:value-type="string" office:string-value="    FibRgFcLcb97Dict[&quot;fcSttbfAssoc&quot;] = FIB1[64]" calcext:value-type="string">
            <text:p><text:s text:c="4"/>FibRgFcLcb97Dict["fcSttbfAssoc"] = FIB1[64]</text:p>
          </table:table-cell>
          <table:table-cell office:value-type="string" calcext:value-type="string">
            <text:p><text:s text:c="4"/>FibRgFcLcb97Dict["fcSttbfAssoc"] = FIB1[64]</text:p>
          </table:table-cell>
          <table:table-cell table:number-columns-repeated="2"/>
        </table:table-row>
        <table:table-row table:style-name="ro2">
          <table:table-cell office:value-type="string" calcext:value-type="string">
            <text:p># (4 bytes): An unsigned integer that specifies an offset in the Table Stream. AnSttbfAssoc that contains strings that are associated with the document begins at this offset.</text:p>
          </table:table-cell>
          <table:table-cell table:number-columns-repeated="3"/>
          <table:table-cell table:formula="of:=CONCATENATE([.A130];[.C130];&quot;]&quot;)" office:value-type="string" office:string-value="# (4 bytes): An unsigned integer that specifies an offset in the Table Stream. AnSttbfAssoc that contains strings that are associated with the document begins at this offset.]" calcext:value-type="string">
            <text:p># (4 bytes): An unsigned integer that specifies an offset in the Table Stream. AnSttbfAssoc that contains strings that are associated with the document begins at this offset.]</text:p>
          </table:table-cell>
          <table:table-cell office:value-type="string" calcext:value-type="string">
            <text:p># (4 bytes): An unsigned integer that specifies an offset in the Table Stream. AnSttbfAssoc that contains strings that are associated with the document begins at this offset.]</text:p>
          </table:table-cell>
          <table:table-cell table:number-columns-repeated="2"/>
        </table:table-row>
        <table:table-row table:style-name="ro1">
          <table:table-cell office:value-type="string" calcext:value-type="string">
            <text:p><text:s text:c="4"/>FibRgFcLcb97Dict["lcbSttbfAssoc"] = FIB1[</text:p>
          </table:table-cell>
          <table:table-cell office:value-type="float" office:value="66" calcext:value-type="float">
            <text:p>66</text:p>
          </table:table-cell>
          <table:table-cell office:value-type="float" office:value="65" calcext:value-type="float">
            <text:p>65</text:p>
          </table:table-cell>
          <table:table-cell office:value-type="string" calcext:value-type="string">
            <text:p>f6000000</text:p>
          </table:table-cell>
          <table:table-cell table:formula="of:=CONCATENATE([.A131];[.C131];&quot;]&quot;)" office:value-type="string" office:string-value="    FibRgFcLcb97Dict[&quot;lcbSttbfAssoc&quot;] = FIB1[65]" calcext:value-type="string">
            <text:p><text:s text:c="4"/>FibRgFcLcb97Dict["lcbSttbfAssoc"] = FIB1[65]</text:p>
          </table:table-cell>
          <table:table-cell office:value-type="string" calcext:value-type="string">
            <text:p><text:s text:c="4"/>FibRgFcLcb97Dict["lcbSttbfAssoc"] = FIB1[65]</text:p>
          </table:table-cell>
          <table:table-cell table:number-columns-repeated="2"/>
        </table:table-row>
        <table:table-row table:style-name="ro2">
          <table:table-cell office:value-type="string" calcext:value-type="string">
            <text:p># (4 bytes): An unsigned integer that specifies the size, in bytes, of the SttbfAssoc atoffset fcSttbfAssoc. This value MUST NOT be zero.</text:p>
          </table:table-cell>
          <table:table-cell table:number-columns-repeated="3"/>
          <table:table-cell table:formula="of:=CONCATENATE([.A132];[.C132];&quot;]&quot;)" office:value-type="string" office:string-value="# (4 bytes): An unsigned integer that specifies the size, in bytes, of the SttbfAssoc atoffset fcSttbfAssoc. This value MUST NOT be zero.]" calcext:value-type="string">
            <text:p># (4 bytes): An unsigned integer that specifies the size, in bytes, of the SttbfAssoc atoffset fcSttbfAssoc. This value MUST NOT be zero.]</text:p>
          </table:table-cell>
          <table:table-cell office:value-type="string" calcext:value-type="string">
            <text:p># (4 bytes): An unsigned integer that specifies the size, in bytes, of the SttbfAssoc atoffset fcSttbfAssoc. This value MUST NOT be zero.]</text:p>
          </table:table-cell>
          <table:table-cell table:number-columns-repeated="2"/>
        </table:table-row>
        <table:table-row table:style-name="ro1">
          <table:table-cell office:value-type="string" calcext:value-type="string">
            <text:p><text:s text:c="4"/>FibRgFcLcb97Dict["fcClx"] = FIB1[</text:p>
          </table:table-cell>
          <table:table-cell office:value-type="float" office:value="67" calcext:value-type="float">
            <text:p>67</text:p>
          </table:table-cell>
          <table:table-cell office:value-type="float" office:value="66" calcext:value-type="float">
            <text:p>66</text:p>
          </table:table-cell>
          <table:table-cell office:value-type="string" calcext:value-type="string">
            <text:p>51230000</text:p>
          </table:table-cell>
          <table:table-cell table:formula="of:=CONCATENATE([.A133];[.C133];&quot;]&quot;)" office:value-type="string" office:string-value="    FibRgFcLcb97Dict[&quot;fcClx&quot;] = FIB1[66]" calcext:value-type="string">
            <text:p><text:s text:c="4"/>FibRgFcLcb97Dict["fcClx"] = FIB1[66]</text:p>
          </table:table-cell>
          <table:table-cell office:value-type="string" calcext:value-type="string">
            <text:p><text:s text:c="4"/>FibRgFcLcb97Dict["fcClx"] = FIB1[66]</text:p>
          </table:table-cell>
          <table:table-cell table:number-columns-repeated="2"/>
        </table:table-row>
        <table:table-row table:style-name="ro2">
          <table:table-cell office:value-type="string" calcext:value-type="string">
            <text:p># (4 bytes): An unsigned integer that specifies an offset in the Table Stream. A Clx begins atthis offset.</text:p>
          </table:table-cell>
          <table:table-cell table:number-columns-repeated="3"/>
          <table:table-cell table:formula="of:=CONCATENATE([.A134];[.C134];&quot;]&quot;)" office:value-type="string" office:string-value="# (4 bytes): An unsigned integer that specifies an offset in the Table Stream. A Clx begins atthis offset.]" calcext:value-type="string">
            <text:p># (4 bytes): An unsigned integer that specifies an offset in the Table Stream. A Clx begins atthis offset.]</text:p>
          </table:table-cell>
          <table:table-cell office:value-type="string" calcext:value-type="string">
            <text:p># (4 bytes): An unsigned integer that specifies an offset in the Table Stream. A Clx begins atthis offset.]</text:p>
          </table:table-cell>
          <table:table-cell table:number-columns-repeated="2"/>
        </table:table-row>
        <table:table-row table:style-name="ro1">
          <table:table-cell office:value-type="string" calcext:value-type="string">
            <text:p><text:s text:c="4"/>FibRgFcLcb97Dict["lcbClx"] = FIB1[</text:p>
          </table:table-cell>
          <table:table-cell office:value-type="float" office:value="68" calcext:value-type="float">
            <text:p>68</text:p>
          </table:table-cell>
          <table:table-cell office:value-type="float" office:value="67" calcext:value-type="float">
            <text:p>67</text:p>
          </table:table-cell>
          <table:table-cell office:value-type="string" calcext:value-type="string">
            <text:p>15000000</text:p>
          </table:table-cell>
          <table:table-cell table:formula="of:=CONCATENATE([.A135];[.C135];&quot;]&quot;)" office:value-type="string" office:string-value="    FibRgFcLcb97Dict[&quot;lcbClx&quot;] = FIB1[67]" calcext:value-type="string">
            <text:p><text:s text:c="4"/>FibRgFcLcb97Dict["lcbClx"] = FIB1[67]</text:p>
          </table:table-cell>
          <table:table-cell office:value-type="string" calcext:value-type="string">
            <text:p><text:s text:c="4"/>FibRgFcLcb97Dict["lcbClx"] = FIB1[67]</text:p>
          </table:table-cell>
          <table:table-cell table:number-columns-repeated="2"/>
        </table:table-row>
        <table:table-row table:style-name="ro2">
          <table:table-cell office:value-type="string" calcext:value-type="string">
            <text:p># (4 bytes): An unsigned integer that specifies the size, in bytes, of the Clx at offset fcClx inthe Table Stream. This value MUST be greater than zero.</text:p>
          </table:table-cell>
          <table:table-cell table:number-columns-repeated="3"/>
          <table:table-cell table:formula="of:=CONCATENATE([.A136];[.C136];&quot;]&quot;)" office:value-type="string" office:string-value="# (4 bytes): An unsigned integer that specifies the size, in bytes, of the Clx at offset fcClx inthe Table Stream. This value MUST be greater than zero.]" calcext:value-type="string">
            <text:p># (4 bytes): An unsigned integer that specifies the size, in bytes, of the Clx at offset fcClx inthe Table Stream. This value MUST be greater than zero.]</text:p>
          </table:table-cell>
          <table:table-cell office:value-type="string" calcext:value-type="string">
            <text:p># (4 bytes): An unsigned integer that specifies the size, in bytes, of the Clx at offset fcClx inthe Table Stream. This value MUST be greater than zero.]</text:p>
          </table:table-cell>
          <table:table-cell table:number-columns-repeated="2"/>
        </table:table-row>
        <table:table-row table:style-name="ro1">
          <table:table-cell office:value-type="string" calcext:value-type="string">
            <text:p><text:s text:c="4"/>FibRgFcLcb97Dict["fcPlcfPgdFtn"] = FIB1[</text:p>
          </table:table-cell>
          <table:table-cell office:value-type="float" office:value="69" calcext:value-type="float">
            <text:p>69</text:p>
          </table:table-cell>
          <table:table-cell office:value-type="float" office:value="68" calcext:value-type="float">
            <text:p>68</text:p>
          </table:table-cell>
          <table:table-cell office:value-type="string" calcext:value-type="string">
            <text:p>00000000</text:p>
          </table:table-cell>
          <table:table-cell table:formula="of:=CONCATENATE([.A137];[.C137];&quot;]&quot;)" office:value-type="string" office:string-value="    FibRgFcLcb97Dict[&quot;fcPlcfPgdFtn&quot;] = FIB1[68]" calcext:value-type="string">
            <text:p><text:s text:c="4"/>FibRgFcLcb97Dict["fcPlcfPgdFtn"] = FIB1[68]</text:p>
          </table:table-cell>
          <table:table-cell office:value-type="string" calcext:value-type="string">
            <text:p><text:s text:c="4"/>FibRgFcLcb97Dict["fcPlcfPgdFtn"] = FIB1[68]</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138];[.C138];&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PlcfPgdFtn"] = FIB1[</text:p>
          </table:table-cell>
          <table:table-cell office:value-type="float" office:value="70" calcext:value-type="float">
            <text:p>70</text:p>
          </table:table-cell>
          <table:table-cell office:value-type="float" office:value="69" calcext:value-type="float">
            <text:p>69</text:p>
          </table:table-cell>
          <table:table-cell office:value-type="string" calcext:value-type="string">
            <text:p>00000000</text:p>
          </table:table-cell>
          <table:table-cell table:formula="of:=CONCATENATE([.A139];[.C139];&quot;]&quot;)" office:value-type="string" office:string-value="    FibRgFcLcb97Dict[&quot;lcbPlcfPgdFtn&quot;] = FIB1[69]" calcext:value-type="string">
            <text:p><text:s text:c="4"/>FibRgFcLcb97Dict["lcbPlcfPgdFtn"] = FIB1[69]</text:p>
          </table:table-cell>
          <table:table-cell office:value-type="string" calcext:value-type="string">
            <text:p><text:s text:c="4"/>FibRgFcLcb97Dict["lcbPlcfPgdFtn"] = FIB1[69]</text:p>
          </table:table-cell>
          <table:table-cell table:number-columns-repeated="2"/>
        </table:table-row>
        <table:table-row table:style-name="ro1">
          <table:table-cell office:value-type="string" calcext:value-type="string">
            <text:p># (4 bytes): This value MUST be zero, and MUST be ignored.</text:p>
          </table:table-cell>
          <table:table-cell table:number-columns-repeated="3"/>
          <table:table-cell table:formula="of:=CONCATENATE([.A140];[.C140];&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AutosaveSource"] = FIB1[</text:p>
          </table:table-cell>
          <table:table-cell office:value-type="float" office:value="71" calcext:value-type="float">
            <text:p>71</text:p>
          </table:table-cell>
          <table:table-cell office:value-type="float" office:value="70" calcext:value-type="float">
            <text:p>70</text:p>
          </table:table-cell>
          <table:table-cell office:value-type="string" calcext:value-type="string">
            <text:p>00000000</text:p>
          </table:table-cell>
          <table:table-cell table:formula="of:=CONCATENATE([.A141];[.C141];&quot;]&quot;)" office:value-type="string" office:string-value="    FibRgFcLcb97Dict[&quot;fcAutosaveSource&quot;] = FIB1[70]" calcext:value-type="string">
            <text:p><text:s text:c="4"/>FibRgFcLcb97Dict["fcAutosaveSource"] = FIB1[70]</text:p>
          </table:table-cell>
          <table:table-cell office:value-type="string" calcext:value-type="string">
            <text:p><text:s text:c="4"/>FibRgFcLcb97Dict["fcAutosaveSource"] = FIB1[70]</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142];[.C142];&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AutosaveSource"] = FIB1[</text:p>
          </table:table-cell>
          <table:table-cell office:value-type="float" office:value="72" calcext:value-type="float">
            <text:p>72</text:p>
          </table:table-cell>
          <table:table-cell office:value-type="float" office:value="71" calcext:value-type="float">
            <text:p>71</text:p>
          </table:table-cell>
          <table:table-cell office:value-type="string" calcext:value-type="string">
            <text:p>00000000</text:p>
          </table:table-cell>
          <table:table-cell table:formula="of:=CONCATENATE([.A143];[.C143];&quot;]&quot;)" office:value-type="string" office:string-value="    FibRgFcLcb97Dict[&quot;lcbAutosaveSource&quot;] = FIB1[71]" calcext:value-type="string">
            <text:p><text:s text:c="4"/>FibRgFcLcb97Dict["lcbAutosaveSource"] = FIB1[71]</text:p>
          </table:table-cell>
          <table:table-cell office:value-type="string" calcext:value-type="string">
            <text:p><text:s text:c="4"/>FibRgFcLcb97Dict["lcbAutosaveSource"] = FIB1[71]</text:p>
          </table:table-cell>
          <table:table-cell table:number-columns-repeated="2"/>
        </table:table-row>
        <table:table-row table:style-name="ro1">
          <table:table-cell office:value-type="string" calcext:value-type="string">
            <text:p># (4 bytes): This value MUST be zero and MUST be ignored.</text:p>
          </table:table-cell>
          <table:table-cell table:number-columns-repeated="3"/>
          <table:table-cell table:formula="of:=CONCATENATE([.A144];[.C144];&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GrpXstAtnOwners"] = FIB1[</text:p>
          </table:table-cell>
          <table:table-cell office:value-type="float" office:value="73" calcext:value-type="float">
            <text:p>73</text:p>
          </table:table-cell>
          <table:table-cell office:value-type="float" office:value="72" calcext:value-type="float">
            <text:p>72</text:p>
          </table:table-cell>
          <table:table-cell office:value-type="string" calcext:value-type="string">
            <text:p>98140000</text:p>
          </table:table-cell>
          <table:table-cell table:formula="of:=CONCATENATE([.A145];[.C145];&quot;]&quot;)" office:value-type="string" office:string-value="    FibRgFcLcb97Dict[&quot;fcGrpXstAtnOwners&quot;] = FIB1[72]" calcext:value-type="string">
            <text:p><text:s text:c="4"/>FibRgFcLcb97Dict["fcGrpXstAtnOwners"] = FIB1[72]</text:p>
          </table:table-cell>
          <table:table-cell office:value-type="string" calcext:value-type="string">
            <text:p><text:s text:c="4"/>FibRgFcLcb97Dict["fcGrpXstAtnOwners"] = FIB1[72]</text:p>
          </table:table-cell>
          <table:table-cell table:number-columns-repeated="2"/>
        </table:table-row>
        <table:table-row table:style-name="ro9">
          <table:table-cell office:value-type="string" calcext:value-type="string">
            <text:p># (4 bytes): An unsigned integer that specifies an offset in the Table Stream. Anarray of XSTs begins at this offset. The value of cch for all XSTs in this array MUST be less than56. The number of entries in this array is limited to 0x7FFF. This array contains the names ofauthors of comments in the document. The names in this array MUST be unique. If no commentsare defined, lcbGrpXstAtnOwners and fcGrpXstAtnOwners MUST be zero and MUST beignored. If any comments are in the document, fcGrpXstAtnOwners MUST point to a valid arrayof XSTs.</text:p>
          </table:table-cell>
          <table:table-cell table:number-columns-repeated="3"/>
          <table:table-cell table:formula="of:=CONCATENATE([.A146];[.C146];&quot;]&quot;)" office:value-type="string" office:string-value="# (4 bytes): An unsigned integer that specifies an offset in the Table Stream. Anarray of XSTs begins at this offset. The value of cch for all XSTs in this array MUST be less than56. The number of entries in this array is limited to 0x7FFF. This array contains the names ofauthors of comments in the document. The names in this array MUST be unique. If no commentsare defined, lcbGrpXstAtnOwners and fcGrpXstAtnOwners MUST be zero and MUST beignored. If any comments are in the document, fcGrpXstAtnOwners MUST point to a valid arrayof XSTs.]" calcext:value-type="string">
            <text:p># (4 bytes): An unsigned integer that specifies an offset in the Table Stream. Anarray of XSTs begins at this offset. The value of cch for all XSTs in this array MUST be less than56. The number of entries in this array is limited to 0x7FFF. This array contains the names ofauthors of comments in the document. The names in this array MUST be unique. If no commentsare defined, lcbGrpXstAtnOwners and fcGrpXstAtnOwners MUST be zero and MUST beignored. If any comments are in the document, fcGrpXstAtnOwners MUST point to a valid arrayof XSTs.]</text:p>
          </table:table-cell>
          <table:table-cell office:value-type="string" calcext:value-type="string">
            <text:p># (4 bytes): An unsigned integer that specifies an offset in the Table Stream. Anarray of XSTs begins at this offset. The value of cch for all XSTs in this array MUST be less than56. The number of entries in this array is limited to 0x7FFF. This array contains the names ofauthors of comments in the document. The names in this array MUST be unique. If no commentsare defined, lcbGrpXstAtnOwners and fcGrpXstAtnOwners MUST be zero and MUST beignored. If any comments are in the document, fcGrpXstAtnOwners MUST point to a valid arrayof XSTs.]</text:p>
          </table:table-cell>
          <table:table-cell table:number-columns-repeated="2"/>
        </table:table-row>
        <table:table-row table:style-name="ro1">
          <table:table-cell office:value-type="string" calcext:value-type="string">
            <text:p><text:s text:c="4"/>FibRgFcLcb97Dict["lcbGrpXstAtnOwners"] = FIB1[</text:p>
          </table:table-cell>
          <table:table-cell office:value-type="float" office:value="74" calcext:value-type="float">
            <text:p>74</text:p>
          </table:table-cell>
          <table:table-cell office:value-type="float" office:value="73" calcext:value-type="float">
            <text:p>73</text:p>
          </table:table-cell>
          <table:table-cell office:value-type="string" calcext:value-type="string">
            <text:p>00000000</text:p>
          </table:table-cell>
          <table:table-cell table:formula="of:=CONCATENATE([.A147];[.C147];&quot;]&quot;)" office:value-type="string" office:string-value="    FibRgFcLcb97Dict[&quot;lcbGrpXstAtnOwners&quot;] = FIB1[73]" calcext:value-type="string">
            <text:p><text:s text:c="4"/>FibRgFcLcb97Dict["lcbGrpXstAtnOwners"] = FIB1[73]</text:p>
          </table:table-cell>
          <table:table-cell office:value-type="string" calcext:value-type="string">
            <text:p><text:s text:c="4"/>FibRgFcLcb97Dict["lcbGrpXstAtnOwners"] = FIB1[73]</text:p>
          </table:table-cell>
          <table:table-cell table:number-columns-repeated="2"/>
        </table:table-row>
        <table:table-row table:style-name="ro2">
          <table:table-cell office:value-type="string" calcext:value-type="string">
            <text:p># (4 bytes): An unsigned integer that specifies the size, in bytes, of the XSTarray at offset fcGrpXstAtnOwners in the Table Stream.</text:p>
          </table:table-cell>
          <table:table-cell table:number-columns-repeated="3"/>
          <table:table-cell table:formula="of:=CONCATENATE([.A148];[.C148];&quot;]&quot;)" office:value-type="string" office:string-value="# (4 bytes): An unsigned integer that specifies the size, in bytes, of the XSTarray at offset fcGrpXstAtnOwners in the Table Stream.]" calcext:value-type="string">
            <text:p># (4 bytes): An unsigned integer that specifies the size, in bytes, of the XSTarray at offset fcGrpXstAtnOwners in the Table Stream.]</text:p>
          </table:table-cell>
          <table:table-cell office:value-type="string" calcext:value-type="string">
            <text:p># (4 bytes): An unsigned integer that specifies the size, in bytes, of the XSTarray at offset fcGrpXstAtnOwners in the Table Stream.]</text:p>
          </table:table-cell>
          <table:table-cell table:number-columns-repeated="2"/>
        </table:table-row>
        <table:table-row table:style-name="ro1">
          <table:table-cell office:value-type="string" calcext:value-type="string">
            <text:p><text:s text:c="4"/>FibRgFcLcb97Dict["fcSttbfAtnBkmk"] = FIB1[</text:p>
          </table:table-cell>
          <table:table-cell office:value-type="float" office:value="75" calcext:value-type="float">
            <text:p>75</text:p>
          </table:table-cell>
          <table:table-cell office:value-type="float" office:value="74" calcext:value-type="float">
            <text:p>74</text:p>
          </table:table-cell>
          <table:table-cell office:value-type="string" calcext:value-type="string">
            <text:p>af150000</text:p>
          </table:table-cell>
          <table:table-cell table:formula="of:=CONCATENATE([.A149];[.C149];&quot;]&quot;)" office:value-type="string" office:string-value="    FibRgFcLcb97Dict[&quot;fcSttbfAtnBkmk&quot;] = FIB1[74]" calcext:value-type="string">
            <text:p><text:s text:c="4"/>FibRgFcLcb97Dict["fcSttbfAtnBkmk"] = FIB1[74]</text:p>
          </table:table-cell>
          <table:table-cell office:value-type="string" calcext:value-type="string">
            <text:p><text:s text:c="4"/>FibRgFcLcb97Dict["fcSttbfAtnBkmk"] = FIB1[74]</text:p>
          </table:table-cell>
          <table:table-cell table:number-columns-repeated="2"/>
        </table:table-row>
        <table:table-row table:style-name="ro10">
          <table:table-cell office:value-type="string" calcext:value-type="string">
            <text:p># (4 bytes): An unsigned integer that specifies an offset in the Table Stream. AnSttbfAtnBkmk that contains information about the annotation bookmarks in the documentbegins at this offset. If lcbSttbfAtnBkmk is zero, fcSttbfAtnBkmk is undefined and MUST beignored.The SttbfAtnBkmk is parallel to the PlcfBkf at offset fcPlcfAtnBkf in the Table Stream. Eachelement in the SttbfAtnBkmk specifies information about the bookmark which is associated withthe data element that is located at the same offset in that PlcfBkf, so the SttbfAtnBkmk beginningat offset fcSttbfAtnBkmk and the PlcfBkf beginning at offset fcPlcfAtnBkf MUST contain thesame number of elements. An additional constraint upon the number of elements in theSttbfAtnBkmk is specified in the description of fcPlcfAtnBkf.</text:p>
          </table:table-cell>
          <table:table-cell table:number-columns-repeated="3"/>
          <table:table-cell table:formula="of:=CONCATENATE([.A150];[.C150];&quot;]&quot;)" office:value-type="string" office:string-value="# (4 bytes): An unsigned integer that specifies an offset in the Table Stream. AnSttbfAtnBkmk that contains information about the annotation bookmarks in the documentbegins at this offset. If lcbSttbfAtnBkmk is zero, fcSttbfAtnBkmk is undefined and MUST beignored.The SttbfAtnBkmk is parallel to the PlcfBkf at offset fcPlcfAtnBkf in the Table Stream. Eachelement in the SttbfAtnBkmk specifies information about the bookmark which is associated withthe data element that is located at the same offset in that PlcfBkf, so the SttbfAtnBkmk beginningat offset fcSttbfAtnBkmk and the PlcfBkf beginning at offset fcPlcfAtnBkf MUST contain thesame number of elements. An additional constraint upon the number of elements in theSttbfAtnBkmk is specified in the description of fcPlcfAtnBkf.]" calcext:value-type="string">
            <text:p># (4 bytes): An unsigned integer that specifies an offset in the Table Stream. AnSttbfAtnBkmk that contains information about the annotation bookmarks in the documentbegins at this offset. If lcbSttbfAtnBkmk is zero, fcSttbfAtnBkmk is undefined and MUST beignored.The SttbfAtnBkmk is parallel to the PlcfBkf at offset fcPlcfAtnBkf in the Table Stream. Eachelement in the SttbfAtnBkmk specifies information about the bookmark which is associated withthe data element that is located at the same offset in that PlcfBkf, so the SttbfAtnBkmk beginningat offset fcSttbfAtnBkmk and the PlcfBkf beginning at offset fcPlcfAtnBkf MUST contain thesame number of elements. An additional constraint upon the number of elements in theSttbfAtnBkmk is specified in the description of fcPlcfAtnBkf.]</text:p>
          </table:table-cell>
          <table:table-cell office:value-type="string" calcext:value-type="string">
            <text:p># (4 bytes): An unsigned integer that specifies an offset in the Table Stream. AnSttbfAtnBkmk that contains information about the annotation bookmarks in the documentbegins at this offset. If lcbSttbfAtnBkmk is zero, fcSttbfAtnBkmk is undefined and MUST beignored.The SttbfAtnBkmk is parallel to the PlcfBkf at offset fcPlcfAtnBkf in the Table Stream. Eachelement in the SttbfAtnBkmk specifies information about the bookmark which is associated withthe data element that is located at the same offset in that PlcfBkf, so the SttbfAtnBkmk beginningat offset fcSttbfAtnBkmk and the PlcfBkf beginning at offset fcPlcfAtnBkf MUST contain thesame number of elements. An additional constraint upon the number of elements in theSttbfAtnBkmk is specified in the description of fcPlcfAtnBkf.]</text:p>
          </table:table-cell>
          <table:table-cell table:number-columns-repeated="2"/>
        </table:table-row>
        <table:table-row table:style-name="ro1">
          <table:table-cell office:value-type="string" calcext:value-type="string">
            <text:p><text:s text:c="4"/>FibRgFcLcb97Dict["lcbSttbfAtnBkmk"] = FIB1[</text:p>
          </table:table-cell>
          <table:table-cell office:value-type="float" office:value="76" calcext:value-type="float">
            <text:p>76</text:p>
          </table:table-cell>
          <table:table-cell office:value-type="float" office:value="75" calcext:value-type="float">
            <text:p>75</text:p>
          </table:table-cell>
          <table:table-cell office:value-type="string" calcext:value-type="string">
            <text:p>00000000</text:p>
          </table:table-cell>
          <table:table-cell table:formula="of:=CONCATENATE([.A151];[.C151];&quot;]&quot;)" office:value-type="string" office:string-value="    FibRgFcLcb97Dict[&quot;lcbSttbfAtnBkmk&quot;] = FIB1[75]" calcext:value-type="string">
            <text:p><text:s text:c="4"/>FibRgFcLcb97Dict["lcbSttbfAtnBkmk"] = FIB1[75]</text:p>
          </table:table-cell>
          <table:table-cell office:value-type="string" calcext:value-type="string">
            <text:p><text:s text:c="4"/>FibRgFcLcb97Dict["lcbSttbfAtnBkmk"] = FIB1[75]</text:p>
          </table:table-cell>
          <table:table-cell table:number-columns-repeated="2"/>
        </table:table-row>
        <table:table-row table:style-name="ro2">
          <table:table-cell office:value-type="string" calcext:value-type="string">
            <text:p># (4 bytes): An unsigned integer that specifies the size, in bytes, of theSttbfAtnBkmk at offset fcSttbfAtnBkmk.</text:p>
          </table:table-cell>
          <table:table-cell table:number-columns-repeated="3"/>
          <table:table-cell table:formula="of:=CONCATENATE([.A152];[.C152];&quot;]&quot;)" office:value-type="string" office:string-value="# (4 bytes): An unsigned integer that specifies the size, in bytes, of theSttbfAtnBkmk at offset fcSttbfAtnBkmk.]" calcext:value-type="string">
            <text:p># (4 bytes): An unsigned integer that specifies the size, in bytes, of theSttbfAtnBkmk at offset fcSttbfAtnBkmk.]</text:p>
          </table:table-cell>
          <table:table-cell office:value-type="string" calcext:value-type="string">
            <text:p># (4 bytes): An unsigned integer that specifies the size, in bytes, of theSttbfAtnBkmk at offset fcSttbfAtnBkmk.]</text:p>
          </table:table-cell>
          <table:table-cell table:number-columns-repeated="2"/>
        </table:table-row>
        <table:table-row table:style-name="ro1">
          <table:table-cell office:value-type="string" calcext:value-type="string">
            <text:p><text:s text:c="4"/>FibRgFcLcb97Dict["fcUnused2"] = FIB1[</text:p>
          </table:table-cell>
          <table:table-cell office:value-type="float" office:value="77" calcext:value-type="float">
            <text:p>77</text:p>
          </table:table-cell>
          <table:table-cell office:value-type="float" office:value="76" calcext:value-type="float">
            <text:p>76</text:p>
          </table:table-cell>
          <table:table-cell office:value-type="string" calcext:value-type="string">
            <text:p>00000000</text:p>
          </table:table-cell>
          <table:table-cell table:formula="of:=CONCATENATE([.A153];[.C153];&quot;]&quot;)" office:value-type="string" office:string-value="    FibRgFcLcb97Dict[&quot;fcUnused2&quot;] = FIB1[76]" calcext:value-type="string">
            <text:p><text:s text:c="4"/>FibRgFcLcb97Dict["fcUnused2"] = FIB1[76]</text:p>
          </table:table-cell>
          <table:table-cell office:value-type="string" calcext:value-type="string">
            <text:p><text:s text:c="4"/>FibRgFcLcb97Dict["fcUnused2"] = FIB1[76]</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154];[.C154];&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Unused2"] = FIB1[</text:p>
          </table:table-cell>
          <table:table-cell office:value-type="float" office:value="78" calcext:value-type="float">
            <text:p>78</text:p>
          </table:table-cell>
          <table:table-cell office:value-type="float" office:value="77" calcext:value-type="float">
            <text:p>77</text:p>
          </table:table-cell>
          <table:table-cell office:value-type="string" calcext:value-type="string">
            <text:p>00000000</text:p>
          </table:table-cell>
          <table:table-cell table:formula="of:=CONCATENATE([.A155];[.C155];&quot;]&quot;)" office:value-type="string" office:string-value="    FibRgFcLcb97Dict[&quot;lcbUnused2&quot;] = FIB1[77]" calcext:value-type="string">
            <text:p><text:s text:c="4"/>FibRgFcLcb97Dict["lcbUnused2"] = FIB1[77]</text:p>
          </table:table-cell>
          <table:table-cell office:value-type="string" calcext:value-type="string">
            <text:p><text:s text:c="4"/>FibRgFcLcb97Dict["lcbUnused2"] = FIB1[77]</text:p>
          </table:table-cell>
          <table:table-cell table:number-columns-repeated="2"/>
        </table:table-row>
        <table:table-row table:style-name="ro1">
          <table:table-cell office:value-type="string" calcext:value-type="string">
            <text:p># (4 bytes): This value MUST be zero, and MUST be ignored.</text:p>
          </table:table-cell>
          <table:table-cell table:number-columns-repeated="3"/>
          <table:table-cell table:formula="of:=CONCATENATE([.A156];[.C156];&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Unused3"] = FIB1[</text:p>
          </table:table-cell>
          <table:table-cell office:value-type="float" office:value="79" calcext:value-type="float">
            <text:p>79</text:p>
          </table:table-cell>
          <table:table-cell office:value-type="float" office:value="78" calcext:value-type="float">
            <text:p>78</text:p>
          </table:table-cell>
          <table:table-cell office:value-type="string" calcext:value-type="string">
            <text:p>00000000</text:p>
          </table:table-cell>
          <table:table-cell table:formula="of:=CONCATENATE([.A157];[.C157];&quot;]&quot;)" office:value-type="string" office:string-value="    FibRgFcLcb97Dict[&quot;fcUnused3&quot;] = FIB1[78]" calcext:value-type="string">
            <text:p><text:s text:c="4"/>FibRgFcLcb97Dict["fcUnused3"] = FIB1[78]</text:p>
          </table:table-cell>
          <table:table-cell office:value-type="string" calcext:value-type="string">
            <text:p><text:s text:c="4"/>FibRgFcLcb97Dict["fcUnused3"] = FIB1[78]</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158];[.C158];&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Unused3"] = FIB1[</text:p>
          </table:table-cell>
          <table:table-cell office:value-type="float" office:value="80" calcext:value-type="float">
            <text:p>80</text:p>
          </table:table-cell>
          <table:table-cell office:value-type="float" office:value="79" calcext:value-type="float">
            <text:p>79</text:p>
          </table:table-cell>
          <table:table-cell office:value-type="string" calcext:value-type="string">
            <text:p>00000000</text:p>
          </table:table-cell>
          <table:table-cell table:formula="of:=CONCATENATE([.A159];[.C159];&quot;]&quot;)" office:value-type="string" office:string-value="    FibRgFcLcb97Dict[&quot;lcbUnused3&quot;] = FIB1[79]" calcext:value-type="string">
            <text:p><text:s text:c="4"/>FibRgFcLcb97Dict["lcbUnused3"] = FIB1[79]</text:p>
          </table:table-cell>
          <table:table-cell office:value-type="string" calcext:value-type="string">
            <text:p><text:s text:c="4"/>FibRgFcLcb97Dict["lcbUnused3"] = FIB1[79]</text:p>
          </table:table-cell>
          <table:table-cell table:number-columns-repeated="2"/>
        </table:table-row>
        <table:table-row table:style-name="ro1">
          <table:table-cell office:value-type="string" calcext:value-type="string">
            <text:p># (4 bytes): This value MUST be zero, and MUST be ignored.</text:p>
          </table:table-cell>
          <table:table-cell table:number-columns-repeated="3"/>
          <table:table-cell table:formula="of:=CONCATENATE([.A160];[.C160];&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PlcSpaMom"] = FIB1[</text:p>
          </table:table-cell>
          <table:table-cell office:value-type="float" office:value="81" calcext:value-type="float">
            <text:p>81</text:p>
          </table:table-cell>
          <table:table-cell office:value-type="float" office:value="80" calcext:value-type="float">
            <text:p>80</text:p>
          </table:table-cell>
          <table:table-cell office:value-type="string" calcext:value-type="string">
            <text:p>af150000</text:p>
          </table:table-cell>
          <table:table-cell table:formula="of:=CONCATENATE([.A161];[.C161];&quot;]&quot;)" office:value-type="string" office:string-value="    FibRgFcLcb97Dict[&quot;fcPlcSpaMom&quot;] = FIB1[80]" calcext:value-type="string">
            <text:p><text:s text:c="4"/>FibRgFcLcb97Dict["fcPlcSpaMom"] = FIB1[80]</text:p>
          </table:table-cell>
          <table:table-cell office:value-type="string" calcext:value-type="string">
            <text:p><text:s text:c="4"/>FibRgFcLcb97Dict["fcPlcSpaMom"] = FIB1[80]</text:p>
          </table:table-cell>
          <table:table-cell table:number-columns-repeated="2"/>
        </table:table-row>
        <table:table-row table:style-name="ro8">
          <table:table-cell office:value-type="string" calcext:value-type="string">
            <text:p># (4 bytes): An unsigned integer that specifies an offset in the Table Stream. A PlcfSpabegins at this offset. The PlcfSpa contains shape information for the Main Document. All CPs in thisPlcfSpa are relative to the starting position of the Main Document and MUST be greater than orequal to zero and less than or equal to cppText in FibRgLw97. The final CP is undefined and MUSTbe ignored, though it MUST be greater than the previous entry. If there are no shapes in the MainDocument, lcbPlcSpaMom and fcPlcSpaMom MUST be zero and MUST be ignored. If there areshapes in the Main Document, fcPlcSpaMom MUST point to a valid PlcfSpa structure.</text:p>
          </table:table-cell>
          <table:table-cell table:number-columns-repeated="3"/>
          <table:table-cell table:formula="of:=CONCATENATE([.A162];[.C162];&quot;]&quot;)" office:value-type="string" office:string-value="# (4 bytes): An unsigned integer that specifies an offset in the Table Stream. A PlcfSpabegins at this offset. The PlcfSpa contains shape information for the Main Document. All CPs in thisPlcfSpa are relative to the starting position of the Main Document and MUST be greater than orequal to zero and less than or equal to cppText in FibRgLw97. The final CP is undefined and MUSTbe ignored, though it MUST be greater than the previous entry. If there are no shapes in the MainDocument, lcbPlcSpaMom and fcPlcSpaMom MUST be zero and MUST be ignored. If there areshapes in the Main Document, fcPlcSpaMom MUST point to a valid PlcfSpa structure.]" calcext:value-type="string">
            <text:p># (4 bytes): An unsigned integer that specifies an offset in the Table Stream. A PlcfSpabegins at this offset. The PlcfSpa contains shape information for the Main Document. All CPs in thisPlcfSpa are relative to the starting position of the Main Document and MUST be greater than orequal to zero and less than or equal to cppText in FibRgLw97. The final CP is undefined and MUSTbe ignored, though it MUST be greater than the previous entry. If there are no shapes in the MainDocument, lcbPlcSpaMom and fcPlcSpaMom MUST be zero and MUST be ignored. If there areshapes in the Main Document, fcPlcSpaMom MUST point to a valid PlcfSpa structure.]</text:p>
          </table:table-cell>
          <table:table-cell office:value-type="string" calcext:value-type="string">
            <text:p># (4 bytes): An unsigned integer that specifies an offset in the Table Stream. A PlcfSpabegins at this offset. The PlcfSpa contains shape information for the Main Document. All CPs in thisPlcfSpa are relative to the starting position of the Main Document and MUST be greater than orequal to zero and less than or equal to cppText in FibRgLw97. The final CP is undefined and MUSTbe ignored, though it MUST be greater than the previous entry. If there are no shapes in the MainDocument, lcbPlcSpaMom and fcPlcSpaMom MUST be zero and MUST be ignored. If there areshapes in the Main Document, fcPlcSpaMom MUST point to a valid PlcfSpa structure.]</text:p>
          </table:table-cell>
          <table:table-cell table:number-columns-repeated="2"/>
        </table:table-row>
        <table:table-row table:style-name="ro1">
          <table:table-cell office:value-type="string" calcext:value-type="string">
            <text:p><text:s text:c="4"/>FibRgFcLcb97Dict["lcbPlcSpaMom"] = FIB1[</text:p>
          </table:table-cell>
          <table:table-cell office:value-type="float" office:value="82" calcext:value-type="float">
            <text:p>82</text:p>
          </table:table-cell>
          <table:table-cell office:value-type="float" office:value="81" calcext:value-type="float">
            <text:p>81</text:p>
          </table:table-cell>
          <table:table-cell office:value-type="string" calcext:value-type="string">
            <text:p>00000000</text:p>
          </table:table-cell>
          <table:table-cell table:formula="of:=CONCATENATE([.A163];[.C163];&quot;]&quot;)" office:value-type="string" office:string-value="    FibRgFcLcb97Dict[&quot;lcbPlcSpaMom&quot;] = FIB1[81]" calcext:value-type="string">
            <text:p><text:s text:c="4"/>FibRgFcLcb97Dict["lcbPlcSpaMom"] = FIB1[81]</text:p>
          </table:table-cell>
          <table:table-cell office:value-type="string" calcext:value-type="string">
            <text:p><text:s text:c="4"/>FibRgFcLcb97Dict["lcbPlcSpaMom"] = FIB1[81]</text:p>
          </table:table-cell>
          <table:table-cell table:number-columns-repeated="2"/>
        </table:table-row>
        <table:table-row table:style-name="ro2">
          <table:table-cell office:value-type="string" calcext:value-type="string">
            <text:p># (4 bytes): An unsigned integer that specifies the size, in bytes, of the PlcfSpa atoffset fcPlcSpaMom.</text:p>
          </table:table-cell>
          <table:table-cell table:number-columns-repeated="3"/>
          <table:table-cell table:formula="of:=CONCATENATE([.A164];[.C164];&quot;]&quot;)" office:value-type="string" office:string-value="# (4 bytes): An unsigned integer that specifies the size, in bytes, of the PlcfSpa atoffset fcPlcSpaMom.]" calcext:value-type="string">
            <text:p># (4 bytes): An unsigned integer that specifies the size, in bytes, of the PlcfSpa atoffset fcPlcSpaMom.]</text:p>
          </table:table-cell>
          <table:table-cell office:value-type="string" calcext:value-type="string">
            <text:p># (4 bytes): An unsigned integer that specifies the size, in bytes, of the PlcfSpa atoffset fcPlcSpaMom.]</text:p>
          </table:table-cell>
          <table:table-cell table:number-columns-repeated="2"/>
        </table:table-row>
        <table:table-row table:style-name="ro1">
          <table:table-cell office:value-type="string" calcext:value-type="string">
            <text:p><text:s text:c="4"/>FibRgFcLcb97Dict["fcPlcSpaHdr"] = FIB1[</text:p>
          </table:table-cell>
          <table:table-cell office:value-type="float" office:value="83" calcext:value-type="float">
            <text:p>83</text:p>
          </table:table-cell>
          <table:table-cell office:value-type="float" office:value="82" calcext:value-type="float">
            <text:p>82</text:p>
          </table:table-cell>
          <table:table-cell office:value-type="string" calcext:value-type="string">
            <text:p>af150000</text:p>
          </table:table-cell>
          <table:table-cell table:formula="of:=CONCATENATE([.A165];[.C165];&quot;]&quot;)" office:value-type="string" office:string-value="    FibRgFcLcb97Dict[&quot;fcPlcSpaHdr&quot;] = FIB1[82]" calcext:value-type="string">
            <text:p><text:s text:c="4"/>FibRgFcLcb97Dict["fcPlcSpaHdr"] = FIB1[82]</text:p>
          </table:table-cell>
          <table:table-cell office:value-type="string" calcext:value-type="string">
            <text:p><text:s text:c="4"/>FibRgFcLcb97Dict["fcPlcSpaHdr"] = FIB1[82]</text:p>
          </table:table-cell>
          <table:table-cell table:number-columns-repeated="2"/>
        </table:table-row>
        <table:table-row table:style-name="ro8">
          <table:table-cell office:value-type="string" calcext:value-type="string">
            <text:p># (4 bytes): An unsigned integer that specifies an offset in the Table Stream. A PlcfSpabegins at this offset. The PlcfSpa contains shape information for the Header Document. All CPs inthis PlcfSpa are relative to the starting position of the Header Document and MUST be greaterthan or equal to zero and less than or equal to ccpHdd in FibRgLw97. The final CP is undefinedand MUST be ignored, though this value MUST be greater than the previous entry. If there are noshapes in the Header Document, lcbPlcSpaHdr and fcPlcSpaHdr MUST both be zero and MUSTbe ignored. If there are shapes in the Header Document, fcPlcSpaHdr MUST point to a validPlcfSpa structure.</text:p>
          </table:table-cell>
          <table:table-cell table:number-columns-repeated="3"/>
          <table:table-cell table:formula="of:=CONCATENATE([.A166];[.C166];&quot;]&quot;)" office:value-type="string" office:string-value="# (4 bytes): An unsigned integer that specifies an offset in the Table Stream. A PlcfSpabegins at this offset. The PlcfSpa contains shape information for the Header Document. All CPs inthis PlcfSpa are relative to the starting position of the Header Document and MUST be greaterthan or equal to zero and less than or equal to ccpHdd in FibRgLw97. The final CP is undefinedand MUST be ignored, though this value MUST be greater than the previous entry. If there are noshapes in the Header Document, lcbPlcSpaHdr and fcPlcSpaHdr MUST both be zero and MUSTbe ignored. If there are shapes in the Header Document, fcPlcSpaHdr MUST point to a validPlcfSpa structure.]" calcext:value-type="string">
            <text:p># (4 bytes): An unsigned integer that specifies an offset in the Table Stream. A PlcfSpabegins at this offset. The PlcfSpa contains shape information for the Header Document. All CPs inthis PlcfSpa are relative to the starting position of the Header Document and MUST be greaterthan or equal to zero and less than or equal to ccpHdd in FibRgLw97. The final CP is undefinedand MUST be ignored, though this value MUST be greater than the previous entry. If there are noshapes in the Header Document, lcbPlcSpaHdr and fcPlcSpaHdr MUST both be zero and MUSTbe ignored. If there are shapes in the Header Document, fcPlcSpaHdr MUST point to a validPlcfSpa structure.]</text:p>
          </table:table-cell>
          <table:table-cell office:value-type="string" calcext:value-type="string">
            <text:p># (4 bytes): An unsigned integer that specifies an offset in the Table Stream. A PlcfSpabegins at this offset. The PlcfSpa contains shape information for the Header Document. All CPs inthis PlcfSpa are relative to the starting position of the Header Document and MUST be greaterthan or equal to zero and less than or equal to ccpHdd in FibRgLw97. The final CP is undefinedand MUST be ignored, though this value MUST be greater than the previous entry. If there are noshapes in the Header Document, lcbPlcSpaHdr and fcPlcSpaHdr MUST both be zero and MUSTbe ignored. If there are shapes in the Header Document, fcPlcSpaHdr MUST point to a validPlcfSpa structure.]</text:p>
          </table:table-cell>
          <table:table-cell table:number-columns-repeated="2"/>
        </table:table-row>
        <table:table-row table:style-name="ro1">
          <table:table-cell office:value-type="string" calcext:value-type="string">
            <text:p><text:s text:c="4"/>FibRgFcLcb97Dict["lcbPlcSpaHdr"] = FIB1[</text:p>
          </table:table-cell>
          <table:table-cell office:value-type="float" office:value="84" calcext:value-type="float">
            <text:p>84</text:p>
          </table:table-cell>
          <table:table-cell office:value-type="float" office:value="83" calcext:value-type="float">
            <text:p>83</text:p>
          </table:table-cell>
          <table:table-cell office:value-type="string" calcext:value-type="string">
            <text:p>00000000</text:p>
          </table:table-cell>
          <table:table-cell table:formula="of:=CONCATENATE([.A167];[.C167];&quot;]&quot;)" office:value-type="string" office:string-value="    FibRgFcLcb97Dict[&quot;lcbPlcSpaHdr&quot;] = FIB1[83]" calcext:value-type="string">
            <text:p><text:s text:c="4"/>FibRgFcLcb97Dict["lcbPlcSpaHdr"] = FIB1[83]</text:p>
          </table:table-cell>
          <table:table-cell office:value-type="string" calcext:value-type="string">
            <text:p><text:s text:c="4"/>FibRgFcLcb97Dict["lcbPlcSpaHdr"] = FIB1[83]</text:p>
          </table:table-cell>
          <table:table-cell table:number-columns-repeated="2"/>
        </table:table-row>
        <table:table-row table:style-name="ro2">
          <table:table-cell office:value-type="string" calcext:value-type="string">
            <text:p># (4 bytes): An unsigned integer that specifies the size, in bytes, of the PlcfSpa at theoffset fcPlcSpaHdr.</text:p>
          </table:table-cell>
          <table:table-cell table:number-columns-repeated="3"/>
          <table:table-cell table:formula="of:=CONCATENATE([.A168];[.C168];&quot;]&quot;)" office:value-type="string" office:string-value="# (4 bytes): An unsigned integer that specifies the size, in bytes, of the PlcfSpa at theoffset fcPlcSpaHdr.]" calcext:value-type="string">
            <text:p># (4 bytes): An unsigned integer that specifies the size, in bytes, of the PlcfSpa at theoffset fcPlcSpaHdr.]</text:p>
          </table:table-cell>
          <table:table-cell office:value-type="string" calcext:value-type="string">
            <text:p># (4 bytes): An unsigned integer that specifies the size, in bytes, of the PlcfSpa at theoffset fcPlcSpaHdr.]</text:p>
          </table:table-cell>
          <table:table-cell table:number-columns-repeated="2"/>
        </table:table-row>
        <table:table-row table:style-name="ro1">
          <table:table-cell office:value-type="string" calcext:value-type="string">
            <text:p><text:s text:c="4"/>FibRgFcLcb97Dict["fcPlcfAtnBkf"] = FIB1[</text:p>
          </table:table-cell>
          <table:table-cell office:value-type="float" office:value="85" calcext:value-type="float">
            <text:p>85</text:p>
          </table:table-cell>
          <table:table-cell office:value-type="float" office:value="84" calcext:value-type="float">
            <text:p>84</text:p>
          </table:table-cell>
          <table:table-cell office:value-type="string" calcext:value-type="string">
            <text:p>af150000</text:p>
          </table:table-cell>
          <table:table-cell table:formula="of:=CONCATENATE([.A169];[.C169];&quot;]&quot;)" office:value-type="string" office:string-value="    FibRgFcLcb97Dict[&quot;fcPlcfAtnBkf&quot;] = FIB1[84]" calcext:value-type="string">
            <text:p><text:s text:c="4"/>FibRgFcLcb97Dict["fcPlcfAtnBkf"] = FIB1[84]</text:p>
          </table:table-cell>
          <table:table-cell office:value-type="string" calcext:value-type="string">
            <text:p><text:s text:c="4"/>FibRgFcLcb97Dict["fcPlcfAtnBkf"] = FIB1[84]</text:p>
          </table:table-cell>
          <table:table-cell table:number-columns-repeated="2"/>
        </table:table-row>
        <table:table-row table:style-name="ro7">
          <table:table-cell office:value-type="string" calcext:value-type="string">
            <text:p># (4 bytes): An unsigned integer that specifies an offset in the Table Stream. A PlcfBkfthat contains information about annotation bookmarks in the document begins at this offset. IflcbPlcfAtnBkf is zero, fcPlcfAtnBkf is undefined and MUST be ignored.Each data element in the PlcfBkf is associated, in a one-to-one correlation, with a data element inthe PlcfBkl at offset fcPlcfAtnBkl. For this reason, the PlcfBkf that begins at offsetfcPlcfAtnBkf, and the PlcfBkl that begins at offset fcPlcfAtnBkl, MUST contain the samenumber of data elements. The PlcfBkf is parallel to the SttbfAtnBkmk at offset fcSttbfAtnBkmkin the Table Stream. Each data element in the PlcfBkf specifies information about the bookmarkwhich is associated with the element that is located at the same offset in that SttbfAtnBkmk. Forthis reason, the PlcfBkf that begins at offset fcPlcfAtnBkf, and the SttbfAtnBkmk that begins atoffset fcSttbfAtnBkmk, MUST contain the same number of elements.The CP range of an annotation bookmark MUST be in the Main Document part.</text:p>
          </table:table-cell>
          <table:table-cell table:number-columns-repeated="3"/>
          <table:table-cell table:formula="of:=CONCATENATE([.A170];[.C170];&quot;]&quot;)" office:value-type="string" office:string-value="# (4 bytes): An unsigned integer that specifies an offset in the Table Stream. A PlcfBkfthat contains information about annotation bookmarks in the document begins at this offset. IflcbPlcfAtnBkf is zero, fcPlcfAtnBkf is undefined and MUST be ignored.Each data element in the PlcfBkf is associated, in a one-to-one correlation, with a data element inthe PlcfBkl at offset fcPlcfAtnBkl. For this reason, the PlcfBkf that begins at offsetfcPlcfAtnBkf, and the PlcfBkl that begins at offset fcPlcfAtnBkl, MUST contain the samenumber of data elements. The PlcfBkf is parallel to the SttbfAtnBkmk at offset fcSttbfAtnBkmkin the Table Stream. Each data element in the PlcfBkf specifies information about the bookmarkwhich is associated with the element that is located at the same offset in that SttbfAtnBkmk. Forthis reason, the PlcfBkf that begins at offset fcPlcfAtnBkf, and the SttbfAtnBkmk that begins atoffset fcSttbfAtnBkmk, MUST contain the same number of elements.The CP range of an annotation bookmark MUST be in the Main Document part.]" calcext:value-type="string">
            <text:p># (4 bytes): An unsigned integer that specifies an offset in the Table Stream. A PlcfBkfthat contains information about annotation bookmarks in the document begins at this offset. IflcbPlcfAtnBkf is zero, fcPlcfAtnBkf is undefined and MUST be ignored.Each data element in the PlcfBkf is associated, in a one-to-one correlation, with a data element inthe PlcfBkl at offset fcPlcfAtnBkl. For this reason, the PlcfBkf that begins at offsetfcPlcfAtnBkf, and the PlcfBkl that begins at offset fcPlcfAtnBkl, MUST contain the samenumber of data elements. The PlcfBkf is parallel to the SttbfAtnBkmk at offset fcSttbfAtnBkmkin the Table Stream. Each data element in the PlcfBkf specifies information about the bookmarkwhich is associated with the element that is located at the same offset in that SttbfAtnBkmk. Forthis reason, the PlcfBkf that begins at offset fcPlcfAtnBkf, and the SttbfAtnBkmk that begins atoffset fcSttbfAtnBkmk, MUST contain the same number of elements.The CP range of an annotation bookmark MUST be in the Main Document part.]</text:p>
          </table:table-cell>
          <table:table-cell office:value-type="string" calcext:value-type="string">
            <text:p># (4 bytes): An unsigned integer that specifies an offset in the Table Stream. A PlcfBkfthat contains information about annotation bookmarks in the document begins at this offset. IflcbPlcfAtnBkf is zero, fcPlcfAtnBkf is undefined and MUST be ignored.Each data element in the PlcfBkf is associated, in a one-to-one correlation, with a data element inthe PlcfBkl at offset fcPlcfAtnBkl. For this reason, the PlcfBkf that begins at offsetfcPlcfAtnBkf, and the PlcfBkl that begins at offset fcPlcfAtnBkl, MUST contain the samenumber of data elements. The PlcfBkf is parallel to the SttbfAtnBkmk at offset fcSttbfAtnBkmkin the Table Stream. Each data element in the PlcfBkf specifies information about the bookmarkwhich is associated with the element that is located at the same offset in that SttbfAtnBkmk. Forthis reason, the PlcfBkf that begins at offset fcPlcfAtnBkf, and the SttbfAtnBkmk that begins atoffset fcSttbfAtnBkmk, MUST contain the same number of elements.The CP range of an annotation bookmark MUST be in the Main Document part.]</text:p>
          </table:table-cell>
          <table:table-cell table:number-columns-repeated="2"/>
        </table:table-row>
        <table:table-row table:style-name="ro1">
          <table:table-cell office:value-type="string" calcext:value-type="string">
            <text:p><text:s text:c="4"/>FibRgFcLcb97Dict["lcbPlcfAtnBkf"] = FIB1[</text:p>
          </table:table-cell>
          <table:table-cell office:value-type="float" office:value="86" calcext:value-type="float">
            <text:p>86</text:p>
          </table:table-cell>
          <table:table-cell office:value-type="float" office:value="85" calcext:value-type="float">
            <text:p>85</text:p>
          </table:table-cell>
          <table:table-cell office:value-type="string" calcext:value-type="string">
            <text:p>00000000</text:p>
          </table:table-cell>
          <table:table-cell table:formula="of:=CONCATENATE([.A171];[.C171];&quot;]&quot;)" office:value-type="string" office:string-value="    FibRgFcLcb97Dict[&quot;lcbPlcfAtnBkf&quot;] = FIB1[85]" calcext:value-type="string">
            <text:p><text:s text:c="4"/>FibRgFcLcb97Dict["lcbPlcfAtnBkf"] = FIB1[85]</text:p>
          </table:table-cell>
          <table:table-cell office:value-type="string" calcext:value-type="string">
            <text:p><text:s text:c="4"/>FibRgFcLcb97Dict["lcbPlcfAtnBkf"] = FIB1[85]</text:p>
          </table:table-cell>
          <table:table-cell table:number-columns-repeated="2"/>
        </table:table-row>
        <table:table-row table:style-name="ro2">
          <table:table-cell office:value-type="string" calcext:value-type="string">
            <text:p># (4 bytes): An unsigned integer that specifies the size, in bytes, of the PlcfBkf atoffset fcPlcfAtnBkf.</text:p>
          </table:table-cell>
          <table:table-cell table:number-columns-repeated="3"/>
          <table:table-cell table:formula="of:=CONCATENATE([.A172];[.C172];&quot;]&quot;)" office:value-type="string" office:string-value="# (4 bytes): An unsigned integer that specifies the size, in bytes, of the PlcfBkf atoffset fcPlcfAtnBkf.]" calcext:value-type="string">
            <text:p># (4 bytes): An unsigned integer that specifies the size, in bytes, of the PlcfBkf atoffset fcPlcfAtnBkf.]</text:p>
          </table:table-cell>
          <table:table-cell office:value-type="string" calcext:value-type="string">
            <text:p># (4 bytes): An unsigned integer that specifies the size, in bytes, of the PlcfBkf atoffset fcPlcfAtnBkf.]</text:p>
          </table:table-cell>
          <table:table-cell table:number-columns-repeated="2"/>
        </table:table-row>
        <table:table-row table:style-name="ro1">
          <table:table-cell office:value-type="string" calcext:value-type="string">
            <text:p><text:s text:c="4"/>FibRgFcLcb97Dict["fcPlcfAtnBkl"] = FIB1[</text:p>
          </table:table-cell>
          <table:table-cell office:value-type="float" office:value="87" calcext:value-type="float">
            <text:p>87</text:p>
          </table:table-cell>
          <table:table-cell office:value-type="float" office:value="86" calcext:value-type="float">
            <text:p>86</text:p>
          </table:table-cell>
          <table:table-cell office:value-type="string" calcext:value-type="string">
            <text:p>af150000</text:p>
          </table:table-cell>
          <table:table-cell table:formula="of:=CONCATENATE([.A173];[.C173];&quot;]&quot;)" office:value-type="string" office:string-value="    FibRgFcLcb97Dict[&quot;fcPlcfAtnBkl&quot;] = FIB1[86]" calcext:value-type="string">
            <text:p><text:s text:c="4"/>FibRgFcLcb97Dict["fcPlcfAtnBkl"] = FIB1[86]</text:p>
          </table:table-cell>
          <table:table-cell office:value-type="string" calcext:value-type="string">
            <text:p><text:s text:c="4"/>FibRgFcLcb97Dict["fcPlcfAtnBkl"] = FIB1[86]</text:p>
          </table:table-cell>
          <table:table-cell table:number-columns-repeated="2"/>
        </table:table-row>
        <table:table-row table:style-name="ro6">
          <table:table-cell office:value-type="string" calcext:value-type="string">
            <text:p># (4 bytes): An unsigned integer that specifies an offset in the Table Stream. A PlcfBklthat contains information about annotation bookmarks in the document begins at this offset. IflcbPlcfAtnBkl is zero, then fcPlcfAtnBkl is undefined and MUST be ignored.Each data element in the PlcfBkl is associated, in a one-to-one correlation, with a data element inthe PlcfBkf at offset fcPlcfAtnBkf. For this reason, the PlcfBkl that begins at offsetfcPlcfAtnBkl, and the PlcfBkf that begins at offset fcPlcfAtnBkf, MUST contain the samenumber of data elements.The CP range of an annotation bookmark MUST be in the Main Document part.</text:p>
          </table:table-cell>
          <table:table-cell table:number-columns-repeated="3"/>
          <table:table-cell table:formula="of:=CONCATENATE([.A174];[.C174];&quot;]&quot;)" office:value-type="string" office:string-value="# (4 bytes): An unsigned integer that specifies an offset in the Table Stream. A PlcfBklthat contains information about annotation bookmarks in the document begins at this offset. IflcbPlcfAtnBkl is zero, then fcPlcfAtnBkl is undefined and MUST be ignored.Each data element in the PlcfBkl is associated, in a one-to-one correlation, with a data element inthe PlcfBkf at offset fcPlcfAtnBkf. For this reason, the PlcfBkl that begins at offsetfcPlcfAtnBkl, and the PlcfBkf that begins at offset fcPlcfAtnBkf, MUST contain the samenumber of data elements.The CP range of an annotation bookmark MUST be in the Main Document part.]" calcext:value-type="string">
            <text:p># (4 bytes): An unsigned integer that specifies an offset in the Table Stream. A PlcfBklthat contains information about annotation bookmarks in the document begins at this offset. IflcbPlcfAtnBkl is zero, then fcPlcfAtnBkl is undefined and MUST be ignored.Each data element in the PlcfBkl is associated, in a one-to-one correlation, with a data element inthe PlcfBkf at offset fcPlcfAtnBkf. For this reason, the PlcfBkl that begins at offsetfcPlcfAtnBkl, and the PlcfBkf that begins at offset fcPlcfAtnBkf, MUST contain the samenumber of data elements.The CP range of an annotation bookmark MUST be in the Main Document part.]</text:p>
          </table:table-cell>
          <table:table-cell office:value-type="string" calcext:value-type="string">
            <text:p># (4 bytes): An unsigned integer that specifies an offset in the Table Stream. A PlcfBklthat contains information about annotation bookmarks in the document begins at this offset. IflcbPlcfAtnBkl is zero, then fcPlcfAtnBkl is undefined and MUST be ignored.Each data element in the PlcfBkl is associated, in a one-to-one correlation, with a data element inthe PlcfBkf at offset fcPlcfAtnBkf. For this reason, the PlcfBkl that begins at offsetfcPlcfAtnBkl, and the PlcfBkf that begins at offset fcPlcfAtnBkf, MUST contain the samenumber of data elements.The CP range of an annotation bookmark MUST be in the Main Document part.]</text:p>
          </table:table-cell>
          <table:table-cell table:number-columns-repeated="2"/>
        </table:table-row>
        <table:table-row table:style-name="ro1">
          <table:table-cell office:value-type="string" calcext:value-type="string">
            <text:p><text:s text:c="4"/>FibRgFcLcb97Dict["lcbPlcfAtnBkl"] = FIB1[</text:p>
          </table:table-cell>
          <table:table-cell office:value-type="float" office:value="88" calcext:value-type="float">
            <text:p>88</text:p>
          </table:table-cell>
          <table:table-cell office:value-type="float" office:value="87" calcext:value-type="float">
            <text:p>87</text:p>
          </table:table-cell>
          <table:table-cell office:value-type="string" calcext:value-type="string">
            <text:p>00000000</text:p>
          </table:table-cell>
          <table:table-cell table:formula="of:=CONCATENATE([.A175];[.C175];&quot;]&quot;)" office:value-type="string" office:string-value="    FibRgFcLcb97Dict[&quot;lcbPlcfAtnBkl&quot;] = FIB1[87]" calcext:value-type="string">
            <text:p><text:s text:c="4"/>FibRgFcLcb97Dict["lcbPlcfAtnBkl"] = FIB1[87]</text:p>
          </table:table-cell>
          <table:table-cell office:value-type="string" calcext:value-type="string">
            <text:p><text:s text:c="4"/>FibRgFcLcb97Dict["lcbPlcfAtnBkl"] = FIB1[87]</text:p>
          </table:table-cell>
          <table:table-cell table:number-columns-repeated="2"/>
        </table:table-row>
        <table:table-row table:style-name="ro2">
          <table:table-cell office:value-type="string" calcext:value-type="string">
            <text:p># (4 bytes): An unsigned integer that specifies the size, in bytes, of the PlcfBkl atoffset fcPlcfAtnBkl.</text:p>
          </table:table-cell>
          <table:table-cell table:number-columns-repeated="3"/>
          <table:table-cell table:formula="of:=CONCATENATE([.A176];[.C176];&quot;]&quot;)" office:value-type="string" office:string-value="# (4 bytes): An unsigned integer that specifies the size, in bytes, of the PlcfBkl atoffset fcPlcfAtnBkl.]" calcext:value-type="string">
            <text:p># (4 bytes): An unsigned integer that specifies the size, in bytes, of the PlcfBkl atoffset fcPlcfAtnBkl.]</text:p>
          </table:table-cell>
          <table:table-cell office:value-type="string" calcext:value-type="string">
            <text:p># (4 bytes): An unsigned integer that specifies the size, in bytes, of the PlcfBkl atoffset fcPlcfAtnBkl.]</text:p>
          </table:table-cell>
          <table:table-cell table:number-columns-repeated="2"/>
        </table:table-row>
        <table:table-row table:style-name="ro1">
          <table:table-cell office:value-type="string" calcext:value-type="string">
            <text:p><text:s text:c="4"/>FibRgFcLcb97Dict["fcPms"] = FIB1[</text:p>
          </table:table-cell>
          <table:table-cell office:value-type="float" office:value="89" calcext:value-type="float">
            <text:p>89</text:p>
          </table:table-cell>
          <table:table-cell office:value-type="float" office:value="88" calcext:value-type="float">
            <text:p>88</text:p>
          </table:table-cell>
          <table:table-cell office:value-type="string" calcext:value-type="string">
            <text:p>51230000</text:p>
          </table:table-cell>
          <table:table-cell table:formula="of:=CONCATENATE([.A177];[.C177];&quot;]&quot;)" office:value-type="string" office:string-value="    FibRgFcLcb97Dict[&quot;fcPms&quot;] = FIB1[88]" calcext:value-type="string">
            <text:p><text:s text:c="4"/>FibRgFcLcb97Dict["fcPms"] = FIB1[88]</text:p>
          </table:table-cell>
          <table:table-cell office:value-type="string" calcext:value-type="string">
            <text:p><text:s text:c="4"/>FibRgFcLcb97Dict["fcPms"] = FIB1[88]</text:p>
          </table:table-cell>
          <table:table-cell table:number-columns-repeated="2"/>
        </table:table-row>
        <table:table-row table:style-name="ro4">
          <table:table-cell office:value-type="string" calcext:value-type="string">
            <text:p># (4 bytes): An unsigned integer that specifies an offset in the Table Stream. A Pms, whichcontains the current state of a print merge operation, begins at this offset. If lcbPms is zero,fcPms is undefined and MUST be ignored.</text:p>
          </table:table-cell>
          <table:table-cell table:number-columns-repeated="3"/>
          <table:table-cell table:formula="of:=CONCATENATE([.A178];[.C178];&quot;]&quot;)" office:value-type="string" office:string-value="# (4 bytes): An unsigned integer that specifies an offset in the Table Stream. A Pms, whichcontains the current state of a print merge operation, begins at this offset. If lcbPms is zero,fcPms is undefined and MUST be ignored.]" calcext:value-type="string">
            <text:p># (4 bytes): An unsigned integer that specifies an offset in the Table Stream. A Pms, whichcontains the current state of a print merge operation, begins at this offset. If lcbPms is zero,fcPms is undefined and MUST be ignored.]</text:p>
          </table:table-cell>
          <table:table-cell office:value-type="string" calcext:value-type="string">
            <text:p># (4 bytes): An unsigned integer that specifies an offset in the Table Stream. A Pms, whichcontains the current state of a print merge operation, begins at this offset. If lcbPms is zero,fcPms is undefined and MUST be ignored.]</text:p>
          </table:table-cell>
          <table:table-cell table:number-columns-repeated="2"/>
        </table:table-row>
        <table:table-row table:style-name="ro1">
          <table:table-cell office:value-type="string" calcext:value-type="string">
            <text:p><text:s text:c="4"/>FibRgFcLcb97Dict["lcbPms"] = FIB1[</text:p>
          </table:table-cell>
          <table:table-cell office:value-type="float" office:value="90" calcext:value-type="float">
            <text:p>90</text:p>
          </table:table-cell>
          <table:table-cell office:value-type="float" office:value="89" calcext:value-type="float">
            <text:p>89</text:p>
          </table:table-cell>
          <table:table-cell office:value-type="string" calcext:value-type="string">
            <text:p>00000000</text:p>
          </table:table-cell>
          <table:table-cell table:formula="of:=CONCATENATE([.A179];[.C179];&quot;]&quot;)" office:value-type="string" office:string-value="    FibRgFcLcb97Dict[&quot;lcbPms&quot;] = FIB1[89]" calcext:value-type="string">
            <text:p><text:s text:c="4"/>FibRgFcLcb97Dict["lcbPms"] = FIB1[89]</text:p>
          </table:table-cell>
          <table:table-cell office:value-type="string" calcext:value-type="string">
            <text:p><text:s text:c="4"/>FibRgFcLcb97Dict["lcbPms"] = FIB1[89]</text:p>
          </table:table-cell>
          <table:table-cell table:number-columns-repeated="2"/>
        </table:table-row>
        <table:table-row table:style-name="ro1">
          <table:table-cell office:value-type="string" calcext:value-type="string">
            <text:p># (4 bytes): An unsigned integer which specifies the size, in bytes, of the Pms at offsetfcPms.</text:p>
          </table:table-cell>
          <table:table-cell table:number-columns-repeated="3"/>
          <table:table-cell table:formula="of:=CONCATENATE([.A180];[.C180];&quot;]&quot;)" office:value-type="string" office:string-value="# (4 bytes): An unsigned integer which specifies the size, in bytes, of the Pms at offsetfcPms.]" calcext:value-type="string">
            <text:p># (4 bytes): An unsigned integer which specifies the size, in bytes, of the Pms at offsetfcPms.]</text:p>
          </table:table-cell>
          <table:table-cell office:value-type="string" calcext:value-type="string">
            <text:p># (4 bytes): An unsigned integer which specifies the size, in bytes, of the Pms at offsetfcPms.]</text:p>
          </table:table-cell>
          <table:table-cell table:number-columns-repeated="2"/>
        </table:table-row>
        <table:table-row table:style-name="ro1">
          <table:table-cell office:value-type="string" calcext:value-type="string">
            <text:p><text:s text:c="4"/>FibRgFcLcb97Dict["fcFormFldSttbs"] = FIB1[</text:p>
          </table:table-cell>
          <table:table-cell office:value-type="float" office:value="91" calcext:value-type="float">
            <text:p>91</text:p>
          </table:table-cell>
          <table:table-cell office:value-type="float" office:value="90" calcext:value-type="float">
            <text:p>90</text:p>
          </table:table-cell>
          <table:table-cell office:value-type="string" calcext:value-type="string">
            <text:p>00000000</text:p>
          </table:table-cell>
          <table:table-cell table:formula="of:=CONCATENATE([.A181];[.C181];&quot;]&quot;)" office:value-type="string" office:string-value="    FibRgFcLcb97Dict[&quot;fcFormFldSttbs&quot;] = FIB1[90]" calcext:value-type="string">
            <text:p><text:s text:c="4"/>FibRgFcLcb97Dict["fcFormFldSttbs"] = FIB1[90]</text:p>
          </table:table-cell>
          <table:table-cell office:value-type="string" calcext:value-type="string">
            <text:p><text:s text:c="4"/>FibRgFcLcb97Dict["fcFormFldSttbs"] = FIB1[90]</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182];[.C182];&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FormFldSttbs"] = FIB1[</text:p>
          </table:table-cell>
          <table:table-cell office:value-type="float" office:value="92" calcext:value-type="float">
            <text:p>92</text:p>
          </table:table-cell>
          <table:table-cell office:value-type="float" office:value="91" calcext:value-type="float">
            <text:p>91</text:p>
          </table:table-cell>
          <table:table-cell office:value-type="string" calcext:value-type="string">
            <text:p>00000000</text:p>
          </table:table-cell>
          <table:table-cell table:formula="of:=CONCATENATE([.A183];[.C183];&quot;]&quot;)" office:value-type="string" office:string-value="    FibRgFcLcb97Dict[&quot;lcbFormFldSttbs&quot;] = FIB1[91]" calcext:value-type="string">
            <text:p><text:s text:c="4"/>FibRgFcLcb97Dict["lcbFormFldSttbs"] = FIB1[91]</text:p>
          </table:table-cell>
          <table:table-cell office:value-type="string" calcext:value-type="string">
            <text:p><text:s text:c="4"/>FibRgFcLcb97Dict["lcbFormFldSttbs"] = FIB1[91]</text:p>
          </table:table-cell>
          <table:table-cell table:number-columns-repeated="2"/>
        </table:table-row>
        <table:table-row table:style-name="ro1">
          <table:table-cell office:value-type="string" calcext:value-type="string">
            <text:p># (4 bytes): This value MUST be zero, and MUST be ignored.</text:p>
          </table:table-cell>
          <table:table-cell table:number-columns-repeated="3"/>
          <table:table-cell table:formula="of:=CONCATENATE([.A184];[.C184];&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PlcfendRef"] = FIB1[</text:p>
          </table:table-cell>
          <table:table-cell office:value-type="float" office:value="93" calcext:value-type="float">
            <text:p>93</text:p>
          </table:table-cell>
          <table:table-cell office:value-type="float" office:value="92" calcext:value-type="float">
            <text:p>92</text:p>
          </table:table-cell>
          <table:table-cell office:value-type="string" calcext:value-type="string">
            <text:p>98140000</text:p>
          </table:table-cell>
          <table:table-cell table:formula="of:=CONCATENATE([.A185];[.C185];&quot;]&quot;)" office:value-type="string" office:string-value="    FibRgFcLcb97Dict[&quot;fcPlcfendRef&quot;] = FIB1[92]" calcext:value-type="string">
            <text:p><text:s text:c="4"/>FibRgFcLcb97Dict["fcPlcfendRef"] = FIB1[92]</text:p>
          </table:table-cell>
          <table:table-cell office:value-type="string" calcext:value-type="string">
            <text:p><text:s text:c="4"/>FibRgFcLcb97Dict["fcPlcfendRef"] = FIB1[92]</text:p>
          </table:table-cell>
          <table:table-cell table:number-columns-repeated="2"/>
        </table:table-row>
        <table:table-row table:style-name="ro3">
          <table:table-cell office:value-type="string" calcext:value-type="string">
            <text:p># (4 bytes): An unsigned integer that specifies an offset in the Table Stream. APlcfendRef that begins at this offset specifies the locations of endnote references in the MainDocument and whether those references use auto-numbering or custom symbols. IflcbPlcfendRef is zero, fcPlcfendRef is undefined and MUST be ignored.</text:p>
          </table:table-cell>
          <table:table-cell table:number-columns-repeated="3"/>
          <table:table-cell table:formula="of:=CONCATENATE([.A186];[.C186];&quot;]&quot;)" office:value-type="string" office:string-value="# (4 bytes): An unsigned integer that specifies an offset in the Table Stream. APlcfendRef that begins at this offset specifies the locations of endnote references in the MainDocument and whether those references use auto-numbering or custom symbols. IflcbPlcfendRef is zero, fcPlcfendRef is undefined and MUST be ignored.]" calcext:value-type="string">
            <text:p># (4 bytes): An unsigned integer that specifies an offset in the Table Stream. APlcfendRef that begins at this offset specifies the locations of endnote references in the MainDocument and whether those references use auto-numbering or custom symbols. IflcbPlcfendRef is zero, fcPlcfendRef is undefined and MUST be ignored.]</text:p>
          </table:table-cell>
          <table:table-cell office:value-type="string" calcext:value-type="string">
            <text:p># (4 bytes): An unsigned integer that specifies an offset in the Table Stream. APlcfendRef that begins at this offset specifies the locations of endnote references in the MainDocument and whether those references use auto-numbering or custom symbols. IflcbPlcfendRef is zero, fcPlcfendRef is undefined and MUST be ignored.]</text:p>
          </table:table-cell>
          <table:table-cell table:number-columns-repeated="2"/>
        </table:table-row>
        <table:table-row table:style-name="ro1">
          <table:table-cell office:value-type="string" calcext:value-type="string">
            <text:p><text:s text:c="4"/>FibRgFcLcb97Dict["lcbPlcfendRef"] = FIB1[</text:p>
          </table:table-cell>
          <table:table-cell office:value-type="float" office:value="94" calcext:value-type="float">
            <text:p>94</text:p>
          </table:table-cell>
          <table:table-cell office:value-type="float" office:value="93" calcext:value-type="float">
            <text:p>93</text:p>
          </table:table-cell>
          <table:table-cell office:value-type="string" calcext:value-type="string">
            <text:p>00000000</text:p>
          </table:table-cell>
          <table:table-cell table:formula="of:=CONCATENATE([.A187];[.C187];&quot;]&quot;)" office:value-type="string" office:string-value="    FibRgFcLcb97Dict[&quot;lcbPlcfendRef&quot;] = FIB1[93]" calcext:value-type="string">
            <text:p><text:s text:c="4"/>FibRgFcLcb97Dict["lcbPlcfendRef"] = FIB1[93]</text:p>
          </table:table-cell>
          <table:table-cell office:value-type="string" calcext:value-type="string">
            <text:p><text:s text:c="4"/>FibRgFcLcb97Dict["lcbPlcfendRef"] = FIB1[93]</text:p>
          </table:table-cell>
          <table:table-cell table:number-columns-repeated="2"/>
        </table:table-row>
        <table:table-row table:style-name="ro2">
          <table:table-cell office:value-type="string" calcext:value-type="string">
            <text:p># (4 bytes): An unsigned integer that specifies the size, in bytes, of the PlcfendRefthat begins at offset fcPlcfendRef in the Table Stream.</text:p>
          </table:table-cell>
          <table:table-cell table:number-columns-repeated="3"/>
          <table:table-cell table:formula="of:=CONCATENATE([.A188];[.C188];&quot;]&quot;)" office:value-type="string" office:string-value="# (4 bytes): An unsigned integer that specifies the size, in bytes, of the PlcfendRefthat begins at offset fcPlcfendRef in the Table Stream.]" calcext:value-type="string">
            <text:p># (4 bytes): An unsigned integer that specifies the size, in bytes, of the PlcfendRefthat begins at offset fcPlcfendRef in the Table Stream.]</text:p>
          </table:table-cell>
          <table:table-cell office:value-type="string" calcext:value-type="string">
            <text:p># (4 bytes): An unsigned integer that specifies the size, in bytes, of the PlcfendRefthat begins at offset fcPlcfendRef in the Table Stream.]</text:p>
          </table:table-cell>
          <table:table-cell table:number-columns-repeated="2"/>
        </table:table-row>
        <table:table-row table:style-name="ro1">
          <table:table-cell office:value-type="string" calcext:value-type="string">
            <text:p><text:s text:c="4"/>FibRgFcLcb97Dict["fcPlcfendTxt"] = FIB1[</text:p>
          </table:table-cell>
          <table:table-cell office:value-type="float" office:value="95" calcext:value-type="float">
            <text:p>95</text:p>
          </table:table-cell>
          <table:table-cell office:value-type="float" office:value="94" calcext:value-type="float">
            <text:p>94</text:p>
          </table:table-cell>
          <table:table-cell office:value-type="string" calcext:value-type="string">
            <text:p>98140000</text:p>
          </table:table-cell>
          <table:table-cell table:formula="of:=CONCATENATE([.A189];[.C189];&quot;]&quot;)" office:value-type="string" office:string-value="    FibRgFcLcb97Dict[&quot;fcPlcfendTxt&quot;] = FIB1[94]" calcext:value-type="string">
            <text:p><text:s text:c="4"/>FibRgFcLcb97Dict["fcPlcfendTxt"] = FIB1[94]</text:p>
          </table:table-cell>
          <table:table-cell office:value-type="string" calcext:value-type="string">
            <text:p><text:s text:c="4"/>FibRgFcLcb97Dict["fcPlcfendTxt"] = FIB1[94]</text:p>
          </table:table-cell>
          <table:table-cell table:number-columns-repeated="2"/>
        </table:table-row>
        <table:table-row table:style-name="ro4">
          <table:table-cell office:value-type="string" calcext:value-type="string">
            <text:p># (4 bytes): An unsigned integer that specifies an offset in the Table Stream. APlcfendTxt begins at this offset and specifies the locations of each block of endnote text in theEndnote Document. If lcbPlcfendTxt is zero, fcPlcfendTxt is undefined and MUST be ignored.</text:p>
          </table:table-cell>
          <table:table-cell table:number-columns-repeated="3"/>
          <table:table-cell table:formula="of:=CONCATENATE([.A190];[.C190];&quot;]&quot;)" office:value-type="string" office:string-value="# (4 bytes): An unsigned integer that specifies an offset in the Table Stream. APlcfendTxt begins at this offset and specifies the locations of each block of endnote text in theEndnote Document. If lcbPlcfendTxt is zero, fcPlcfendTxt is undefined and MUST be ignored.]" calcext:value-type="string">
            <text:p># (4 bytes): An unsigned integer that specifies an offset in the Table Stream. APlcfendTxt begins at this offset and specifies the locations of each block of endnote text in theEndnote Document. If lcbPlcfendTxt is zero, fcPlcfendTxt is undefined and MUST be ignored.]</text:p>
          </table:table-cell>
          <table:table-cell office:value-type="string" calcext:value-type="string">
            <text:p># (4 bytes): An unsigned integer that specifies an offset in the Table Stream. APlcfendTxt begins at this offset and specifies the locations of each block of endnote text in theEndnote Document. If lcbPlcfendTxt is zero, fcPlcfendTxt is undefined and MUST be ignored.]</text:p>
          </table:table-cell>
          <table:table-cell table:number-columns-repeated="2"/>
        </table:table-row>
        <table:table-row table:style-name="ro1">
          <table:table-cell office:value-type="string" calcext:value-type="string">
            <text:p><text:s text:c="4"/>FibRgFcLcb97Dict["lcbPlcfendTxt"] = FIB1[</text:p>
          </table:table-cell>
          <table:table-cell office:value-type="float" office:value="96" calcext:value-type="float">
            <text:p>96</text:p>
          </table:table-cell>
          <table:table-cell office:value-type="float" office:value="95" calcext:value-type="float">
            <text:p>95</text:p>
          </table:table-cell>
          <table:table-cell office:value-type="string" calcext:value-type="string">
            <text:p>00000000</text:p>
          </table:table-cell>
          <table:table-cell table:formula="of:=CONCATENATE([.A191];[.C191];&quot;]&quot;)" office:value-type="string" office:string-value="    FibRgFcLcb97Dict[&quot;lcbPlcfendTxt&quot;] = FIB1[95]" calcext:value-type="string">
            <text:p><text:s text:c="4"/>FibRgFcLcb97Dict["lcbPlcfendTxt"] = FIB1[95]</text:p>
          </table:table-cell>
          <table:table-cell office:value-type="string" calcext:value-type="string">
            <text:p><text:s text:c="4"/>FibRgFcLcb97Dict["lcbPlcfendTxt"] = FIB1[95]</text:p>
          </table:table-cell>
          <table:table-cell table:number-columns-repeated="2"/>
        </table:table-row>
        <table:table-row table:style-name="ro4">
          <table:table-cell office:value-type="string" calcext:value-type="string">
            <text:p># (4 bytes): An unsigned integer that specifies the size, in bytes, of the PlcfendTxtthat begins at offset fcPlcfendTxt in the Table Stream.lcbPlcfendTxt MUST be zero if FibRgLw97.ccpEdn is zero, and MUST be nonzero ifFibRgLw97.ccpEdn is nonzero.</text:p>
          </table:table-cell>
          <table:table-cell table:number-columns-repeated="3"/>
          <table:table-cell table:formula="of:=CONCATENATE([.A192];[.C192];&quot;]&quot;)" office:value-type="string" office:string-value="# (4 bytes): An unsigned integer that specifies the size, in bytes, of the PlcfendTxtthat begins at offset fcPlcfendTxt in the Table Stream.lcbPlcfendTxt MUST be zero if FibRgLw97.ccpEdn is zero, and MUST be nonzero ifFibRgLw97.ccpEdn is nonzero.]" calcext:value-type="string">
            <text:p># (4 bytes): An unsigned integer that specifies the size, in bytes, of the PlcfendTxtthat begins at offset fcPlcfendTxt in the Table Stream.lcbPlcfendTxt MUST be zero if FibRgLw97.ccpEdn is zero, and MUST be nonzero ifFibRgLw97.ccpEdn is nonzero.]</text:p>
          </table:table-cell>
          <table:table-cell office:value-type="string" calcext:value-type="string">
            <text:p># (4 bytes): An unsigned integer that specifies the size, in bytes, of the PlcfendTxtthat begins at offset fcPlcfendTxt in the Table Stream.lcbPlcfendTxt MUST be zero if FibRgLw97.ccpEdn is zero, and MUST be nonzero ifFibRgLw97.ccpEdn is nonzero.]</text:p>
          </table:table-cell>
          <table:table-cell table:number-columns-repeated="2"/>
        </table:table-row>
        <table:table-row table:style-name="ro1">
          <table:table-cell office:value-type="string" calcext:value-type="string">
            <text:p><text:s text:c="4"/>FibRgFcLcb97Dict["fcPlcfFldEdn"] = FIB1[</text:p>
          </table:table-cell>
          <table:table-cell office:value-type="float" office:value="97" calcext:value-type="float">
            <text:p>97</text:p>
          </table:table-cell>
          <table:table-cell office:value-type="float" office:value="96" calcext:value-type="float">
            <text:p>96</text:p>
          </table:table-cell>
          <table:table-cell office:value-type="string" calcext:value-type="string">
            <text:p>d4140000</text:p>
          </table:table-cell>
          <table:table-cell table:formula="of:=CONCATENATE([.A193];[.C193];&quot;]&quot;)" office:value-type="string" office:string-value="    FibRgFcLcb97Dict[&quot;fcPlcfFldEdn&quot;] = FIB1[96]" calcext:value-type="string">
            <text:p><text:s text:c="4"/>FibRgFcLcb97Dict["fcPlcfFldEdn"] = FIB1[96]</text:p>
          </table:table-cell>
          <table:table-cell office:value-type="string" calcext:value-type="string">
            <text:p><text:s text:c="4"/>FibRgFcLcb97Dict["fcPlcfFldEdn"] = FIB1[96]</text:p>
          </table:table-cell>
          <table:table-cell table:number-columns-repeated="2"/>
        </table:table-row>
        <table:table-row table:style-name="ro5">
          <table:table-cell office:value-type="string" calcext:value-type="string">
            <text:p># (4 bytes): An unsigned integer that specifies an offset in the Table Stream. A PlcFldbegins at this offset and specifies the locations of field characters in the Endnote Document. AllCPs in this PlcFld are relative to the starting position of the Endnote Document. All CPs in thisPlcFld MUST be greater than or equal to zero and less than or equal to FibRgLw97.ccpEdn. IflcbPlcfFldEdn is zero, fcPlcfFldEdn is undefined and MUST be ignored.</text:p>
          </table:table-cell>
          <table:table-cell table:number-columns-repeated="3"/>
          <table:table-cell table:formula="of:=CONCATENATE([.A194];[.C194];&quot;]&quot;)" office:value-type="string" office:string-value="# (4 bytes): An unsigned integer that specifies an offset in the Table Stream. A PlcFldbegins at this offset and specifies the locations of field characters in the Endnote Document. AllCPs in this PlcFld are relative to the starting position of the Endnote Document. All CPs in thisPlcFld MUST be greater than or equal to zero and less than or equal to FibRgLw97.ccpEdn. IflcbPlcfFldEdn is zero, fcPlcfFldEdn is undefined and MUST be ignored.]" calcext:value-type="string">
            <text:p># (4 bytes): An unsigned integer that specifies an offset in the Table Stream. A PlcFldbegins at this offset and specifies the locations of field characters in the Endnote Document. AllCPs in this PlcFld are relative to the starting position of the Endnote Document. All CPs in thisPlcFld MUST be greater than or equal to zero and less than or equal to FibRgLw97.ccpEdn. IflcbPlcfFldEdn is zero, fcPlcfFldEdn is undefined and MUST be ignored.]</text:p>
          </table:table-cell>
          <table:table-cell office:value-type="string" calcext:value-type="string">
            <text:p># (4 bytes): An unsigned integer that specifies an offset in the Table Stream. A PlcFldbegins at this offset and specifies the locations of field characters in the Endnote Document. AllCPs in this PlcFld are relative to the starting position of the Endnote Document. All CPs in thisPlcFld MUST be greater than or equal to zero and less than or equal to FibRgLw97.ccpEdn. IflcbPlcfFldEdn is zero, fcPlcfFldEdn is undefined and MUST be ignored.]</text:p>
          </table:table-cell>
          <table:table-cell table:number-columns-repeated="2"/>
        </table:table-row>
        <table:table-row table:style-name="ro1">
          <table:table-cell office:value-type="string" calcext:value-type="string">
            <text:p><text:s text:c="4"/>FibRgFcLcb97Dict["lcbPlcfFldEdn"] = FIB1[</text:p>
          </table:table-cell>
          <table:table-cell office:value-type="float" office:value="98" calcext:value-type="float">
            <text:p>98</text:p>
          </table:table-cell>
          <table:table-cell office:value-type="float" office:value="97" calcext:value-type="float">
            <text:p>97</text:p>
          </table:table-cell>
          <table:table-cell office:value-type="string" calcext:value-type="string">
            <text:p>00000000</text:p>
          </table:table-cell>
          <table:table-cell table:formula="of:=CONCATENATE([.A195];[.C195];&quot;]&quot;)" office:value-type="string" office:string-value="    FibRgFcLcb97Dict[&quot;lcbPlcfFldEdn&quot;] = FIB1[97]" calcext:value-type="string">
            <text:p><text:s text:c="4"/>FibRgFcLcb97Dict["lcbPlcfFldEdn"] = FIB1[97]</text:p>
          </table:table-cell>
          <table:table-cell office:value-type="string" calcext:value-type="string">
            <text:p><text:s text:c="4"/>FibRgFcLcb97Dict["lcbPlcfFldEdn"] = FIB1[97]</text:p>
          </table:table-cell>
          <table:table-cell table:number-columns-repeated="2"/>
        </table:table-row>
        <table:table-row table:style-name="ro2">
          <table:table-cell office:value-type="string" calcext:value-type="string">
            <text:p># (4 bytes): An unsigned integer that specifies the size, in bytes, of the PlcFld at offsetfcPlcfFldEdn in the Table Stream.</text:p>
          </table:table-cell>
          <table:table-cell table:number-columns-repeated="3"/>
          <table:table-cell table:formula="of:=CONCATENATE([.A196];[.C196];&quot;]&quot;)" office:value-type="string" office:string-value="# (4 bytes): An unsigned integer that specifies the size, in bytes, of the PlcFld at offsetfcPlcfFldEdn in the Table Stream.]" calcext:value-type="string">
            <text:p># (4 bytes): An unsigned integer that specifies the size, in bytes, of the PlcFld at offsetfcPlcfFldEdn in the Table Stream.]</text:p>
          </table:table-cell>
          <table:table-cell office:value-type="string" calcext:value-type="string">
            <text:p># (4 bytes): An unsigned integer that specifies the size, in bytes, of the PlcFld at offsetfcPlcfFldEdn in the Table Stream.]</text:p>
          </table:table-cell>
          <table:table-cell table:number-columns-repeated="2"/>
        </table:table-row>
        <table:table-row table:style-name="ro1">
          <table:table-cell office:value-type="string" calcext:value-type="string">
            <text:p><text:s text:c="4"/>FibRgFcLcb97Dict["fcUnused4"] = FIB1[</text:p>
          </table:table-cell>
          <table:table-cell office:value-type="float" office:value="99" calcext:value-type="float">
            <text:p>99</text:p>
          </table:table-cell>
          <table:table-cell office:value-type="float" office:value="98" calcext:value-type="float">
            <text:p>98</text:p>
          </table:table-cell>
          <table:table-cell office:value-type="string" calcext:value-type="string">
            <text:p>00000000</text:p>
          </table:table-cell>
          <table:table-cell table:formula="of:=CONCATENATE([.A197];[.C197];&quot;]&quot;)" office:value-type="string" office:string-value="    FibRgFcLcb97Dict[&quot;fcUnused4&quot;] = FIB1[98]" calcext:value-type="string">
            <text:p><text:s text:c="4"/>FibRgFcLcb97Dict["fcUnused4"] = FIB1[98]</text:p>
          </table:table-cell>
          <table:table-cell office:value-type="string" calcext:value-type="string">
            <text:p><text:s text:c="4"/>FibRgFcLcb97Dict["fcUnused4"] = FIB1[98]</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198];[.C198];&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Unused4"] = FIB1[</text:p>
          </table:table-cell>
          <table:table-cell office:value-type="float" office:value="100" calcext:value-type="float">
            <text:p>100</text:p>
          </table:table-cell>
          <table:table-cell office:value-type="float" office:value="99" calcext:value-type="float">
            <text:p>99</text:p>
          </table:table-cell>
          <table:table-cell office:value-type="string" calcext:value-type="string">
            <text:p>00000000</text:p>
          </table:table-cell>
          <table:table-cell table:formula="of:=CONCATENATE([.A199];[.C199];&quot;]&quot;)" office:value-type="string" office:string-value="    FibRgFcLcb97Dict[&quot;lcbUnused4&quot;] = FIB1[99]" calcext:value-type="string">
            <text:p><text:s text:c="4"/>FibRgFcLcb97Dict["lcbUnused4"] = FIB1[99]</text:p>
          </table:table-cell>
          <table:table-cell office:value-type="string" calcext:value-type="string">
            <text:p><text:s text:c="4"/>FibRgFcLcb97Dict["lcbUnused4"] = FIB1[99]</text:p>
          </table:table-cell>
          <table:table-cell table:number-columns-repeated="2"/>
        </table:table-row>
        <table:table-row table:style-name="ro1">
          <table:table-cell table:style-name="ce2" office:value-type="string" calcext:value-type="string">
            <text:p># (4 bytes): This value MUST be zero, and MUST be ignored.</text:p>
          </table:table-cell>
          <table:table-cell table:number-columns-repeated="3"/>
          <table:table-cell table:formula="of:=CONCATENATE([.A200];[.C200];&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DggInfo"] = FIB1[</text:p>
          </table:table-cell>
          <table:table-cell office:value-type="float" office:value="101" calcext:value-type="float">
            <text:p>101</text:p>
          </table:table-cell>
          <table:table-cell office:value-type="float" office:value="100" calcext:value-type="float">
            <text:p>100</text:p>
          </table:table-cell>
          <table:table-cell office:value-type="string" calcext:value-type="string">
            <text:p>d4140000</text:p>
          </table:table-cell>
          <table:table-cell table:formula="of:=CONCATENATE([.A201];[.C201];&quot;]&quot;)" office:value-type="string" office:string-value="    FibRgFcLcb97Dict[&quot;fcDggInfo&quot;] = FIB1[100]" calcext:value-type="string">
            <text:p><text:s text:c="4"/>FibRgFcLcb97Dict["fcDggInfo"] = FIB1[100]</text:p>
          </table:table-cell>
          <table:table-cell office:value-type="string" calcext:value-type="string">
            <text:p><text:s text:c="4"/>FibRgFcLcb97Dict["fcDggInfo"] = FIB1[100]</text:p>
          </table:table-cell>
          <table:table-cell table:number-columns-repeated="2"/>
        </table:table-row>
        <table:table-row table:style-name="ro4">
          <table:table-cell office:value-type="string" calcext:value-type="string">
            <text:p># (4 bytes): An unsigned integer that specifies an offset in the Table Stream. AnOfficeArtContent that contains information about the drawings in the document begins at thisoffset.</text:p>
          </table:table-cell>
          <table:table-cell table:number-columns-repeated="3"/>
          <table:table-cell table:formula="of:=CONCATENATE([.A202];[.C202];&quot;]&quot;)" office:value-type="string" office:string-value="# (4 bytes): An unsigned integer that specifies an offset in the Table Stream. AnOfficeArtContent that contains information about the drawings in the document begins at thisoffset.]" calcext:value-type="string">
            <text:p># (4 bytes): An unsigned integer that specifies an offset in the Table Stream. AnOfficeArtContent that contains information about the drawings in the document begins at thisoffset.]</text:p>
          </table:table-cell>
          <table:table-cell office:value-type="string" calcext:value-type="string">
            <text:p># (4 bytes): An unsigned integer that specifies an offset in the Table Stream. AnOfficeArtContent that contains information about the drawings in the document begins at thisoffset.]</text:p>
          </table:table-cell>
          <table:table-cell table:number-columns-repeated="2"/>
        </table:table-row>
        <table:table-row table:style-name="ro1">
          <table:table-cell office:value-type="string" calcext:value-type="string">
            <text:p><text:s text:c="4"/>FibRgFcLcb97Dict["lcbDggInfo"] = FIB1[</text:p>
          </table:table-cell>
          <table:table-cell office:value-type="float" office:value="102" calcext:value-type="float">
            <text:p>102</text:p>
          </table:table-cell>
          <table:table-cell office:value-type="float" office:value="101" calcext:value-type="float">
            <text:p>101</text:p>
          </table:table-cell>
          <table:table-cell office:value-type="string" calcext:value-type="string">
            <text:p>db000000</text:p>
          </table:table-cell>
          <table:table-cell table:formula="of:=CONCATENATE([.A203];[.C203];&quot;]&quot;)" office:value-type="string" office:string-value="    FibRgFcLcb97Dict[&quot;lcbDggInfo&quot;] = FIB1[101]" calcext:value-type="string">
            <text:p><text:s text:c="4"/>FibRgFcLcb97Dict["lcbDggInfo"] = FIB1[101]</text:p>
          </table:table-cell>
          <table:table-cell office:value-type="string" calcext:value-type="string">
            <text:p><text:s text:c="4"/>FibRgFcLcb97Dict["lcbDggInfo"] = FIB1[101]</text:p>
          </table:table-cell>
          <table:table-cell table:number-columns-repeated="2"/>
        </table:table-row>
        <table:table-row table:style-name="ro2">
          <table:table-cell office:value-type="string" calcext:value-type="string">
            <text:p># (4 bytes): An unsigned integer that specifies the size, in bytes, of the OfficeArtContentat the offset fcDggInfo. If lcbDggInfo is zero, there MUST NOT be any drawings in thedocument.</text:p>
          </table:table-cell>
          <table:table-cell table:number-columns-repeated="3"/>
          <table:table-cell table:formula="of:=CONCATENATE([.A204];[.C204];&quot;]&quot;)" office:value-type="string" office:string-value="# (4 bytes): An unsigned integer that specifies the size, in bytes, of the OfficeArtContentat the offset fcDggInfo. If lcbDggInfo is zero, there MUST NOT be any drawings in thedocument.]" calcext:value-type="string">
            <text:p># (4 bytes): An unsigned integer that specifies the size, in bytes, of the OfficeArtContentat the offset fcDggInfo. If lcbDggInfo is zero, there MUST NOT be any drawings in thedocument.]</text:p>
          </table:table-cell>
          <table:table-cell office:value-type="string" calcext:value-type="string">
            <text:p># (4 bytes): An unsigned integer that specifies the size, in bytes, of the OfficeArtContentat the offset fcDggInfo. If lcbDggInfo is zero, there MUST NOT be any drawings in thedocument.]</text:p>
          </table:table-cell>
          <table:table-cell table:number-columns-repeated="2"/>
        </table:table-row>
        <table:table-row table:style-name="ro1">
          <table:table-cell office:value-type="string" calcext:value-type="string">
            <text:p><text:s text:c="4"/>FibRgFcLcb97Dict["fcSttbfRMark"] = FIB1[</text:p>
          </table:table-cell>
          <table:table-cell office:value-type="float" office:value="103" calcext:value-type="float">
            <text:p>103</text:p>
          </table:table-cell>
          <table:table-cell office:value-type="float" office:value="102" calcext:value-type="float">
            <text:p>102</text:p>
          </table:table-cell>
          <table:table-cell office:value-type="string" calcext:value-type="string">
            <text:p>66230000</text:p>
          </table:table-cell>
          <table:table-cell table:formula="of:=CONCATENATE([.A205];[.C205];&quot;]&quot;)" office:value-type="string" office:string-value="    FibRgFcLcb97Dict[&quot;fcSttbfRMark&quot;] = FIB1[102]" calcext:value-type="string">
            <text:p><text:s text:c="4"/>FibRgFcLcb97Dict["fcSttbfRMark"] = FIB1[102]</text:p>
          </table:table-cell>
          <table:table-cell office:value-type="string" calcext:value-type="string">
            <text:p><text:s text:c="4"/>FibRgFcLcb97Dict["fcSttbfRMark"] = FIB1[102]</text:p>
          </table:table-cell>
          <table:table-cell table:number-columns-repeated="2"/>
        </table:table-row>
        <table:table-row table:style-name="ro4">
          <table:table-cell office:value-type="string" calcext:value-type="string">
            <text:p># (4 bytes): An unsigned integer that specifies an offset in the Table Stream. AnSttbfRMark that contains the names of authors who have added revision marks or comments tothe document begins at this offset. If lcbSttbfRMark is zero, fcSttbfRMark is undefined andMUST be ignored.</text:p>
          </table:table-cell>
          <table:table-cell table:number-columns-repeated="3"/>
          <table:table-cell table:formula="of:=CONCATENATE([.A206];[.C206];&quot;]&quot;)" office:value-type="string" office:string-value="# (4 bytes): An unsigned integer that specifies an offset in the Table Stream. AnSttbfRMark that contains the names of authors who have added revision marks or comments tothe document begins at this offset. If lcbSttbfRMark is zero, fcSttbfRMark is undefined andMUST be ignored.]" calcext:value-type="string">
            <text:p># (4 bytes): An unsigned integer that specifies an offset in the Table Stream. AnSttbfRMark that contains the names of authors who have added revision marks or comments tothe document begins at this offset. If lcbSttbfRMark is zero, fcSttbfRMark is undefined andMUST be ignored.]</text:p>
          </table:table-cell>
          <table:table-cell office:value-type="string" calcext:value-type="string">
            <text:p># (4 bytes): An unsigned integer that specifies an offset in the Table Stream. AnSttbfRMark that contains the names of authors who have added revision marks or comments tothe document begins at this offset. If lcbSttbfRMark is zero, fcSttbfRMark is undefined andMUST be ignored.]</text:p>
          </table:table-cell>
          <table:table-cell table:number-columns-repeated="2"/>
        </table:table-row>
        <table:table-row table:style-name="ro1">
          <table:table-cell office:value-type="string" calcext:value-type="string">
            <text:p><text:s text:c="4"/>FibRgFcLcb97Dict["lcbSttbfRMark"] = FIB1[</text:p>
          </table:table-cell>
          <table:table-cell office:value-type="float" office:value="104" calcext:value-type="float">
            <text:p>104</text:p>
          </table:table-cell>
          <table:table-cell office:value-type="float" office:value="103" calcext:value-type="float">
            <text:p>103</text:p>
          </table:table-cell>
          <table:table-cell office:value-type="string" calcext:value-type="string">
            <text:p>16000000</text:p>
          </table:table-cell>
          <table:table-cell table:formula="of:=CONCATENATE([.A207];[.C207];&quot;]&quot;)" office:value-type="string" office:string-value="    FibRgFcLcb97Dict[&quot;lcbSttbfRMark&quot;] = FIB1[103]" calcext:value-type="string">
            <text:p><text:s text:c="4"/>FibRgFcLcb97Dict["lcbSttbfRMark"] = FIB1[103]</text:p>
          </table:table-cell>
          <table:table-cell office:value-type="string" calcext:value-type="string">
            <text:p><text:s text:c="4"/>FibRgFcLcb97Dict["lcbSttbfRMark"] = FIB1[103]</text:p>
          </table:table-cell>
          <table:table-cell table:number-columns-repeated="2"/>
        </table:table-row>
        <table:table-row table:style-name="ro2">
          <table:table-cell office:value-type="string" calcext:value-type="string">
            <text:p># (4 bytes): An unsigned integer that specifies the size, in bytes, of the SttbfRMarkat the offset fcSttbfRMark.</text:p>
          </table:table-cell>
          <table:table-cell table:number-columns-repeated="3"/>
          <table:table-cell table:formula="of:=CONCATENATE([.A208];[.C208];&quot;]&quot;)" office:value-type="string" office:string-value="# (4 bytes): An unsigned integer that specifies the size, in bytes, of the SttbfRMarkat the offset fcSttbfRMark.]" calcext:value-type="string">
            <text:p># (4 bytes): An unsigned integer that specifies the size, in bytes, of the SttbfRMarkat the offset fcSttbfRMark.]</text:p>
          </table:table-cell>
          <table:table-cell office:value-type="string" calcext:value-type="string">
            <text:p># (4 bytes): An unsigned integer that specifies the size, in bytes, of the SttbfRMarkat the offset fcSttbfRMark.]</text:p>
          </table:table-cell>
          <table:table-cell table:number-columns-repeated="2"/>
        </table:table-row>
        <table:table-row table:style-name="ro1">
          <table:table-cell office:value-type="string" calcext:value-type="string">
            <text:p><text:s text:c="4"/>FibRgFcLcb97Dict["fcSttbfCaption"] = FIB1[</text:p>
          </table:table-cell>
          <table:table-cell office:value-type="float" office:value="105" calcext:value-type="float">
            <text:p>105</text:p>
          </table:table-cell>
          <table:table-cell office:value-type="float" office:value="104" calcext:value-type="float">
            <text:p>104</text:p>
          </table:table-cell>
          <table:table-cell office:value-type="string" calcext:value-type="string">
            <text:p>b1160000</text:p>
          </table:table-cell>
          <table:table-cell table:formula="of:=CONCATENATE([.A209];[.C209];&quot;]&quot;)" office:value-type="string" office:string-value="    FibRgFcLcb97Dict[&quot;fcSttbfCaption&quot;] = FIB1[104]" calcext:value-type="string">
            <text:p><text:s text:c="4"/>FibRgFcLcb97Dict["fcSttbfCaption"] = FIB1[104]</text:p>
          </table:table-cell>
          <table:table-cell office:value-type="string" calcext:value-type="string">
            <text:p><text:s text:c="4"/>FibRgFcLcb97Dict["fcSttbfCaption"] = FIB1[104]</text:p>
          </table:table-cell>
          <table:table-cell table:number-columns-repeated="2"/>
        </table:table-row>
        <table:table-row table:style-name="ro3">
          <table:table-cell office:value-type="string" calcext:value-type="string">
            <text:p># (4 bytes): An unsigned integer that specifies an offset in the Table Stream. AnSttbfCaption that contains information about the captions that are defined in this documentbegins at this offset. If lcbSttbfCaption is zero, fcSttbfCaption is undefined and MUST beignored. If this document is not the Normal template, this value MUST be ignored.</text:p>
          </table:table-cell>
          <table:table-cell table:number-columns-repeated="3"/>
          <table:table-cell table:formula="of:=CONCATENATE([.A210];[.C210];&quot;]&quot;)" office:value-type="string" office:string-value="# (4 bytes): An unsigned integer that specifies an offset in the Table Stream. AnSttbfCaption that contains information about the captions that are defined in this documentbegins at this offset. If lcbSttbfCaption is zero, fcSttbfCaption is undefined and MUST beignored. If this document is not the Normal template, this value MUST be ignored.]" calcext:value-type="string">
            <text:p># (4 bytes): An unsigned integer that specifies an offset in the Table Stream. AnSttbfCaption that contains information about the captions that are defined in this documentbegins at this offset. If lcbSttbfCaption is zero, fcSttbfCaption is undefined and MUST beignored. If this document is not the Normal template, this value MUST be ignored.]</text:p>
          </table:table-cell>
          <table:table-cell office:value-type="string" calcext:value-type="string">
            <text:p># (4 bytes): An unsigned integer that specifies an offset in the Table Stream. AnSttbfCaption that contains information about the captions that are defined in this documentbegins at this offset. If lcbSttbfCaption is zero, fcSttbfCaption is undefined and MUST beignored. If this document is not the Normal template, this value MUST be ignored.]</text:p>
          </table:table-cell>
          <table:table-cell table:number-columns-repeated="2"/>
        </table:table-row>
        <table:table-row table:style-name="ro1">
          <table:table-cell office:value-type="string" calcext:value-type="string">
            <text:p><text:s text:c="4"/>FibRgFcLcb97Dict["lcbSttbfCaption"] = FIB1[</text:p>
          </table:table-cell>
          <table:table-cell office:value-type="float" office:value="106" calcext:value-type="float">
            <text:p>106</text:p>
          </table:table-cell>
          <table:table-cell office:value-type="float" office:value="105" calcext:value-type="float">
            <text:p>105</text:p>
          </table:table-cell>
          <table:table-cell office:value-type="string" calcext:value-type="string">
            <text:p>00000000</text:p>
          </table:table-cell>
          <table:table-cell table:formula="of:=CONCATENATE([.A211];[.C211];&quot;]&quot;)" office:value-type="string" office:string-value="    FibRgFcLcb97Dict[&quot;lcbSttbfCaption&quot;] = FIB1[105]" calcext:value-type="string">
            <text:p><text:s text:c="4"/>FibRgFcLcb97Dict["lcbSttbfCaption"] = FIB1[105]</text:p>
          </table:table-cell>
          <table:table-cell office:value-type="string" calcext:value-type="string">
            <text:p><text:s text:c="4"/>FibRgFcLcb97Dict["lcbSttbfCaption"] = FIB1[105]</text:p>
          </table:table-cell>
          <table:table-cell table:number-columns-repeated="2"/>
        </table:table-row>
        <table:table-row table:style-name="ro4">
          <table:table-cell office:value-type="string" calcext:value-type="string">
            <text:p># (4 bytes): An unsigned integer that specifies the size, in bytes, of the SttbfCaptionat offset fcSttbfCaption in the Table Stream. If base.fDot of the Fib that contains thisFibRgFcLcb97 is zero, this value MUST be zero.</text:p>
          </table:table-cell>
          <table:table-cell table:number-columns-repeated="3"/>
          <table:table-cell table:formula="of:=CONCATENATE([.A212];[.C212];&quot;]&quot;)" office:value-type="string" office:string-value="# (4 bytes): An unsigned integer that specifies the size, in bytes, of the SttbfCaptionat offset fcSttbfCaption in the Table Stream. If base.fDot of the Fib that contains thisFibRgFcLcb97 is zero, this value MUST be zero.]" calcext:value-type="string">
            <text:p># (4 bytes): An unsigned integer that specifies the size, in bytes, of the SttbfCaptionat offset fcSttbfCaption in the Table Stream. If base.fDot of the Fib that contains thisFibRgFcLcb97 is zero, this value MUST be zero.]</text:p>
          </table:table-cell>
          <table:table-cell office:value-type="string" calcext:value-type="string">
            <text:p># (4 bytes): An unsigned integer that specifies the size, in bytes, of the SttbfCaptionat offset fcSttbfCaption in the Table Stream. If base.fDot of the Fib that contains thisFibRgFcLcb97 is zero, this value MUST be zero.]</text:p>
          </table:table-cell>
          <table:table-cell table:number-columns-repeated="2"/>
        </table:table-row>
        <table:table-row table:style-name="ro1">
          <table:table-cell office:value-type="string" calcext:value-type="string">
            <text:p><text:s text:c="4"/>FibRgFcLcb97Dict["fcSttbfAutoCaption"] = FIB1[</text:p>
          </table:table-cell>
          <table:table-cell office:value-type="float" office:value="107" calcext:value-type="float">
            <text:p>107</text:p>
          </table:table-cell>
          <table:table-cell office:value-type="float" office:value="106" calcext:value-type="float">
            <text:p>106</text:p>
          </table:table-cell>
          <table:table-cell office:value-type="string" calcext:value-type="string">
            <text:p>b1160000</text:p>
          </table:table-cell>
          <table:table-cell table:formula="of:=CONCATENATE([.A213];[.C213];&quot;]&quot;)" office:value-type="string" office:string-value="    FibRgFcLcb97Dict[&quot;fcSttbfAutoCaption&quot;] = FIB1[106]" calcext:value-type="string">
            <text:p><text:s text:c="4"/>FibRgFcLcb97Dict["fcSttbfAutoCaption"] = FIB1[106]</text:p>
          </table:table-cell>
          <table:table-cell office:value-type="string" calcext:value-type="string">
            <text:p><text:s text:c="4"/>FibRgFcLcb97Dict["fcSttbfAutoCaption"] = FIB1[106]</text:p>
          </table:table-cell>
          <table:table-cell table:number-columns-repeated="2"/>
        </table:table-row>
        <table:table-row table:style-name="ro3">
          <table:table-cell office:value-type="string" calcext:value-type="string">
            <text:p># (4 bytes): An unsigned integer that specifies an offset in the Table Stream. ASttbfAutoCaption that contains information about the AutoCaption strings defined in thisdocument begins at this offset. If lcbSttbfAutoCaption is zero, fcSttbfAutoCaption is undefinedand MUST be ignored. If this document is not the Normal template, this value MUST be ignored.</text:p>
          </table:table-cell>
          <table:table-cell table:number-columns-repeated="3"/>
          <table:table-cell table:formula="of:=CONCATENATE([.A214];[.C214];&quot;]&quot;)" office:value-type="string" office:string-value="# (4 bytes): An unsigned integer that specifies an offset in the Table Stream. ASttbfAutoCaption that contains information about the AutoCaption strings defined in thisdocument begins at this offset. If lcbSttbfAutoCaption is zero, fcSttbfAutoCaption is undefinedand MUST be ignored. If this document is not the Normal template, this value MUST be ignored.]" calcext:value-type="string">
            <text:p># (4 bytes): An unsigned integer that specifies an offset in the Table Stream. ASttbfAutoCaption that contains information about the AutoCaption strings defined in thisdocument begins at this offset. If lcbSttbfAutoCaption is zero, fcSttbfAutoCaption is undefinedand MUST be ignored. If this document is not the Normal template, this value MUST be ignored.]</text:p>
          </table:table-cell>
          <table:table-cell office:value-type="string" calcext:value-type="string">
            <text:p># (4 bytes): An unsigned integer that specifies an offset in the Table Stream. ASttbfAutoCaption that contains information about the AutoCaption strings defined in thisdocument begins at this offset. If lcbSttbfAutoCaption is zero, fcSttbfAutoCaption is undefinedand MUST be ignored. If this document is not the Normal template, this value MUST be ignored.]</text:p>
          </table:table-cell>
          <table:table-cell table:number-columns-repeated="2"/>
        </table:table-row>
        <table:table-row table:style-name="ro1">
          <table:table-cell office:value-type="string" calcext:value-type="string">
            <text:p><text:s text:c="4"/>FibRgFcLcb97Dict["lcbSttbfAutoCaption"] = FIB1[</text:p>
          </table:table-cell>
          <table:table-cell office:value-type="float" office:value="108" calcext:value-type="float">
            <text:p>108</text:p>
          </table:table-cell>
          <table:table-cell office:value-type="float" office:value="107" calcext:value-type="float">
            <text:p>107</text:p>
          </table:table-cell>
          <table:table-cell office:value-type="string" calcext:value-type="string">
            <text:p>00000000</text:p>
          </table:table-cell>
          <table:table-cell table:formula="of:=CONCATENATE([.A215];[.C215];&quot;]&quot;)" office:value-type="string" office:string-value="    FibRgFcLcb97Dict[&quot;lcbSttbfAutoCaption&quot;] = FIB1[107]" calcext:value-type="string">
            <text:p><text:s text:c="4"/>FibRgFcLcb97Dict["lcbSttbfAutoCaption"] = FIB1[107]</text:p>
          </table:table-cell>
          <table:table-cell office:value-type="string" calcext:value-type="string">
            <text:p><text:s text:c="4"/>FibRgFcLcb97Dict["lcbSttbfAutoCaption"] = FIB1[107]</text:p>
          </table:table-cell>
          <table:table-cell table:number-columns-repeated="2"/>
        </table:table-row>
        <table:table-row table:style-name="ro4">
          <table:table-cell office:value-type="string" calcext:value-type="string">
            <text:p># (4 bytes): An unsigned integer that specifies the size, in bytes, of theSttbfAutoCaption at offset fcSttbfAutoCaption in the Table Stream. If base.fDot of the Fibthat contains this FibRgFcLcb97 is zero, this MUST be zero.</text:p>
          </table:table-cell>
          <table:table-cell table:number-columns-repeated="3"/>
          <table:table-cell table:formula="of:=CONCATENATE([.A216];[.C216];&quot;]&quot;)" office:value-type="string" office:string-value="# (4 bytes): An unsigned integer that specifies the size, in bytes, of theSttbfAutoCaption at offset fcSttbfAutoCaption in the Table Stream. If base.fDot of the Fibthat contains this FibRgFcLcb97 is zero, this MUST be zero.]" calcext:value-type="string">
            <text:p># (4 bytes): An unsigned integer that specifies the size, in bytes, of theSttbfAutoCaption at offset fcSttbfAutoCaption in the Table Stream. If base.fDot of the Fibthat contains this FibRgFcLcb97 is zero, this MUST be zero.]</text:p>
          </table:table-cell>
          <table:table-cell office:value-type="string" calcext:value-type="string">
            <text:p># (4 bytes): An unsigned integer that specifies the size, in bytes, of theSttbfAutoCaption at offset fcSttbfAutoCaption in the Table Stream. If base.fDot of the Fibthat contains this FibRgFcLcb97 is zero, this MUST be zero.]</text:p>
          </table:table-cell>
          <table:table-cell table:number-columns-repeated="2"/>
        </table:table-row>
        <table:table-row table:style-name="ro1">
          <table:table-cell office:value-type="string" calcext:value-type="string">
            <text:p><text:s text:c="4"/>FibRgFcLcb97Dict["fcPlcfWkb"] = FIB1[</text:p>
          </table:table-cell>
          <table:table-cell office:value-type="float" office:value="109" calcext:value-type="float">
            <text:p>109</text:p>
          </table:table-cell>
          <table:table-cell office:value-type="float" office:value="108" calcext:value-type="float">
            <text:p>108</text:p>
          </table:table-cell>
          <table:table-cell office:value-type="string" calcext:value-type="string">
            <text:p>b1160000</text:p>
          </table:table-cell>
          <table:table-cell table:formula="of:=CONCATENATE([.A217];[.C217];&quot;]&quot;)" office:value-type="string" office:string-value="    FibRgFcLcb97Dict[&quot;fcPlcfWkb&quot;] = FIB1[108]" calcext:value-type="string">
            <text:p><text:s text:c="4"/>FibRgFcLcb97Dict["fcPlcfWkb"] = FIB1[108]</text:p>
          </table:table-cell>
          <table:table-cell office:value-type="string" calcext:value-type="string">
            <text:p><text:s text:c="4"/>FibRgFcLcb97Dict["fcPlcfWkb"] = FIB1[108]</text:p>
          </table:table-cell>
          <table:table-cell table:number-columns-repeated="2"/>
        </table:table-row>
        <table:table-row table:style-name="ro2">
          <table:table-cell office:value-type="string" calcext:value-type="string">
            <text:p># (4 bytes): An unsigned integer that specifies an offset in the Table Stream. A PlcfWKBthat contains information about all master documents and subdocuments begins at this offset.</text:p>
          </table:table-cell>
          <table:table-cell table:number-columns-repeated="3"/>
          <table:table-cell table:formula="of:=CONCATENATE([.A218];[.C218];&quot;]&quot;)" office:value-type="string" office:string-value="# (4 bytes): An unsigned integer that specifies an offset in the Table Stream. A PlcfWKBthat contains information about all master documents and subdocuments begins at this offset.]" calcext:value-type="string">
            <text:p># (4 bytes): An unsigned integer that specifies an offset in the Table Stream. A PlcfWKBthat contains information about all master documents and subdocuments begins at this offset.]</text:p>
          </table:table-cell>
          <table:table-cell office:value-type="string" calcext:value-type="string">
            <text:p># (4 bytes): An unsigned integer that specifies an offset in the Table Stream. A PlcfWKBthat contains information about all master documents and subdocuments begins at this offset.]</text:p>
          </table:table-cell>
          <table:table-cell table:number-columns-repeated="2"/>
        </table:table-row>
        <table:table-row table:style-name="ro1">
          <table:table-cell office:value-type="string" calcext:value-type="string">
            <text:p><text:s text:c="4"/>FibRgFcLcb97Dict["lcbPlcfWkb"] = FIB1[</text:p>
          </table:table-cell>
          <table:table-cell office:value-type="float" office:value="110" calcext:value-type="float">
            <text:p>110</text:p>
          </table:table-cell>
          <table:table-cell office:value-type="float" office:value="109" calcext:value-type="float">
            <text:p>109</text:p>
          </table:table-cell>
          <table:table-cell office:value-type="string" calcext:value-type="string">
            <text:p>00000000</text:p>
          </table:table-cell>
          <table:table-cell table:formula="of:=CONCATENATE([.A219];[.C219];&quot;]&quot;)" office:value-type="string" office:string-value="    FibRgFcLcb97Dict[&quot;lcbPlcfWkb&quot;] = FIB1[109]" calcext:value-type="string">
            <text:p><text:s text:c="4"/>FibRgFcLcb97Dict["lcbPlcfWkb"] = FIB1[109]</text:p>
          </table:table-cell>
          <table:table-cell office:value-type="string" calcext:value-type="string">
            <text:p><text:s text:c="4"/>FibRgFcLcb97Dict["lcbPlcfWkb"] = FIB1[109]</text:p>
          </table:table-cell>
          <table:table-cell table:number-columns-repeated="2"/>
        </table:table-row>
        <table:table-row table:style-name="ro4">
          <table:table-cell office:value-type="string" calcext:value-type="string">
            <text:p># (4 bytes): An unsigned integer that specifies the size, in bytes, of the PlcfWKB atoffset fcPlcfWkb in the Table Stream. If lcbPlcfWkb is zero, fcPlcfWkb is undefined and MUSTbe ignored.</text:p>
          </table:table-cell>
          <table:table-cell table:number-columns-repeated="3"/>
          <table:table-cell table:formula="of:=CONCATENATE([.A220];[.C220];&quot;]&quot;)" office:value-type="string" office:string-value="# (4 bytes): An unsigned integer that specifies the size, in bytes, of the PlcfWKB atoffset fcPlcfWkb in the Table Stream. If lcbPlcfWkb is zero, fcPlcfWkb is undefined and MUSTbe ignored.]" calcext:value-type="string">
            <text:p># (4 bytes): An unsigned integer that specifies the size, in bytes, of the PlcfWKB atoffset fcPlcfWkb in the Table Stream. If lcbPlcfWkb is zero, fcPlcfWkb is undefined and MUSTbe ignored.]</text:p>
          </table:table-cell>
          <table:table-cell office:value-type="string" calcext:value-type="string">
            <text:p># (4 bytes): An unsigned integer that specifies the size, in bytes, of the PlcfWKB atoffset fcPlcfWkb in the Table Stream. If lcbPlcfWkb is zero, fcPlcfWkb is undefined and MUSTbe ignored.]</text:p>
          </table:table-cell>
          <table:table-cell table:number-columns-repeated="2"/>
        </table:table-row>
        <table:table-row table:style-name="ro1">
          <table:table-cell office:value-type="string" calcext:value-type="string">
            <text:p><text:s text:c="4"/>FibRgFcLcb97Dict["fcPlcfSpl"] = FIB1[</text:p>
          </table:table-cell>
          <table:table-cell office:value-type="float" office:value="111" calcext:value-type="float">
            <text:p>111</text:p>
          </table:table-cell>
          <table:table-cell office:value-type="float" office:value="110" calcext:value-type="float">
            <text:p>110</text:p>
          </table:table-cell>
          <table:table-cell office:value-type="string" calcext:value-type="string">
            <text:p>af150000</text:p>
          </table:table-cell>
          <table:table-cell table:formula="of:=CONCATENATE([.A221];[.C221];&quot;]&quot;)" office:value-type="string" office:string-value="    FibRgFcLcb97Dict[&quot;fcPlcfSpl&quot;] = FIB1[110]" calcext:value-type="string">
            <text:p><text:s text:c="4"/>FibRgFcLcb97Dict["fcPlcfSpl"] = FIB1[110]</text:p>
          </table:table-cell>
          <table:table-cell office:value-type="string" calcext:value-type="string">
            <text:p><text:s text:c="4"/>FibRgFcLcb97Dict["fcPlcfSpl"] = FIB1[110]</text:p>
          </table:table-cell>
          <table:table-cell table:number-columns-repeated="2"/>
        </table:table-row>
        <table:table-row table:style-name="ro4">
          <table:table-cell office:value-type="string" calcext:value-type="string">
            <text:p># (4 bytes): An unsigned integer that specifies an offset in the Table Stream. A Plcfspl,which specifies the state of the spell checker for each text range, begins at this offset. IflcbPlcfSpl is zero, then fcPlcfSpl is undefined and MUST be ignored.</text:p>
          </table:table-cell>
          <table:table-cell table:number-columns-repeated="3"/>
          <table:table-cell table:formula="of:=CONCATENATE([.A222];[.C222];&quot;]&quot;)" office:value-type="string" office:string-value="# (4 bytes): An unsigned integer that specifies an offset in the Table Stream. A Plcfspl,which specifies the state of the spell checker for each text range, begins at this offset. IflcbPlcfSpl is zero, then fcPlcfSpl is undefined and MUST be ignored.]" calcext:value-type="string">
            <text:p># (4 bytes): An unsigned integer that specifies an offset in the Table Stream. A Plcfspl,which specifies the state of the spell checker for each text range, begins at this offset. IflcbPlcfSpl is zero, then fcPlcfSpl is undefined and MUST be ignored.]</text:p>
          </table:table-cell>
          <table:table-cell office:value-type="string" calcext:value-type="string">
            <text:p># (4 bytes): An unsigned integer that specifies an offset in the Table Stream. A Plcfspl,which specifies the state of the spell checker for each text range, begins at this offset. IflcbPlcfSpl is zero, then fcPlcfSpl is undefined and MUST be ignored.]</text:p>
          </table:table-cell>
          <table:table-cell table:number-columns-repeated="2"/>
        </table:table-row>
        <table:table-row table:style-name="ro1">
          <table:table-cell office:value-type="string" calcext:value-type="string">
            <text:p><text:s text:c="4"/>FibRgFcLcb97Dict["lcbPlcfSpl"] = FIB1[</text:p>
          </table:table-cell>
          <table:table-cell office:value-type="float" office:value="112" calcext:value-type="float">
            <text:p>112</text:p>
          </table:table-cell>
          <table:table-cell office:value-type="float" office:value="111" calcext:value-type="float">
            <text:p>111</text:p>
          </table:table-cell>
          <table:table-cell office:value-type="string" calcext:value-type="string">
            <text:p>82000000</text:p>
          </table:table-cell>
          <table:table-cell table:formula="of:=CONCATENATE([.A223];[.C223];&quot;]&quot;)" office:value-type="string" office:string-value="    FibRgFcLcb97Dict[&quot;lcbPlcfSpl&quot;] = FIB1[111]" calcext:value-type="string">
            <text:p><text:s text:c="4"/>FibRgFcLcb97Dict["lcbPlcfSpl"] = FIB1[111]</text:p>
          </table:table-cell>
          <table:table-cell office:value-type="string" calcext:value-type="string">
            <text:p><text:s text:c="4"/>FibRgFcLcb97Dict["lcbPlcfSpl"] = FIB1[111]</text:p>
          </table:table-cell>
          <table:table-cell table:number-columns-repeated="2"/>
        </table:table-row>
        <table:table-row table:style-name="ro2">
          <table:table-cell office:value-type="string" calcext:value-type="string">
            <text:p># (4 bytes): An unsigned integer that specifies the size, in bytes, of the Plcfspl that beginsat offset fcPlcfSpl in the Table Stream.</text:p>
          </table:table-cell>
          <table:table-cell table:number-columns-repeated="3"/>
          <table:table-cell table:formula="of:=CONCATENATE([.A224];[.C224];&quot;]&quot;)" office:value-type="string" office:string-value="# (4 bytes): An unsigned integer that specifies the size, in bytes, of the Plcfspl that beginsat offset fcPlcfSpl in the Table Stream.]" calcext:value-type="string">
            <text:p># (4 bytes): An unsigned integer that specifies the size, in bytes, of the Plcfspl that beginsat offset fcPlcfSpl in the Table Stream.]</text:p>
          </table:table-cell>
          <table:table-cell office:value-type="string" calcext:value-type="string">
            <text:p># (4 bytes): An unsigned integer that specifies the size, in bytes, of the Plcfspl that beginsat offset fcPlcfSpl in the Table Stream.]</text:p>
          </table:table-cell>
          <table:table-cell table:number-columns-repeated="2"/>
        </table:table-row>
        <table:table-row table:style-name="ro1">
          <table:table-cell office:value-type="string" calcext:value-type="string">
            <text:p><text:s text:c="4"/>FibRgFcLcb97Dict["fcPlcftxbxTxt"] = FIB1[</text:p>
          </table:table-cell>
          <table:table-cell office:value-type="float" office:value="113" calcext:value-type="float">
            <text:p>113</text:p>
          </table:table-cell>
          <table:table-cell office:value-type="float" office:value="112" calcext:value-type="float">
            <text:p>112</text:p>
          </table:table-cell>
          <table:table-cell office:value-type="string" calcext:value-type="string">
            <text:p>98140000</text:p>
          </table:table-cell>
          <table:table-cell table:formula="of:=CONCATENATE([.A225];[.C225];&quot;]&quot;)" office:value-type="string" office:string-value="    FibRgFcLcb97Dict[&quot;fcPlcftxbxTxt&quot;] = FIB1[112]" calcext:value-type="string">
            <text:p><text:s text:c="4"/>FibRgFcLcb97Dict["fcPlcftxbxTxt"] = FIB1[112]</text:p>
          </table:table-cell>
          <table:table-cell office:value-type="string" calcext:value-type="string">
            <text:p><text:s text:c="4"/>FibRgFcLcb97Dict["fcPlcftxbxTxt"] = FIB1[112]</text:p>
          </table:table-cell>
          <table:table-cell table:number-columns-repeated="2"/>
        </table:table-row>
        <table:table-row table:style-name="ro4">
          <table:table-cell office:value-type="string" calcext:value-type="string">
            <text:p># (4 bytes): An unsigned integer that specifies an offset in the Table Stream. APlcftxbxTxt begins at this offset and specifies which ranges of text are contained in whichtextboxes. If lcbPlcftxbxTxt is zero, fcPlcftxbxTxt is undefined and MUST be ignored.</text:p>
          </table:table-cell>
          <table:table-cell table:number-columns-repeated="3"/>
          <table:table-cell table:formula="of:=CONCATENATE([.A226];[.C226];&quot;]&quot;)" office:value-type="string" office:string-value="# (4 bytes): An unsigned integer that specifies an offset in the Table Stream. APlcftxbxTxt begins at this offset and specifies which ranges of text are contained in whichtextboxes. If lcbPlcftxbxTxt is zero, fcPlcftxbxTxt is undefined and MUST be ignored.]" calcext:value-type="string">
            <text:p># (4 bytes): An unsigned integer that specifies an offset in the Table Stream. APlcftxbxTxt begins at this offset and specifies which ranges of text are contained in whichtextboxes. If lcbPlcftxbxTxt is zero, fcPlcftxbxTxt is undefined and MUST be ignored.]</text:p>
          </table:table-cell>
          <table:table-cell office:value-type="string" calcext:value-type="string">
            <text:p># (4 bytes): An unsigned integer that specifies an offset in the Table Stream. APlcftxbxTxt begins at this offset and specifies which ranges of text are contained in whichtextboxes. If lcbPlcftxbxTxt is zero, fcPlcftxbxTxt is undefined and MUST be ignored.]</text:p>
          </table:table-cell>
          <table:table-cell table:number-columns-repeated="2"/>
        </table:table-row>
        <table:table-row table:style-name="ro1">
          <table:table-cell office:value-type="string" calcext:value-type="string">
            <text:p><text:s text:c="4"/>FibRgFcLcb97Dict["lcbPlcftxbxTxt"] = FIB1[</text:p>
          </table:table-cell>
          <table:table-cell office:value-type="float" office:value="114" calcext:value-type="float">
            <text:p>114</text:p>
          </table:table-cell>
          <table:table-cell office:value-type="float" office:value="113" calcext:value-type="float">
            <text:p>113</text:p>
          </table:table-cell>
          <table:table-cell office:value-type="string" calcext:value-type="string">
            <text:p>00000000</text:p>
          </table:table-cell>
          <table:table-cell table:formula="of:=CONCATENATE([.A227];[.C227];&quot;]&quot;)" office:value-type="string" office:string-value="    FibRgFcLcb97Dict[&quot;lcbPlcftxbxTxt&quot;] = FIB1[113]" calcext:value-type="string">
            <text:p><text:s text:c="4"/>FibRgFcLcb97Dict["lcbPlcftxbxTxt"] = FIB1[113]</text:p>
          </table:table-cell>
          <table:table-cell office:value-type="string" calcext:value-type="string">
            <text:p><text:s text:c="4"/>FibRgFcLcb97Dict["lcbPlcftxbxTxt"] = FIB1[113]</text:p>
          </table:table-cell>
          <table:table-cell table:number-columns-repeated="2"/>
        </table:table-row>
        <table:table-row table:style-name="ro4">
          <table:table-cell office:value-type="string" calcext:value-type="string">
            <text:p># (4 bytes): An unsigned integer that specifies the size, in bytes, of the PlcftxbxTxtthat begins at offset fcPlcftxbxTxt in the Table Stream.lcbPlcftxbxTxt MUST be zero if FibRgLw97.ccpTxbx is zero, and MUST be nonzero ifFibRgLw97.ccpTxbx is nonzero.</text:p>
          </table:table-cell>
          <table:table-cell table:number-columns-repeated="3"/>
          <table:table-cell table:formula="of:=CONCATENATE([.A228];[.C228];&quot;]&quot;)" office:value-type="string" office:string-value="# (4 bytes): An unsigned integer that specifies the size, in bytes, of the PlcftxbxTxtthat begins at offset fcPlcftxbxTxt in the Table Stream.lcbPlcftxbxTxt MUST be zero if FibRgLw97.ccpTxbx is zero, and MUST be nonzero ifFibRgLw97.ccpTxbx is nonzero.]" calcext:value-type="string">
            <text:p># (4 bytes): An unsigned integer that specifies the size, in bytes, of the PlcftxbxTxtthat begins at offset fcPlcftxbxTxt in the Table Stream.lcbPlcftxbxTxt MUST be zero if FibRgLw97.ccpTxbx is zero, and MUST be nonzero ifFibRgLw97.ccpTxbx is nonzero.]</text:p>
          </table:table-cell>
          <table:table-cell office:value-type="string" calcext:value-type="string">
            <text:p># (4 bytes): An unsigned integer that specifies the size, in bytes, of the PlcftxbxTxtthat begins at offset fcPlcftxbxTxt in the Table Stream.lcbPlcftxbxTxt MUST be zero if FibRgLw97.ccpTxbx is zero, and MUST be nonzero ifFibRgLw97.ccpTxbx is nonzero.]</text:p>
          </table:table-cell>
          <table:table-cell table:number-columns-repeated="2"/>
        </table:table-row>
        <table:table-row table:style-name="ro1">
          <table:table-cell office:value-type="string" calcext:value-type="string">
            <text:p><text:s text:c="4"/>FibRgFcLcb97Dict["fcPlcfFldTxbx"] = FIB1[</text:p>
          </table:table-cell>
          <table:table-cell office:value-type="float" office:value="115" calcext:value-type="float">
            <text:p>115</text:p>
          </table:table-cell>
          <table:table-cell office:value-type="float" office:value="114" calcext:value-type="float">
            <text:p>114</text:p>
          </table:table-cell>
          <table:table-cell office:value-type="string" calcext:value-type="string">
            <text:p>d4140000</text:p>
          </table:table-cell>
          <table:table-cell table:formula="of:=CONCATENATE([.A229];[.C229];&quot;]&quot;)" office:value-type="string" office:string-value="    FibRgFcLcb97Dict[&quot;fcPlcfFldTxbx&quot;] = FIB1[114]" calcext:value-type="string">
            <text:p><text:s text:c="4"/>FibRgFcLcb97Dict["fcPlcfFldTxbx"] = FIB1[114]</text:p>
          </table:table-cell>
          <table:table-cell office:value-type="string" calcext:value-type="string">
            <text:p><text:s text:c="4"/>FibRgFcLcb97Dict["fcPlcfFldTxbx"] = FIB1[114]</text:p>
          </table:table-cell>
          <table:table-cell table:number-columns-repeated="2"/>
        </table:table-row>
        <table:table-row table:style-name="ro5">
          <table:table-cell office:value-type="string" calcext:value-type="string">
            <text:p># (4 bytes): An unsigned integer that specifies an offset in the Table Stream. A PlcFldbegins at this offset and specifies the locations of field characters in the Textbox Document. AllCPs in this PlcFld are relative to the starting position of the Textbox Document. All CPs in thisPlcFld MUST be greater than or equal to zero and less than or equal to FibRgLw97.ccpTxbx. IflcbPlcfFldTxbx is zero, fcPlcfFldTxbx is undefined and MUST be ignored.</text:p>
          </table:table-cell>
          <table:table-cell table:number-columns-repeated="3"/>
          <table:table-cell table:formula="of:=CONCATENATE([.A230];[.C230];&quot;]&quot;)" office:value-type="string" office:string-value="# (4 bytes): An unsigned integer that specifies an offset in the Table Stream. A PlcFldbegins at this offset and specifies the locations of field characters in the Textbox Document. AllCPs in this PlcFld are relative to the starting position of the Textbox Document. All CPs in thisPlcFld MUST be greater than or equal to zero and less than or equal to FibRgLw97.ccpTxbx. IflcbPlcfFldTxbx is zero, fcPlcfFldTxbx is undefined and MUST be ignored.]" calcext:value-type="string">
            <text:p># (4 bytes): An unsigned integer that specifies an offset in the Table Stream. A PlcFldbegins at this offset and specifies the locations of field characters in the Textbox Document. AllCPs in this PlcFld are relative to the starting position of the Textbox Document. All CPs in thisPlcFld MUST be greater than or equal to zero and less than or equal to FibRgLw97.ccpTxbx. IflcbPlcfFldTxbx is zero, fcPlcfFldTxbx is undefined and MUST be ignored.]</text:p>
          </table:table-cell>
          <table:table-cell office:value-type="string" calcext:value-type="string">
            <text:p># (4 bytes): An unsigned integer that specifies an offset in the Table Stream. A PlcFldbegins at this offset and specifies the locations of field characters in the Textbox Document. AllCPs in this PlcFld are relative to the starting position of the Textbox Document. All CPs in thisPlcFld MUST be greater than or equal to zero and less than or equal to FibRgLw97.ccpTxbx. IflcbPlcfFldTxbx is zero, fcPlcfFldTxbx is undefined and MUST be ignored.]</text:p>
          </table:table-cell>
          <table:table-cell table:number-columns-repeated="2"/>
        </table:table-row>
        <table:table-row table:style-name="ro1">
          <table:table-cell office:value-type="string" calcext:value-type="string">
            <text:p><text:s text:c="4"/>FibRgFcLcb97Dict["lcbPlcfFldTxbx"] = FIB1[</text:p>
          </table:table-cell>
          <table:table-cell office:value-type="float" office:value="116" calcext:value-type="float">
            <text:p>116</text:p>
          </table:table-cell>
          <table:table-cell office:value-type="float" office:value="115" calcext:value-type="float">
            <text:p>115</text:p>
          </table:table-cell>
          <table:table-cell office:value-type="string" calcext:value-type="string">
            <text:p>00000000</text:p>
          </table:table-cell>
          <table:table-cell table:formula="of:=CONCATENATE([.A231];[.C231];&quot;]&quot;)" office:value-type="string" office:string-value="    FibRgFcLcb97Dict[&quot;lcbPlcfFldTxbx&quot;] = FIB1[115]" calcext:value-type="string">
            <text:p><text:s text:c="4"/>FibRgFcLcb97Dict["lcbPlcfFldTxbx"] = FIB1[115]</text:p>
          </table:table-cell>
          <table:table-cell office:value-type="string" calcext:value-type="string">
            <text:p><text:s text:c="4"/>FibRgFcLcb97Dict["lcbPlcfFldTxbx"] = FIB1[115]</text:p>
          </table:table-cell>
          <table:table-cell table:number-columns-repeated="2"/>
        </table:table-row>
        <table:table-row table:style-name="ro2">
          <table:table-cell office:value-type="string" calcext:value-type="string">
            <text:p># (4 bytes): An unsigned integer that specifies the size, in bytes, of the PlcFld atoffset fcPlcfFldTxbx in the Table Stream.</text:p>
          </table:table-cell>
          <table:table-cell table:number-columns-repeated="3"/>
          <table:table-cell table:formula="of:=CONCATENATE([.A232];[.C232];&quot;]&quot;)" office:value-type="string" office:string-value="# (4 bytes): An unsigned integer that specifies the size, in bytes, of the PlcFld atoffset fcPlcfFldTxbx in the Table Stream.]" calcext:value-type="string">
            <text:p># (4 bytes): An unsigned integer that specifies the size, in bytes, of the PlcFld atoffset fcPlcfFldTxbx in the Table Stream.]</text:p>
          </table:table-cell>
          <table:table-cell office:value-type="string" calcext:value-type="string">
            <text:p># (4 bytes): An unsigned integer that specifies the size, in bytes, of the PlcFld atoffset fcPlcfFldTxbx in the Table Stream.]</text:p>
          </table:table-cell>
          <table:table-cell table:number-columns-repeated="2"/>
        </table:table-row>
        <table:table-row table:style-name="ro1">
          <table:table-cell office:value-type="string" calcext:value-type="string">
            <text:p><text:s text:c="4"/>FibRgFcLcb97Dict["fcPlcfHdrtxbxTxt"] = FIB1[</text:p>
          </table:table-cell>
          <table:table-cell office:value-type="float" office:value="117" calcext:value-type="float">
            <text:p>117</text:p>
          </table:table-cell>
          <table:table-cell office:value-type="float" office:value="116" calcext:value-type="float">
            <text:p>116</text:p>
          </table:table-cell>
          <table:table-cell office:value-type="string" calcext:value-type="string">
            <text:p>98140000</text:p>
          </table:table-cell>
          <table:table-cell table:formula="of:=CONCATENATE([.A233];[.C233];&quot;]&quot;)" office:value-type="string" office:string-value="    FibRgFcLcb97Dict[&quot;fcPlcfHdrtxbxTxt&quot;] = FIB1[116]" calcext:value-type="string">
            <text:p><text:s text:c="4"/>FibRgFcLcb97Dict["fcPlcfHdrtxbxTxt"] = FIB1[116]</text:p>
          </table:table-cell>
          <table:table-cell office:value-type="string" calcext:value-type="string">
            <text:p><text:s text:c="4"/>FibRgFcLcb97Dict["fcPlcfHdrtxbxTxt"] = FIB1[116]</text:p>
          </table:table-cell>
          <table:table-cell table:number-columns-repeated="2"/>
        </table:table-row>
        <table:table-row table:style-name="ro4">
          <table:table-cell office:value-type="string" calcext:value-type="string">
            <text:p># (4 bytes): An unsigned integer that specifies an offset in the Table Stream. APlcfHdrtxbxTxt begins at this offset and specifies which ranges of text are contained in whichheader textboxes.</text:p>
          </table:table-cell>
          <table:table-cell table:number-columns-repeated="3"/>
          <table:table-cell table:formula="of:=CONCATENATE([.A234];[.C234];&quot;]&quot;)" office:value-type="string" office:string-value="# (4 bytes): An unsigned integer that specifies an offset in the Table Stream. APlcfHdrtxbxTxt begins at this offset and specifies which ranges of text are contained in whichheader textboxes.]" calcext:value-type="string">
            <text:p># (4 bytes): An unsigned integer that specifies an offset in the Table Stream. APlcfHdrtxbxTxt begins at this offset and specifies which ranges of text are contained in whichheader textboxes.]</text:p>
          </table:table-cell>
          <table:table-cell office:value-type="string" calcext:value-type="string">
            <text:p># (4 bytes): An unsigned integer that specifies an offset in the Table Stream. APlcfHdrtxbxTxt begins at this offset and specifies which ranges of text are contained in whichheader textboxes.]</text:p>
          </table:table-cell>
          <table:table-cell table:number-columns-repeated="2"/>
        </table:table-row>
        <table:table-row table:style-name="ro1">
          <table:table-cell office:value-type="string" calcext:value-type="string">
            <text:p><text:s text:c="4"/>FibRgFcLcb97Dict["lcbPlcfHdrtxbxTxt"] = FIB1[</text:p>
          </table:table-cell>
          <table:table-cell office:value-type="float" office:value="118" calcext:value-type="float">
            <text:p>118</text:p>
          </table:table-cell>
          <table:table-cell office:value-type="float" office:value="117" calcext:value-type="float">
            <text:p>117</text:p>
          </table:table-cell>
          <table:table-cell office:value-type="string" calcext:value-type="string">
            <text:p>00000000</text:p>
          </table:table-cell>
          <table:table-cell table:formula="of:=CONCATENATE([.A235];[.C235];&quot;]&quot;)" office:value-type="string" office:string-value="    FibRgFcLcb97Dict[&quot;lcbPlcfHdrtxbxTxt&quot;] = FIB1[117]" calcext:value-type="string">
            <text:p><text:s text:c="4"/>FibRgFcLcb97Dict["lcbPlcfHdrtxbxTxt"] = FIB1[117]</text:p>
          </table:table-cell>
          <table:table-cell office:value-type="string" calcext:value-type="string">
            <text:p><text:s text:c="4"/>FibRgFcLcb97Dict["lcbPlcfHdrtxbxTxt"] = FIB1[117]</text:p>
          </table:table-cell>
          <table:table-cell table:number-columns-repeated="2"/>
        </table:table-row>
        <table:table-row table:style-name="ro4">
          <table:table-cell office:value-type="string" calcext:value-type="string">
            <text:p># (4 bytes): An unsigned integer that specifies the size, in bytes, of thePlcfHdrtxbxTxt that begins at offset fcPlcfHdrtxbxTxt in the Table Stream.lcbPlcfHdrtxbxTxt MUST be zero if FibRgLw97.ccpHdrTxbx is zero, and MUST be nonzero ifFibRgLw97.ccpHdrTxbx is nonzero.</text:p>
          </table:table-cell>
          <table:table-cell table:number-columns-repeated="3"/>
          <table:table-cell table:formula="of:=CONCATENATE([.A236];[.C236];&quot;]&quot;)" office:value-type="string" office:string-value="# (4 bytes): An unsigned integer that specifies the size, in bytes, of thePlcfHdrtxbxTxt that begins at offset fcPlcfHdrtxbxTxt in the Table Stream.lcbPlcfHdrtxbxTxt MUST be zero if FibRgLw97.ccpHdrTxbx is zero, and MUST be nonzero ifFibRgLw97.ccpHdrTxbx is nonzero.]" calcext:value-type="string">
            <text:p># (4 bytes): An unsigned integer that specifies the size, in bytes, of thePlcfHdrtxbxTxt that begins at offset fcPlcfHdrtxbxTxt in the Table Stream.lcbPlcfHdrtxbxTxt MUST be zero if FibRgLw97.ccpHdrTxbx is zero, and MUST be nonzero ifFibRgLw97.ccpHdrTxbx is nonzero.]</text:p>
          </table:table-cell>
          <table:table-cell office:value-type="string" calcext:value-type="string">
            <text:p># (4 bytes): An unsigned integer that specifies the size, in bytes, of thePlcfHdrtxbxTxt that begins at offset fcPlcfHdrtxbxTxt in the Table Stream.lcbPlcfHdrtxbxTxt MUST be zero if FibRgLw97.ccpHdrTxbx is zero, and MUST be nonzero ifFibRgLw97.ccpHdrTxbx is nonzero.]</text:p>
          </table:table-cell>
          <table:table-cell table:number-columns-repeated="2"/>
        </table:table-row>
        <table:table-row table:style-name="ro1">
          <table:table-cell office:value-type="string" calcext:value-type="string">
            <text:p><text:s text:c="4"/>FibRgFcLcb97Dict["fcPlcffldHdrTxbx"] = FIB1[</text:p>
          </table:table-cell>
          <table:table-cell office:value-type="float" office:value="119" calcext:value-type="float">
            <text:p>119</text:p>
          </table:table-cell>
          <table:table-cell office:value-type="float" office:value="118" calcext:value-type="float">
            <text:p>118</text:p>
          </table:table-cell>
          <table:table-cell office:value-type="string" calcext:value-type="string">
            <text:p>d4140000</text:p>
          </table:table-cell>
          <table:table-cell table:formula="of:=CONCATENATE([.A237];[.C237];&quot;]&quot;)" office:value-type="string" office:string-value="    FibRgFcLcb97Dict[&quot;fcPlcffldHdrTxbx&quot;] = FIB1[118]" calcext:value-type="string">
            <text:p><text:s text:c="4"/>FibRgFcLcb97Dict["fcPlcffldHdrTxbx"] = FIB1[118]</text:p>
          </table:table-cell>
          <table:table-cell office:value-type="string" calcext:value-type="string">
            <text:p><text:s text:c="4"/>FibRgFcLcb97Dict["fcPlcffldHdrTxbx"] = FIB1[118]</text:p>
          </table:table-cell>
          <table:table-cell table:number-columns-repeated="2"/>
        </table:table-row>
        <table:table-row table:style-name="ro9">
          <table:table-cell office:value-type="string" calcext:value-type="string">
            <text:p># (4 bytes): An unsigned integer that specifies an offset in the Table Stream. APlcFld begins at this offset and specifies the locations of field characters in the Header TextboxDocument. All CPs in this PlcFld are relative to the starting position of the Header TextboxDocument. All CPs in this PlcFld MUST be greater than or equal to zero and less than or equal toFibRgLw97.ccpHdrTxbx. If lcbPlcffldHdrTxbx is zero, fcPlcffldHdrTxbx is undefined, andMUST be ignored.</text:p>
          </table:table-cell>
          <table:table-cell table:number-columns-repeated="3"/>
          <table:table-cell table:formula="of:=CONCATENATE([.A238];[.C238];&quot;]&quot;)" office:value-type="string" office:string-value="# (4 bytes): An unsigned integer that specifies an offset in the Table Stream. APlcFld begins at this offset and specifies the locations of field characters in the Header TextboxDocument. All CPs in this PlcFld are relative to the starting position of the Header TextboxDocument. All CPs in this PlcFld MUST be greater than or equal to zero and less than or equal toFibRgLw97.ccpHdrTxbx. If lcbPlcffldHdrTxbx is zero, fcPlcffldHdrTxbx is undefined, andMUST be ignored.]" calcext:value-type="string">
            <text:p># (4 bytes): An unsigned integer that specifies an offset in the Table Stream. APlcFld begins at this offset and specifies the locations of field characters in the Header TextboxDocument. All CPs in this PlcFld are relative to the starting position of the Header TextboxDocument. All CPs in this PlcFld MUST be greater than or equal to zero and less than or equal toFibRgLw97.ccpHdrTxbx. If lcbPlcffldHdrTxbx is zero, fcPlcffldHdrTxbx is undefined, andMUST be ignored.]</text:p>
          </table:table-cell>
          <table:table-cell office:value-type="string" calcext:value-type="string">
            <text:p># (4 bytes): An unsigned integer that specifies an offset in the Table Stream. APlcFld begins at this offset and specifies the locations of field characters in the Header TextboxDocument. All CPs in this PlcFld are relative to the starting position of the Header TextboxDocument. All CPs in this PlcFld MUST be greater than or equal to zero and less than or equal toFibRgLw97.ccpHdrTxbx. If lcbPlcffldHdrTxbx is zero, fcPlcffldHdrTxbx is undefined, andMUST be ignored.]</text:p>
          </table:table-cell>
          <table:table-cell table:number-columns-repeated="2"/>
        </table:table-row>
        <table:table-row table:style-name="ro1">
          <table:table-cell office:value-type="string" calcext:value-type="string">
            <text:p><text:s text:c="4"/>FibRgFcLcb97Dict["lcbPlcffldHdrTxbx"] = FIB1[</text:p>
          </table:table-cell>
          <table:table-cell office:value-type="float" office:value="120" calcext:value-type="float">
            <text:p>120</text:p>
          </table:table-cell>
          <table:table-cell office:value-type="float" office:value="119" calcext:value-type="float">
            <text:p>119</text:p>
          </table:table-cell>
          <table:table-cell office:value-type="string" calcext:value-type="string">
            <text:p>00000000</text:p>
          </table:table-cell>
          <table:table-cell table:formula="of:=CONCATENATE([.A239];[.C239];&quot;]&quot;)" office:value-type="string" office:string-value="    FibRgFcLcb97Dict[&quot;lcbPlcffldHdrTxbx&quot;] = FIB1[119]" calcext:value-type="string">
            <text:p><text:s text:c="4"/>FibRgFcLcb97Dict["lcbPlcffldHdrTxbx"] = FIB1[119]</text:p>
          </table:table-cell>
          <table:table-cell office:value-type="string" calcext:value-type="string">
            <text:p><text:s text:c="4"/>FibRgFcLcb97Dict["lcbPlcffldHdrTxbx"] = FIB1[119]</text:p>
          </table:table-cell>
          <table:table-cell table:number-columns-repeated="2"/>
        </table:table-row>
        <table:table-row table:style-name="ro2">
          <table:table-cell office:value-type="string" calcext:value-type="string">
            <text:p># (4 bytes): An unsigned integer that specifies the size, in bytes, of the PlcFld atoffset fcPlcffldHdrTxbx in the Table Stream.</text:p>
          </table:table-cell>
          <table:table-cell table:number-columns-repeated="3"/>
          <table:table-cell table:formula="of:=CONCATENATE([.A240];[.C240];&quot;]&quot;)" office:value-type="string" office:string-value="# (4 bytes): An unsigned integer that specifies the size, in bytes, of the PlcFld atoffset fcPlcffldHdrTxbx in the Table Stream.]" calcext:value-type="string">
            <text:p># (4 bytes): An unsigned integer that specifies the size, in bytes, of the PlcFld atoffset fcPlcffldHdrTxbx in the Table Stream.]</text:p>
          </table:table-cell>
          <table:table-cell office:value-type="string" calcext:value-type="string">
            <text:p># (4 bytes): An unsigned integer that specifies the size, in bytes, of the PlcFld atoffset fcPlcffldHdrTxbx in the Table Stream.]</text:p>
          </table:table-cell>
          <table:table-cell table:number-columns-repeated="2"/>
        </table:table-row>
        <table:table-row table:style-name="ro1">
          <table:table-cell office:value-type="string" calcext:value-type="string">
            <text:p><text:s text:c="4"/>FibRgFcLcb97Dict["fcStwUser"] = FIB1[</text:p>
          </table:table-cell>
          <table:table-cell office:value-type="float" office:value="121" calcext:value-type="float">
            <text:p>121</text:p>
          </table:table-cell>
          <table:table-cell office:value-type="float" office:value="120" calcext:value-type="float">
            <text:p>120</text:p>
          </table:table-cell>
          <table:table-cell office:value-type="string" calcext:value-type="string">
            <text:p>2b230000</text:p>
          </table:table-cell>
          <table:table-cell table:formula="of:=CONCATENATE([.A241];[.C241];&quot;]&quot;)" office:value-type="string" office:string-value="    FibRgFcLcb97Dict[&quot;fcStwUser&quot;] = FIB1[120]" calcext:value-type="string">
            <text:p><text:s text:c="4"/>FibRgFcLcb97Dict["fcStwUser"] = FIB1[120]</text:p>
          </table:table-cell>
          <table:table-cell office:value-type="string" calcext:value-type="string">
            <text:p><text:s text:c="4"/>FibRgFcLcb97Dict["fcStwUser"] = FIB1[120]</text:p>
          </table:table-cell>
          <table:table-cell table:number-columns-repeated="2"/>
        </table:table-row>
        <table:table-row table:style-name="ro3">
          <table:table-cell office:value-type="string" calcext:value-type="string">
            <text:p># (4 bytes): An unsigned integer that specifies an offset into the Table Stream. AnStwUser that specifies the user-defined variables and VBA digital signature, as specified by [MS-OSHARED] section 2.3.2, begins at this offset. If lcbStwUser is zero, fcStwUser is undefined andMUST be ignored.</text:p>
          </table:table-cell>
          <table:table-cell table:number-columns-repeated="3"/>
          <table:table-cell table:formula="of:=CONCATENATE([.A242];[.C242];&quot;]&quot;)" office:value-type="string" office:string-value="# (4 bytes): An unsigned integer that specifies an offset into the Table Stream. AnStwUser that specifies the user-defined variables and VBA digital signature, as specified by [MS-OSHARED] section 2.3.2, begins at this offset. If lcbStwUser is zero, fcStwUser is undefined andMUST be ignored.]" calcext:value-type="string">
            <text:p># (4 bytes): An unsigned integer that specifies an offset into the Table Stream. AnStwUser that specifies the user-defined variables and VBA digital signature, as specified by [MS-OSHARED] section 2.3.2, begins at this offset. If lcbStwUser is zero, fcStwUser is undefined andMUST be ignored.]</text:p>
          </table:table-cell>
          <table:table-cell office:value-type="string" calcext:value-type="string">
            <text:p># (4 bytes): An unsigned integer that specifies an offset into the Table Stream. AnStwUser that specifies the user-defined variables and VBA digital signature, as specified by [MS-OSHARED] section 2.3.2, begins at this offset. If lcbStwUser is zero, fcStwUser is undefined andMUST be ignored.]</text:p>
          </table:table-cell>
          <table:table-cell table:number-columns-repeated="2"/>
        </table:table-row>
        <table:table-row table:style-name="ro1">
          <table:table-cell office:value-type="string" calcext:value-type="string">
            <text:p><text:s text:c="4"/>FibRgFcLcb97Dict["lcbStwUser"] = FIB1[</text:p>
          </table:table-cell>
          <table:table-cell office:value-type="float" office:value="122" calcext:value-type="float">
            <text:p>122</text:p>
          </table:table-cell>
          <table:table-cell office:value-type="float" office:value="121" calcext:value-type="float">
            <text:p>121</text:p>
          </table:table-cell>
          <table:table-cell office:value-type="string" calcext:value-type="string">
            <text:p>00000000</text:p>
          </table:table-cell>
          <table:table-cell table:formula="of:=CONCATENATE([.A243];[.C243];&quot;]&quot;)" office:value-type="string" office:string-value="    FibRgFcLcb97Dict[&quot;lcbStwUser&quot;] = FIB1[121]" calcext:value-type="string">
            <text:p><text:s text:c="4"/>FibRgFcLcb97Dict["lcbStwUser"] = FIB1[121]</text:p>
          </table:table-cell>
          <table:table-cell office:value-type="string" calcext:value-type="string">
            <text:p><text:s text:c="4"/>FibRgFcLcb97Dict["lcbStwUser"] = FIB1[121]</text:p>
          </table:table-cell>
          <table:table-cell table:number-columns-repeated="2"/>
        </table:table-row>
        <table:table-row table:style-name="ro2">
          <table:table-cell office:value-type="string" calcext:value-type="string">
            <text:p># (4 bytes): An unsigned integer that specifies the size, in bytes, of the StwUser at offsetfcStwUser.</text:p>
          </table:table-cell>
          <table:table-cell table:number-columns-repeated="3"/>
          <table:table-cell table:formula="of:=CONCATENATE([.A244];[.C244];&quot;]&quot;)" office:value-type="string" office:string-value="# (4 bytes): An unsigned integer that specifies the size, in bytes, of the StwUser at offsetfcStwUser.]" calcext:value-type="string">
            <text:p># (4 bytes): An unsigned integer that specifies the size, in bytes, of the StwUser at offsetfcStwUser.]</text:p>
          </table:table-cell>
          <table:table-cell office:value-type="string" calcext:value-type="string">
            <text:p># (4 bytes): An unsigned integer that specifies the size, in bytes, of the StwUser at offsetfcStwUser.]</text:p>
          </table:table-cell>
          <table:table-cell table:number-columns-repeated="2"/>
        </table:table-row>
        <table:table-row table:style-name="ro1">
          <table:table-cell office:value-type="string" calcext:value-type="string">
            <text:p><text:s text:c="4"/>FibRgFcLcb97Dict["fcSttbTtmbd"] = FIB1[</text:p>
          </table:table-cell>
          <table:table-cell office:value-type="float" office:value="123" calcext:value-type="float">
            <text:p>123</text:p>
          </table:table-cell>
          <table:table-cell office:value-type="float" office:value="122" calcext:value-type="float">
            <text:p>122</text:p>
          </table:table-cell>
          <table:table-cell office:value-type="string" calcext:value-type="string">
            <text:p>00000000</text:p>
          </table:table-cell>
          <table:table-cell table:formula="of:=CONCATENATE([.A245];[.C245];&quot;]&quot;)" office:value-type="string" office:string-value="    FibRgFcLcb97Dict[&quot;fcSttbTtmbd&quot;] = FIB1[122]" calcext:value-type="string">
            <text:p><text:s text:c="4"/>FibRgFcLcb97Dict["fcSttbTtmbd"] = FIB1[122]</text:p>
          </table:table-cell>
          <table:table-cell office:value-type="string" calcext:value-type="string">
            <text:p><text:s text:c="4"/>FibRgFcLcb97Dict["fcSttbTtmbd"] = FIB1[122]</text:p>
          </table:table-cell>
          <table:table-cell table:number-columns-repeated="2"/>
        </table:table-row>
        <table:table-row table:style-name="ro4">
          <table:table-cell office:value-type="string" calcext:value-type="string">
            <text:p># (4 bytes): An unsigned integer that specifies an offset into the Table Stream. ASttbTtmbd begins at this offset and specifies information about the TrueType fonts that areembedded in the document. If lcbSttbTtmbd is zero, fcSttbTtmbd is undefined and MUST beignored.</text:p>
          </table:table-cell>
          <table:table-cell table:number-columns-repeated="3"/>
          <table:table-cell table:formula="of:=CONCATENATE([.A246];[.C246];&quot;]&quot;)" office:value-type="string" office:string-value="# (4 bytes): An unsigned integer that specifies an offset into the Table Stream. ASttbTtmbd begins at this offset and specifies information about the TrueType fonts that areembedded in the document. If lcbSttbTtmbd is zero, fcSttbTtmbd is undefined and MUST beignored.]" calcext:value-type="string">
            <text:p># (4 bytes): An unsigned integer that specifies an offset into the Table Stream. ASttbTtmbd begins at this offset and specifies information about the TrueType fonts that areembedded in the document. If lcbSttbTtmbd is zero, fcSttbTtmbd is undefined and MUST beignored.]</text:p>
          </table:table-cell>
          <table:table-cell office:value-type="string" calcext:value-type="string">
            <text:p># (4 bytes): An unsigned integer that specifies an offset into the Table Stream. ASttbTtmbd begins at this offset and specifies information about the TrueType fonts that areembedded in the document. If lcbSttbTtmbd is zero, fcSttbTtmbd is undefined and MUST beignored.]</text:p>
          </table:table-cell>
          <table:table-cell table:number-columns-repeated="2"/>
        </table:table-row>
        <table:table-row table:style-name="ro1">
          <table:table-cell office:value-type="string" calcext:value-type="string">
            <text:p><text:s text:c="4"/>FibRgFcLcb97Dict["lcbSttbTtmbd"] = FIB1[</text:p>
          </table:table-cell>
          <table:table-cell office:value-type="float" office:value="124" calcext:value-type="float">
            <text:p>124</text:p>
          </table:table-cell>
          <table:table-cell office:value-type="float" office:value="123" calcext:value-type="float">
            <text:p>123</text:p>
          </table:table-cell>
          <table:table-cell office:value-type="string" calcext:value-type="string">
            <text:p>00000000</text:p>
          </table:table-cell>
          <table:table-cell table:formula="of:=CONCATENATE([.A247];[.C247];&quot;]&quot;)" office:value-type="string" office:string-value="    FibRgFcLcb97Dict[&quot;lcbSttbTtmbd&quot;] = FIB1[123]" calcext:value-type="string">
            <text:p><text:s text:c="4"/>FibRgFcLcb97Dict["lcbSttbTtmbd"] = FIB1[123]</text:p>
          </table:table-cell>
          <table:table-cell office:value-type="string" calcext:value-type="string">
            <text:p><text:s text:c="4"/>FibRgFcLcb97Dict["lcbSttbTtmbd"] = FIB1[123]</text:p>
          </table:table-cell>
          <table:table-cell table:number-columns-repeated="2"/>
        </table:table-row>
        <table:table-row table:style-name="ro2">
          <table:table-cell office:value-type="string" calcext:value-type="string">
            <text:p># (4 bytes): An unsigned integer that specifies the size, in bytes, of the SttbTtmbd atoffset fcSttbTtmbd.</text:p>
          </table:table-cell>
          <table:table-cell table:number-columns-repeated="3"/>
          <table:table-cell table:formula="of:=CONCATENATE([.A248];[.C248];&quot;]&quot;)" office:value-type="string" office:string-value="# (4 bytes): An unsigned integer that specifies the size, in bytes, of the SttbTtmbd atoffset fcSttbTtmbd.]" calcext:value-type="string">
            <text:p># (4 bytes): An unsigned integer that specifies the size, in bytes, of the SttbTtmbd atoffset fcSttbTtmbd.]</text:p>
          </table:table-cell>
          <table:table-cell office:value-type="string" calcext:value-type="string">
            <text:p># (4 bytes): An unsigned integer that specifies the size, in bytes, of the SttbTtmbd atoffset fcSttbTtmbd.]</text:p>
          </table:table-cell>
          <table:table-cell table:number-columns-repeated="2"/>
        </table:table-row>
        <table:table-row table:style-name="ro1">
          <table:table-cell office:value-type="string" calcext:value-type="string">
            <text:p><text:s text:c="4"/>FibRgFcLcb97Dict["fcCookieData"] = FIB1[</text:p>
          </table:table-cell>
          <table:table-cell office:value-type="float" office:value="125" calcext:value-type="float">
            <text:p>125</text:p>
          </table:table-cell>
          <table:table-cell office:value-type="float" office:value="124" calcext:value-type="float">
            <text:p>124</text:p>
          </table:table-cell>
          <table:table-cell office:value-type="string" calcext:value-type="string">
            <text:p>b1160000</text:p>
          </table:table-cell>
          <table:table-cell table:formula="of:=CONCATENATE([.A249];[.C249];&quot;]&quot;)" office:value-type="string" office:string-value="    FibRgFcLcb97Dict[&quot;fcCookieData&quot;] = FIB1[124]" calcext:value-type="string">
            <text:p><text:s text:c="4"/>FibRgFcLcb97Dict["fcCookieData"] = FIB1[124]</text:p>
          </table:table-cell>
          <table:table-cell office:value-type="string" calcext:value-type="string">
            <text:p><text:s text:c="4"/>FibRgFcLcb97Dict["fcCookieData"] = FIB1[124]</text:p>
          </table:table-cell>
          <table:table-cell table:number-columns-repeated="2"/>
        </table:table-row>
        <table:table-row table:style-name="ro4">
          <table:table-cell office:value-type="string" calcext:value-type="string">
            <text:p># (4 bytes): An unsigned integer that specifies an offset in the Table Stream. An RgCdbbegins at this offset. If lcbCookieData is zero, fcCookieData is undefined and MUST be ignored.Otherwise, fcCookieData MAY&lt;29&gt; be ignored.</text:p>
          </table:table-cell>
          <table:table-cell table:number-columns-repeated="3"/>
          <table:table-cell table:formula="of:=CONCATENATE([.A250];[.C250];&quot;]&quot;)" office:value-type="string" office:string-value="# (4 bytes): An unsigned integer that specifies an offset in the Table Stream. An RgCdbbegins at this offset. If lcbCookieData is zero, fcCookieData is undefined and MUST be ignored.Otherwise, fcCookieData MAY&lt;29&gt; be ignored.]" calcext:value-type="string">
            <text:p># (4 bytes): An unsigned integer that specifies an offset in the Table Stream. An RgCdbbegins at this offset. If lcbCookieData is zero, fcCookieData is undefined and MUST be ignored.Otherwise, fcCookieData MAY&lt;29&gt; be ignored.]</text:p>
          </table:table-cell>
          <table:table-cell office:value-type="string" calcext:value-type="string">
            <text:p># (4 bytes): An unsigned integer that specifies an offset in the Table Stream. An RgCdbbegins at this offset. If lcbCookieData is zero, fcCookieData is undefined and MUST be ignored.Otherwise, fcCookieData MAY&lt;29&gt; be ignored.]</text:p>
          </table:table-cell>
          <table:table-cell table:number-columns-repeated="2"/>
        </table:table-row>
        <table:table-row table:style-name="ro1">
          <table:table-cell office:value-type="string" calcext:value-type="string">
            <text:p><text:s text:c="4"/>FibRgFcLcb97Dict["lcbCookieData"] = FIB1[</text:p>
          </table:table-cell>
          <table:table-cell office:value-type="float" office:value="126" calcext:value-type="float">
            <text:p>126</text:p>
          </table:table-cell>
          <table:table-cell office:value-type="float" office:value="125" calcext:value-type="float">
            <text:p>125</text:p>
          </table:table-cell>
          <table:table-cell office:value-type="string" calcext:value-type="string">
            <text:p>00000000</text:p>
          </table:table-cell>
          <table:table-cell table:formula="of:=CONCATENATE([.A251];[.C251];&quot;]&quot;)" office:value-type="string" office:string-value="    FibRgFcLcb97Dict[&quot;lcbCookieData&quot;] = FIB1[125]" calcext:value-type="string">
            <text:p><text:s text:c="4"/>FibRgFcLcb97Dict["lcbCookieData"] = FIB1[125]</text:p>
          </table:table-cell>
          <table:table-cell office:value-type="string" calcext:value-type="string">
            <text:p><text:s text:c="4"/>FibRgFcLcb97Dict["lcbCookieData"] = FIB1[125]</text:p>
          </table:table-cell>
          <table:table-cell table:number-columns-repeated="2"/>
        </table:table-row>
        <table:table-row table:style-name="ro2">
          <table:table-cell office:value-type="string" calcext:value-type="string">
            <text:p># (4 bytes): An unsigned integer that specifies the size, in bytes, of the RgCdb atoffset fcCookieData in the Table Stream.</text:p>
          </table:table-cell>
          <table:table-cell table:number-columns-repeated="3"/>
          <table:table-cell table:formula="of:=CONCATENATE([.A252];[.C252];&quot;]&quot;)" office:value-type="string" office:string-value="# (4 bytes): An unsigned integer that specifies the size, in bytes, of the RgCdb atoffset fcCookieData in the Table Stream.]" calcext:value-type="string">
            <text:p># (4 bytes): An unsigned integer that specifies the size, in bytes, of the RgCdb atoffset fcCookieData in the Table Stream.]</text:p>
          </table:table-cell>
          <table:table-cell office:value-type="string" calcext:value-type="string">
            <text:p># (4 bytes): An unsigned integer that specifies the size, in bytes, of the RgCdb atoffset fcCookieData in the Table Stream.]</text:p>
          </table:table-cell>
          <table:table-cell table:number-columns-repeated="2"/>
        </table:table-row>
        <table:table-row table:style-name="ro1">
          <table:table-cell office:value-type="string" calcext:value-type="string">
            <text:p><text:s text:c="4"/>FibRgFcLcb97Dict["fcPgdMotherOldOld"] = FIB1[</text:p>
          </table:table-cell>
          <table:table-cell office:value-type="float" office:value="127" calcext:value-type="float">
            <text:p>127</text:p>
          </table:table-cell>
          <table:table-cell office:value-type="float" office:value="126" calcext:value-type="float">
            <text:p>126</text:p>
          </table:table-cell>
          <table:table-cell office:value-type="string" calcext:value-type="string">
            <text:p>00000000</text:p>
          </table:table-cell>
          <table:table-cell table:formula="of:=CONCATENATE([.A253];[.C253];&quot;]&quot;)" office:value-type="string" office:string-value="    FibRgFcLcb97Dict[&quot;fcPgdMotherOldOld&quot;] = FIB1[126]" calcext:value-type="string">
            <text:p><text:s text:c="4"/>FibRgFcLcb97Dict["fcPgdMotherOldOld"] = FIB1[126]</text:p>
          </table:table-cell>
          <table:table-cell office:value-type="string" calcext:value-type="string">
            <text:p><text:s text:c="4"/>FibRgFcLcb97Dict["fcPgdMotherOldOld"] = FIB1[126]</text:p>
          </table:table-cell>
          <table:table-cell table:number-columns-repeated="2"/>
        </table:table-row>
        <table:table-row table:style-name="ro3">
          <table:table-cell office:value-type="string" calcext:value-type="string">
            <text:p># (4 bytes): An unsigned integer that specifies an offset in the Table Stream. Thedeprecated document page layout cache begins at this offset. Information SHOULD NOT&lt;30&gt; beemitted at this offset and SHOULD&lt;31&gt; be ignored. If lcbPgdMotherOldOld is zero,fcPgdMotherOldOld is undefined and MUST be ignored.</text:p>
          </table:table-cell>
          <table:table-cell table:number-columns-repeated="3"/>
          <table:table-cell table:formula="of:=CONCATENATE([.A254];[.C254];&quot;]&quot;)" office:value-type="string" office:string-value="# (4 bytes): An unsigned integer that specifies an offset in the Table Stream. Thedeprecated document page layout cache begins at this offset. Information SHOULD NOT&lt;30&gt; beemitted at this offset and SHOULD&lt;31&gt; be ignored. If lcbPgdMotherOldOld is zero,fcPgdMotherOldOld is undefined and MUST be ignored.]" calcext:value-type="string">
            <text:p># (4 bytes): An unsigned integer that specifies an offset in the Table Stream. Thedeprecated document page layout cache begins at this offset. Information SHOULD NOT&lt;30&gt; beemitted at this offset and SHOULD&lt;31&gt; be ignored. If lcbPgdMotherOldOld is zero,fcPgdMotherOldOld is undefined and MUST be ignored.]</text:p>
          </table:table-cell>
          <table:table-cell office:value-type="string" calcext:value-type="string">
            <text:p># (4 bytes): An unsigned integer that specifies an offset in the Table Stream. Thedeprecated document page layout cache begins at this offset. Information SHOULD NOT&lt;30&gt; beemitted at this offset and SHOULD&lt;31&gt; be ignored. If lcbPgdMotherOldOld is zero,fcPgdMotherOldOld is undefined and MUST be ignored.]</text:p>
          </table:table-cell>
          <table:table-cell table:number-columns-repeated="2"/>
        </table:table-row>
        <table:table-row table:style-name="ro1">
          <table:table-cell office:value-type="string" calcext:value-type="string">
            <text:p><text:s text:c="4"/>FibRgFcLcb97Dict["lcbPgdMotherOldOld"] = FIB1[</text:p>
          </table:table-cell>
          <table:table-cell office:value-type="float" office:value="128" calcext:value-type="float">
            <text:p>128</text:p>
          </table:table-cell>
          <table:table-cell office:value-type="float" office:value="127" calcext:value-type="float">
            <text:p>127</text:p>
          </table:table-cell>
          <table:table-cell office:value-type="string" calcext:value-type="string">
            <text:p>00000000</text:p>
          </table:table-cell>
          <table:table-cell table:formula="of:=CONCATENATE([.A255];[.C255];&quot;]&quot;)" office:value-type="string" office:string-value="    FibRgFcLcb97Dict[&quot;lcbPgdMotherOldOld&quot;] = FIB1[127]" calcext:value-type="string">
            <text:p><text:s text:c="4"/>FibRgFcLcb97Dict["lcbPgdMotherOldOld"] = FIB1[127]</text:p>
          </table:table-cell>
          <table:table-cell office:value-type="string" calcext:value-type="string">
            <text:p><text:s text:c="4"/>FibRgFcLcb97Dict["lcbPgdMotherOldOld"] = FIB1[127]</text:p>
          </table:table-cell>
          <table:table-cell table:number-columns-repeated="2"/>
        </table:table-row>
        <table:table-row table:style-name="ro2">
          <table:table-cell office:value-type="string" calcext:value-type="string">
            <text:p># (4 bytes): An unsigned integer that specifies the size, in bytes, of thedeprecated document page layout cache at offset fcPgdMotherOldOld in the Table Stream.</text:p>
          </table:table-cell>
          <table:table-cell table:number-columns-repeated="3"/>
          <table:table-cell table:formula="of:=CONCATENATE([.A256];[.C256];&quot;]&quot;)" office:value-type="string" office:string-value="# (4 bytes): An unsigned integer that specifies the size, in bytes, of thedeprecated document page layout cache at offset fcPgdMotherOldOld in the Table Stream.]" calcext:value-type="string">
            <text:p># (4 bytes): An unsigned integer that specifies the size, in bytes, of thedeprecated document page layout cache at offset fcPgdMotherOldOld in the Table Stream.]</text:p>
          </table:table-cell>
          <table:table-cell office:value-type="string" calcext:value-type="string">
            <text:p># (4 bytes): An unsigned integer that specifies the size, in bytes, of thedeprecated document page layout cache at offset fcPgdMotherOldOld in the Table Stream.]</text:p>
          </table:table-cell>
          <table:table-cell table:number-columns-repeated="2"/>
        </table:table-row>
        <table:table-row table:style-name="ro1">
          <table:table-cell office:value-type="string" calcext:value-type="string">
            <text:p><text:s text:c="4"/>FibRgFcLcb97Dict["fcBkdMotherOldOld"] = FIB1[</text:p>
          </table:table-cell>
          <table:table-cell office:value-type="float" office:value="129" calcext:value-type="float">
            <text:p>129</text:p>
          </table:table-cell>
          <table:table-cell office:value-type="float" office:value="128" calcext:value-type="float">
            <text:p>128</text:p>
          </table:table-cell>
          <table:table-cell office:value-type="string" calcext:value-type="string">
            <text:p>00000000</text:p>
          </table:table-cell>
          <table:table-cell table:formula="of:=CONCATENATE([.A257];[.C257];&quot;]&quot;)" office:value-type="string" office:string-value="    FibRgFcLcb97Dict[&quot;fcBkdMotherOldOld&quot;] = FIB1[128]" calcext:value-type="string">
            <text:p><text:s text:c="4"/>FibRgFcLcb97Dict["fcBkdMotherOldOld"] = FIB1[128]</text:p>
          </table:table-cell>
          <table:table-cell office:value-type="string" calcext:value-type="string">
            <text:p><text:s text:c="4"/>FibRgFcLcb97Dict["fcBkdMotherOldOld"] = FIB1[128]</text:p>
          </table:table-cell>
          <table:table-cell table:number-columns-repeated="2"/>
        </table:table-row>
        <table:table-row table:style-name="ro3">
          <table:table-cell office:value-type="string" calcext:value-type="string">
            <text:p># (4 bytes): An unsigned integer that specifies an offset in the Table Stream.Deprecated document text flow break cache begins at this offset. Information SHOULD NOT&lt;32&gt;be emitted at this offset and SHOULD&lt;33&gt; be ignored. If lcbBkdMotherOldOld is zero,fcBkdMotherOldOld is undefined and MUST be ignored.</text:p>
          </table:table-cell>
          <table:table-cell table:number-columns-repeated="3"/>
          <table:table-cell table:formula="of:=CONCATENATE([.A258];[.C258];&quot;]&quot;)" office:value-type="string" office:string-value="# (4 bytes): An unsigned integer that specifies an offset in the Table Stream.Deprecated document text flow break cache begins at this offset. Information SHOULD NOT&lt;32&gt;be emitted at this offset and SHOULD&lt;33&gt; be ignored. If lcbBkdMotherOldOld is zero,fcBkdMotherOldOld is undefined and MUST be ignored.]" calcext:value-type="string">
            <text:p># (4 bytes): An unsigned integer that specifies an offset in the Table Stream.Deprecated document text flow break cache begins at this offset. Information SHOULD NOT&lt;32&gt;be emitted at this offset and SHOULD&lt;33&gt; be ignored. If lcbBkdMotherOldOld is zero,fcBkdMotherOldOld is undefined and MUST be ignored.]</text:p>
          </table:table-cell>
          <table:table-cell office:value-type="string" calcext:value-type="string">
            <text:p># (4 bytes): An unsigned integer that specifies an offset in the Table Stream.Deprecated document text flow break cache begins at this offset. Information SHOULD NOT&lt;32&gt;be emitted at this offset and SHOULD&lt;33&gt; be ignored. If lcbBkdMotherOldOld is zero,fcBkdMotherOldOld is undefined and MUST be ignored.]</text:p>
          </table:table-cell>
          <table:table-cell table:number-columns-repeated="2"/>
        </table:table-row>
        <table:table-row table:style-name="ro1">
          <table:table-cell office:value-type="string" calcext:value-type="string">
            <text:p><text:s text:c="4"/>FibRgFcLcb97Dict["lcbBkdMotherOldOld"] = FIB1[</text:p>
          </table:table-cell>
          <table:table-cell office:value-type="float" office:value="130" calcext:value-type="float">
            <text:p>130</text:p>
          </table:table-cell>
          <table:table-cell office:value-type="float" office:value="129" calcext:value-type="float">
            <text:p>129</text:p>
          </table:table-cell>
          <table:table-cell office:value-type="string" calcext:value-type="string">
            <text:p>00000000</text:p>
          </table:table-cell>
          <table:table-cell table:formula="of:=CONCATENATE([.A259];[.C259];&quot;]&quot;)" office:value-type="string" office:string-value="    FibRgFcLcb97Dict[&quot;lcbBkdMotherOldOld&quot;] = FIB1[129]" calcext:value-type="string">
            <text:p><text:s text:c="4"/>FibRgFcLcb97Dict["lcbBkdMotherOldOld"] = FIB1[129]</text:p>
          </table:table-cell>
          <table:table-cell office:value-type="string" calcext:value-type="string">
            <text:p><text:s text:c="4"/>FibRgFcLcb97Dict["lcbBkdMotherOldOld"] = FIB1[129]</text:p>
          </table:table-cell>
          <table:table-cell table:number-columns-repeated="2"/>
        </table:table-row>
        <table:table-row table:style-name="ro2">
          <table:table-cell office:value-type="string" calcext:value-type="string">
            <text:p># (4 bytes): An unsigned integer that specifies the size, in bytes, of thedeprecated document text flow break cache at offset fcBkdMotherOldOld in the Table Stream.</text:p>
          </table:table-cell>
          <table:table-cell table:number-columns-repeated="3"/>
          <table:table-cell table:formula="of:=CONCATENATE([.A260];[.C260];&quot;]&quot;)" office:value-type="string" office:string-value="# (4 bytes): An unsigned integer that specifies the size, in bytes, of thedeprecated document text flow break cache at offset fcBkdMotherOldOld in the Table Stream.]" calcext:value-type="string">
            <text:p># (4 bytes): An unsigned integer that specifies the size, in bytes, of thedeprecated document text flow break cache at offset fcBkdMotherOldOld in the Table Stream.]</text:p>
          </table:table-cell>
          <table:table-cell office:value-type="string" calcext:value-type="string">
            <text:p># (4 bytes): An unsigned integer that specifies the size, in bytes, of thedeprecated document text flow break cache at offset fcBkdMotherOldOld in the Table Stream.]</text:p>
          </table:table-cell>
          <table:table-cell table:number-columns-repeated="2"/>
        </table:table-row>
        <table:table-row table:style-name="ro1">
          <table:table-cell office:value-type="string" calcext:value-type="string">
            <text:p><text:s text:c="4"/>FibRgFcLcb97Dict["fcPgdFtnOldOld"] = FIB1[</text:p>
          </table:table-cell>
          <table:table-cell office:value-type="float" office:value="131" calcext:value-type="float">
            <text:p>131</text:p>
          </table:table-cell>
          <table:table-cell office:value-type="float" office:value="130" calcext:value-type="float">
            <text:p>130</text:p>
          </table:table-cell>
          <table:table-cell office:value-type="string" calcext:value-type="string">
            <text:p>00000000</text:p>
          </table:table-cell>
          <table:table-cell table:formula="of:=CONCATENATE([.A261];[.C261];&quot;]&quot;)" office:value-type="string" office:string-value="    FibRgFcLcb97Dict[&quot;fcPgdFtnOldOld&quot;] = FIB1[130]" calcext:value-type="string">
            <text:p><text:s text:c="4"/>FibRgFcLcb97Dict["fcPgdFtnOldOld"] = FIB1[130]</text:p>
          </table:table-cell>
          <table:table-cell office:value-type="string" calcext:value-type="string">
            <text:p><text:s text:c="4"/>FibRgFcLcb97Dict["fcPgdFtnOldOld"] = FIB1[130]</text:p>
          </table:table-cell>
          <table:table-cell table:number-columns-repeated="2"/>
        </table:table-row>
        <table:table-row table:style-name="ro3">
          <table:table-cell office:value-type="string" calcext:value-type="string">
            <text:p># (4 bytes): An unsigned integer that specifies an offset in the Table Stream.Deprecated footnote layout cache begins at this offset. Information SHOULD NOT&lt;34&gt; be emittedat this offset and SHOULD&lt;35&gt; be ignored. If lcbPgdFtnOldOld is zero, fcPgdFtnOldOld isundefined and MUST be ignored.</text:p>
          </table:table-cell>
          <table:table-cell table:number-columns-repeated="3"/>
          <table:table-cell table:formula="of:=CONCATENATE([.A262];[.C262];&quot;]&quot;)" office:value-type="string" office:string-value="# (4 bytes): An unsigned integer that specifies an offset in the Table Stream.Deprecated footnote layout cache begins at this offset. Information SHOULD NOT&lt;34&gt; be emittedat this offset and SHOULD&lt;35&gt; be ignored. If lcbPgdFtnOldOld is zero, fcPgdFtnOldOld isundefined and MUST be ignored.]" calcext:value-type="string">
            <text:p># (4 bytes): An unsigned integer that specifies an offset in the Table Stream.Deprecated footnote layout cache begins at this offset. Information SHOULD NOT&lt;34&gt; be emittedat this offset and SHOULD&lt;35&gt; be ignored. If lcbPgdFtnOldOld is zero, fcPgdFtnOldOld isundefined and MUST be ignored.]</text:p>
          </table:table-cell>
          <table:table-cell office:value-type="string" calcext:value-type="string">
            <text:p># (4 bytes): An unsigned integer that specifies an offset in the Table Stream.Deprecated footnote layout cache begins at this offset. Information SHOULD NOT&lt;34&gt; be emittedat this offset and SHOULD&lt;35&gt; be ignored. If lcbPgdFtnOldOld is zero, fcPgdFtnOldOld isundefined and MUST be ignored.]</text:p>
          </table:table-cell>
          <table:table-cell table:number-columns-repeated="2"/>
        </table:table-row>
        <table:table-row table:style-name="ro1">
          <table:table-cell office:value-type="string" calcext:value-type="string">
            <text:p><text:s text:c="4"/>FibRgFcLcb97Dict["lcbPgdFtnOldOld"] = FIB1[</text:p>
          </table:table-cell>
          <table:table-cell office:value-type="float" office:value="132" calcext:value-type="float">
            <text:p>132</text:p>
          </table:table-cell>
          <table:table-cell office:value-type="float" office:value="131" calcext:value-type="float">
            <text:p>131</text:p>
          </table:table-cell>
          <table:table-cell office:value-type="string" calcext:value-type="string">
            <text:p>00000000</text:p>
          </table:table-cell>
          <table:table-cell table:formula="of:=CONCATENATE([.A263];[.C263];&quot;]&quot;)" office:value-type="string" office:string-value="    FibRgFcLcb97Dict[&quot;lcbPgdFtnOldOld&quot;] = FIB1[131]" calcext:value-type="string">
            <text:p><text:s text:c="4"/>FibRgFcLcb97Dict["lcbPgdFtnOldOld"] = FIB1[131]</text:p>
          </table:table-cell>
          <table:table-cell office:value-type="string" calcext:value-type="string">
            <text:p><text:s text:c="4"/>FibRgFcLcb97Dict["lcbPgdFtnOldOld"] = FIB1[131]</text:p>
          </table:table-cell>
          <table:table-cell table:number-columns-repeated="2"/>
        </table:table-row>
        <table:table-row table:style-name="ro2">
          <table:table-cell office:value-type="string" calcext:value-type="string">
            <text:p># (4 bytes): An unsigned integer that specifies the size, in bytes, of the deprecatedfootnote layout cache at offset fcPgdFtnOldOld in the Table Stream.</text:p>
          </table:table-cell>
          <table:table-cell table:number-columns-repeated="3"/>
          <table:table-cell table:formula="of:=CONCATENATE([.A264];[.C264];&quot;]&quot;)" office:value-type="string" office:string-value="# (4 bytes): An unsigned integer that specifies the size, in bytes, of the deprecatedfootnote layout cache at offset fcPgdFtnOldOld in the Table Stream.]" calcext:value-type="string">
            <text:p># (4 bytes): An unsigned integer that specifies the size, in bytes, of the deprecatedfootnote layout cache at offset fcPgdFtnOldOld in the Table Stream.]</text:p>
          </table:table-cell>
          <table:table-cell office:value-type="string" calcext:value-type="string">
            <text:p># (4 bytes): An unsigned integer that specifies the size, in bytes, of the deprecatedfootnote layout cache at offset fcPgdFtnOldOld in the Table Stream.]</text:p>
          </table:table-cell>
          <table:table-cell table:number-columns-repeated="2"/>
        </table:table-row>
        <table:table-row table:style-name="ro1">
          <table:table-cell office:value-type="string" calcext:value-type="string">
            <text:p><text:s text:c="4"/>FibRgFcLcb97Dict["fcBkdFtnOldOld"] = FIB1[</text:p>
          </table:table-cell>
          <table:table-cell office:value-type="float" office:value="133" calcext:value-type="float">
            <text:p>133</text:p>
          </table:table-cell>
          <table:table-cell office:value-type="float" office:value="132" calcext:value-type="float">
            <text:p>132</text:p>
          </table:table-cell>
          <table:table-cell office:value-type="string" calcext:value-type="string">
            <text:p>00000000</text:p>
          </table:table-cell>
          <table:table-cell table:formula="of:=CONCATENATE([.A265];[.C265];&quot;]&quot;)" office:value-type="string" office:string-value="    FibRgFcLcb97Dict[&quot;fcBkdFtnOldOld&quot;] = FIB1[132]" calcext:value-type="string">
            <text:p><text:s text:c="4"/>FibRgFcLcb97Dict["fcBkdFtnOldOld"] = FIB1[132]</text:p>
          </table:table-cell>
          <table:table-cell office:value-type="string" calcext:value-type="string">
            <text:p><text:s text:c="4"/>FibRgFcLcb97Dict["fcBkdFtnOldOld"] = FIB1[132]</text:p>
          </table:table-cell>
          <table:table-cell table:number-columns-repeated="2"/>
        </table:table-row>
        <table:table-row table:style-name="ro3">
          <table:table-cell office:value-type="string" calcext:value-type="string">
            <text:p># (4 bytes): An unsigned integer that specifies an offset in the Table Stream. Thedeprecated footnote text flow break cache begins at this offset. Information SHOULD NOT&lt;36&gt; beemitted at this offset and SHOULD&lt;37&gt; be ignored. If lcbBkdFtnOldOld is zero,fcBkdFtnOldOld is undefined and MUST be ignored.</text:p>
          </table:table-cell>
          <table:table-cell table:number-columns-repeated="3"/>
          <table:table-cell table:formula="of:=CONCATENATE([.A266];[.C266];&quot;]&quot;)" office:value-type="string" office:string-value="# (4 bytes): An unsigned integer that specifies an offset in the Table Stream. Thedeprecated footnote text flow break cache begins at this offset. Information SHOULD NOT&lt;36&gt; beemitted at this offset and SHOULD&lt;37&gt; be ignored. If lcbBkdFtnOldOld is zero,fcBkdFtnOldOld is undefined and MUST be ignored.]" calcext:value-type="string">
            <text:p># (4 bytes): An unsigned integer that specifies an offset in the Table Stream. Thedeprecated footnote text flow break cache begins at this offset. Information SHOULD NOT&lt;36&gt; beemitted at this offset and SHOULD&lt;37&gt; be ignored. If lcbBkdFtnOldOld is zero,fcBkdFtnOldOld is undefined and MUST be ignored.]</text:p>
          </table:table-cell>
          <table:table-cell office:value-type="string" calcext:value-type="string">
            <text:p># (4 bytes): An unsigned integer that specifies an offset in the Table Stream. Thedeprecated footnote text flow break cache begins at this offset. Information SHOULD NOT&lt;36&gt; beemitted at this offset and SHOULD&lt;37&gt; be ignored. If lcbBkdFtnOldOld is zero,fcBkdFtnOldOld is undefined and MUST be ignored.]</text:p>
          </table:table-cell>
          <table:table-cell table:number-columns-repeated="2"/>
        </table:table-row>
        <table:table-row table:style-name="ro1">
          <table:table-cell office:value-type="string" calcext:value-type="string">
            <text:p><text:s text:c="4"/>FibRgFcLcb97Dict["lcbBkdFtnOldOld"] = FIB1[</text:p>
          </table:table-cell>
          <table:table-cell office:value-type="float" office:value="134" calcext:value-type="float">
            <text:p>134</text:p>
          </table:table-cell>
          <table:table-cell office:value-type="float" office:value="133" calcext:value-type="float">
            <text:p>133</text:p>
          </table:table-cell>
          <table:table-cell office:value-type="string" calcext:value-type="string">
            <text:p>00000000</text:p>
          </table:table-cell>
          <table:table-cell table:formula="of:=CONCATENATE([.A267];[.C267];&quot;]&quot;)" office:value-type="string" office:string-value="    FibRgFcLcb97Dict[&quot;lcbBkdFtnOldOld&quot;] = FIB1[133]" calcext:value-type="string">
            <text:p><text:s text:c="4"/>FibRgFcLcb97Dict["lcbBkdFtnOldOld"] = FIB1[133]</text:p>
          </table:table-cell>
          <table:table-cell office:value-type="string" calcext:value-type="string">
            <text:p><text:s text:c="4"/>FibRgFcLcb97Dict["lcbBkdFtnOldOld"] = FIB1[133]</text:p>
          </table:table-cell>
          <table:table-cell table:number-columns-repeated="2"/>
        </table:table-row>
        <table:table-row table:style-name="ro2">
          <table:table-cell office:value-type="string" calcext:value-type="string">
            <text:p># (4 bytes): An unsigned integer that specifies the size, in bytes, of the deprecatedfootnote text flow break cache at offset fcBkdFtnOldOld in the Table Stream.</text:p>
          </table:table-cell>
          <table:table-cell table:number-columns-repeated="3"/>
          <table:table-cell table:formula="of:=CONCATENATE([.A268];[.C268];&quot;]&quot;)" office:value-type="string" office:string-value="# (4 bytes): An unsigned integer that specifies the size, in bytes, of the deprecatedfootnote text flow break cache at offset fcBkdFtnOldOld in the Table Stream.]" calcext:value-type="string">
            <text:p># (4 bytes): An unsigned integer that specifies the size, in bytes, of the deprecatedfootnote text flow break cache at offset fcBkdFtnOldOld in the Table Stream.]</text:p>
          </table:table-cell>
          <table:table-cell office:value-type="string" calcext:value-type="string">
            <text:p># (4 bytes): An unsigned integer that specifies the size, in bytes, of the deprecatedfootnote text flow break cache at offset fcBkdFtnOldOld in the Table Stream.]</text:p>
          </table:table-cell>
          <table:table-cell table:number-columns-repeated="2"/>
        </table:table-row>
        <table:table-row table:style-name="ro1">
          <table:table-cell office:value-type="string" calcext:value-type="string">
            <text:p><text:s text:c="4"/>FibRgFcLcb97Dict["fcPgdEdnOldOld"] = FIB1[</text:p>
          </table:table-cell>
          <table:table-cell office:value-type="float" office:value="135" calcext:value-type="float">
            <text:p>135</text:p>
          </table:table-cell>
          <table:table-cell office:value-type="float" office:value="134" calcext:value-type="float">
            <text:p>134</text:p>
          </table:table-cell>
          <table:table-cell office:value-type="string" calcext:value-type="string">
            <text:p>00000000</text:p>
          </table:table-cell>
          <table:table-cell table:formula="of:=CONCATENATE([.A269];[.C269];&quot;]&quot;)" office:value-type="string" office:string-value="    FibRgFcLcb97Dict[&quot;fcPgdEdnOldOld&quot;] = FIB1[134]" calcext:value-type="string">
            <text:p><text:s text:c="4"/>FibRgFcLcb97Dict["fcPgdEdnOldOld"] = FIB1[134]</text:p>
          </table:table-cell>
          <table:table-cell office:value-type="string" calcext:value-type="string">
            <text:p><text:s text:c="4"/>FibRgFcLcb97Dict["fcPgdEdnOldOld"] = FIB1[134]</text:p>
          </table:table-cell>
          <table:table-cell table:number-columns-repeated="2"/>
        </table:table-row>
        <table:table-row table:style-name="ro3">
          <table:table-cell office:value-type="string" calcext:value-type="string">
            <text:p># (4 bytes): An unsigned integer that specifies an offset in the Table Stream. Thedeprecated endnote layout cache begins at this offset. Information SHOULD NOT&lt;38&gt; be emittedat this offset and SHOULD&lt;39&gt; be ignored. If lcbPgdEdnOldOld is zero, fcPgdEdnOldOld isundefined and MUST be ignored.</text:p>
          </table:table-cell>
          <table:table-cell table:number-columns-repeated="3"/>
          <table:table-cell table:formula="of:=CONCATENATE([.A270];[.C270];&quot;]&quot;)" office:value-type="string" office:string-value="# (4 bytes): An unsigned integer that specifies an offset in the Table Stream. Thedeprecated endnote layout cache begins at this offset. Information SHOULD NOT&lt;38&gt; be emittedat this offset and SHOULD&lt;39&gt; be ignored. If lcbPgdEdnOldOld is zero, fcPgdEdnOldOld isundefined and MUST be ignored.]" calcext:value-type="string">
            <text:p># (4 bytes): An unsigned integer that specifies an offset in the Table Stream. Thedeprecated endnote layout cache begins at this offset. Information SHOULD NOT&lt;38&gt; be emittedat this offset and SHOULD&lt;39&gt; be ignored. If lcbPgdEdnOldOld is zero, fcPgdEdnOldOld isundefined and MUST be ignored.]</text:p>
          </table:table-cell>
          <table:table-cell office:value-type="string" calcext:value-type="string">
            <text:p># (4 bytes): An unsigned integer that specifies an offset in the Table Stream. Thedeprecated endnote layout cache begins at this offset. Information SHOULD NOT&lt;38&gt; be emittedat this offset and SHOULD&lt;39&gt; be ignored. If lcbPgdEdnOldOld is zero, fcPgdEdnOldOld isundefined and MUST be ignored.]</text:p>
          </table:table-cell>
          <table:table-cell table:number-columns-repeated="2"/>
        </table:table-row>
        <table:table-row table:style-name="ro1">
          <table:table-cell office:value-type="string" calcext:value-type="string">
            <text:p><text:s text:c="4"/>FibRgFcLcb97Dict["lcbPgdEdnOldOld"] = FIB1[</text:p>
          </table:table-cell>
          <table:table-cell office:value-type="float" office:value="136" calcext:value-type="float">
            <text:p>136</text:p>
          </table:table-cell>
          <table:table-cell office:value-type="float" office:value="135" calcext:value-type="float">
            <text:p>135</text:p>
          </table:table-cell>
          <table:table-cell office:value-type="string" calcext:value-type="string">
            <text:p>00000000</text:p>
          </table:table-cell>
          <table:table-cell table:formula="of:=CONCATENATE([.A271];[.C271];&quot;]&quot;)" office:value-type="string" office:string-value="    FibRgFcLcb97Dict[&quot;lcbPgdEdnOldOld&quot;] = FIB1[135]" calcext:value-type="string">
            <text:p><text:s text:c="4"/>FibRgFcLcb97Dict["lcbPgdEdnOldOld"] = FIB1[135]</text:p>
          </table:table-cell>
          <table:table-cell office:value-type="string" calcext:value-type="string">
            <text:p><text:s text:c="4"/>FibRgFcLcb97Dict["lcbPgdEdnOldOld"] = FIB1[135]</text:p>
          </table:table-cell>
          <table:table-cell table:number-columns-repeated="2"/>
        </table:table-row>
        <table:table-row table:style-name="ro2">
          <table:table-cell office:value-type="string" calcext:value-type="string">
            <text:p># (4 bytes): An unsigned integer that specifies the size, in bytes, of the deprecatedendnote layout cache at offset fcPgdEdnOldOld in the Table Stream.</text:p>
          </table:table-cell>
          <table:table-cell table:number-columns-repeated="3"/>
          <table:table-cell table:formula="of:=CONCATENATE([.A272];[.C272];&quot;]&quot;)" office:value-type="string" office:string-value="# (4 bytes): An unsigned integer that specifies the size, in bytes, of the deprecatedendnote layout cache at offset fcPgdEdnOldOld in the Table Stream.]" calcext:value-type="string">
            <text:p># (4 bytes): An unsigned integer that specifies the size, in bytes, of the deprecatedendnote layout cache at offset fcPgdEdnOldOld in the Table Stream.]</text:p>
          </table:table-cell>
          <table:table-cell office:value-type="string" calcext:value-type="string">
            <text:p># (4 bytes): An unsigned integer that specifies the size, in bytes, of the deprecatedendnote layout cache at offset fcPgdEdnOldOld in the Table Stream.]</text:p>
          </table:table-cell>
          <table:table-cell table:number-columns-repeated="2"/>
        </table:table-row>
        <table:table-row table:style-name="ro1">
          <table:table-cell office:value-type="string" calcext:value-type="string">
            <text:p><text:s text:c="4"/>FibRgFcLcb97Dict["fcBkdEdnOldOld"] = FIB1[</text:p>
          </table:table-cell>
          <table:table-cell office:value-type="float" office:value="137" calcext:value-type="float">
            <text:p>137</text:p>
          </table:table-cell>
          <table:table-cell office:value-type="float" office:value="136" calcext:value-type="float">
            <text:p>136</text:p>
          </table:table-cell>
          <table:table-cell office:value-type="string" calcext:value-type="string">
            <text:p>00000000</text:p>
          </table:table-cell>
          <table:table-cell table:formula="of:=CONCATENATE([.A273];[.C273];&quot;]&quot;)" office:value-type="string" office:string-value="    FibRgFcLcb97Dict[&quot;fcBkdEdnOldOld&quot;] = FIB1[136]" calcext:value-type="string">
            <text:p><text:s text:c="4"/>FibRgFcLcb97Dict["fcBkdEdnOldOld"] = FIB1[136]</text:p>
          </table:table-cell>
          <table:table-cell office:value-type="string" calcext:value-type="string">
            <text:p><text:s text:c="4"/>FibRgFcLcb97Dict["fcBkdEdnOldOld"] = FIB1[136]</text:p>
          </table:table-cell>
          <table:table-cell table:number-columns-repeated="2"/>
        </table:table-row>
        <table:table-row table:style-name="ro3">
          <table:table-cell office:value-type="string" calcext:value-type="string">
            <text:p># (4 bytes): An unsigned integer that specifies an offset in the Table Stream. Thedeprecated endnote text flow break cache begins at this offset. Information SHOULD NOT&lt;40&gt; beemitted at this offset and SHOULD&lt;41&gt; be ignored. If lcbBkdEdnOldOld is zero,fcBkdEdnOldOld is undefined and MUST be ignored.</text:p>
          </table:table-cell>
          <table:table-cell table:number-columns-repeated="3"/>
          <table:table-cell table:formula="of:=CONCATENATE([.A274];[.C274];&quot;]&quot;)" office:value-type="string" office:string-value="# (4 bytes): An unsigned integer that specifies an offset in the Table Stream. Thedeprecated endnote text flow break cache begins at this offset. Information SHOULD NOT&lt;40&gt; beemitted at this offset and SHOULD&lt;41&gt; be ignored. If lcbBkdEdnOldOld is zero,fcBkdEdnOldOld is undefined and MUST be ignored.]" calcext:value-type="string">
            <text:p># (4 bytes): An unsigned integer that specifies an offset in the Table Stream. Thedeprecated endnote text flow break cache begins at this offset. Information SHOULD NOT&lt;40&gt; beemitted at this offset and SHOULD&lt;41&gt; be ignored. If lcbBkdEdnOldOld is zero,fcBkdEdnOldOld is undefined and MUST be ignored.]</text:p>
          </table:table-cell>
          <table:table-cell office:value-type="string" calcext:value-type="string">
            <text:p># (4 bytes): An unsigned integer that specifies an offset in the Table Stream. Thedeprecated endnote text flow break cache begins at this offset. Information SHOULD NOT&lt;40&gt; beemitted at this offset and SHOULD&lt;41&gt; be ignored. If lcbBkdEdnOldOld is zero,fcBkdEdnOldOld is undefined and MUST be ignored.]</text:p>
          </table:table-cell>
          <table:table-cell table:number-columns-repeated="2"/>
        </table:table-row>
        <table:table-row table:style-name="ro1">
          <table:table-cell office:value-type="string" calcext:value-type="string">
            <text:p><text:s text:c="4"/>FibRgFcLcb97Dict["lcbBkdEdnOldOld"] = FIB1[</text:p>
          </table:table-cell>
          <table:table-cell office:value-type="float" office:value="138" calcext:value-type="float">
            <text:p>138</text:p>
          </table:table-cell>
          <table:table-cell office:value-type="float" office:value="137" calcext:value-type="float">
            <text:p>137</text:p>
          </table:table-cell>
          <table:table-cell office:value-type="string" calcext:value-type="string">
            <text:p>00000000</text:p>
          </table:table-cell>
          <table:table-cell table:formula="of:=CONCATENATE([.A275];[.C275];&quot;]&quot;)" office:value-type="string" office:string-value="    FibRgFcLcb97Dict[&quot;lcbBkdEdnOldOld&quot;] = FIB1[137]" calcext:value-type="string">
            <text:p><text:s text:c="4"/>FibRgFcLcb97Dict["lcbBkdEdnOldOld"] = FIB1[137]</text:p>
          </table:table-cell>
          <table:table-cell office:value-type="string" calcext:value-type="string">
            <text:p><text:s text:c="4"/>FibRgFcLcb97Dict["lcbBkdEdnOldOld"] = FIB1[137]</text:p>
          </table:table-cell>
          <table:table-cell table:number-columns-repeated="2"/>
        </table:table-row>
        <table:table-row table:style-name="ro2">
          <table:table-cell office:value-type="string" calcext:value-type="string">
            <text:p># (4 bytes): An unsigned integer that specifies the size, in bytes, of the deprecatedendnote text flow break cache at offset fcBkdEdnOldOld in the Table Stream.</text:p>
          </table:table-cell>
          <table:table-cell table:number-columns-repeated="3"/>
          <table:table-cell table:formula="of:=CONCATENATE([.A276];[.C276];&quot;]&quot;)" office:value-type="string" office:string-value="# (4 bytes): An unsigned integer that specifies the size, in bytes, of the deprecatedendnote text flow break cache at offset fcBkdEdnOldOld in the Table Stream.]" calcext:value-type="string">
            <text:p># (4 bytes): An unsigned integer that specifies the size, in bytes, of the deprecatedendnote text flow break cache at offset fcBkdEdnOldOld in the Table Stream.]</text:p>
          </table:table-cell>
          <table:table-cell office:value-type="string" calcext:value-type="string">
            <text:p># (4 bytes): An unsigned integer that specifies the size, in bytes, of the deprecatedendnote text flow break cache at offset fcBkdEdnOldOld in the Table Stream.]</text:p>
          </table:table-cell>
          <table:table-cell table:number-columns-repeated="2"/>
        </table:table-row>
        <table:table-row table:style-name="ro1">
          <table:table-cell office:value-type="string" calcext:value-type="string">
            <text:p><text:s text:c="4"/>FibRgFcLcb97Dict["fcSttbfIntlFld"] = FIB1[</text:p>
          </table:table-cell>
          <table:table-cell office:value-type="float" office:value="139" calcext:value-type="float">
            <text:p>139</text:p>
          </table:table-cell>
          <table:table-cell office:value-type="float" office:value="138" calcext:value-type="float">
            <text:p>138</text:p>
          </table:table-cell>
          <table:table-cell office:value-type="string" calcext:value-type="string">
            <text:p>af150000</text:p>
          </table:table-cell>
          <table:table-cell table:formula="of:=CONCATENATE([.A277];[.C277];&quot;]&quot;)" office:value-type="string" office:string-value="    FibRgFcLcb97Dict[&quot;fcSttbfIntlFld&quot;] = FIB1[138]" calcext:value-type="string">
            <text:p><text:s text:c="4"/>FibRgFcLcb97Dict["fcSttbfIntlFld"] = FIB1[138]</text:p>
          </table:table-cell>
          <table:table-cell office:value-type="string" calcext:value-type="string">
            <text:p><text:s text:c="4"/>FibRgFcLcb97Dict["fcSttbfIntlFld"] = FIB1[138]</text:p>
          </table:table-cell>
          <table:table-cell table:number-columns-repeated="2"/>
        </table:table-row>
        <table:table-row table:style-name="ro1">
          <table:table-cell office:value-type="string" calcext:value-type="string">
            <text:p># (4 bytes): This value is undefined and MUST be ignored.</text:p>
          </table:table-cell>
          <table:table-cell table:number-columns-repeated="3"/>
          <table:table-cell table:formula="of:=CONCATENATE([.A278];[.C278];&quot;]&quot;)" office:value-type="string" office:string-value="# (4 bytes): This value is undefined and MUST be ignored.]" calcext:value-type="string">
            <text:p># (4 bytes): This value is undefined and MUST be ignored.]</text:p>
          </table:table-cell>
          <table:table-cell office:value-type="string" calcext:value-type="string">
            <text:p># (4 bytes): This value is undefined and MUST be ignored.]</text:p>
          </table:table-cell>
          <table:table-cell table:number-columns-repeated="2"/>
        </table:table-row>
        <table:table-row table:style-name="ro1">
          <table:table-cell office:value-type="string" calcext:value-type="string">
            <text:p><text:s text:c="4"/>FibRgFcLcb97Dict["lcbSttbfIntlFld"] = FIB1[</text:p>
          </table:table-cell>
          <table:table-cell office:value-type="float" office:value="140" calcext:value-type="float">
            <text:p>140</text:p>
          </table:table-cell>
          <table:table-cell office:value-type="float" office:value="139" calcext:value-type="float">
            <text:p>139</text:p>
          </table:table-cell>
          <table:table-cell office:value-type="string" calcext:value-type="string">
            <text:p>00000000</text:p>
          </table:table-cell>
          <table:table-cell table:formula="of:=CONCATENATE([.A279];[.C279];&quot;]&quot;)" office:value-type="string" office:string-value="    FibRgFcLcb97Dict[&quot;lcbSttbfIntlFld&quot;] = FIB1[139]" calcext:value-type="string">
            <text:p><text:s text:c="4"/>FibRgFcLcb97Dict["lcbSttbfIntlFld"] = FIB1[139]</text:p>
          </table:table-cell>
          <table:table-cell office:value-type="string" calcext:value-type="string">
            <text:p><text:s text:c="4"/>FibRgFcLcb97Dict["lcbSttbfIntlFld"] = FIB1[139]</text:p>
          </table:table-cell>
          <table:table-cell table:number-columns-repeated="2"/>
        </table:table-row>
        <table:table-row table:style-name="ro1">
          <table:table-cell office:value-type="string" calcext:value-type="string">
            <text:p># (4 bytes): This value MUST be zero, and MUST be ignored.</text:p>
          </table:table-cell>
          <table:table-cell table:number-columns-repeated="3"/>
          <table:table-cell table:formula="of:=CONCATENATE([.A280];[.C280];&quot;]&quot;)" office:value-type="string" office:string-value="# (4 bytes): This value MUST be zero, and MUST be ignored.]" calcext:value-type="string">
            <text:p># (4 bytes): This value MUST be zero, and MUST be ignored.]</text:p>
          </table:table-cell>
          <table:table-cell office:value-type="string" calcext:value-type="string">
            <text:p># (4 bytes): This value MUST be zero, and MUST be ignored.]</text:p>
          </table:table-cell>
          <table:table-cell table:number-columns-repeated="2"/>
        </table:table-row>
        <table:table-row table:style-name="ro1">
          <table:table-cell office:value-type="string" calcext:value-type="string">
            <text:p><text:s text:c="4"/>FibRgFcLcb97Dict["fcRouteSlip"] = FIB1[</text:p>
          </table:table-cell>
          <table:table-cell office:value-type="float" office:value="141" calcext:value-type="float">
            <text:p>141</text:p>
          </table:table-cell>
          <table:table-cell office:value-type="float" office:value="140" calcext:value-type="float">
            <text:p>140</text:p>
          </table:table-cell>
          <table:table-cell office:value-type="string" calcext:value-type="string">
            <text:p>2b230000</text:p>
          </table:table-cell>
          <table:table-cell table:formula="of:=CONCATENATE([.A281];[.C281];&quot;]&quot;)" office:value-type="string" office:string-value="    FibRgFcLcb97Dict[&quot;fcRouteSlip&quot;] = FIB1[140]" calcext:value-type="string">
            <text:p><text:s text:c="4"/>FibRgFcLcb97Dict["fcRouteSlip"] = FIB1[140]</text:p>
          </table:table-cell>
          <table:table-cell office:value-type="string" calcext:value-type="string">
            <text:p><text:s text:c="4"/>FibRgFcLcb97Dict["fcRouteSlip"] = FIB1[140]</text:p>
          </table:table-cell>
          <table:table-cell table:number-columns-repeated="2"/>
        </table:table-row>
        <table:table-row table:style-name="ro4">
          <table:table-cell office:value-type="string" calcext:value-type="string">
            <text:p># (4 bytes): An unsigned integer that specifies an offset in the Table Stream. ARouteSlip that specifies the route slip for this document begins at this offset. This valueSHOULD&lt;42&gt; be ignored.</text:p>
          </table:table-cell>
          <table:table-cell table:number-columns-repeated="3"/>
          <table:table-cell table:formula="of:=CONCATENATE([.A282];[.C282];&quot;]&quot;)" office:value-type="string" office:string-value="# (4 bytes): An unsigned integer that specifies an offset in the Table Stream. ARouteSlip that specifies the route slip for this document begins at this offset. This valueSHOULD&lt;42&gt; be ignored.]" calcext:value-type="string">
            <text:p># (4 bytes): An unsigned integer that specifies an offset in the Table Stream. ARouteSlip that specifies the route slip for this document begins at this offset. This valueSHOULD&lt;42&gt; be ignored.]</text:p>
          </table:table-cell>
          <table:table-cell office:value-type="string" calcext:value-type="string">
            <text:p># (4 bytes): An unsigned integer that specifies an offset in the Table Stream. ARouteSlip that specifies the route slip for this document begins at this offset. This valueSHOULD&lt;42&gt; be ignored.]</text:p>
          </table:table-cell>
          <table:table-cell table:number-columns-repeated="2"/>
        </table:table-row>
        <table:table-row table:style-name="ro1">
          <table:table-cell office:value-type="string" calcext:value-type="string">
            <text:p><text:s text:c="4"/>FibRgFcLcb97Dict["lcbRouteSlip"] = FIB1[</text:p>
          </table:table-cell>
          <table:table-cell office:value-type="float" office:value="142" calcext:value-type="float">
            <text:p>142</text:p>
          </table:table-cell>
          <table:table-cell office:value-type="float" office:value="141" calcext:value-type="float">
            <text:p>141</text:p>
          </table:table-cell>
          <table:table-cell office:value-type="string" calcext:value-type="string">
            <text:p>00000000</text:p>
          </table:table-cell>
          <table:table-cell table:formula="of:=CONCATENATE([.A283];[.C283];&quot;]&quot;)" office:value-type="string" office:string-value="    FibRgFcLcb97Dict[&quot;lcbRouteSlip&quot;] = FIB1[141]" calcext:value-type="string">
            <text:p><text:s text:c="4"/>FibRgFcLcb97Dict["lcbRouteSlip"] = FIB1[141]</text:p>
          </table:table-cell>
          <table:table-cell office:value-type="string" calcext:value-type="string">
            <text:p><text:s text:c="4"/>FibRgFcLcb97Dict["lcbRouteSlip"] = FIB1[141]</text:p>
          </table:table-cell>
          <table:table-cell table:number-columns-repeated="2"/>
        </table:table-row>
        <table:table-row table:style-name="ro2">
          <table:table-cell office:value-type="string" calcext:value-type="string">
            <text:p># (4 bytes): An unsigned integer that specifies the size, in bytes, of the RouteSlip atoffset fcRouteSlip in the Table Stream.</text:p>
          </table:table-cell>
          <table:table-cell table:number-columns-repeated="3"/>
          <table:table-cell table:formula="of:=CONCATENATE([.A284];[.C284];&quot;]&quot;)" office:value-type="string" office:string-value="# (4 bytes): An unsigned integer that specifies the size, in bytes, of the RouteSlip atoffset fcRouteSlip in the Table Stream.]" calcext:value-type="string">
            <text:p># (4 bytes): An unsigned integer that specifies the size, in bytes, of the RouteSlip atoffset fcRouteSlip in the Table Stream.]</text:p>
          </table:table-cell>
          <table:table-cell office:value-type="string" calcext:value-type="string">
            <text:p># (4 bytes): An unsigned integer that specifies the size, in bytes, of the RouteSlip atoffset fcRouteSlip in the Table Stream.]</text:p>
          </table:table-cell>
          <table:table-cell table:number-columns-repeated="2"/>
        </table:table-row>
        <table:table-row table:style-name="ro1">
          <table:table-cell office:value-type="string" calcext:value-type="string">
            <text:p><text:s text:c="4"/>FibRgFcLcb97Dict["fcSttbSavedBy"] = FIB1[</text:p>
          </table:table-cell>
          <table:table-cell office:value-type="float" office:value="143" calcext:value-type="float">
            <text:p>143</text:p>
          </table:table-cell>
          <table:table-cell office:value-type="float" office:value="142" calcext:value-type="float">
            <text:p>142</text:p>
          </table:table-cell>
          <table:table-cell office:value-type="string" calcext:value-type="string">
            <text:p>00000000</text:p>
          </table:table-cell>
          <table:table-cell table:formula="of:=CONCATENATE([.A285];[.C285];&quot;]&quot;)" office:value-type="string" office:string-value="    FibRgFcLcb97Dict[&quot;fcSttbSavedBy&quot;] = FIB1[142]" calcext:value-type="string">
            <text:p><text:s text:c="4"/>FibRgFcLcb97Dict["fcSttbSavedBy"] = FIB1[142]</text:p>
          </table:table-cell>
          <table:table-cell office:value-type="string" calcext:value-type="string">
            <text:p><text:s text:c="4"/>FibRgFcLcb97Dict["fcSttbSavedBy"] = FIB1[142]</text:p>
          </table:table-cell>
          <table:table-cell table:number-columns-repeated="2"/>
        </table:table-row>
        <table:table-row table:style-name="ro4">
          <table:table-cell office:value-type="string" calcext:value-type="string">
            <text:p># (4 bytes): An unsigned integer that specifies an offset in the Table Stream. ASttbSavedBy that specifies the save history of this document begins at this offset. This valueSHOULD&lt;43&gt; be ignored.</text:p>
          </table:table-cell>
          <table:table-cell table:number-columns-repeated="3"/>
          <table:table-cell table:formula="of:=CONCATENATE([.A286];[.C286];&quot;]&quot;)" office:value-type="string" office:string-value="# (4 bytes): An unsigned integer that specifies an offset in the Table Stream. ASttbSavedBy that specifies the save history of this document begins at this offset. This valueSHOULD&lt;43&gt; be ignored.]" calcext:value-type="string">
            <text:p># (4 bytes): An unsigned integer that specifies an offset in the Table Stream. ASttbSavedBy that specifies the save history of this document begins at this offset. This valueSHOULD&lt;43&gt; be ignored.]</text:p>
          </table:table-cell>
          <table:table-cell office:value-type="string" calcext:value-type="string">
            <text:p># (4 bytes): An unsigned integer that specifies an offset in the Table Stream. ASttbSavedBy that specifies the save history of this document begins at this offset. This valueSHOULD&lt;43&gt; be ignored.]</text:p>
          </table:table-cell>
          <table:table-cell table:number-columns-repeated="2"/>
        </table:table-row>
        <table:table-row table:style-name="ro1">
          <table:table-cell office:value-type="string" calcext:value-type="string">
            <text:p><text:s text:c="4"/>FibRgFcLcb97Dict["lcbSttbSavedBy"] = FIB1[</text:p>
          </table:table-cell>
          <table:table-cell office:value-type="float" office:value="144" calcext:value-type="float">
            <text:p>144</text:p>
          </table:table-cell>
          <table:table-cell office:value-type="float" office:value="143" calcext:value-type="float">
            <text:p>143</text:p>
          </table:table-cell>
          <table:table-cell office:value-type="string" calcext:value-type="string">
            <text:p>00000000</text:p>
          </table:table-cell>
          <table:table-cell table:formula="of:=CONCATENATE([.A287];[.C287];&quot;]&quot;)" office:value-type="string" office:string-value="    FibRgFcLcb97Dict[&quot;lcbSttbSavedBy&quot;] = FIB1[143]" calcext:value-type="string">
            <text:p><text:s text:c="4"/>FibRgFcLcb97Dict["lcbSttbSavedBy"] = FIB1[143]</text:p>
          </table:table-cell>
          <table:table-cell office:value-type="string" calcext:value-type="string">
            <text:p><text:s text:c="4"/>FibRgFcLcb97Dict["lcbSttbSavedBy"] = FIB1[143]</text:p>
          </table:table-cell>
          <table:table-cell table:number-columns-repeated="2"/>
        </table:table-row>
        <table:table-row table:style-name="ro2">
          <table:table-cell office:value-type="string" calcext:value-type="string">
            <text:p># (4 bytes): An unsigned integer that specifies the size, in bytes, of theSttbSavedBy at the offset fcSttbSavedBy. This value SHOULD&lt;44&gt; be zero.</text:p>
          </table:table-cell>
          <table:table-cell table:number-columns-repeated="3"/>
          <table:table-cell table:formula="of:=CONCATENATE([.A288];[.C288];&quot;]&quot;)" office:value-type="string" office:string-value="# (4 bytes): An unsigned integer that specifies the size, in bytes, of theSttbSavedBy at the offset fcSttbSavedBy. This value SHOULD&lt;44&gt; be zero.]" calcext:value-type="string">
            <text:p># (4 bytes): An unsigned integer that specifies the size, in bytes, of theSttbSavedBy at the offset fcSttbSavedBy. This value SHOULD&lt;44&gt; be zero.]</text:p>
          </table:table-cell>
          <table:table-cell office:value-type="string" calcext:value-type="string">
            <text:p># (4 bytes): An unsigned integer that specifies the size, in bytes, of theSttbSavedBy at the offset fcSttbSavedBy. This value SHOULD&lt;44&gt; be zero.]</text:p>
          </table:table-cell>
          <table:table-cell table:number-columns-repeated="2"/>
        </table:table-row>
        <table:table-row table:style-name="ro1">
          <table:table-cell office:value-type="string" calcext:value-type="string">
            <text:p><text:s text:c="4"/>FibRgFcLcb97Dict["fcSttbFnm"] = FIB1[</text:p>
          </table:table-cell>
          <table:table-cell office:value-type="float" office:value="145" calcext:value-type="float">
            <text:p>145</text:p>
          </table:table-cell>
          <table:table-cell office:value-type="float" office:value="144" calcext:value-type="float">
            <text:p>144</text:p>
          </table:table-cell>
          <table:table-cell office:value-type="string" calcext:value-type="string">
            <text:p>b1160000</text:p>
          </table:table-cell>
          <table:table-cell table:formula="of:=CONCATENATE([.A289];[.C289];&quot;]&quot;)" office:value-type="string" office:string-value="    FibRgFcLcb97Dict[&quot;fcSttbFnm&quot;] = FIB1[144]" calcext:value-type="string">
            <text:p><text:s text:c="4"/>FibRgFcLcb97Dict["fcSttbFnm"] = FIB1[144]</text:p>
          </table:table-cell>
          <table:table-cell office:value-type="string" calcext:value-type="string">
            <text:p><text:s text:c="4"/>FibRgFcLcb97Dict["fcSttbFnm"] = FIB1[144]</text:p>
          </table:table-cell>
          <table:table-cell table:number-columns-repeated="2"/>
        </table:table-row>
        <table:table-row table:style-name="ro4">
          <table:table-cell office:value-type="string" calcext:value-type="string">
            <text:p># (4 bytes): An unsigned integer that specifies an offset in the Table Stream. An SttbFnmthat contains information about the external files that are referenced by this document begins atthis offset. If lcbSttbFnm is zero, fcSttbFnm is undefined and MUST be ignored.</text:p>
          </table:table-cell>
          <table:table-cell table:number-columns-repeated="3"/>
          <table:table-cell table:formula="of:=CONCATENATE([.A290];[.C290];&quot;]&quot;)" office:value-type="string" office:string-value="# (4 bytes): An unsigned integer that specifies an offset in the Table Stream. An SttbFnmthat contains information about the external files that are referenced by this document begins atthis offset. If lcbSttbFnm is zero, fcSttbFnm is undefined and MUST be ignored.]" calcext:value-type="string">
            <text:p># (4 bytes): An unsigned integer that specifies an offset in the Table Stream. An SttbFnmthat contains information about the external files that are referenced by this document begins atthis offset. If lcbSttbFnm is zero, fcSttbFnm is undefined and MUST be ignored.]</text:p>
          </table:table-cell>
          <table:table-cell office:value-type="string" calcext:value-type="string">
            <text:p># (4 bytes): An unsigned integer that specifies an offset in the Table Stream. An SttbFnmthat contains information about the external files that are referenced by this document begins atthis offset. If lcbSttbFnm is zero, fcSttbFnm is undefined and MUST be ignored.]</text:p>
          </table:table-cell>
          <table:table-cell table:number-columns-repeated="2"/>
        </table:table-row>
        <table:table-row table:style-name="ro1">
          <table:table-cell office:value-type="string" calcext:value-type="string">
            <text:p><text:s text:c="4"/>FibRgFcLcb97Dict["lcbSttbFnm"] = FIB1[</text:p>
          </table:table-cell>
          <table:table-cell office:value-type="float" office:value="146" calcext:value-type="float">
            <text:p>146</text:p>
          </table:table-cell>
          <table:table-cell office:value-type="float" office:value="145" calcext:value-type="float">
            <text:p>145</text:p>
          </table:table-cell>
          <table:table-cell office:value-type="string" calcext:value-type="string">
            <text:p>00000000</text:p>
          </table:table-cell>
          <table:table-cell table:formula="of:=CONCATENATE([.A291];[.C291];&quot;]&quot;)" office:value-type="string" office:string-value="    FibRgFcLcb97Dict[&quot;lcbSttbFnm&quot;] = FIB1[145]" calcext:value-type="string">
            <text:p><text:s text:c="4"/>FibRgFcLcb97Dict["lcbSttbFnm"] = FIB1[145]</text:p>
          </table:table-cell>
          <table:table-cell office:value-type="string" calcext:value-type="string">
            <text:p><text:s text:c="4"/>FibRgFcLcb97Dict["lcbSttbFnm"] = FIB1[145]</text:p>
          </table:table-cell>
          <table:table-cell table:number-columns-repeated="2"/>
        </table:table-row>
        <table:table-row table:style-name="ro2">
          <table:table-cell office:value-type="string" calcext:value-type="string">
            <text:p># (4 bytes): An unsigned integer that specifies the size, in bytes, of the SttbFnm at theoffset fcSttbFnm.</text:p>
          </table:table-cell>
          <table:table-cell table:number-columns-repeated="3"/>
          <table:table-cell table:formula="of:=CONCATENATE([.A292];[.C292];&quot;]&quot;)" office:value-type="string" office:string-value="# (4 bytes): An unsigned integer that specifies the size, in bytes, of the SttbFnm at theoffset fcSttbFnm.]" calcext:value-type="string">
            <text:p># (4 bytes): An unsigned integer that specifies the size, in bytes, of the SttbFnm at theoffset fcSttbFnm.]</text:p>
          </table:table-cell>
          <table:table-cell office:value-type="string" calcext:value-type="string">
            <text:p># (4 bytes): An unsigned integer that specifies the size, in bytes, of the SttbFnm at theoffset fcSttbFnm.]</text:p>
          </table:table-cell>
          <table:table-cell table:number-columns-repeated="2"/>
        </table:table-row>
        <table:table-row table:style-name="ro1">
          <table:table-cell office:value-type="string" calcext:value-type="string">
            <text:p><text:s text:c="4"/>FibRgFcLcb97Dict["fcPlfLst"] = FIB1[</text:p>
          </table:table-cell>
          <table:table-cell office:value-type="float" office:value="147" calcext:value-type="float">
            <text:p>147</text:p>
          </table:table-cell>
          <table:table-cell office:value-type="float" office:value="146" calcext:value-type="float">
            <text:p>146</text:p>
          </table:table-cell>
          <table:table-cell office:value-type="string" calcext:value-type="string">
            <text:p>b1160000</text:p>
          </table:table-cell>
          <table:table-cell table:formula="of:=CONCATENATE([.A293];[.C293];&quot;]&quot;)" office:value-type="string" office:string-value="    FibRgFcLcb97Dict[&quot;fcPlfLst&quot;] = FIB1[146]" calcext:value-type="string">
            <text:p><text:s text:c="4"/>FibRgFcLcb97Dict["fcPlfLst"] = FIB1[146]</text:p>
          </table:table-cell>
          <table:table-cell office:value-type="string" calcext:value-type="string">
            <text:p><text:s text:c="4"/>FibRgFcLcb97Dict["fcPlfLst"] = FIB1[146]</text:p>
          </table:table-cell>
          <table:table-cell table:number-columns-repeated="2"/>
        </table:table-row>
        <table:table-row table:style-name="ro10">
          <table:table-cell office:value-type="string" calcext:value-type="string">
            <text:p># (4 bytes): An unsigned integer that specifies an offset in the Table Stream. A PlfLst thatcontains list formatting information begins at this offset. An array of LVLs is appended to thePlfLst. lcbPlfLst does not account for the array of LVLs. The size of the array of LVLs is specifiedby the LSTFs in PlfLst. For each LSTF whose fSimpleList is set to 0x1, there is one LVL in thearray of LVLs that specifies the level formatting of the single level in the list which corresponds tothe LSTF. And, for each LSTF whose fSimpleList is set to 0x0, there are 9 LVLs in the array ofLVLs that specify the level formatting of the respective levels in the list which corresponds to theLSTF. This array of LVLs is in the same respective order as the LSTFs in PlfLst. If lcbPlfLst is 0,fcPlfLst is undefined and MUST be ignored.</text:p>
          </table:table-cell>
          <table:table-cell table:number-columns-repeated="3"/>
          <table:table-cell table:formula="of:=CONCATENATE([.A294];[.C294];&quot;]&quot;)" office:value-type="string" office:string-value="# (4 bytes): An unsigned integer that specifies an offset in the Table Stream. A PlfLst thatcontains list formatting information begins at this offset. An array of LVLs is appended to thePlfLst. lcbPlfLst does not account for the array of LVLs. The size of the array of LVLs is specifiedby the LSTFs in PlfLst. For each LSTF whose fSimpleList is set to 0x1, there is one LVL in thearray of LVLs that specifies the level formatting of the single level in the list which corresponds tothe LSTF. And, for each LSTF whose fSimpleList is set to 0x0, there are 9 LVLs in the array ofLVLs that specify the level formatting of the respective levels in the list which corresponds to theLSTF. This array of LVLs is in the same respective order as the LSTFs in PlfLst. If lcbPlfLst is 0,fcPlfLst is undefined and MUST be ignored.]" calcext:value-type="string">
            <text:p># (4 bytes): An unsigned integer that specifies an offset in the Table Stream. A PlfLst thatcontains list formatting information begins at this offset. An array of LVLs is appended to thePlfLst. lcbPlfLst does not account for the array of LVLs. The size of the array of LVLs is specifiedby the LSTFs in PlfLst. For each LSTF whose fSimpleList is set to 0x1, there is one LVL in thearray of LVLs that specifies the level formatting of the single level in the list which corresponds tothe LSTF. And, for each LSTF whose fSimpleList is set to 0x0, there are 9 LVLs in the array ofLVLs that specify the level formatting of the respective levels in the list which corresponds to theLSTF. This array of LVLs is in the same respective order as the LSTFs in PlfLst. If lcbPlfLst is 0,fcPlfLst is undefined and MUST be ignored.]</text:p>
          </table:table-cell>
          <table:table-cell office:value-type="string" calcext:value-type="string">
            <text:p># (4 bytes): An unsigned integer that specifies an offset in the Table Stream. A PlfLst thatcontains list formatting information begins at this offset. An array of LVLs is appended to thePlfLst. lcbPlfLst does not account for the array of LVLs. The size of the array of LVLs is specifiedby the LSTFs in PlfLst. For each LSTF whose fSimpleList is set to 0x1, there is one LVL in thearray of LVLs that specifies the level formatting of the single level in the list which corresponds tothe LSTF. And, for each LSTF whose fSimpleList is set to 0x0, there are 9 LVLs in the array ofLVLs that specify the level formatting of the respective levels in the list which corresponds to theLSTF. This array of LVLs is in the same respective order as the LSTFs in PlfLst. If lcbPlfLst is 0,fcPlfLst is undefined and MUST be ignored.]</text:p>
          </table:table-cell>
          <table:table-cell table:number-columns-repeated="2"/>
        </table:table-row>
        <table:table-row table:style-name="ro1">
          <table:table-cell office:value-type="string" calcext:value-type="string">
            <text:p><text:s text:c="4"/>FibRgFcLcb97Dict["lcbPlfLst"] = FIB1[</text:p>
          </table:table-cell>
          <table:table-cell office:value-type="float" office:value="148" calcext:value-type="float">
            <text:p>148</text:p>
          </table:table-cell>
          <table:table-cell office:value-type="float" office:value="147" calcext:value-type="float">
            <text:p>147</text:p>
          </table:table-cell>
          <table:table-cell office:value-type="string" calcext:value-type="string">
            <text:p>72000000</text:p>
          </table:table-cell>
          <table:table-cell table:formula="of:=CONCATENATE([.A295];[.C295];&quot;]&quot;)" office:value-type="string" office:string-value="    FibRgFcLcb97Dict[&quot;lcbPlfLst&quot;] = FIB1[147]" calcext:value-type="string">
            <text:p><text:s text:c="4"/>FibRgFcLcb97Dict["lcbPlfLst"] = FIB1[147]</text:p>
          </table:table-cell>
          <table:table-cell office:value-type="string" calcext:value-type="string">
            <text:p><text:s text:c="4"/>FibRgFcLcb97Dict["lcbPlfLst"] = FIB1[147]</text:p>
          </table:table-cell>
          <table:table-cell table:number-columns-repeated="2"/>
        </table:table-row>
        <table:table-row table:style-name="ro4">
          <table:table-cell office:value-type="string" calcext:value-type="string">
            <text:p># (4 bytes): An unsigned integer that specifies the size, in bytes, of the PlfLst at the offsetfcPlfLst. This does not include the size of the array of LVLs that are appended to the PlfLst.</text:p>
          </table:table-cell>
          <table:table-cell table:number-columns-repeated="3"/>
          <table:table-cell table:formula="of:=CONCATENATE([.A296];[.C296];&quot;]&quot;)" office:value-type="string" office:string-value="# (4 bytes): An unsigned integer that specifies the size, in bytes, of the PlfLst at the offsetfcPlfLst. This does not include the size of the array of LVLs that are appended to the PlfLst.]" calcext:value-type="string">
            <text:p># (4 bytes): An unsigned integer that specifies the size, in bytes, of the PlfLst at the offsetfcPlfLst. This does not include the size of the array of LVLs that are appended to the PlfLst.]</text:p>
          </table:table-cell>
          <table:table-cell office:value-type="string" calcext:value-type="string">
            <text:p># (4 bytes): An unsigned integer that specifies the size, in bytes, of the PlfLst at the offsetfcPlfLst. This does not include the size of the array of LVLs that are appended to the PlfLst.]</text:p>
          </table:table-cell>
          <table:table-cell table:number-columns-repeated="2"/>
        </table:table-row>
        <table:table-row table:style-name="ro1">
          <table:table-cell office:value-type="string" calcext:value-type="string">
            <text:p><text:s text:c="4"/>FibRgFcLcb97Dict["fcPlfLfo"] = FIB1[</text:p>
          </table:table-cell>
          <table:table-cell office:value-type="float" office:value="149" calcext:value-type="float">
            <text:p>149</text:p>
          </table:table-cell>
          <table:table-cell office:value-type="float" office:value="148" calcext:value-type="float">
            <text:p>148</text:p>
          </table:table-cell>
          <table:table-cell office:value-type="string" calcext:value-type="string">
            <text:p>f7210000</text:p>
          </table:table-cell>
          <table:table-cell table:formula="of:=CONCATENATE([.A297];[.C297];&quot;]&quot;)" office:value-type="string" office:string-value="    FibRgFcLcb97Dict[&quot;fcPlfLfo&quot;] = FIB1[148]" calcext:value-type="string">
            <text:p><text:s text:c="4"/>FibRgFcLcb97Dict["fcPlfLfo"] = FIB1[148]</text:p>
          </table:table-cell>
          <table:table-cell office:value-type="string" calcext:value-type="string">
            <text:p><text:s text:c="4"/>FibRgFcLcb97Dict["fcPlfLfo"] = FIB1[148]</text:p>
          </table:table-cell>
          <table:table-cell table:number-columns-repeated="2"/>
        </table:table-row>
        <table:table-row table:style-name="ro4">
          <table:table-cell office:value-type="string" calcext:value-type="string">
            <text:p># (4 bytes): An unsigned integer that specifies an offset in the Table Stream. A PlfLfo thatcontains list formatting override information begins at this offset. If lcbPlfLfo is zero, fcPlfLfo isundefined and MUST be ignored.</text:p>
          </table:table-cell>
          <table:table-cell table:number-columns-repeated="3"/>
          <table:table-cell table:formula="of:=CONCATENATE([.A298];[.C298];&quot;]&quot;)" office:value-type="string" office:string-value="# (4 bytes): An unsigned integer that specifies an offset in the Table Stream. A PlfLfo thatcontains list formatting override information begins at this offset. If lcbPlfLfo is zero, fcPlfLfo isundefined and MUST be ignored.]" calcext:value-type="string">
            <text:p># (4 bytes): An unsigned integer that specifies an offset in the Table Stream. A PlfLfo thatcontains list formatting override information begins at this offset. If lcbPlfLfo is zero, fcPlfLfo isundefined and MUST be ignored.]</text:p>
          </table:table-cell>
          <table:table-cell office:value-type="string" calcext:value-type="string">
            <text:p># (4 bytes): An unsigned integer that specifies an offset in the Table Stream. A PlfLfo thatcontains list formatting override information begins at this offset. If lcbPlfLfo is zero, fcPlfLfo isundefined and MUST be ignored.]</text:p>
          </table:table-cell>
          <table:table-cell table:number-columns-repeated="2"/>
        </table:table-row>
        <table:table-row table:style-name="ro1">
          <table:table-cell office:value-type="string" calcext:value-type="string">
            <text:p><text:s text:c="4"/>FibRgFcLcb97Dict["lcbPlfLfo"] = FIB1[</text:p>
          </table:table-cell>
          <table:table-cell office:value-type="float" office:value="150" calcext:value-type="float">
            <text:p>150</text:p>
          </table:table-cell>
          <table:table-cell office:value-type="float" office:value="149" calcext:value-type="float">
            <text:p>149</text:p>
          </table:table-cell>
          <table:table-cell office:value-type="string" calcext:value-type="string">
            <text:p>54000000</text:p>
          </table:table-cell>
          <table:table-cell table:formula="of:=CONCATENATE([.A299];[.C299];&quot;]&quot;)" office:value-type="string" office:string-value="    FibRgFcLcb97Dict[&quot;lcbPlfLfo&quot;] = FIB1[149]" calcext:value-type="string">
            <text:p><text:s text:c="4"/>FibRgFcLcb97Dict["lcbPlfLfo"] = FIB1[149]</text:p>
          </table:table-cell>
          <table:table-cell office:value-type="string" calcext:value-type="string">
            <text:p><text:s text:c="4"/>FibRgFcLcb97Dict["lcbPlfLfo"] = FIB1[149]</text:p>
          </table:table-cell>
          <table:table-cell table:number-columns-repeated="2"/>
        </table:table-row>
        <table:table-row table:style-name="ro2">
          <table:table-cell office:value-type="string" calcext:value-type="string">
            <text:p># (4 bytes): An unsigned integer that specifies the size, in bytes, of the PlfLfo at the offsetfcPlfLfo.</text:p>
          </table:table-cell>
          <table:table-cell table:number-columns-repeated="3"/>
          <table:table-cell table:formula="of:=CONCATENATE([.A300];[.C300];&quot;]&quot;)" office:value-type="string" office:string-value="# (4 bytes): An unsigned integer that specifies the size, in bytes, of the PlfLfo at the offsetfcPlfLfo.]" calcext:value-type="string">
            <text:p># (4 bytes): An unsigned integer that specifies the size, in bytes, of the PlfLfo at the offsetfcPlfLfo.]</text:p>
          </table:table-cell>
          <table:table-cell office:value-type="string" calcext:value-type="string">
            <text:p># (4 bytes): An unsigned integer that specifies the size, in bytes, of the PlfLfo at the offsetfcPlfLfo.]</text:p>
          </table:table-cell>
          <table:table-cell table:number-columns-repeated="2"/>
        </table:table-row>
        <table:table-row table:style-name="ro1">
          <table:table-cell office:value-type="string" calcext:value-type="string">
            <text:p><text:s text:c="4"/>FibRgFcLcb97Dict["fcPlcfTxbxBkd"] = FIB1[</text:p>
          </table:table-cell>
          <table:table-cell office:value-type="float" office:value="151" calcext:value-type="float">
            <text:p>151</text:p>
          </table:table-cell>
          <table:table-cell office:value-type="float" office:value="150" calcext:value-type="float">
            <text:p>150</text:p>
          </table:table-cell>
          <table:table-cell office:value-type="string" calcext:value-type="string">
            <text:p>00000000</text:p>
          </table:table-cell>
          <table:table-cell table:formula="of:=CONCATENATE([.A301];[.C301];&quot;]&quot;)" office:value-type="string" office:string-value="    FibRgFcLcb97Dict[&quot;fcPlcfTxbxBkd&quot;] = FIB1[150]" calcext:value-type="string">
            <text:p><text:s text:c="4"/>FibRgFcLcb97Dict["fcPlcfTxbxBkd"] = FIB1[150]</text:p>
          </table:table-cell>
          <table:table-cell office:value-type="string" calcext:value-type="string">
            <text:p><text:s text:c="4"/>FibRgFcLcb97Dict["fcPlcfTxbxBkd"] = FIB1[150]</text:p>
          </table:table-cell>
          <table:table-cell table:number-columns-repeated="2"/>
        </table:table-row>
        <table:table-row table:style-name="ro2">
          <table:table-cell office:value-type="string" calcext:value-type="string">
            <text:p># (4 bytes): An unsigned integer that specifies an offset in the Table Stream. APlcftxbxBkd begins at this offset and specifies which ranges of text go inside which textboxes.</text:p>
          </table:table-cell>
          <table:table-cell table:number-columns-repeated="3"/>
          <table:table-cell table:formula="of:=CONCATENATE([.A302];[.C302];&quot;]&quot;)" office:value-type="string" office:string-value="# (4 bytes): An unsigned integer that specifies an offset in the Table Stream. APlcftxbxBkd begins at this offset and specifies which ranges of text go inside which textboxes.]" calcext:value-type="string">
            <text:p># (4 bytes): An unsigned integer that specifies an offset in the Table Stream. APlcftxbxBkd begins at this offset and specifies which ranges of text go inside which textboxes.]</text:p>
          </table:table-cell>
          <table:table-cell office:value-type="string" calcext:value-type="string">
            <text:p># (4 bytes): An unsigned integer that specifies an offset in the Table Stream. APlcftxbxBkd begins at this offset and specifies which ranges of text go inside which textboxes.]</text:p>
          </table:table-cell>
          <table:table-cell table:number-columns-repeated="2"/>
        </table:table-row>
        <table:table-row table:style-name="ro1">
          <table:table-cell office:value-type="string" calcext:value-type="string">
            <text:p><text:s text:c="4"/>FibRgFcLcb97Dict["lcbPlcfTxbxBkd"] = FIB1[</text:p>
          </table:table-cell>
          <table:table-cell office:value-type="float" office:value="152" calcext:value-type="float">
            <text:p>152</text:p>
          </table:table-cell>
          <table:table-cell office:value-type="float" office:value="151" calcext:value-type="float">
            <text:p>151</text:p>
          </table:table-cell>
          <table:table-cell office:value-type="string" calcext:value-type="string">
            <text:p>00000000</text:p>
          </table:table-cell>
          <table:table-cell table:formula="of:=CONCATENATE([.A303];[.C303];&quot;]&quot;)" office:value-type="string" office:string-value="    FibRgFcLcb97Dict[&quot;lcbPlcfTxbxBkd&quot;] = FIB1[151]" calcext:value-type="string">
            <text:p><text:s text:c="4"/>FibRgFcLcb97Dict["lcbPlcfTxbxBkd"] = FIB1[151]</text:p>
          </table:table-cell>
          <table:table-cell office:value-type="string" calcext:value-type="string">
            <text:p><text:s text:c="4"/>FibRgFcLcb97Dict["lcbPlcfTxbxBkd"] = FIB1[151]</text:p>
          </table:table-cell>
          <table:table-cell table:number-columns-repeated="2"/>
        </table:table-row>
        <table:table-row table:style-name="ro4">
          <table:table-cell office:value-type="string" calcext:value-type="string">
            <text:p># (4 bytes): An unsigned integer that specifies the size, in bytes, of the PlcftxbxBkdthat begins at offset fcPlcfTxbxBkd in the Table Stream.lcbPlcfTxbxBkd MUST be zero if FibRgLw97.ccpTxbx is zero, and MUST be nonzero ifFibRgLw97.ccpTxbx is nonzero.</text:p>
          </table:table-cell>
          <table:table-cell table:number-columns-repeated="3"/>
          <table:table-cell table:formula="of:=CONCATENATE([.A304];[.C304];&quot;]&quot;)" office:value-type="string" office:string-value="# (4 bytes): An unsigned integer that specifies the size, in bytes, of the PlcftxbxBkdthat begins at offset fcPlcfTxbxBkd in the Table Stream.lcbPlcfTxbxBkd MUST be zero if FibRgLw97.ccpTxbx is zero, and MUST be nonzero ifFibRgLw97.ccpTxbx is nonzero.]" calcext:value-type="string">
            <text:p># (4 bytes): An unsigned integer that specifies the size, in bytes, of the PlcftxbxBkdthat begins at offset fcPlcfTxbxBkd in the Table Stream.lcbPlcfTxbxBkd MUST be zero if FibRgLw97.ccpTxbx is zero, and MUST be nonzero ifFibRgLw97.ccpTxbx is nonzero.]</text:p>
          </table:table-cell>
          <table:table-cell office:value-type="string" calcext:value-type="string">
            <text:p># (4 bytes): An unsigned integer that specifies the size, in bytes, of the PlcftxbxBkdthat begins at offset fcPlcfTxbxBkd in the Table Stream.lcbPlcfTxbxBkd MUST be zero if FibRgLw97.ccpTxbx is zero, and MUST be nonzero ifFibRgLw97.ccpTxbx is nonzero.]</text:p>
          </table:table-cell>
          <table:table-cell table:number-columns-repeated="2"/>
        </table:table-row>
        <table:table-row table:style-name="ro1">
          <table:table-cell office:value-type="string" calcext:value-type="string">
            <text:p><text:s text:c="4"/>FibRgFcLcb97Dict["fcPlcfTxbxHdrBkd"] = FIB1[</text:p>
          </table:table-cell>
          <table:table-cell office:value-type="float" office:value="153" calcext:value-type="float">
            <text:p>153</text:p>
          </table:table-cell>
          <table:table-cell office:value-type="float" office:value="152" calcext:value-type="float">
            <text:p>152</text:p>
          </table:table-cell>
          <table:table-cell office:value-type="string" calcext:value-type="string">
            <text:p>00000000</text:p>
          </table:table-cell>
          <table:table-cell table:formula="of:=CONCATENATE([.A305];[.C305];&quot;]&quot;)" office:value-type="string" office:string-value="    FibRgFcLcb97Dict[&quot;fcPlcfTxbxHdrBkd&quot;] = FIB1[152]" calcext:value-type="string">
            <text:p><text:s text:c="4"/>FibRgFcLcb97Dict["fcPlcfTxbxHdrBkd"] = FIB1[152]</text:p>
          </table:table-cell>
          <table:table-cell office:value-type="string" calcext:value-type="string">
            <text:p><text:s text:c="4"/>FibRgFcLcb97Dict["fcPlcfTxbxHdrBkd"] = FIB1[152]</text:p>
          </table:table-cell>
          <table:table-cell table:number-columns-repeated="2"/>
        </table:table-row>
        <table:table-row table:style-name="ro4">
          <table:table-cell office:value-type="string" calcext:value-type="string">
            <text:p># (4 bytes): An unsigned integer that specifies an offset in the Table Stream. APlcfTxbxHdrBkd begins at this offset and specifies which ranges of text are contained insidewhich header textboxes.</text:p>
          </table:table-cell>
          <table:table-cell table:number-columns-repeated="3"/>
          <table:table-cell table:formula="of:=CONCATENATE([.A306];[.C306];&quot;]&quot;)" office:value-type="string" office:string-value="# (4 bytes): An unsigned integer that specifies an offset in the Table Stream. APlcfTxbxHdrBkd begins at this offset and specifies which ranges of text are contained insidewhich header textboxes.]" calcext:value-type="string">
            <text:p># (4 bytes): An unsigned integer that specifies an offset in the Table Stream. APlcfTxbxHdrBkd begins at this offset and specifies which ranges of text are contained insidewhich header textboxes.]</text:p>
          </table:table-cell>
          <table:table-cell office:value-type="string" calcext:value-type="string">
            <text:p># (4 bytes): An unsigned integer that specifies an offset in the Table Stream. APlcfTxbxHdrBkd begins at this offset and specifies which ranges of text are contained insidewhich header textboxes.]</text:p>
          </table:table-cell>
          <table:table-cell table:number-columns-repeated="2"/>
        </table:table-row>
        <table:table-row table:style-name="ro1">
          <table:table-cell office:value-type="string" calcext:value-type="string">
            <text:p><text:s text:c="4"/>FibRgFcLcb97Dict["lcbPlcfTxbxHdrBkd"] = FIB1[</text:p>
          </table:table-cell>
          <table:table-cell office:value-type="float" office:value="154" calcext:value-type="float">
            <text:p>154</text:p>
          </table:table-cell>
          <table:table-cell office:value-type="float" office:value="153" calcext:value-type="float">
            <text:p>153</text:p>
          </table:table-cell>
          <table:table-cell office:value-type="string" calcext:value-type="string">
            <text:p>00000000</text:p>
          </table:table-cell>
          <table:table-cell table:formula="of:=CONCATENATE([.A307];[.C307];&quot;]&quot;)" office:value-type="string" office:string-value="    FibRgFcLcb97Dict[&quot;lcbPlcfTxbxHdrBkd&quot;] = FIB1[153]" calcext:value-type="string">
            <text:p><text:s text:c="4"/>FibRgFcLcb97Dict["lcbPlcfTxbxHdrBkd"] = FIB1[153]</text:p>
          </table:table-cell>
          <table:table-cell office:value-type="string" calcext:value-type="string">
            <text:p><text:s text:c="4"/>FibRgFcLcb97Dict["lcbPlcfTxbxHdrBkd"] = FIB1[153]</text:p>
          </table:table-cell>
          <table:table-cell table:number-columns-repeated="2"/>
        </table:table-row>
        <table:table-row table:style-name="ro4">
          <table:table-cell office:value-type="string" calcext:value-type="string">
            <text:p># (4 bytes): An unsigned integer that specifies the size, in bytes, of thePlcfTxbxHdrBkd that begins at offset fcPlcfTxbxHdrBkd in the Table Stream.lcbPlcfTxbxHdrBkd MUST be zero if FibRgLw97.ccpHdrTxbx is zero, and MUST be nonzero ifFibRgLw97.ccpHdrTxbx is nonzero.</text:p>
          </table:table-cell>
          <table:table-cell table:number-columns-repeated="3"/>
          <table:table-cell table:formula="of:=CONCATENATE([.A308];[.C308];&quot;]&quot;)" office:value-type="string" office:string-value="# (4 bytes): An unsigned integer that specifies the size, in bytes, of thePlcfTxbxHdrBkd that begins at offset fcPlcfTxbxHdrBkd in the Table Stream.lcbPlcfTxbxHdrBkd MUST be zero if FibRgLw97.ccpHdrTxbx is zero, and MUST be nonzero ifFibRgLw97.ccpHdrTxbx is nonzero.]" calcext:value-type="string">
            <text:p># (4 bytes): An unsigned integer that specifies the size, in bytes, of thePlcfTxbxHdrBkd that begins at offset fcPlcfTxbxHdrBkd in the Table Stream.lcbPlcfTxbxHdrBkd MUST be zero if FibRgLw97.ccpHdrTxbx is zero, and MUST be nonzero ifFibRgLw97.ccpHdrTxbx is nonzero.]</text:p>
          </table:table-cell>
          <table:table-cell office:value-type="string" calcext:value-type="string">
            <text:p># (4 bytes): An unsigned integer that specifies the size, in bytes, of thePlcfTxbxHdrBkd that begins at offset fcPlcfTxbxHdrBkd in the Table Stream.lcbPlcfTxbxHdrBkd MUST be zero if FibRgLw97.ccpHdrTxbx is zero, and MUST be nonzero ifFibRgLw97.ccpHdrTxbx is nonzero.]</text:p>
          </table:table-cell>
          <table:table-cell table:number-columns-repeated="2"/>
        </table:table-row>
        <table:table-row table:style-name="ro1">
          <table:table-cell office:value-type="string" calcext:value-type="string">
            <text:p><text:s text:c="4"/>FibRgFcLcb97Dict["fcDocUndoWord9"] = FIB1[</text:p>
          </table:table-cell>
          <table:table-cell office:value-type="float" office:value="155" calcext:value-type="float">
            <text:p>155</text:p>
          </table:table-cell>
          <table:table-cell office:value-type="float" office:value="154" calcext:value-type="float">
            <text:p>154</text:p>
          </table:table-cell>
          <table:table-cell office:value-type="string" calcext:value-type="string">
            <text:p>00000000</text:p>
          </table:table-cell>
          <table:table-cell table:formula="of:=CONCATENATE([.A309];[.C309];&quot;]&quot;)" office:value-type="string" office:string-value="    FibRgFcLcb97Dict[&quot;fcDocUndoWord9&quot;] = FIB1[154]" calcext:value-type="string">
            <text:p><text:s text:c="4"/>FibRgFcLcb97Dict["fcDocUndoWord9"] = FIB1[154]</text:p>
          </table:table-cell>
          <table:table-cell office:value-type="string" calcext:value-type="string">
            <text:p><text:s text:c="4"/>FibRgFcLcb97Dict["fcDocUndoWord9"] = FIB1[154]</text:p>
          </table:table-cell>
          <table:table-cell table:number-columns-repeated="2"/>
        </table:table-row>
        <table:table-row table:style-name="ro4">
          <table:table-cell office:value-type="string" calcext:value-type="string">
            <text:p># (4 bytes): An unsigned integer that specifies an offset in the WordDocumentStream. Version-specific undo information begins at this offset. This information SHOULDNOT&lt;45&gt; be emitted and SHOULD&lt;46&gt; be ignored.</text:p>
          </table:table-cell>
          <table:table-cell table:number-columns-repeated="3"/>
          <table:table-cell table:formula="of:=CONCATENATE([.A310];[.C310];&quot;]&quot;)" office:value-type="string" office:string-value="# (4 bytes): An unsigned integer that specifies an offset in the WordDocumentStream. Version-specific undo information begins at this offset. This information SHOULDNOT&lt;45&gt; be emitted and SHOULD&lt;46&gt; be ignored.]" calcext:value-type="string">
            <text:p># (4 bytes): An unsigned integer that specifies an offset in the WordDocumentStream. Version-specific undo information begins at this offset. This information SHOULDNOT&lt;45&gt; be emitted and SHOULD&lt;46&gt; be ignored.]</text:p>
          </table:table-cell>
          <table:table-cell office:value-type="string" calcext:value-type="string">
            <text:p># (4 bytes): An unsigned integer that specifies an offset in the WordDocumentStream. Version-specific undo information begins at this offset. This information SHOULDNOT&lt;45&gt; be emitted and SHOULD&lt;46&gt; be ignored.]</text:p>
          </table:table-cell>
          <table:table-cell table:number-columns-repeated="2"/>
        </table:table-row>
        <table:table-row table:style-name="ro1">
          <table:table-cell office:value-type="string" calcext:value-type="string">
            <text:p><text:s text:c="4"/>FibRgFcLcb97Dict["lcbDocUndoWord9"] = FIB1[</text:p>
          </table:table-cell>
          <table:table-cell office:value-type="float" office:value="156" calcext:value-type="float">
            <text:p>156</text:p>
          </table:table-cell>
          <table:table-cell office:value-type="float" office:value="155" calcext:value-type="float">
            <text:p>155</text:p>
          </table:table-cell>
          <table:table-cell office:value-type="string" calcext:value-type="string">
            <text:p>00000000</text:p>
          </table:table-cell>
          <table:table-cell table:formula="of:=CONCATENATE([.A311];[.C311];&quot;]&quot;)" office:value-type="string" office:string-value="    FibRgFcLcb97Dict[&quot;lcbDocUndoWord9&quot;] = FIB1[155]" calcext:value-type="string">
            <text:p><text:s text:c="4"/>FibRgFcLcb97Dict["lcbDocUndoWord9"] = FIB1[155]</text:p>
          </table:table-cell>
          <table:table-cell office:value-type="string" calcext:value-type="string">
            <text:p><text:s text:c="4"/>FibRgFcLcb97Dict["lcbDocUndoWord9"] = FIB1[155]</text:p>
          </table:table-cell>
          <table:table-cell table:number-columns-repeated="2"/>
        </table:table-row>
        <table:table-row table:style-name="ro2">
          <table:table-cell office:value-type="string" calcext:value-type="string">
            <text:p># (4 bytes): An unsigned integer. If this is nonzero, version-specific undoinformation exists at offset fcDocUndoWord9 in the WordDocument Stream.</text:p>
          </table:table-cell>
          <table:table-cell table:number-columns-repeated="3"/>
          <table:table-cell table:formula="of:=CONCATENATE([.A312];[.C312];&quot;]&quot;)" office:value-type="string" office:string-value="# (4 bytes): An unsigned integer. If this is nonzero, version-specific undoinformation exists at offset fcDocUndoWord9 in the WordDocument Stream.]" calcext:value-type="string">
            <text:p># (4 bytes): An unsigned integer. If this is nonzero, version-specific undoinformation exists at offset fcDocUndoWord9 in the WordDocument Stream.]</text:p>
          </table:table-cell>
          <table:table-cell office:value-type="string" calcext:value-type="string">
            <text:p># (4 bytes): An unsigned integer. If this is nonzero, version-specific undoinformation exists at offset fcDocUndoWord9 in the WordDocument Stream.]</text:p>
          </table:table-cell>
          <table:table-cell table:number-columns-repeated="2"/>
        </table:table-row>
        <table:table-row table:style-name="ro1">
          <table:table-cell office:value-type="string" calcext:value-type="string">
            <text:p><text:s text:c="4"/>FibRgFcLcb97Dict["fcRgbUse"] = FIB1[</text:p>
          </table:table-cell>
          <table:table-cell office:value-type="float" office:value="157" calcext:value-type="float">
            <text:p>157</text:p>
          </table:table-cell>
          <table:table-cell office:value-type="float" office:value="156" calcext:value-type="float">
            <text:p>156</text:p>
          </table:table-cell>
          <table:table-cell office:value-type="string" calcext:value-type="string">
            <text:p>00000000</text:p>
          </table:table-cell>
          <table:table-cell table:formula="of:=CONCATENATE([.A313];[.C313];&quot;]&quot;)" office:value-type="string" office:string-value="    FibRgFcLcb97Dict[&quot;fcRgbUse&quot;] = FIB1[156]" calcext:value-type="string">
            <text:p><text:s text:c="4"/>FibRgFcLcb97Dict["fcRgbUse"] = FIB1[156]</text:p>
          </table:table-cell>
          <table:table-cell office:value-type="string" calcext:value-type="string">
            <text:p><text:s text:c="4"/>FibRgFcLcb97Dict["fcRgbUse"] = FIB1[156]</text:p>
          </table:table-cell>
          <table:table-cell table:number-columns-repeated="2"/>
        </table:table-row>
        <table:table-row table:style-name="ro4">
          <table:table-cell office:value-type="string" calcext:value-type="string">
            <text:p># (4 bytes): An unsigned integer that specifies an offset in the WordDocument Stream.Version-specific undo information begins at this offset. This information SHOULD NOT&lt;47&gt; beemitted and SHOULD&lt;48&gt; be ignored.</text:p>
          </table:table-cell>
          <table:table-cell table:number-columns-repeated="3"/>
          <table:table-cell table:formula="of:=CONCATENATE([.A314];[.C314];&quot;]&quot;)" office:value-type="string" office:string-value="# (4 bytes): An unsigned integer that specifies an offset in the WordDocument Stream.Version-specific undo information begins at this offset. This information SHOULD NOT&lt;47&gt; beemitted and SHOULD&lt;48&gt; be ignored.]" calcext:value-type="string">
            <text:p># (4 bytes): An unsigned integer that specifies an offset in the WordDocument Stream.Version-specific undo information begins at this offset. This information SHOULD NOT&lt;47&gt; beemitted and SHOULD&lt;48&gt; be ignored.]</text:p>
          </table:table-cell>
          <table:table-cell office:value-type="string" calcext:value-type="string">
            <text:p># (4 bytes): An unsigned integer that specifies an offset in the WordDocument Stream.Version-specific undo information begins at this offset. This information SHOULD NOT&lt;47&gt; beemitted and SHOULD&lt;48&gt; be ignored.]</text:p>
          </table:table-cell>
          <table:table-cell table:number-columns-repeated="2"/>
        </table:table-row>
        <table:table-row table:style-name="ro1">
          <table:table-cell office:value-type="string" calcext:value-type="string">
            <text:p><text:s text:c="4"/>FibRgFcLcb97Dict["lcbRgbUse"] = FIB1[</text:p>
          </table:table-cell>
          <table:table-cell office:value-type="float" office:value="158" calcext:value-type="float">
            <text:p>158</text:p>
          </table:table-cell>
          <table:table-cell office:value-type="float" office:value="157" calcext:value-type="float">
            <text:p>157</text:p>
          </table:table-cell>
          <table:table-cell office:value-type="string" calcext:value-type="string">
            <text:p>00000000</text:p>
          </table:table-cell>
          <table:table-cell table:formula="of:=CONCATENATE([.A315];[.C315];&quot;]&quot;)" office:value-type="string" office:string-value="    FibRgFcLcb97Dict[&quot;lcbRgbUse&quot;] = FIB1[157]" calcext:value-type="string">
            <text:p><text:s text:c="4"/>FibRgFcLcb97Dict["lcbRgbUse"] = FIB1[157]</text:p>
          </table:table-cell>
          <table:table-cell office:value-type="string" calcext:value-type="string">
            <text:p><text:s text:c="4"/>FibRgFcLcb97Dict["lcbRgbUse"] = FIB1[157]</text:p>
          </table:table-cell>
          <table:table-cell table:number-columns-repeated="2"/>
        </table:table-row>
        <table:table-row table:style-name="ro2">
          <table:table-cell office:value-type="string" calcext:value-type="string">
            <text:p># (4 bytes): An unsigned integer that specifies the size, in bytes, of the version-specificundo information at offset fcRgbUse in the WordDocument Stream.</text:p>
          </table:table-cell>
          <table:table-cell table:number-columns-repeated="3"/>
          <table:table-cell table:formula="of:=CONCATENATE([.A316];[.C316];&quot;]&quot;)" office:value-type="string" office:string-value="# (4 bytes): An unsigned integer that specifies the size, in bytes, of the version-specificundo information at offset fcRgbUse in the WordDocument Stream.]" calcext:value-type="string">
            <text:p># (4 bytes): An unsigned integer that specifies the size, in bytes, of the version-specificundo information at offset fcRgbUse in the WordDocument Stream.]</text:p>
          </table:table-cell>
          <table:table-cell office:value-type="string" calcext:value-type="string">
            <text:p># (4 bytes): An unsigned integer that specifies the size, in bytes, of the version-specificundo information at offset fcRgbUse in the WordDocument Stream.]</text:p>
          </table:table-cell>
          <table:table-cell table:number-columns-repeated="2"/>
        </table:table-row>
        <table:table-row table:style-name="ro1">
          <table:table-cell office:value-type="string" calcext:value-type="string">
            <text:p><text:s text:c="4"/>FibRgFcLcb97Dict["fcUsp"] = FIB1[</text:p>
          </table:table-cell>
          <table:table-cell office:value-type="float" office:value="159" calcext:value-type="float">
            <text:p>159</text:p>
          </table:table-cell>
          <table:table-cell office:value-type="float" office:value="158" calcext:value-type="float">
            <text:p>158</text:p>
          </table:table-cell>
          <table:table-cell office:value-type="string" calcext:value-type="string">
            <text:p>00000000</text:p>
          </table:table-cell>
          <table:table-cell table:formula="of:=CONCATENATE([.A317];[.C317];&quot;]&quot;)" office:value-type="string" office:string-value="    FibRgFcLcb97Dict[&quot;fcUsp&quot;] = FIB1[158]" calcext:value-type="string">
            <text:p><text:s text:c="4"/>FibRgFcLcb97Dict["fcUsp"] = FIB1[158]</text:p>
          </table:table-cell>
          <table:table-cell office:value-type="string" calcext:value-type="string">
            <text:p><text:s text:c="4"/>FibRgFcLcb97Dict["fcUsp"] = FIB1[158]</text:p>
          </table:table-cell>
          <table:table-cell table:number-columns-repeated="2"/>
        </table:table-row>
        <table:table-row table:style-name="ro4">
          <table:table-cell office:value-type="string" calcext:value-type="string">
            <text:p># (4 bytes): An unsigned integer that specifies an offset in the WordDocument Stream. Version-specific undo information begins at this offset. This information SHOULD NOT&lt;49&gt; be emitted andSHOULD&lt;50&gt; be ignored.</text:p>
          </table:table-cell>
          <table:table-cell table:number-columns-repeated="3"/>
          <table:table-cell table:formula="of:=CONCATENATE([.A318];[.C318];&quot;]&quot;)" office:value-type="string" office:string-value="# (4 bytes): An unsigned integer that specifies an offset in the WordDocument Stream. Version-specific undo information begins at this offset. This information SHOULD NOT&lt;49&gt; be emitted andSHOULD&lt;50&gt; be ignored.]" calcext:value-type="string">
            <text:p># (4 bytes): An unsigned integer that specifies an offset in the WordDocument Stream. Version-specific undo information begins at this offset. This information SHOULD NOT&lt;49&gt; be emitted andSHOULD&lt;50&gt; be ignored.]</text:p>
          </table:table-cell>
          <table:table-cell office:value-type="string" calcext:value-type="string">
            <text:p># (4 bytes): An unsigned integer that specifies an offset in the WordDocument Stream. Version-specific undo information begins at this offset. This information SHOULD NOT&lt;49&gt; be emitted andSHOULD&lt;50&gt; be ignored.]</text:p>
          </table:table-cell>
          <table:table-cell table:number-columns-repeated="2"/>
        </table:table-row>
        <table:table-row table:style-name="ro1">
          <table:table-cell office:value-type="string" calcext:value-type="string">
            <text:p><text:s text:c="4"/>FibRgFcLcb97Dict["lcbUsp"] = FIB1[</text:p>
          </table:table-cell>
          <table:table-cell office:value-type="float" office:value="160" calcext:value-type="float">
            <text:p>160</text:p>
          </table:table-cell>
          <table:table-cell office:value-type="float" office:value="159" calcext:value-type="float">
            <text:p>159</text:p>
          </table:table-cell>
          <table:table-cell office:value-type="string" calcext:value-type="string">
            <text:p>00000000</text:p>
          </table:table-cell>
          <table:table-cell table:formula="of:=CONCATENATE([.A319];[.C319];&quot;]&quot;)" office:value-type="string" office:string-value="    FibRgFcLcb97Dict[&quot;lcbUsp&quot;] = FIB1[159]" calcext:value-type="string">
            <text:p><text:s text:c="4"/>FibRgFcLcb97Dict["lcbUsp"] = FIB1[159]</text:p>
          </table:table-cell>
          <table:table-cell office:value-type="string" calcext:value-type="string">
            <text:p><text:s text:c="4"/>FibRgFcLcb97Dict["lcbUsp"] = FIB1[159]</text:p>
          </table:table-cell>
          <table:table-cell table:number-columns-repeated="2"/>
        </table:table-row>
        <table:table-row table:style-name="ro2">
          <table:table-cell office:value-type="string" calcext:value-type="string">
            <text:p># (4 bytes): An unsigned integer that specifies the size, in bytes, of the version-specific undoinformation at offset fcUsp in the WordDocument Stream.</text:p>
          </table:table-cell>
          <table:table-cell table:number-columns-repeated="3"/>
          <table:table-cell table:formula="of:=CONCATENATE([.A320];[.C320];&quot;]&quot;)" office:value-type="string" office:string-value="# (4 bytes): An unsigned integer that specifies the size, in bytes, of the version-specific undoinformation at offset fcUsp in the WordDocument Stream.]" calcext:value-type="string">
            <text:p># (4 bytes): An unsigned integer that specifies the size, in bytes, of the version-specific undoinformation at offset fcUsp in the WordDocument Stream.]</text:p>
          </table:table-cell>
          <table:table-cell office:value-type="string" calcext:value-type="string">
            <text:p># (4 bytes): An unsigned integer that specifies the size, in bytes, of the version-specific undoinformation at offset fcUsp in the WordDocument Stream.]</text:p>
          </table:table-cell>
          <table:table-cell table:number-columns-repeated="2"/>
        </table:table-row>
        <table:table-row table:style-name="ro1">
          <table:table-cell office:value-type="string" calcext:value-type="string">
            <text:p><text:s text:c="4"/>FibRgFcLcb97Dict["fcUskf"] = FIB1[</text:p>
          </table:table-cell>
          <table:table-cell office:value-type="float" office:value="161" calcext:value-type="float">
            <text:p>161</text:p>
          </table:table-cell>
          <table:table-cell office:value-type="float" office:value="160" calcext:value-type="float">
            <text:p>160</text:p>
          </table:table-cell>
          <table:table-cell office:value-type="string" calcext:value-type="string">
            <text:p>00000000</text:p>
          </table:table-cell>
          <table:table-cell table:formula="of:=CONCATENATE([.A321];[.C321];&quot;]&quot;)" office:value-type="string" office:string-value="    FibRgFcLcb97Dict[&quot;fcUskf&quot;] = FIB1[160]" calcext:value-type="string">
            <text:p><text:s text:c="4"/>FibRgFcLcb97Dict["fcUskf"] = FIB1[160]</text:p>
          </table:table-cell>
          <table:table-cell office:value-type="string" calcext:value-type="string">
            <text:p><text:s text:c="4"/>FibRgFcLcb97Dict["fcUskf"] = FIB1[160]</text:p>
          </table:table-cell>
          <table:table-cell table:number-columns-repeated="2"/>
        </table:table-row>
        <table:table-row table:style-name="ro4">
          <table:table-cell office:value-type="string" calcext:value-type="string">
            <text:p># (4 bytes): An unsigned integer that specifies an offset in the Table Stream. Version-specificundo information begins at this offset. This information SHOULD NOT&lt;51&gt; be emitted andSHOULD&lt;52&gt; be ignored.</text:p>
          </table:table-cell>
          <table:table-cell table:number-columns-repeated="3"/>
          <table:table-cell table:formula="of:=CONCATENATE([.A322];[.C322];&quot;]&quot;)" office:value-type="string" office:string-value="# (4 bytes): An unsigned integer that specifies an offset in the Table Stream. Version-specificundo information begins at this offset. This information SHOULD NOT&lt;51&gt; be emitted andSHOULD&lt;52&gt; be ignored.]" calcext:value-type="string">
            <text:p># (4 bytes): An unsigned integer that specifies an offset in the Table Stream. Version-specificundo information begins at this offset. This information SHOULD NOT&lt;51&gt; be emitted andSHOULD&lt;52&gt; be ignored.]</text:p>
          </table:table-cell>
          <table:table-cell office:value-type="string" calcext:value-type="string">
            <text:p># (4 bytes): An unsigned integer that specifies an offset in the Table Stream. Version-specificundo information begins at this offset. This information SHOULD NOT&lt;51&gt; be emitted andSHOULD&lt;52&gt; be ignored.]</text:p>
          </table:table-cell>
          <table:table-cell table:number-columns-repeated="2"/>
        </table:table-row>
        <table:table-row table:style-name="ro1">
          <table:table-cell office:value-type="string" calcext:value-type="string">
            <text:p><text:s text:c="4"/>FibRgFcLcb97Dict["lcbUskf"] = FIB1[</text:p>
          </table:table-cell>
          <table:table-cell office:value-type="float" office:value="162" calcext:value-type="float">
            <text:p>162</text:p>
          </table:table-cell>
          <table:table-cell office:value-type="float" office:value="161" calcext:value-type="float">
            <text:p>161</text:p>
          </table:table-cell>
          <table:table-cell office:value-type="string" calcext:value-type="string">
            <text:p>00000000</text:p>
          </table:table-cell>
          <table:table-cell table:formula="of:=CONCATENATE([.A323];[.C323];&quot;]&quot;)" office:value-type="string" office:string-value="    FibRgFcLcb97Dict[&quot;lcbUskf&quot;] = FIB1[161]" calcext:value-type="string">
            <text:p><text:s text:c="4"/>FibRgFcLcb97Dict["lcbUskf"] = FIB1[161]</text:p>
          </table:table-cell>
          <table:table-cell office:value-type="string" calcext:value-type="string">
            <text:p><text:s text:c="4"/>FibRgFcLcb97Dict["lcbUskf"] = FIB1[161]</text:p>
          </table:table-cell>
          <table:table-cell table:number-columns-repeated="2"/>
        </table:table-row>
        <table:table-row table:style-name="ro2">
          <table:table-cell office:value-type="string" calcext:value-type="string">
            <text:p># (4 bytes): An unsigned integer that specifies the size, in bytes, of the version-specific undoinformation at offset fcUskf in the Table Stream.</text:p>
          </table:table-cell>
          <table:table-cell table:number-columns-repeated="3"/>
          <table:table-cell table:formula="of:=CONCATENATE([.A324];[.C324];&quot;]&quot;)" office:value-type="string" office:string-value="# (4 bytes): An unsigned integer that specifies the size, in bytes, of the version-specific undoinformation at offset fcUskf in the Table Stream.]" calcext:value-type="string">
            <text:p># (4 bytes): An unsigned integer that specifies the size, in bytes, of the version-specific undoinformation at offset fcUskf in the Table Stream.]</text:p>
          </table:table-cell>
          <table:table-cell office:value-type="string" calcext:value-type="string">
            <text:p># (4 bytes): An unsigned integer that specifies the size, in bytes, of the version-specific undoinformation at offset fcUskf in the Table Stream.]</text:p>
          </table:table-cell>
          <table:table-cell table:number-columns-repeated="2"/>
        </table:table-row>
        <table:table-row table:style-name="ro1">
          <table:table-cell office:value-type="string" calcext:value-type="string">
            <text:p><text:s text:c="4"/>FibRgFcLcb97Dict["fcPlcupcRgbUse"] = FIB1[</text:p>
          </table:table-cell>
          <table:table-cell office:value-type="float" office:value="163" calcext:value-type="float">
            <text:p>163</text:p>
          </table:table-cell>
          <table:table-cell office:value-type="float" office:value="162" calcext:value-type="float">
            <text:p>162</text:p>
          </table:table-cell>
          <table:table-cell office:value-type="string" calcext:value-type="string">
            <text:p>00000000</text:p>
          </table:table-cell>
          <table:table-cell table:formula="of:=CONCATENATE([.A325];[.C325];&quot;]&quot;)" office:value-type="string" office:string-value="    FibRgFcLcb97Dict[&quot;fcPlcupcRgbUse&quot;] = FIB1[162]" calcext:value-type="string">
            <text:p><text:s text:c="4"/>FibRgFcLcb97Dict["fcPlcupcRgbUse"] = FIB1[162]</text:p>
          </table:table-cell>
          <table:table-cell office:value-type="string" calcext:value-type="string">
            <text:p><text:s text:c="4"/>FibRgFcLcb97Dict["fcPlcupcRgbUse"] = FIB1[162]</text:p>
          </table:table-cell>
          <table:table-cell table:number-columns-repeated="2"/>
        </table:table-row>
        <table:table-row table:style-name="ro4">
          <table:table-cell office:value-type="string" calcext:value-type="string">
            <text:p># (4 bytes): An unsigned integer that specifies an offset in the Table Stream. A Plcbegins at this offset and contains version-specific undo information. This information SHOULDNOT&lt;53&gt; be emitted and SHOULD&lt;54&gt; be ignored.</text:p>
          </table:table-cell>
          <table:table-cell table:number-columns-repeated="3"/>
          <table:table-cell table:formula="of:=CONCATENATE([.A326];[.C326];&quot;]&quot;)" office:value-type="string" office:string-value="# (4 bytes): An unsigned integer that specifies an offset in the Table Stream. A Plcbegins at this offset and contains version-specific undo information. This information SHOULDNOT&lt;53&gt; be emitted and SHOULD&lt;54&gt; be ignored.]" calcext:value-type="string">
            <text:p># (4 bytes): An unsigned integer that specifies an offset in the Table Stream. A Plcbegins at this offset and contains version-specific undo information. This information SHOULDNOT&lt;53&gt; be emitted and SHOULD&lt;54&gt; be ignored.]</text:p>
          </table:table-cell>
          <table:table-cell office:value-type="string" calcext:value-type="string">
            <text:p># (4 bytes): An unsigned integer that specifies an offset in the Table Stream. A Plcbegins at this offset and contains version-specific undo information. This information SHOULDNOT&lt;53&gt; be emitted and SHOULD&lt;54&gt; be ignored.]</text:p>
          </table:table-cell>
          <table:table-cell table:number-columns-repeated="2"/>
        </table:table-row>
        <table:table-row table:style-name="ro1">
          <table:table-cell office:value-type="string" calcext:value-type="string">
            <text:p><text:s text:c="4"/>FibRgFcLcb97Dict["lcbPlcupcRgbUse"] = FIB1[</text:p>
          </table:table-cell>
          <table:table-cell office:value-type="float" office:value="164" calcext:value-type="float">
            <text:p>164</text:p>
          </table:table-cell>
          <table:table-cell office:value-type="float" office:value="163" calcext:value-type="float">
            <text:p>163</text:p>
          </table:table-cell>
          <table:table-cell office:value-type="string" calcext:value-type="string">
            <text:p>00000000</text:p>
          </table:table-cell>
          <table:table-cell table:formula="of:=CONCATENATE([.A327];[.C327];&quot;]&quot;)" office:value-type="string" office:string-value="    FibRgFcLcb97Dict[&quot;lcbPlcupcRgbUse&quot;] = FIB1[163]" calcext:value-type="string">
            <text:p><text:s text:c="4"/>FibRgFcLcb97Dict["lcbPlcupcRgbUse"] = FIB1[163]</text:p>
          </table:table-cell>
          <table:table-cell office:value-type="string" calcext:value-type="string">
            <text:p><text:s text:c="4"/>FibRgFcLcb97Dict["lcbPlcupcRgbUse"] = FIB1[163]</text:p>
          </table:table-cell>
          <table:table-cell table:number-columns-repeated="2"/>
        </table:table-row>
        <table:table-row table:style-name="ro2">
          <table:table-cell office:value-type="string" calcext:value-type="string">
            <text:p># (4 bytes): An unsigned integer that specifies the size, in bytes, of the Plc atoffset fcPlcupcRgbUse in the Table Stream.</text:p>
          </table:table-cell>
          <table:table-cell table:number-columns-repeated="3"/>
          <table:table-cell table:formula="of:=CONCATENATE([.A328];[.C328];&quot;]&quot;)" office:value-type="string" office:string-value="# (4 bytes): An unsigned integer that specifies the size, in bytes, of the Plc atoffset fcPlcupcRgbUse in the Table Stream.]" calcext:value-type="string">
            <text:p># (4 bytes): An unsigned integer that specifies the size, in bytes, of the Plc atoffset fcPlcupcRgbUse in the Table Stream.]</text:p>
          </table:table-cell>
          <table:table-cell office:value-type="string" calcext:value-type="string">
            <text:p># (4 bytes): An unsigned integer that specifies the size, in bytes, of the Plc atoffset fcPlcupcRgbUse in the Table Stream.]</text:p>
          </table:table-cell>
          <table:table-cell table:number-columns-repeated="2"/>
        </table:table-row>
        <table:table-row table:style-name="ro1">
          <table:table-cell office:value-type="string" calcext:value-type="string">
            <text:p><text:s text:c="4"/>FibRgFcLcb97Dict["fcPlcupcUsp"] = FIB1[</text:p>
          </table:table-cell>
          <table:table-cell office:value-type="float" office:value="165" calcext:value-type="float">
            <text:p>165</text:p>
          </table:table-cell>
          <table:table-cell office:value-type="float" office:value="164" calcext:value-type="float">
            <text:p>164</text:p>
          </table:table-cell>
          <table:table-cell office:value-type="string" calcext:value-type="string">
            <text:p>00000000</text:p>
          </table:table-cell>
          <table:table-cell table:formula="of:=CONCATENATE([.A329];[.C329];&quot;]&quot;)" office:value-type="string" office:string-value="    FibRgFcLcb97Dict[&quot;fcPlcupcUsp&quot;] = FIB1[164]" calcext:value-type="string">
            <text:p><text:s text:c="4"/>FibRgFcLcb97Dict["fcPlcupcUsp"] = FIB1[164]</text:p>
          </table:table-cell>
          <table:table-cell office:value-type="string" calcext:value-type="string">
            <text:p><text:s text:c="4"/>FibRgFcLcb97Dict["fcPlcupcUsp"] = FIB1[164]</text:p>
          </table:table-cell>
          <table:table-cell table:number-columns-repeated="2"/>
        </table:table-row>
        <table:table-row table:style-name="ro4">
          <table:table-cell office:value-type="string" calcext:value-type="string">
            <text:p># (4 bytes): An unsigned integer that specifies an offset in the Table Stream. A Plcbegins at this offset and contains version-specific undo information. This information SHOULDNOT&lt;55&gt; be emitted and SHOULD&lt;56&gt; be ignored.</text:p>
          </table:table-cell>
          <table:table-cell table:number-columns-repeated="3"/>
          <table:table-cell table:formula="of:=CONCATENATE([.A330];[.C330];&quot;]&quot;)" office:value-type="string" office:string-value="# (4 bytes): An unsigned integer that specifies an offset in the Table Stream. A Plcbegins at this offset and contains version-specific undo information. This information SHOULDNOT&lt;55&gt; be emitted and SHOULD&lt;56&gt; be ignored.]" calcext:value-type="string">
            <text:p># (4 bytes): An unsigned integer that specifies an offset in the Table Stream. A Plcbegins at this offset and contains version-specific undo information. This information SHOULDNOT&lt;55&gt; be emitted and SHOULD&lt;56&gt; be ignored.]</text:p>
          </table:table-cell>
          <table:table-cell office:value-type="string" calcext:value-type="string">
            <text:p># (4 bytes): An unsigned integer that specifies an offset in the Table Stream. A Plcbegins at this offset and contains version-specific undo information. This information SHOULDNOT&lt;55&gt; be emitted and SHOULD&lt;56&gt; be ignored.]</text:p>
          </table:table-cell>
          <table:table-cell table:number-columns-repeated="2"/>
        </table:table-row>
        <table:table-row table:style-name="ro1">
          <table:table-cell office:value-type="string" calcext:value-type="string">
            <text:p><text:s text:c="4"/>FibRgFcLcb97Dict["lcbPlcupcUsp"] = FIB1[</text:p>
          </table:table-cell>
          <table:table-cell office:value-type="float" office:value="166" calcext:value-type="float">
            <text:p>166</text:p>
          </table:table-cell>
          <table:table-cell office:value-type="float" office:value="165" calcext:value-type="float">
            <text:p>165</text:p>
          </table:table-cell>
          <table:table-cell office:value-type="string" calcext:value-type="string">
            <text:p>00000000</text:p>
          </table:table-cell>
          <table:table-cell table:formula="of:=CONCATENATE([.A331];[.C331];&quot;]&quot;)" office:value-type="string" office:string-value="    FibRgFcLcb97Dict[&quot;lcbPlcupcUsp&quot;] = FIB1[165]" calcext:value-type="string">
            <text:p><text:s text:c="4"/>FibRgFcLcb97Dict["lcbPlcupcUsp"] = FIB1[165]</text:p>
          </table:table-cell>
          <table:table-cell office:value-type="string" calcext:value-type="string">
            <text:p><text:s text:c="4"/>FibRgFcLcb97Dict["lcbPlcupcUsp"] = FIB1[165]</text:p>
          </table:table-cell>
          <table:table-cell table:number-columns-repeated="2"/>
        </table:table-row>
        <table:table-row table:style-name="ro2">
          <table:table-cell office:value-type="string" calcext:value-type="string">
            <text:p># (4 bytes): An unsigned integer that specifies the size, in bytes, of the Plc at offsetfcPlcupcUsp in the Table Stream.</text:p>
          </table:table-cell>
          <table:table-cell table:number-columns-repeated="3"/>
          <table:table-cell table:formula="of:=CONCATENATE([.A332];[.C332];&quot;]&quot;)" office:value-type="string" office:string-value="# (4 bytes): An unsigned integer that specifies the size, in bytes, of the Plc at offsetfcPlcupcUsp in the Table Stream.]" calcext:value-type="string">
            <text:p># (4 bytes): An unsigned integer that specifies the size, in bytes, of the Plc at offsetfcPlcupcUsp in the Table Stream.]</text:p>
          </table:table-cell>
          <table:table-cell office:value-type="string" calcext:value-type="string">
            <text:p># (4 bytes): An unsigned integer that specifies the size, in bytes, of the Plc at offsetfcPlcupcUsp in the Table Stream.]</text:p>
          </table:table-cell>
          <table:table-cell table:number-columns-repeated="2"/>
        </table:table-row>
        <table:table-row table:style-name="ro1">
          <table:table-cell office:value-type="string" calcext:value-type="string">
            <text:p><text:s text:c="4"/>FibRgFcLcb97Dict["fcSttbGlsyStyle"] = FIB1[</text:p>
          </table:table-cell>
          <table:table-cell office:value-type="float" office:value="167" calcext:value-type="float">
            <text:p>167</text:p>
          </table:table-cell>
          <table:table-cell office:value-type="float" office:value="166" calcext:value-type="float">
            <text:p>166</text:p>
          </table:table-cell>
          <table:table-cell office:value-type="string" calcext:value-type="string">
            <text:p>00000000</text:p>
          </table:table-cell>
          <table:table-cell table:formula="of:=CONCATENATE([.A333];[.C333];&quot;]&quot;)" office:value-type="string" office:string-value="    FibRgFcLcb97Dict[&quot;fcSttbGlsyStyle&quot;] = FIB1[166]" calcext:value-type="string">
            <text:p><text:s text:c="4"/>FibRgFcLcb97Dict["fcSttbGlsyStyle"] = FIB1[166]</text:p>
          </table:table-cell>
          <table:table-cell office:value-type="string" calcext:value-type="string">
            <text:p><text:s text:c="4"/>FibRgFcLcb97Dict["fcSttbGlsyStyle"] = FIB1[166]</text:p>
          </table:table-cell>
          <table:table-cell table:number-columns-repeated="2"/>
        </table:table-row>
        <table:table-row table:style-name="ro4">
          <table:table-cell office:value-type="string" calcext:value-type="string">
            <text:p># (4 bytes): An unsigned integer that specifies an offset in the Table Stream. ASttbGlsyStyle, which contains information about the styles that are used by the AutoText itemswhich are defined in this document, begins at this offset.</text:p>
          </table:table-cell>
          <table:table-cell table:number-columns-repeated="3"/>
          <table:table-cell table:formula="of:=CONCATENATE([.A334];[.C334];&quot;]&quot;)" office:value-type="string" office:string-value="# (4 bytes): An unsigned integer that specifies an offset in the Table Stream. ASttbGlsyStyle, which contains information about the styles that are used by the AutoText itemswhich are defined in this document, begins at this offset.]" calcext:value-type="string">
            <text:p># (4 bytes): An unsigned integer that specifies an offset in the Table Stream. ASttbGlsyStyle, which contains information about the styles that are used by the AutoText itemswhich are defined in this document, begins at this offset.]</text:p>
          </table:table-cell>
          <table:table-cell office:value-type="string" calcext:value-type="string">
            <text:p># (4 bytes): An unsigned integer that specifies an offset in the Table Stream. ASttbGlsyStyle, which contains information about the styles that are used by the AutoText itemswhich are defined in this document, begins at this offset.]</text:p>
          </table:table-cell>
          <table:table-cell table:number-columns-repeated="2"/>
        </table:table-row>
        <table:table-row table:style-name="ro1">
          <table:table-cell office:value-type="string" calcext:value-type="string">
            <text:p><text:s text:c="4"/>FibRgFcLcb97Dict["lcbSttbGlsyStyle"] = FIB1[</text:p>
          </table:table-cell>
          <table:table-cell office:value-type="float" office:value="168" calcext:value-type="float">
            <text:p>168</text:p>
          </table:table-cell>
          <table:table-cell office:value-type="float" office:value="167" calcext:value-type="float">
            <text:p>167</text:p>
          </table:table-cell>
          <table:table-cell office:value-type="string" calcext:value-type="string">
            <text:p>00000000</text:p>
          </table:table-cell>
          <table:table-cell table:formula="of:=CONCATENATE([.A335];[.C335];&quot;]&quot;)" office:value-type="string" office:string-value="    FibRgFcLcb97Dict[&quot;lcbSttbGlsyStyle&quot;] = FIB1[167]" calcext:value-type="string">
            <text:p><text:s text:c="4"/>FibRgFcLcb97Dict["lcbSttbGlsyStyle"] = FIB1[167]</text:p>
          </table:table-cell>
          <table:table-cell office:value-type="string" calcext:value-type="string">
            <text:p><text:s text:c="4"/>FibRgFcLcb97Dict["lcbSttbGlsyStyle"] = FIB1[167]</text:p>
          </table:table-cell>
          <table:table-cell table:number-columns-repeated="2"/>
        </table:table-row>
        <table:table-row table:style-name="ro4">
          <table:table-cell office:value-type="string" calcext:value-type="string">
            <text:p># (4 bytes): An unsigned integer that specifies the size, in bytes, of theSttbGlsyStyle at offset fcSttbGlsyStyle in the Table Stream. If base.fGlsy of the Fib thatcontains this FibRgFcLcb97 is zero, this value MUST be zero.</text:p>
          </table:table-cell>
          <table:table-cell table:number-columns-repeated="3"/>
          <table:table-cell table:formula="of:=CONCATENATE([.A336];[.C336];&quot;]&quot;)" office:value-type="string" office:string-value="# (4 bytes): An unsigned integer that specifies the size, in bytes, of theSttbGlsyStyle at offset fcSttbGlsyStyle in the Table Stream. If base.fGlsy of the Fib thatcontains this FibRgFcLcb97 is zero, this value MUST be zero.]" calcext:value-type="string">
            <text:p># (4 bytes): An unsigned integer that specifies the size, in bytes, of theSttbGlsyStyle at offset fcSttbGlsyStyle in the Table Stream. If base.fGlsy of the Fib thatcontains this FibRgFcLcb97 is zero, this value MUST be zero.]</text:p>
          </table:table-cell>
          <table:table-cell office:value-type="string" calcext:value-type="string">
            <text:p># (4 bytes): An unsigned integer that specifies the size, in bytes, of theSttbGlsyStyle at offset fcSttbGlsyStyle in the Table Stream. If base.fGlsy of the Fib thatcontains this FibRgFcLcb97 is zero, this value MUST be zero.]</text:p>
          </table:table-cell>
          <table:table-cell table:number-columns-repeated="2"/>
        </table:table-row>
        <table:table-row table:style-name="ro1">
          <table:table-cell office:value-type="string" calcext:value-type="string">
            <text:p><text:s text:c="4"/>FibRgFcLcb97Dict["fcPlgosl"] = FIB1[</text:p>
          </table:table-cell>
          <table:table-cell office:value-type="float" office:value="169" calcext:value-type="float">
            <text:p>169</text:p>
          </table:table-cell>
          <table:table-cell office:value-type="float" office:value="168" calcext:value-type="float">
            <text:p>168</text:p>
          </table:table-cell>
          <table:table-cell office:value-type="string" calcext:value-type="string">
            <text:p>f7220000</text:p>
          </table:table-cell>
          <table:table-cell table:formula="of:=CONCATENATE([.A337];[.C337];&quot;]&quot;)" office:value-type="string" office:string-value="    FibRgFcLcb97Dict[&quot;fcPlgosl&quot;] = FIB1[168]" calcext:value-type="string">
            <text:p><text:s text:c="4"/>FibRgFcLcb97Dict["fcPlgosl"] = FIB1[168]</text:p>
          </table:table-cell>
          <table:table-cell office:value-type="string" calcext:value-type="string">
            <text:p><text:s text:c="4"/>FibRgFcLcb97Dict["fcPlgosl"] = FIB1[168]</text:p>
          </table:table-cell>
          <table:table-cell table:number-columns-repeated="2"/>
        </table:table-row>
        <table:table-row table:style-name="ro2">
          <table:table-cell office:value-type="string" calcext:value-type="string">
            <text:p># (4 bytes): An unsigned integer that specifies an offset in the Table Stream. A PlfGoslbegins at the offset. If lcbPlgosl is zero, fcPlgosl is undefined and MUST be ignored.</text:p>
          </table:table-cell>
          <table:table-cell table:number-columns-repeated="3"/>
          <table:table-cell table:formula="of:=CONCATENATE([.A338];[.C338];&quot;]&quot;)" office:value-type="string" office:string-value="# (4 bytes): An unsigned integer that specifies an offset in the Table Stream. A PlfGoslbegins at the offset. If lcbPlgosl is zero, fcPlgosl is undefined and MUST be ignored.]" calcext:value-type="string">
            <text:p># (4 bytes): An unsigned integer that specifies an offset in the Table Stream. A PlfGoslbegins at the offset. If lcbPlgosl is zero, fcPlgosl is undefined and MUST be ignored.]</text:p>
          </table:table-cell>
          <table:table-cell office:value-type="string" calcext:value-type="string">
            <text:p># (4 bytes): An unsigned integer that specifies an offset in the Table Stream. A PlfGoslbegins at the offset. If lcbPlgosl is zero, fcPlgosl is undefined and MUST be ignored.]</text:p>
          </table:table-cell>
          <table:table-cell table:number-columns-repeated="2"/>
        </table:table-row>
        <table:table-row table:style-name="ro1">
          <table:table-cell office:value-type="string" calcext:value-type="string">
            <text:p><text:s text:c="4"/>FibRgFcLcb97Dict["lcbPlgosl"] = FIB1[</text:p>
          </table:table-cell>
          <table:table-cell office:value-type="float" office:value="170" calcext:value-type="float">
            <text:p>170</text:p>
          </table:table-cell>
          <table:table-cell office:value-type="float" office:value="169" calcext:value-type="float">
            <text:p>169</text:p>
          </table:table-cell>
          <table:table-cell office:value-type="string" calcext:value-type="string">
            <text:p>00000000</text:p>
          </table:table-cell>
          <table:table-cell table:formula="of:=CONCATENATE([.A339];[.C339];&quot;]&quot;)" office:value-type="string" office:string-value="    FibRgFcLcb97Dict[&quot;lcbPlgosl&quot;] = FIB1[169]" calcext:value-type="string">
            <text:p><text:s text:c="4"/>FibRgFcLcb97Dict["lcbPlgosl"] = FIB1[169]</text:p>
          </table:table-cell>
          <table:table-cell office:value-type="string" calcext:value-type="string">
            <text:p><text:s text:c="4"/>FibRgFcLcb97Dict["lcbPlgosl"] = FIB1[169]</text:p>
          </table:table-cell>
          <table:table-cell table:number-columns-repeated="2"/>
        </table:table-row>
        <table:table-row table:style-name="ro2">
          <table:table-cell office:value-type="string" calcext:value-type="string">
            <text:p># (4 bytes): An unsigned integer that specifies the size, in bytes, of the PlfGosl at offsetfcPlgosl in the Table Stream.</text:p>
          </table:table-cell>
          <table:table-cell table:number-columns-repeated="3"/>
          <table:table-cell table:formula="of:=CONCATENATE([.A340];[.C340];&quot;]&quot;)" office:value-type="string" office:string-value="# (4 bytes): An unsigned integer that specifies the size, in bytes, of the PlfGosl at offsetfcPlgosl in the Table Stream.]" calcext:value-type="string">
            <text:p># (4 bytes): An unsigned integer that specifies the size, in bytes, of the PlfGosl at offsetfcPlgosl in the Table Stream.]</text:p>
          </table:table-cell>
          <table:table-cell office:value-type="string" calcext:value-type="string">
            <text:p># (4 bytes): An unsigned integer that specifies the size, in bytes, of the PlfGosl at offsetfcPlgosl in the Table Stream.]</text:p>
          </table:table-cell>
          <table:table-cell table:number-columns-repeated="2"/>
        </table:table-row>
        <table:table-row table:style-name="ro1">
          <table:table-cell office:value-type="string" calcext:value-type="string">
            <text:p><text:s text:c="4"/>FibRgFcLcb97Dict["fcPlcocx"] = FIB1[</text:p>
          </table:table-cell>
          <table:table-cell office:value-type="float" office:value="171" calcext:value-type="float">
            <text:p>171</text:p>
          </table:table-cell>
          <table:table-cell office:value-type="float" office:value="170" calcext:value-type="float">
            <text:p>170</text:p>
          </table:table-cell>
          <table:table-cell office:value-type="string" calcext:value-type="string">
            <text:p>d4140000</text:p>
          </table:table-cell>
          <table:table-cell table:formula="of:=CONCATENATE([.A341];[.C341];&quot;]&quot;)" office:value-type="string" office:string-value="    FibRgFcLcb97Dict[&quot;fcPlcocx&quot;] = FIB1[170]" calcext:value-type="string">
            <text:p><text:s text:c="4"/>FibRgFcLcb97Dict["fcPlcocx"] = FIB1[170]</text:p>
          </table:table-cell>
          <table:table-cell office:value-type="string" calcext:value-type="string">
            <text:p><text:s text:c="4"/>FibRgFcLcb97Dict["fcPlcocx"] = FIB1[170]</text:p>
          </table:table-cell>
          <table:table-cell table:number-columns-repeated="2"/>
        </table:table-row>
        <table:table-row table:style-name="ro5">
          <table:table-cell office:value-type="string" calcext:value-type="string">
            <text:p># (4 bytes): An unsigned integer that specifies an offset in the Table Stream. A RgxOcxInfothat specifies information about the OLE controls in the document begins at this offset. Whenthere are no OLE controls in the document, fcPlcocx and lcbPlcocx MUST be zero and MUST beignored. If there are any OLE controls in the document, fcPlcocx MUST point to a validRgxOcxInfo.</text:p>
          </table:table-cell>
          <table:table-cell table:number-columns-repeated="3"/>
          <table:table-cell table:formula="of:=CONCATENATE([.A342];[.C342];&quot;]&quot;)" office:value-type="string" office:string-value="# (4 bytes): An unsigned integer that specifies an offset in the Table Stream. A RgxOcxInfothat specifies information about the OLE controls in the document begins at this offset. Whenthere are no OLE controls in the document, fcPlcocx and lcbPlcocx MUST be zero and MUST beignored. If there are any OLE controls in the document, fcPlcocx MUST point to a validRgxOcxInfo.]" calcext:value-type="string">
            <text:p># (4 bytes): An unsigned integer that specifies an offset in the Table Stream. A RgxOcxInfothat specifies information about the OLE controls in the document begins at this offset. Whenthere are no OLE controls in the document, fcPlcocx and lcbPlcocx MUST be zero and MUST beignored. If there are any OLE controls in the document, fcPlcocx MUST point to a validRgxOcxInfo.]</text:p>
          </table:table-cell>
          <table:table-cell office:value-type="string" calcext:value-type="string">
            <text:p># (4 bytes): An unsigned integer that specifies an offset in the Table Stream. A RgxOcxInfothat specifies information about the OLE controls in the document begins at this offset. Whenthere are no OLE controls in the document, fcPlcocx and lcbPlcocx MUST be zero and MUST beignored. If there are any OLE controls in the document, fcPlcocx MUST point to a validRgxOcxInfo.]</text:p>
          </table:table-cell>
          <table:table-cell table:number-columns-repeated="2"/>
        </table:table-row>
        <table:table-row table:style-name="ro1">
          <table:table-cell office:value-type="string" calcext:value-type="string">
            <text:p><text:s text:c="4"/>FibRgFcLcb97Dict["lcbPlcocx"] = FIB1[</text:p>
          </table:table-cell>
          <table:table-cell office:value-type="float" office:value="172" calcext:value-type="float">
            <text:p>172</text:p>
          </table:table-cell>
          <table:table-cell office:value-type="float" office:value="171" calcext:value-type="float">
            <text:p>171</text:p>
          </table:table-cell>
          <table:table-cell office:value-type="string" calcext:value-type="string">
            <text:p>00000000</text:p>
          </table:table-cell>
          <table:table-cell table:formula="of:=CONCATENATE([.A343];[.C343];&quot;]&quot;)" office:value-type="string" office:string-value="    FibRgFcLcb97Dict[&quot;lcbPlcocx&quot;] = FIB1[171]" calcext:value-type="string">
            <text:p><text:s text:c="4"/>FibRgFcLcb97Dict["lcbPlcocx"] = FIB1[171]</text:p>
          </table:table-cell>
          <table:table-cell office:value-type="string" calcext:value-type="string">
            <text:p><text:s text:c="4"/>FibRgFcLcb97Dict["lcbPlcocx"] = FIB1[171]</text:p>
          </table:table-cell>
          <table:table-cell table:number-columns-repeated="2"/>
        </table:table-row>
        <table:table-row table:style-name="ro2">
          <table:table-cell office:value-type="string" calcext:value-type="string">
            <text:p># (4 bytes): An unsigned integer that specifies the size, in bytes, of the RgxOcxInfo at theoffset fcPlcocx.</text:p>
          </table:table-cell>
          <table:table-cell table:number-columns-repeated="3"/>
          <table:table-cell table:formula="of:=CONCATENATE([.A344];[.C344];&quot;]&quot;)" office:value-type="string" office:string-value="# (4 bytes): An unsigned integer that specifies the size, in bytes, of the RgxOcxInfo at theoffset fcPlcocx.]" calcext:value-type="string">
            <text:p># (4 bytes): An unsigned integer that specifies the size, in bytes, of the RgxOcxInfo at theoffset fcPlcocx.]</text:p>
          </table:table-cell>
          <table:table-cell office:value-type="string" calcext:value-type="string">
            <text:p># (4 bytes): An unsigned integer that specifies the size, in bytes, of the RgxOcxInfo at theoffset fcPlcocx.]</text:p>
          </table:table-cell>
          <table:table-cell table:number-columns-repeated="2"/>
        </table:table-row>
        <table:table-row table:style-name="ro1">
          <table:table-cell office:value-type="string" calcext:value-type="string">
            <text:p><text:s text:c="4"/>FibRgFcLcb97Dict["fcPlcfBteLvc"] = FIB1[</text:p>
          </table:table-cell>
          <table:table-cell office:value-type="float" office:value="173" calcext:value-type="float">
            <text:p>173</text:p>
          </table:table-cell>
          <table:table-cell office:value-type="float" office:value="172" calcext:value-type="float">
            <text:p>172</text:p>
          </table:table-cell>
          <table:table-cell office:value-type="string" calcext:value-type="string">
            <text:p>ffffffff</text:p>
          </table:table-cell>
          <table:table-cell table:formula="of:=CONCATENATE([.A345];[.C345];&quot;]&quot;)" office:value-type="string" office:string-value="    FibRgFcLcb97Dict[&quot;fcPlcfBteLvc&quot;] = FIB1[172]" calcext:value-type="string">
            <text:p><text:s text:c="4"/>FibRgFcLcb97Dict["fcPlcfBteLvc"] = FIB1[172]</text:p>
          </table:table-cell>
          <table:table-cell office:value-type="string" calcext:value-type="string">
            <text:p><text:s text:c="4"/>FibRgFcLcb97Dict["fcPlcfBteLvc"] = FIB1[172]</text:p>
          </table:table-cell>
          <table:table-cell table:number-columns-repeated="2"/>
        </table:table-row>
        <table:table-row table:style-name="ro3">
          <table:table-cell office:value-type="string" calcext:value-type="string">
            <text:p># (4 bytes): An unsigned integer that specifies an offset in the Table Stream. Adeprecated numbering field cache begins at this offset. This information SHOULD NOT&lt;57&gt; beemitted and SHOULD&lt;58&gt; ignored. If lcbPlcBteLvc is zero, fcPlcfBteLvc is undefined and MUSTbe ignored.</text:p>
          </table:table-cell>
          <table:table-cell table:number-columns-repeated="3"/>
          <table:table-cell table:formula="of:=CONCATENATE([.A346];[.C346];&quot;]&quot;)" office:value-type="string" office:string-value="# (4 bytes): An unsigned integer that specifies an offset in the Table Stream. Adeprecated numbering field cache begins at this offset. This information SHOULD NOT&lt;57&gt; beemitted and SHOULD&lt;58&gt; ignored. If lcbPlcBteLvc is zero, fcPlcfBteLvc is undefined and MUSTbe ignored.]" calcext:value-type="string">
            <text:p># (4 bytes): An unsigned integer that specifies an offset in the Table Stream. Adeprecated numbering field cache begins at this offset. This information SHOULD NOT&lt;57&gt; beemitted and SHOULD&lt;58&gt; ignored. If lcbPlcBteLvc is zero, fcPlcfBteLvc is undefined and MUSTbe ignored.]</text:p>
          </table:table-cell>
          <table:table-cell office:value-type="string" calcext:value-type="string">
            <text:p># (4 bytes): An unsigned integer that specifies an offset in the Table Stream. Adeprecated numbering field cache begins at this offset. This information SHOULD NOT&lt;57&gt; beemitted and SHOULD&lt;58&gt; ignored. If lcbPlcBteLvc is zero, fcPlcfBteLvc is undefined and MUSTbe ignored.]</text:p>
          </table:table-cell>
          <table:table-cell table:number-columns-repeated="2"/>
        </table:table-row>
        <table:table-row table:style-name="ro1">
          <table:table-cell office:value-type="string" calcext:value-type="string">
            <text:p><text:s text:c="4"/>FibRgFcLcb97Dict["lcbPlcfBteLvc"] = FIB1[</text:p>
          </table:table-cell>
          <table:table-cell office:value-type="float" office:value="174" calcext:value-type="float">
            <text:p>174</text:p>
          </table:table-cell>
          <table:table-cell office:value-type="float" office:value="173" calcext:value-type="float">
            <text:p>173</text:p>
          </table:table-cell>
          <table:table-cell office:value-type="string" calcext:value-type="string">
            <text:p>00000000</text:p>
          </table:table-cell>
          <table:table-cell table:formula="of:=CONCATENATE([.A347];[.C347];&quot;]&quot;)" office:value-type="string" office:string-value="    FibRgFcLcb97Dict[&quot;lcbPlcfBteLvc&quot;] = FIB1[173]" calcext:value-type="string">
            <text:p><text:s text:c="4"/>FibRgFcLcb97Dict["lcbPlcfBteLvc"] = FIB1[173]</text:p>
          </table:table-cell>
          <table:table-cell office:value-type="string" calcext:value-type="string">
            <text:p><text:s text:c="4"/>FibRgFcLcb97Dict["lcbPlcfBteLvc"] = FIB1[173]</text:p>
          </table:table-cell>
          <table:table-cell table:number-columns-repeated="2"/>
        </table:table-row>
        <table:table-row table:style-name="ro2">
          <table:table-cell office:value-type="string" calcext:value-type="string">
            <text:p># (4 bytes): An unsigned integer that specifies the size, in bytes, of the deprecatednumbering field cache at offset fcPlcfBteLvc in the Table Stream. This value SHOULD&lt;59&gt; bezero.</text:p>
          </table:table-cell>
          <table:table-cell table:number-columns-repeated="3"/>
          <table:table-cell table:formula="of:=CONCATENATE([.A348];[.C348];&quot;]&quot;)" office:value-type="string" office:string-value="# (4 bytes): An unsigned integer that specifies the size, in bytes, of the deprecatednumbering field cache at offset fcPlcfBteLvc in the Table Stream. This value SHOULD&lt;59&gt; bezero.]" calcext:value-type="string">
            <text:p># (4 bytes): An unsigned integer that specifies the size, in bytes, of the deprecatednumbering field cache at offset fcPlcfBteLvc in the Table Stream. This value SHOULD&lt;59&gt; bezero.]</text:p>
          </table:table-cell>
          <table:table-cell office:value-type="string" calcext:value-type="string">
            <text:p># (4 bytes): An unsigned integer that specifies the size, in bytes, of the deprecatednumbering field cache at offset fcPlcfBteLvc in the Table Stream. This value SHOULD&lt;59&gt; bezero.]</text:p>
          </table:table-cell>
          <table:table-cell table:number-columns-repeated="2"/>
        </table:table-row>
        <table:table-row table:style-name="ro1">
          <table:table-cell office:value-type="string" calcext:value-type="string">
            <text:p><text:s text:c="4"/>FibRgFcLcb97Dict["dwLowDateTime"] = FIB1[</text:p>
          </table:table-cell>
          <table:table-cell office:value-type="float" office:value="175" calcext:value-type="float">
            <text:p>175</text:p>
          </table:table-cell>
          <table:table-cell office:value-type="float" office:value="174" calcext:value-type="float">
            <text:p>174</text:p>
          </table:table-cell>
          <table:table-cell office:value-type="string" calcext:value-type="string">
            <text:p>e0c2a591</text:p>
          </table:table-cell>
          <table:table-cell table:formula="of:=CONCATENATE([.A349];[.C349];&quot;]&quot;)" office:value-type="string" office:string-value="    FibRgFcLcb97Dict[&quot;dwLowDateTime&quot;] = FIB1[174]" calcext:value-type="string">
            <text:p><text:s text:c="4"/>FibRgFcLcb97Dict["dwLowDateTime"] = FIB1[174]</text:p>
          </table:table-cell>
          <table:table-cell office:value-type="string" calcext:value-type="string">
            <text:p><text:s text:c="4"/>FibRgFcLcb97Dict["dwLowDateTime"] = FIB1[174]</text:p>
          </table:table-cell>
          <table:table-cell table:number-columns-repeated="2"/>
        </table:table-row>
        <table:table-row table:style-name="ro2">
          <table:table-cell office:value-type="string" calcext:value-type="string">
            <text:p># (4 bytes): The low-order part of a FILETIME structure, as specified by [MS-DTYP], that specifies when the document was last saved.</text:p>
          </table:table-cell>
          <table:table-cell table:number-columns-repeated="3"/>
          <table:table-cell table:formula="of:=CONCATENATE([.A350];[.C350];&quot;]&quot;)" office:value-type="string" office:string-value="# (4 bytes): The low-order part of a FILETIME structure, as specified by [MS-DTYP], that specifies when the document was last saved.]" calcext:value-type="string">
            <text:p># (4 bytes): The low-order part of a FILETIME structure, as specified by [MS-DTYP], that specifies when the document was last saved.]</text:p>
          </table:table-cell>
          <table:table-cell office:value-type="string" calcext:value-type="string">
            <text:p># (4 bytes): The low-order part of a FILETIME structure, as specified by [MS-DTYP], that specifies when the document was last saved.]</text:p>
          </table:table-cell>
          <table:table-cell table:number-columns-repeated="2"/>
        </table:table-row>
        <table:table-row table:style-name="ro1">
          <table:table-cell office:value-type="string" calcext:value-type="string">
            <text:p><text:s text:c="4"/>FibRgFcLcb97Dict["dwHighDateTime"] = FIB1[</text:p>
          </table:table-cell>
          <table:table-cell office:value-type="float" office:value="176" calcext:value-type="float">
            <text:p>176</text:p>
          </table:table-cell>
          <table:table-cell office:value-type="float" office:value="175" calcext:value-type="float">
            <text:p>175</text:p>
          </table:table-cell>
          <table:table-cell office:value-type="string" calcext:value-type="string">
            <text:p>9e4bd001</text:p>
          </table:table-cell>
          <table:table-cell table:formula="of:=CONCATENATE([.A351];[.C351];&quot;]&quot;)" office:value-type="string" office:string-value="    FibRgFcLcb97Dict[&quot;dwHighDateTime&quot;] = FIB1[175]" calcext:value-type="string">
            <text:p><text:s text:c="4"/>FibRgFcLcb97Dict["dwHighDateTime"] = FIB1[175]</text:p>
          </table:table-cell>
          <table:table-cell office:value-type="string" calcext:value-type="string">
            <text:p><text:s text:c="4"/>FibRgFcLcb97Dict["dwHighDateTime"] = FIB1[175]</text:p>
          </table:table-cell>
          <table:table-cell table:number-columns-repeated="2"/>
        </table:table-row>
        <table:table-row table:style-name="ro2">
          <table:table-cell office:value-type="string" calcext:value-type="string">
            <text:p># (4 bytes): The high-order part of a FILETIME structure, as specified by [MS-DTYP], that specifies when the document was last saved.</text:p>
          </table:table-cell>
          <table:table-cell table:number-columns-repeated="3"/>
          <table:table-cell table:formula="of:=CONCATENATE([.A352];[.C352];&quot;]&quot;)" office:value-type="string" office:string-value="# (4 bytes): The high-order part of a FILETIME structure, as specified by [MS-DTYP], that specifies when the document was last saved.]" calcext:value-type="string">
            <text:p># (4 bytes): The high-order part of a FILETIME structure, as specified by [MS-DTYP], that specifies when the document was last saved.]</text:p>
          </table:table-cell>
          <table:table-cell office:value-type="string" calcext:value-type="string">
            <text:p># (4 bytes): The high-order part of a FILETIME structure, as specified by [MS-DTYP], that specifies when the document was last saved.]</text:p>
          </table:table-cell>
          <table:table-cell table:number-columns-repeated="2"/>
        </table:table-row>
        <table:table-row table:style-name="ro1">
          <table:table-cell office:value-type="string" calcext:value-type="string">
            <text:p><text:s text:c="4"/>FibRgFcLcb97Dict["fcPlcfLvcPre10"] = FIB1[</text:p>
          </table:table-cell>
          <table:table-cell office:value-type="float" office:value="177" calcext:value-type="float">
            <text:p>177</text:p>
          </table:table-cell>
          <table:table-cell office:value-type="float" office:value="176" calcext:value-type="float">
            <text:p>176</text:p>
          </table:table-cell>
          <table:table-cell office:value-type="string" calcext:value-type="string">
            <text:p>00000000</text:p>
          </table:table-cell>
          <table:table-cell table:formula="of:=CONCATENATE([.A353];[.C353];&quot;]&quot;)" office:value-type="string" office:string-value="    FibRgFcLcb97Dict[&quot;fcPlcfLvcPre10&quot;] = FIB1[176]" calcext:value-type="string">
            <text:p><text:s text:c="4"/>FibRgFcLcb97Dict["fcPlcfLvcPre10"] = FIB1[176]</text:p>
          </table:table-cell>
          <table:table-cell office:value-type="string" calcext:value-type="string">
            <text:p><text:s text:c="4"/>FibRgFcLcb97Dict["fcPlcfLvcPre10"] = FIB1[176]</text:p>
          </table:table-cell>
          <table:table-cell table:number-columns-repeated="2"/>
        </table:table-row>
        <table:table-row table:style-name="ro3">
          <table:table-cell office:value-type="string" calcext:value-type="string">
            <text:p># (4 bytes): An unsigned integer that specifies an offset in the Table Stream. Thedeprecated list level cache begins at this offset. Information SHOULD NOT&lt;60&gt; be emitted at thisoffset and SHOULD&lt;61&gt; be ignored. If lcbPlcfLvcPre10 is zero, fcPlcfLvcPre10 is undefinedand MUST be ignored.</text:p>
          </table:table-cell>
          <table:table-cell table:number-columns-repeated="3"/>
          <table:table-cell table:formula="of:=CONCATENATE([.A354];[.C354];&quot;]&quot;)" office:value-type="string" office:string-value="# (4 bytes): An unsigned integer that specifies an offset in the Table Stream. Thedeprecated list level cache begins at this offset. Information SHOULD NOT&lt;60&gt; be emitted at thisoffset and SHOULD&lt;61&gt; be ignored. If lcbPlcfLvcPre10 is zero, fcPlcfLvcPre10 is undefinedand MUST be ignored.]" calcext:value-type="string">
            <text:p># (4 bytes): An unsigned integer that specifies an offset in the Table Stream. Thedeprecated list level cache begins at this offset. Information SHOULD NOT&lt;60&gt; be emitted at thisoffset and SHOULD&lt;61&gt; be ignored. If lcbPlcfLvcPre10 is zero, fcPlcfLvcPre10 is undefinedand MUST be ignored.]</text:p>
          </table:table-cell>
          <table:table-cell office:value-type="string" calcext:value-type="string">
            <text:p># (4 bytes): An unsigned integer that specifies an offset in the Table Stream. Thedeprecated list level cache begins at this offset. Information SHOULD NOT&lt;60&gt; be emitted at thisoffset and SHOULD&lt;61&gt; be ignored. If lcbPlcfLvcPre10 is zero, fcPlcfLvcPre10 is undefinedand MUST be ignored.]</text:p>
          </table:table-cell>
          <table:table-cell table:number-columns-repeated="2"/>
        </table:table-row>
        <table:table-row table:style-name="ro1">
          <table:table-cell office:value-type="string" calcext:value-type="string">
            <text:p><text:s text:c="4"/>FibRgFcLcb97Dict["lcbPlcfLvcPre10"] = FIB1[</text:p>
          </table:table-cell>
          <table:table-cell office:value-type="float" office:value="178" calcext:value-type="float">
            <text:p>178</text:p>
          </table:table-cell>
          <table:table-cell office:value-type="float" office:value="177" calcext:value-type="float">
            <text:p>177</text:p>
          </table:table-cell>
          <table:table-cell office:value-type="string" calcext:value-type="string">
            <text:p>00000000</text:p>
          </table:table-cell>
          <table:table-cell table:formula="of:=CONCATENATE([.A355];[.C355];&quot;]&quot;)" office:value-type="string" office:string-value="    FibRgFcLcb97Dict[&quot;lcbPlcfLvcPre10&quot;] = FIB1[177]" calcext:value-type="string">
            <text:p><text:s text:c="4"/>FibRgFcLcb97Dict["lcbPlcfLvcPre10"] = FIB1[177]</text:p>
          </table:table-cell>
          <table:table-cell office:value-type="string" calcext:value-type="string">
            <text:p><text:s text:c="4"/>FibRgFcLcb97Dict["lcbPlcfLvcPre10"] = FIB1[177]</text:p>
          </table:table-cell>
          <table:table-cell table:number-columns-repeated="2"/>
        </table:table-row>
        <table:table-row table:style-name="ro2">
          <table:table-cell office:value-type="string" calcext:value-type="string">
            <text:p># (4 bytes): An unsigned integer that specifies the size, in bytes, of the deprecatedlist level cache at offset fcPlcfLvcPre10 in the Table Stream. This value SHOULD&lt;62&gt; be zero.</text:p>
          </table:table-cell>
          <table:table-cell table:number-columns-repeated="3"/>
          <table:table-cell table:formula="of:=CONCATENATE([.A356];[.C356];&quot;]&quot;)" office:value-type="string" office:string-value="# (4 bytes): An unsigned integer that specifies the size, in bytes, of the deprecatedlist level cache at offset fcPlcfLvcPre10 in the Table Stream. This value SHOULD&lt;62&gt; be zero.]" calcext:value-type="string">
            <text:p># (4 bytes): An unsigned integer that specifies the size, in bytes, of the deprecatedlist level cache at offset fcPlcfLvcPre10 in the Table Stream. This value SHOULD&lt;62&gt; be zero.]</text:p>
          </table:table-cell>
          <table:table-cell office:value-type="string" calcext:value-type="string">
            <text:p># (4 bytes): An unsigned integer that specifies the size, in bytes, of the deprecatedlist level cache at offset fcPlcfLvcPre10 in the Table Stream. This value SHOULD&lt;62&gt; be zero.]</text:p>
          </table:table-cell>
          <table:table-cell table:number-columns-repeated="2"/>
        </table:table-row>
        <table:table-row table:style-name="ro1">
          <table:table-cell office:value-type="string" calcext:value-type="string">
            <text:p><text:s text:c="4"/>FibRgFcLcb97Dict["fcPlcfAsumy"] = FIB1[</text:p>
          </table:table-cell>
          <table:table-cell office:value-type="float" office:value="179" calcext:value-type="float">
            <text:p>179</text:p>
          </table:table-cell>
          <table:table-cell office:value-type="float" office:value="178" calcext:value-type="float">
            <text:p>178</text:p>
          </table:table-cell>
          <table:table-cell office:value-type="string" calcext:value-type="string">
            <text:p>ffffffff</text:p>
          </table:table-cell>
          <table:table-cell table:formula="of:=CONCATENATE([.A357];[.C357];&quot;]&quot;)" office:value-type="string" office:string-value="    FibRgFcLcb97Dict[&quot;fcPlcfAsumy&quot;] = FIB1[178]" calcext:value-type="string">
            <text:p><text:s text:c="4"/>FibRgFcLcb97Dict["fcPlcfAsumy"] = FIB1[178]</text:p>
          </table:table-cell>
          <table:table-cell office:value-type="string" calcext:value-type="string">
            <text:p><text:s text:c="4"/>FibRgFcLcb97Dict["fcPlcfAsumy"] = FIB1[178]</text:p>
          </table:table-cell>
          <table:table-cell table:number-columns-repeated="2"/>
        </table:table-row>
        <table:table-row table:style-name="ro2">
          <table:table-cell office:value-type="string" calcext:value-type="string">
            <text:p># (4 bytes): An unsigned integer that specifies an offset in the Table Stream. APlcfAsumy begins at the offset. If lcbPlcfAsumy is zero, fcPlcfAsumy is undefined and MUSTbe ignored.</text:p>
          </table:table-cell>
          <table:table-cell table:number-columns-repeated="3"/>
          <table:table-cell table:formula="of:=CONCATENATE([.A358];[.C358];&quot;]&quot;)" office:value-type="string" office:string-value="# (4 bytes): An unsigned integer that specifies an offset in the Table Stream. APlcfAsumy begins at the offset. If lcbPlcfAsumy is zero, fcPlcfAsumy is undefined and MUSTbe ignored.]" calcext:value-type="string">
            <text:p># (4 bytes): An unsigned integer that specifies an offset in the Table Stream. APlcfAsumy begins at the offset. If lcbPlcfAsumy is zero, fcPlcfAsumy is undefined and MUSTbe ignored.]</text:p>
          </table:table-cell>
          <table:table-cell office:value-type="string" calcext:value-type="string">
            <text:p># (4 bytes): An unsigned integer that specifies an offset in the Table Stream. APlcfAsumy begins at the offset. If lcbPlcfAsumy is zero, fcPlcfAsumy is undefined and MUSTbe ignored.]</text:p>
          </table:table-cell>
          <table:table-cell table:number-columns-repeated="2"/>
        </table:table-row>
        <table:table-row table:style-name="ro1">
          <table:table-cell office:value-type="string" calcext:value-type="string">
            <text:p><text:s text:c="4"/>FibRgFcLcb97Dict["lcbPlcfAsumy"] = FIB1[</text:p>
          </table:table-cell>
          <table:table-cell office:value-type="float" office:value="180" calcext:value-type="float">
            <text:p>180</text:p>
          </table:table-cell>
          <table:table-cell office:value-type="float" office:value="179" calcext:value-type="float">
            <text:p>179</text:p>
          </table:table-cell>
          <table:table-cell office:value-type="string" calcext:value-type="string">
            <text:p>00000000</text:p>
          </table:table-cell>
          <table:table-cell table:formula="of:=CONCATENATE([.A359];[.C359];&quot;]&quot;)" office:value-type="string" office:string-value="    FibRgFcLcb97Dict[&quot;lcbPlcfAsumy&quot;] = FIB1[179]" calcext:value-type="string">
            <text:p><text:s text:c="4"/>FibRgFcLcb97Dict["lcbPlcfAsumy"] = FIB1[179]</text:p>
          </table:table-cell>
          <table:table-cell office:value-type="string" calcext:value-type="string">
            <text:p><text:s text:c="4"/>FibRgFcLcb97Dict["lcbPlcfAsumy"] = FIB1[179]</text:p>
          </table:table-cell>
          <table:table-cell table:number-columns-repeated="2"/>
        </table:table-row>
        <table:table-row table:style-name="ro2">
          <table:table-cell office:value-type="string" calcext:value-type="string">
            <text:p># (4 bytes): An unsigned integer that specifies the size, in bytes, of the PlcfAsumy atoffset fcPlcfAsumy in the Table Stream.</text:p>
          </table:table-cell>
          <table:table-cell table:number-columns-repeated="3"/>
          <table:table-cell table:formula="of:=CONCATENATE([.A360];[.C360];&quot;]&quot;)" office:value-type="string" office:string-value="# (4 bytes): An unsigned integer that specifies the size, in bytes, of the PlcfAsumy atoffset fcPlcfAsumy in the Table Stream.]" calcext:value-type="string">
            <text:p># (4 bytes): An unsigned integer that specifies the size, in bytes, of the PlcfAsumy atoffset fcPlcfAsumy in the Table Stream.]</text:p>
          </table:table-cell>
          <table:table-cell office:value-type="string" calcext:value-type="string">
            <text:p># (4 bytes): An unsigned integer that specifies the size, in bytes, of the PlcfAsumy atoffset fcPlcfAsumy in the Table Stream.]</text:p>
          </table:table-cell>
          <table:table-cell table:number-columns-repeated="2"/>
        </table:table-row>
        <table:table-row table:style-name="ro1">
          <table:table-cell office:value-type="string" calcext:value-type="string">
            <text:p><text:s text:c="4"/>FibRgFcLcb97Dict["fcPlcfGram"] = FIB1[</text:p>
          </table:table-cell>
          <table:table-cell office:value-type="float" office:value="181" calcext:value-type="float">
            <text:p>181</text:p>
          </table:table-cell>
          <table:table-cell office:value-type="float" office:value="180" calcext:value-type="float">
            <text:p>180</text:p>
          </table:table-cell>
          <table:table-cell office:value-type="string" calcext:value-type="string">
            <text:p>31160000</text:p>
          </table:table-cell>
          <table:table-cell table:formula="of:=CONCATENATE([.A361];[.C361];&quot;]&quot;)" office:value-type="string" office:string-value="    FibRgFcLcb97Dict[&quot;fcPlcfGram&quot;] = FIB1[180]" calcext:value-type="string">
            <text:p><text:s text:c="4"/>FibRgFcLcb97Dict["fcPlcfGram"] = FIB1[180]</text:p>
          </table:table-cell>
          <table:table-cell office:value-type="string" calcext:value-type="string">
            <text:p><text:s text:c="4"/>FibRgFcLcb97Dict["fcPlcfGram"] = FIB1[180]</text:p>
          </table:table-cell>
          <table:table-cell table:number-columns-repeated="2"/>
        </table:table-row>
        <table:table-row table:style-name="ro4">
          <table:table-cell office:value-type="string" calcext:value-type="string">
            <text:p># (4 bytes): An unsigned integer that specifies an offset in the Table Stream. A Plcfgram,which specifies the state of the grammar checker for each text range, begins at this offset. IflcbPlcfGram is zero, then fcPlcfGram is undefined and MUST be ignored.</text:p>
          </table:table-cell>
          <table:table-cell table:number-columns-repeated="3"/>
          <table:table-cell table:formula="of:=CONCATENATE([.A362];[.C362];&quot;]&quot;)" office:value-type="string" office:string-value="# (4 bytes): An unsigned integer that specifies an offset in the Table Stream. A Plcfgram,which specifies the state of the grammar checker for each text range, begins at this offset. IflcbPlcfGram is zero, then fcPlcfGram is undefined and MUST be ignored.]" calcext:value-type="string">
            <text:p># (4 bytes): An unsigned integer that specifies an offset in the Table Stream. A Plcfgram,which specifies the state of the grammar checker for each text range, begins at this offset. IflcbPlcfGram is zero, then fcPlcfGram is undefined and MUST be ignored.]</text:p>
          </table:table-cell>
          <table:table-cell office:value-type="string" calcext:value-type="string">
            <text:p># (4 bytes): An unsigned integer that specifies an offset in the Table Stream. A Plcfgram,which specifies the state of the grammar checker for each text range, begins at this offset. IflcbPlcfGram is zero, then fcPlcfGram is undefined and MUST be ignored.]</text:p>
          </table:table-cell>
          <table:table-cell table:number-columns-repeated="2"/>
        </table:table-row>
        <table:table-row table:style-name="ro1">
          <table:table-cell office:value-type="string" calcext:value-type="string">
            <text:p><text:s text:c="4"/>FibRgFcLcb97Dict["lcbPlcfGram"] = FIB1[</text:p>
          </table:table-cell>
          <table:table-cell office:value-type="float" office:value="182" calcext:value-type="float">
            <text:p>182</text:p>
          </table:table-cell>
          <table:table-cell office:value-type="float" office:value="181" calcext:value-type="float">
            <text:p>181</text:p>
          </table:table-cell>
          <table:table-cell office:value-type="string" calcext:value-type="string">
            <text:p>0a000000</text:p>
          </table:table-cell>
          <table:table-cell table:formula="of:=CONCATENATE([.A363];[.C363];&quot;]&quot;)" office:value-type="string" office:string-value="    FibRgFcLcb97Dict[&quot;lcbPlcfGram&quot;] = FIB1[181]" calcext:value-type="string">
            <text:p><text:s text:c="4"/>FibRgFcLcb97Dict["lcbPlcfGram"] = FIB1[181]</text:p>
          </table:table-cell>
          <table:table-cell office:value-type="string" calcext:value-type="string">
            <text:p><text:s text:c="4"/>FibRgFcLcb97Dict["lcbPlcfGram"] = FIB1[181]</text:p>
          </table:table-cell>
          <table:table-cell table:number-columns-repeated="2"/>
        </table:table-row>
        <table:table-row table:style-name="ro2">
          <table:table-cell office:value-type="string" calcext:value-type="string">
            <text:p># (4 bytes): An unsigned integer that specifies the size, in bytes, of the Plcfgram thatbegins at offset fcPlcfGram in the Table Stream.</text:p>
          </table:table-cell>
          <table:table-cell table:number-columns-repeated="3"/>
          <table:table-cell table:formula="of:=CONCATENATE([.A364];[.C364];&quot;]&quot;)" office:value-type="string" office:string-value="# (4 bytes): An unsigned integer that specifies the size, in bytes, of the Plcfgram thatbegins at offset fcPlcfGram in the Table Stream.]" calcext:value-type="string">
            <text:p># (4 bytes): An unsigned integer that specifies the size, in bytes, of the Plcfgram thatbegins at offset fcPlcfGram in the Table Stream.]</text:p>
          </table:table-cell>
          <table:table-cell office:value-type="string" calcext:value-type="string">
            <text:p># (4 bytes): An unsigned integer that specifies the size, in bytes, of the Plcfgram thatbegins at offset fcPlcfGram in the Table Stream.]</text:p>
          </table:table-cell>
          <table:table-cell table:number-columns-repeated="2"/>
        </table:table-row>
        <table:table-row table:style-name="ro1">
          <table:table-cell office:value-type="string" calcext:value-type="string">
            <text:p><text:s text:c="4"/>FibRgFcLcb97Dict["fcSttbListNames"] = FIB1[</text:p>
          </table:table-cell>
          <table:table-cell office:value-type="float" office:value="183" calcext:value-type="float">
            <text:p>183</text:p>
          </table:table-cell>
          <table:table-cell office:value-type="float" office:value="182" calcext:value-type="float">
            <text:p>182</text:p>
          </table:table-cell>
          <table:table-cell office:value-type="string" calcext:value-type="string">
            <text:p>4b220000</text:p>
          </table:table-cell>
          <table:table-cell table:formula="of:=CONCATENATE([.A365];[.C365];&quot;]&quot;)" office:value-type="string" office:string-value="    FibRgFcLcb97Dict[&quot;fcSttbListNames&quot;] = FIB1[182]" calcext:value-type="string">
            <text:p><text:s text:c="4"/>FibRgFcLcb97Dict["fcSttbListNames"] = FIB1[182]</text:p>
          </table:table-cell>
          <table:table-cell office:value-type="string" calcext:value-type="string">
            <text:p><text:s text:c="4"/>FibRgFcLcb97Dict["fcSttbListNames"] = FIB1[182]</text:p>
          </table:table-cell>
          <table:table-cell table:number-columns-repeated="2"/>
        </table:table-row>
        <table:table-row table:style-name="ro4">
          <table:table-cell office:value-type="string" calcext:value-type="string">
            <text:p># (4 bytes): An unsigned integer that specifies an offset in the Table Stream. ASttbListNames, which specifies the LISTNUM field names of the lists in the document, begins atthis offset. If lcbSttbListNames is zero, fcSttbListNames is undefined and MUST be ignored.</text:p>
          </table:table-cell>
          <table:table-cell table:number-columns-repeated="3"/>
          <table:table-cell table:formula="of:=CONCATENATE([.A366];[.C366];&quot;]&quot;)" office:value-type="string" office:string-value="# (4 bytes): An unsigned integer that specifies an offset in the Table Stream. ASttbListNames, which specifies the LISTNUM field names of the lists in the document, begins atthis offset. If lcbSttbListNames is zero, fcSttbListNames is undefined and MUST be ignored.]" calcext:value-type="string">
            <text:p># (4 bytes): An unsigned integer that specifies an offset in the Table Stream. ASttbListNames, which specifies the LISTNUM field names of the lists in the document, begins atthis offset. If lcbSttbListNames is zero, fcSttbListNames is undefined and MUST be ignored.]</text:p>
          </table:table-cell>
          <table:table-cell office:value-type="string" calcext:value-type="string">
            <text:p># (4 bytes): An unsigned integer that specifies an offset in the Table Stream. ASttbListNames, which specifies the LISTNUM field names of the lists in the document, begins atthis offset. If lcbSttbListNames is zero, fcSttbListNames is undefined and MUST be ignored.]</text:p>
          </table:table-cell>
          <table:table-cell table:number-columns-repeated="2"/>
        </table:table-row>
        <table:table-row table:style-name="ro1">
          <table:table-cell office:value-type="string" calcext:value-type="string">
            <text:p><text:s text:c="4"/>FibRgFcLcb97Dict["lcbSttbListNames"] = FIB1[</text:p>
          </table:table-cell>
          <table:table-cell office:value-type="float" office:value="184" calcext:value-type="float">
            <text:p>184</text:p>
          </table:table-cell>
          <table:table-cell office:value-type="float" office:value="183" calcext:value-type="float">
            <text:p>183</text:p>
          </table:table-cell>
          <table:table-cell office:value-type="string" calcext:value-type="string">
            <text:p>0e000000</text:p>
          </table:table-cell>
          <table:table-cell table:formula="of:=CONCATENATE([.A367];[.C367];&quot;]&quot;)" office:value-type="string" office:string-value="    FibRgFcLcb97Dict[&quot;lcbSttbListNames&quot;] = FIB1[183]" calcext:value-type="string">
            <text:p><text:s text:c="4"/>FibRgFcLcb97Dict["lcbSttbListNames"] = FIB1[183]</text:p>
          </table:table-cell>
          <table:table-cell office:value-type="string" calcext:value-type="string">
            <text:p><text:s text:c="4"/>FibRgFcLcb97Dict["lcbSttbListNames"] = FIB1[183]</text:p>
          </table:table-cell>
          <table:table-cell table:number-columns-repeated="2"/>
        </table:table-row>
        <table:table-row table:style-name="ro2">
          <table:table-cell office:value-type="string" calcext:value-type="string">
            <text:p># (4 bytes): An unsigned integer that specifies the size, in bytes, of theSttbListNames at the offset fcSttbListNames.</text:p>
          </table:table-cell>
          <table:table-cell table:number-columns-repeated="3"/>
          <table:table-cell table:formula="of:=CONCATENATE([.A368];[.C368];&quot;]&quot;)" office:value-type="string" office:string-value="# (4 bytes): An unsigned integer that specifies the size, in bytes, of theSttbListNames at the offset fcSttbListNames.]" calcext:value-type="string">
            <text:p># (4 bytes): An unsigned integer that specifies the size, in bytes, of theSttbListNames at the offset fcSttbListNames.]</text:p>
          </table:table-cell>
          <table:table-cell office:value-type="string" calcext:value-type="string">
            <text:p># (4 bytes): An unsigned integer that specifies the size, in bytes, of theSttbListNames at the offset fcSttbListNames.]</text:p>
          </table:table-cell>
          <table:table-cell table:number-columns-repeated="2"/>
        </table:table-row>
        <table:table-row table:style-name="ro1">
          <table:table-cell office:value-type="string" calcext:value-type="string">
            <text:p><text:s text:c="4"/>FibRgFcLcb97Dict["fcSttbfUssr"] = FIB1[</text:p>
          </table:table-cell>
          <table:table-cell office:value-type="float" office:value="185" calcext:value-type="float">
            <text:p>185</text:p>
          </table:table-cell>
          <table:table-cell office:value-type="float" office:value="184" calcext:value-type="float">
            <text:p>184</text:p>
          </table:table-cell>
          <table:table-cell office:value-type="string" calcext:value-type="string">
            <text:p>00000000</text:p>
          </table:table-cell>
          <table:table-cell table:formula="of:=CONCATENATE([.A369];[.C369];&quot;]&quot;)" office:value-type="string" office:string-value="    FibRgFcLcb97Dict[&quot;fcSttbfUssr&quot;] = FIB1[184]" calcext:value-type="string">
            <text:p><text:s text:c="4"/>FibRgFcLcb97Dict["fcSttbfUssr"] = FIB1[184]</text:p>
          </table:table-cell>
          <table:table-cell office:value-type="string" calcext:value-type="string">
            <text:p><text:s text:c="4"/>FibRgFcLcb97Dict["fcSttbfUssr"] = FIB1[184]</text:p>
          </table:table-cell>
          <table:table-cell table:number-columns-repeated="2"/>
        </table:table-row>
        <table:table-row table:style-name="ro4">
          <table:table-cell office:value-type="string" calcext:value-type="string">
            <text:p># (4 bytes): An unsigned integer that specifies an offset in the Table Stream. Thedeprecated, version-specific undo information begins at this offset. This information SHOULDNOT&lt;63&gt; be emitted and SHOULD&lt;64&gt; be ignored.</text:p>
          </table:table-cell>
          <table:table-cell table:number-columns-repeated="3"/>
          <table:table-cell table:formula="of:=CONCATENATE([.A370];[.C370];&quot;]&quot;)" office:value-type="string" office:string-value="# (4 bytes): An unsigned integer that specifies an offset in the Table Stream. Thedeprecated, version-specific undo information begins at this offset. This information SHOULDNOT&lt;63&gt; be emitted and SHOULD&lt;64&gt; be ignored.]" calcext:value-type="string">
            <text:p># (4 bytes): An unsigned integer that specifies an offset in the Table Stream. Thedeprecated, version-specific undo information begins at this offset. This information SHOULDNOT&lt;63&gt; be emitted and SHOULD&lt;64&gt; be ignored.]</text:p>
          </table:table-cell>
          <table:table-cell office:value-type="string" calcext:value-type="string">
            <text:p># (4 bytes): An unsigned integer that specifies an offset in the Table Stream. Thedeprecated, version-specific undo information begins at this offset. This information SHOULDNOT&lt;63&gt; be emitted and SHOULD&lt;64&gt; be ignored.]</text:p>
          </table:table-cell>
          <table:table-cell table:number-columns-repeated="2"/>
        </table:table-row>
        <table:table-row table:style-name="ro1">
          <table:table-cell office:value-type="string" calcext:value-type="string">
            <text:p><text:s text:c="4"/>FibRgFcLcb97Dict["lcbSttbfUssr"] = FIB1[</text:p>
          </table:table-cell>
          <table:table-cell office:value-type="float" office:value="186" calcext:value-type="float">
            <text:p>186</text:p>
          </table:table-cell>
          <table:table-cell office:value-type="float" office:value="185" calcext:value-type="float">
            <text:p>185</text:p>
          </table:table-cell>
          <table:table-cell office:value-type="string" calcext:value-type="string">
            <text:p>00000000</text:p>
          </table:table-cell>
          <table:table-cell table:formula="of:=CONCATENATE([.A371];[.C371];&quot;]&quot;)" office:value-type="string" office:string-value="    FibRgFcLcb97Dict[&quot;lcbSttbfUssr&quot;] = FIB1[185]" calcext:value-type="string">
            <text:p><text:s text:c="4"/>FibRgFcLcb97Dict["lcbSttbfUssr"] = FIB1[185]</text:p>
          </table:table-cell>
          <table:table-cell office:value-type="string" calcext:value-type="string">
            <text:p><text:s text:c="4"/>FibRgFcLcb97Dict["lcbSttbfUssr"] = FIB1[185]</text:p>
          </table:table-cell>
          <table:table-cell table:number-columns-repeated="2"/>
        </table:table-row>
        <table:table-row table:style-name="ro11">
          <table:table-cell office:value-type="string" calcext:value-type="string">
            <text:p># (4 bytes): An unsigned integer that specifies the size, in bytes, of the deprecated,version-specific undo information at offset fcSttbfUssr in the Table Stream</text:p>
          </table:table-cell>
          <table:table-cell table:number-columns-repeated="7"/>
        </table:table-row>
        <table:table-row table:style-name="ro1">
          <table:table-cell/>
          <table:table-cell table:formula="of:=774/186" office:value-type="float" office:value="4.16129032258065" calcext:value-type="float">
            <text:p>4.16129032258065</text:p>
          </table:table-cell>
          <table:table-cell office:value-type="float" office:value="186" calcext:value-type="float">
            <text:p>186</text:p>
          </table:table-cell>
          <table:table-cell office:value-type="string" calcext:value-type="string">
            <text:p>17230000</text:p>
          </table:table-cell>
          <table:table-cell table:formula="of:=774/4" office:value-type="float" office:value="193.5" calcext:value-type="float">
            <text:p>193.5</text:p>
          </table:table-cell>
          <table:table-cell table:number-columns-repeated="3"/>
        </table:table-row>
        <table:table-row table:style-name="ro1">
          <table:table-cell table:number-columns-repeated="8"/>
        </table:table-row>
        <table:table-row table:style-name="ro1">
          <table:table-cell/>
          <table:table-cell table:formula="of:=774/4" office:value-type="float" office:value="193.5" calcext:value-type="float">
            <text:p>193.5</text:p>
          </table:table-cell>
          <table:table-cell table:number-columns-repeated="6"/>
        </table:table-row>
        <table:table-row table:style-name="ro1" table:number-rows-repeated="1048200">
          <table:table-cell table:number-columns-repeated="8"/>
        </table:table-row>
        <table:table-row table:style-name="ro1">
          <table:table-cell table:number-columns-repeated="8"/>
        </table:table-row>
      </table:table>
      <table:table table:name="Sheet3" table:style-name="ta1">
        <table:table-column table:style-name="co2" table:number-columns-repeated="6" table:default-cell-style-name="Default"/>
        <table:table-row table:style-name="ro1">
          <table:table-cell/>
          <table:table-cell office:value-type="float" office:value="512" calcext:value-type="float">
            <text:p>512</text:p>
          </table:table-cell>
          <table:table-cell office:value-type="string" calcext:value-type="string">
            <text:p>Start</text:p>
          </table:table-cell>
          <table:table-cell office:value-type="string" calcext:value-type="string">
            <text:p>Finish</text:p>
          </table:table-cell>
          <table:table-cell table:number-columns-repeated="2"/>
        </table:table-row>
        <table:table-row table:style-name="ro1">
          <table:table-cell office:value-type="float" office:value="32" calcext:value-type="float">
            <text:p>32</text:p>
          </table:table-cell>
          <table:table-cell table:formula="of:=[.B1]+[.A2]" office:value-type="float" office:value="544" calcext:value-type="float">
            <text:p>544</text:p>
          </table:table-cell>
          <table:table-cell table:formula="of:=[.B1]/4" office:value-type="float" office:value="128" calcext:value-type="float">
            <text:p>128</text:p>
          </table:table-cell>
          <table:table-cell table:formula="of:=[.B2]/4" office:value-type="float" office:value="136" calcext:value-type="float">
            <text:p>136</text:p>
          </table:table-cell>
          <table:table-cell office:value-type="string" calcext:value-type="string">
            <text:p>Base</text:p>
          </table:table-cell>
          <table:table-cell/>
        </table:table-row>
        <table:table-row table:style-name="ro1">
          <table:table-cell office:value-type="float" office:value="2" calcext:value-type="float">
            <text:p>2</text:p>
          </table:table-cell>
          <table:table-cell table:formula="of:=[.B2]+[.A3]" office:value-type="float" office:value="546" calcext:value-type="float">
            <text:p>546</text:p>
          </table:table-cell>
          <table:table-cell table:formula="of:=[.D2]" office:value-type="float" office:value="136" calcext:value-type="float">
            <text:p>136</text:p>
          </table:table-cell>
          <table:table-cell table:formula="of:=[.B3]/4" office:value-type="float" office:value="136.5" calcext:value-type="float">
            <text:p>136.5</text:p>
          </table:table-cell>
          <table:table-cell office:value-type="string" calcext:value-type="string">
            <text:p>csw</text:p>
          </table:table-cell>
          <table:table-cell/>
        </table:table-row>
        <table:table-row table:style-name="ro1">
          <table:table-cell office:value-type="float" office:value="28" calcext:value-type="float">
            <text:p>28</text:p>
          </table:table-cell>
          <table:table-cell table:formula="of:=[.B3]+[.A4]" office:value-type="float" office:value="574" calcext:value-type="float">
            <text:p>574</text:p>
          </table:table-cell>
          <table:table-cell table:formula="of:=[.D3]" office:value-type="float" office:value="136.5" calcext:value-type="float">
            <text:p>136.5</text:p>
          </table:table-cell>
          <table:table-cell table:formula="of:=[.B4]/4" office:value-type="float" office:value="143.5" calcext:value-type="float">
            <text:p>143.5</text:p>
          </table:table-cell>
          <table:table-cell office:value-type="string" calcext:value-type="string">
            <text:p>fibRgW</text:p>
          </table:table-cell>
          <table:table-cell/>
        </table:table-row>
        <table:table-row table:style-name="ro1">
          <table:table-cell office:value-type="float" office:value="2" calcext:value-type="float">
            <text:p>2</text:p>
          </table:table-cell>
          <table:table-cell table:formula="of:=[.B4]+[.A5]" office:value-type="float" office:value="576" calcext:value-type="float">
            <text:p>576</text:p>
          </table:table-cell>
          <table:table-cell table:formula="of:=[.D4]" office:value-type="float" office:value="143.5" calcext:value-type="float">
            <text:p>143.5</text:p>
          </table:table-cell>
          <table:table-cell table:formula="of:=[.B5]/4" office:value-type="float" office:value="144" calcext:value-type="float">
            <text:p>144</text:p>
          </table:table-cell>
          <table:table-cell office:value-type="string" calcext:value-type="string">
            <text:p>cslw</text:p>
          </table:table-cell>
          <table:table-cell/>
        </table:table-row>
        <table:table-row table:style-name="ro1">
          <table:table-cell office:value-type="float" office:value="88" calcext:value-type="float">
            <text:p>88</text:p>
          </table:table-cell>
          <table:table-cell table:formula="of:=[.B5]+[.A6]" office:value-type="float" office:value="664" calcext:value-type="float">
            <text:p>664</text:p>
          </table:table-cell>
          <table:table-cell table:formula="of:=[.D5]" office:value-type="float" office:value="144" calcext:value-type="float">
            <text:p>144</text:p>
          </table:table-cell>
          <table:table-cell table:formula="of:=[.B6]/4" office:value-type="float" office:value="166" calcext:value-type="float">
            <text:p>166</text:p>
          </table:table-cell>
          <table:table-cell office:value-type="string" calcext:value-type="string">
            <text:p>fibRgLw</text:p>
          </table:table-cell>
          <table:table-cell office:value-type="string" calcext:value-type="string">
            <text:p>nFib</text:p>
          </table:table-cell>
        </table:table-row>
        <table:table-row table:style-name="ro1">
          <table:table-cell office:value-type="float" office:value="2" calcext:value-type="float">
            <text:p>2</text:p>
          </table:table-cell>
          <table:table-cell table:formula="of:=[.B6]+[.A7]" office:value-type="float" office:value="666" calcext:value-type="float">
            <text:p>666</text:p>
          </table:table-cell>
          <table:table-cell table:formula="of:=[.D6]" office:value-type="float" office:value="166" calcext:value-type="float">
            <text:p>166</text:p>
          </table:table-cell>
          <table:table-cell table:formula="of:=[.B7]/4" office:value-type="float" office:value="166.5" calcext:value-type="float">
            <text:p>166.5</text:p>
          </table:table-cell>
          <table:table-cell office:value-type="string" calcext:value-type="string">
            <text:p>CbRgFcLcb</text:p>
          </table:table-cell>
          <table:table-cell/>
        </table:table-row>
        <table:table-row table:style-name="ro1">
          <table:table-cell table:number-columns-repeated="2"/>
          <table:table-cell table:formula="of:=[.D7]" office:value-type="float" office:value="166.5" calcext:value-type="float">
            <text:p>166.5</text:p>
          </table:table-cell>
          <table:table-cell office:value-type="float" office:value="186" calcext:value-type="float">
            <text:p>186</text:p>
          </table:table-cell>
          <table:table-cell office:value-type="string" calcext:value-type="string">
            <text:p>Fib Blob</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15:16:08.283863509</meta:creation-date>
    <dc:date>2018-07-02T19:39:25.600430326</dc:date>
    <meta:editing-duration>P2DT22H14M13S</meta:editing-duration>
    <meta:editing-cycles>5</meta:editing-cycles>
    <meta:generator>LibreOffice/5.2.7.2$Linux_x86 LibreOffice_project/20m0$Build-2</meta:generator>
    <meta:document-statistic meta:table-count="3" meta:cell-count="2839" meta:object-count="0"/>
  </office:meta>
</office:document-meta>
</file>